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1" svg:font-family="'Liberation Sans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9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41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3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6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4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8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184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c0c0c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4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9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3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38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2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77cm" fo:padding-top="0cm" fo:padding-bottom="0cm" fo:padding-left="0cm" fo:padding-right="0cm"/>
    </style:style>
    <style:style style:name="gr25" style:family="graphic" style:parent-style-name="standard">
      <style:graphic-properties draw:stroke="none" draw:fill="solid" draw:fill-color="#999999"/>
    </style:style>
    <style:style style:name="gr26" style:family="graphic" style:parent-style-name="standard">
      <style:graphic-properties draw:stroke="none" draw:fill="solid" draw:fill-color="#808080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9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6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7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96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1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9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5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7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2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9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cm" fo:padding-top="0cm" fo:padding-bottom="0cm" fo:padding-left="0cm" fo:padding-right="0cm"/>
    </style:style>
    <style:style style:name="gr40" style:family="graphic" style:parent-style-name="standard">
      <style:graphic-properties draw:stroke="none" draw:fill="solid" draw:fill-color="#eaf1dd"/>
    </style:style>
    <style:style style:name="gr41" style:family="graphic" style:parent-style-name="standard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42" style:family="graphic" style:parent-style-name="standard">
      <style:graphic-properties draw:stroke="solid" svg:stroke-width="0.176cm" svg:stroke-color="#9bbb59" draw:stroke-linejoin="miter" svg:stroke-linecap="butt" draw:fill="solid" draw:fill-color="#eaf1dd" fo:padding-top="0.088cm" fo:padding-bottom="0.088cm" fo:padding-left="0.088cm" fo:padding-right="0.088cm"/>
    </style:style>
    <style:style style:name="gr43" style:family="graphic" style:parent-style-name="standard">
      <style:graphic-properties draw:stroke="solid" svg:stroke-width="0.176cm" svg:stroke-color="#c0504d" draw:stroke-linejoin="miter" svg:stroke-linecap="butt" draw:fill="solid" draw:fill-color="#ffffff" fo:padding-top="0.088cm" fo:padding-bottom="0.088cm" fo:padding-left="0.088cm" fo:padding-right="0.088cm"/>
    </style:style>
    <style:style style:name="gr44" style:family="graphic" style:parent-style-name="standard">
      <style:graphic-properties draw:stroke="solid" svg:stroke-width="0.176cm" svg:stroke-color="#f2dbdb" draw:stroke-linejoin="miter" svg:stroke-linecap="butt" draw:fill="solid" draw:fill-color="#ffffff" fo:padding-top="0.088cm" fo:padding-bottom="0.088cm" fo:padding-left="0.088cm" fo:padding-right="0.088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40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7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02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42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8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33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79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64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99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13cm" fo:padding-top="0cm" fo:padding-bottom="0cm" fo:padding-left="0cm" fo:padding-right="0cm"/>
    </style:style>
    <style:style style:name="gr55" style:family="graphic" style:parent-style-name="standard">
      <style:graphic-properties draw:stroke="solid" svg:stroke-width="0.017cm" svg:stroke-color="#0000ff" draw:stroke-linejoin="miter" svg:stroke-linecap="butt" draw:fill="none" fo:padding-top="0.008cm" fo:padding-bottom="0.008cm" fo:padding-left="0.008cm" fo:padding-right="0.008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118cm" fo:padding-top="0cm" fo:padding-bottom="0cm" fo:padding-left="0cm" fo:padding-right="0cm"/>
    </style:style>
    <style:style style:name="gr57" style:family="graphic" style:parent-style-name="standard">
      <style:graphic-properties draw:stroke="solid" svg:stroke-width="0.017cm" svg:stroke-color="#c0504d" draw:stroke-linejoin="miter" svg:stroke-linecap="butt" draw:fill="none" fo:padding-top="0.008cm" fo:padding-bottom="0.008cm" fo:padding-left="0.008cm" fo:padding-right="0.008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35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11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529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31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47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843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9cm" fo:padding-top="0cm" fo:padding-bottom="0cm" fo:padding-left="0cm" fo:padding-right="0cm"/>
    </style:style>
    <style:style style:name="gr67" style:family="graphic" style:parent-style-name="standard">
      <style:graphic-properties draw:fill-color="#000000" draw:textarea-horizontal-align="justify" draw:textarea-vertical-align="middle" draw:auto-grow-height="false" fo:min-height="0.028cm" fo:min-width="0.0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135cm"/>
    </style:style>
    <style:style style:name="gr69" style:family="graphic" style:parent-style-name="standard">
      <style:graphic-properties draw:stroke="none" svg:stroke-color="#000000" draw:fill="none" draw:fill-color="#ffffff" fo:min-height="1.085cm"/>
    </style:style>
    <style:style style:name="gr70" style:family="graphic" style:parent-style-name="standard">
      <style:graphic-properties draw:stroke="none" draw:fill="solid" draw:fill-color="#e6e6e6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5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46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2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19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4cm" fo:padding-top="0cm" fo:padding-bottom="0cm" fo:padding-left="0cm" fo:padding-right="0cm"/>
    </style:style>
    <style:style style:name="gr76" style:family="graphic" style:parent-style-name="standard">
      <style:graphic-properties draw:stroke="none" draw:fill="solid" draw:fill-color="#76923c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4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5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13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874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48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3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616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0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3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7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7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8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25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14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56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6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4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97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8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47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07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72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35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1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9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0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8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29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0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01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5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47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809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1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2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36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66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52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66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511cm" fo:padding-top="0cm" fo:padding-bottom="0cm" fo:padding-left="0cm" fo:padding-right="0cm"/>
    </style:style>
    <style:style style:name="gr118" style:family="graphic" style:parent-style-name="standard">
      <style:graphic-properties draw:stroke="none" draw:fill="solid" draw:fill-color="#000001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34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72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86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95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09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46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51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14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82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79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17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857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74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38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69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7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5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88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45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711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57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47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659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15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53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767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1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47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78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68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22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64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03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18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704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8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05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67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31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43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19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48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47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54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92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86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98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5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66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02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1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2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55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63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48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38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21cm" fo:padding-top="0cm" fo:padding-bottom="0cm" fo:padding-left="0cm" fo:padding-right="0cm"/>
    </style:style>
    <style:style style:name="gr179" style:family="graphic" style:parent-style-name="standard">
      <style:graphic-properties draw:stroke="solid" svg:stroke-width="0.017cm" svg:stroke-color="#808080" draw:stroke-linejoin="miter" svg:stroke-linecap="butt" draw:fill="none" fo:padding-top="0.008cm" fo:padding-bottom="0.008cm" fo:padding-left="0.008cm" fo:padding-right="0.008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53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32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35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97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58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57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59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11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26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53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83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756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22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67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41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759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59cm" fo:padding-top="0cm" fo:padding-bottom="0cm" fo:padding-left="0cm" fo:padding-right="0cm"/>
    </style:style>
    <style:style style:name="gr19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71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01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89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93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869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6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1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16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363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59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52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22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59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25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112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33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49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35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49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75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7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05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84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416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54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91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77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71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952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95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85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37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34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97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6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99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422cm" fo:padding-top="0cm" fo:padding-bottom="0cm" fo:padding-left="0cm" fo:padding-right="0cm"/>
    </style:style>
    <style:style style:name="gr235" style:family="graphic" style:parent-style-name="standard">
      <style:graphic-properties draw:stroke="none" draw:fill="solid" draw:fill-color="#e0e0e0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39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78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19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9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17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81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66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6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72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63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59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15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357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7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372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52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01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71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38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67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55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325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62cm" fo:padding-top="0cm" fo:padding-bottom="0cm" fo:padding-left="0cm" fo:padding-right="0cm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444cm"/>
    </style:style>
    <style:style style:name="gr261" style:family="graphic" style:parent-style-name="standard">
      <style:graphic-properties draw:stroke="none" draw:fill="solid" draw:fill-color="#e5b8b7"/>
    </style:style>
    <style:style style:name="gr262" style:family="graphic" style:parent-style-name="standard">
      <style:graphic-properties draw:stroke="none" draw:fill="solid" draw:fill-color="#943634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501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07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354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73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85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97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45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87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78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17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7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64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9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84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77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38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6.343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6.224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16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87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c0c0c0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solid" draw:fill-color="#999999"/>
    </style:style>
    <style:style style:name="P9" style:family="paragraph">
      <loext:graphic-properties draw:fill="solid" draw:fill-color="#808080"/>
    </style:style>
    <style:style style:name="P10" style:family="paragraph">
      <loext:graphic-properties draw:fill="solid" draw:fill-color="#eaf1dd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15pt" style:font-size-asian="24pt" style:font-size-complex="24pt"/>
    </style:style>
    <style:style style:name="P15" style:family="paragraph">
      <loext:graphic-properties draw:fill="none" draw:fill-color="#ffffff"/>
      <style:text-properties fo:font-size="14pt" style:font-size-asian="24pt" style:font-size-complex="24pt"/>
    </style:style>
    <style:style style:name="P16" style:family="paragraph">
      <loext:graphic-properties draw:fill="solid" draw:fill-color="#e6e6e6"/>
    </style:style>
    <style:style style:name="P17" style:family="paragraph">
      <loext:graphic-properties draw:fill="solid" draw:fill-color="#76923c"/>
    </style:style>
    <style:style style:name="P18" style:family="paragraph">
      <loext:graphic-properties draw:fill="solid" draw:fill-color="#000001"/>
    </style:style>
    <style:style style:name="P19" style:family="paragraph">
      <loext:graphic-properties draw:fill="none"/>
      <style:text-properties fo:font-size="12pt" style:font-size-asian="12pt" style:font-size-complex="12pt"/>
    </style:style>
    <style:style style:name="P20" style:family="paragraph">
      <loext:graphic-properties draw:fill="none"/>
      <style:text-properties fo:font-size="11pt" style:font-size-asian="11pt" style:font-size-complex="11pt"/>
    </style:style>
    <style:style style:name="P21" style:family="paragraph">
      <loext:graphic-properties draw:fill="solid" draw:fill-color="#e0e0e0"/>
    </style:style>
    <style:style style:name="P22" style:family="paragraph">
      <loext:graphic-properties draw:fill="none" draw:fill-color="#ffffff"/>
      <style:text-properties fo:font-size="12pt"/>
    </style:style>
    <style:style style:name="P23" style:family="paragraph">
      <loext:graphic-properties draw:fill="solid" draw:fill-color="#e5b8b7"/>
    </style:style>
    <style:style style:name="P24" style:family="paragraph">
      <loext:graphic-properties draw:fill="solid" draw:fill-color="#943634"/>
    </style:style>
    <style:style style:name="P2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style:font-name="DejaVu Sans" fo:font-size="8pt" style:font-size-asian="8pt" style:font-name-complex="DejaVu Sans" style:font-size-complex="8pt"/>
    </style:style>
    <style:style style:name="T2" style:family="text">
      <style:text-properties fo:color="#000000" style:font-name="Liberation Sans1" fo:font-size="10pt" fo:font-weight="bold" style:font-size-asian="10pt" style:font-name-complex="Liberation Sans1" style:font-size-complex="10pt" style:font-weight-complex="bold"/>
    </style:style>
    <style:style style:name="T3" style:family="text">
      <style:text-properties fo:color="#000000" style:font-name="Liberation Sans1" fo:font-size="10pt" style:font-size-asian="10pt" style:font-name-complex="Liberation Sans1" style:font-size-complex="10pt"/>
    </style:style>
    <style:style style:name="T4" style:family="text">
      <style:text-properties fo:color="#000000" style:font-name="Liberation Sans1" fo:font-size="10pt" fo:font-style="italic" style:font-size-asian="10pt" style:font-name-complex="Liberation Sans1" style:font-size-complex="10pt" style:font-style-complex="italic"/>
    </style:style>
    <style:style style:name="T5" style:family="text">
      <style:text-properties fo:color="#ffffff" style:font-name="Liberation Sans1" fo:font-size="10pt" style:font-size-asian="10pt" style:font-name-complex="Liberation Sans1" style:font-size-complex="10pt"/>
    </style:style>
    <style:style style:name="T6" style:family="text">
      <style:text-properties fo:color="#000000" style:font-name="Liberation Sans1" fo:font-size="9pt" style:font-size-asian="9pt" style:font-name-complex="Liberation Sans1" style:font-size-complex="9pt"/>
    </style:style>
    <style:style style:name="T7" style:family="text">
      <style:text-properties fo:color="#943634" style:font-name="Liberation Sans1" fo:font-size="10pt" fo:font-style="italic" style:font-size-asian="10pt" style:font-name-complex="Liberation Sans1" style:font-size-complex="10pt" style:font-style-complex="italic"/>
    </style:style>
    <style:style style:name="T8" style:family="text">
      <style:text-properties fo:color="#ff0000" style:font-name="Liberation Sans1" fo:font-size="10pt" fo:font-weight="bold" style:font-size-asian="10pt" style:font-name-complex="Liberation Sans1" style:font-size-complex="10pt" style:font-weight-complex="bold"/>
    </style:style>
    <style:style style:name="T9" style:family="text">
      <style:text-properties fo:color="#ff0000" style:font-name="Liberation Sans1" fo:font-size="9pt" fo:font-style="italic" fo:font-weight="bold" style:font-size-asian="9pt" style:font-name-complex="Liberation Sans1" style:font-size-complex="9pt" style:font-style-complex="italic" style:font-weight-complex="bold"/>
    </style:style>
    <style:style style:name="T10" style:family="text">
      <style:text-properties fo:color="#00000a" style:font-name="Liberation Sans1" fo:font-size="16pt" fo:font-weight="bold" style:font-size-asian="16pt" style:font-name-complex="Liberation Sans1" style:font-size-complex="16pt" style:font-weight-complex="bold"/>
    </style:style>
    <style:style style:name="T11" style:family="text">
      <style:text-properties fo:color="#333333" style:font-name="Liberation Sans1" fo:font-size="20pt" fo:font-weight="bold" style:font-size-asian="20pt" style:font-name-complex="Liberation Sans1" style:font-size-complex="20pt" style:font-weight-complex="bold"/>
    </style:style>
    <style:style style:name="T12" style:family="text">
      <style:text-properties fo:color="#c0504d" style:font-name="Liberation Sans1" fo:font-size="10pt" fo:font-weight="bold" style:font-size-asian="10pt" style:font-name-complex="Liberation Sans1" style:font-size-complex="10pt" style:font-weight-complex="bold"/>
    </style:style>
    <style:style style:name="T13" style:family="text">
      <style:text-properties fo:color="#0000ff" style:font-name="Liberation Sans1" fo:font-size="9pt" style:font-size-asian="9pt" style:font-name-complex="Liberation Sans1" style:font-size-complex="9pt"/>
    </style:style>
    <style:style style:name="T14" style:family="text">
      <style:text-properties fo:color="#c0504d" style:font-name="Liberation Sans1" fo:font-size="9pt" style:font-size-asian="9pt" style:font-name-complex="Liberation Sans1" style:font-size-complex="9pt"/>
    </style:style>
    <style:style style:name="T15" style:family="text">
      <style:text-properties fo:color="#c0504d" style:font-name="Liberation Sans1" fo:font-size="10pt" style:font-size-asian="10pt" style:font-name-complex="Liberation Sans1" style:font-size-complex="10pt"/>
    </style:style>
    <style:style style:name="T16" style:family="text">
      <style:text-properties fo:color="#000000" style:font-name="OpenSymbol" fo:font-size="10pt" style:font-size-asian="10pt" style:font-name-complex="OpenSymbol" style:font-size-complex="10pt"/>
    </style:style>
    <style:style style:name="T17" style:family="text">
      <style:text-properties fo:color="#000000" style:font-name="DejaVu Sans" fo:font-size="10pt" style:font-size-asian="10pt" style:font-name-complex="DejaVu Sans" style:font-size-complex="10pt"/>
    </style:style>
    <style:style style:name="T18" style:family="text">
      <style:text-properties fo:color="#000000" style:font-name="OpenSymbol" fo:font-size="8pt" style:font-size-asian="8pt" style:font-name-complex="OpenSymbol" style:font-size-complex="8pt"/>
    </style:style>
    <style:style style:name="T19" style:family="text">
      <style:text-properties fo:font-size="15pt" style:font-size-asian="24pt" style:font-size-complex="24pt"/>
    </style:style>
    <style:style style:name="T20" style:family="text">
      <style:text-properties fo:font-size="14pt" style:font-size-asian="24pt" style:font-size-complex="24pt"/>
    </style:style>
    <style:style style:name="T21" style:family="text">
      <style:text-properties fo:color="#000000" style:font-name="Liberation Sans1" fo:font-size="8pt" style:font-size-asian="8pt" style:font-name-complex="Liberation Sans1" style:font-size-complex="8pt"/>
    </style:style>
    <style:style style:name="T22" style:family="text">
      <style:text-properties fo:color="#339966" style:font-name="Liberation Sans1" fo:font-size="10pt" fo:font-weight="bold" style:font-size-asian="10pt" style:font-name-complex="Liberation Sans1" style:font-size-complex="10pt" style:font-weight-complex="bold"/>
    </style:style>
    <style:style style:name="T23" style:family="text">
      <style:text-properties fo:color="#0000ff" style:font-name="Liberation Sans1" fo:font-size="10pt" fo:font-weight="bold" style:font-size-asian="10pt" style:font-name-complex="Liberation Sans1" style:font-size-complex="10pt" style:font-weight-complex="bold"/>
    </style:style>
    <style:style style:name="T24" style:family="text">
      <style:text-properties fo:color="#808080" style:font-name="Liberation Sans1" fo:font-size="10pt" style:font-size-asian="10pt" style:font-name-complex="Liberation Sans1" style:font-size-complex="10pt"/>
    </style:style>
    <style:style style:name="T25" style:family="text">
      <style:text-properties fo:color="#ffffff" style:font-name="Liberation Sans1" fo:font-size="10pt" fo:font-weight="bold" style:font-size-asian="10pt" style:font-name-complex="Liberation Sans1" style:font-size-complex="10pt" style:font-weight-complex="bold"/>
    </style:style>
    <style:style style:name="T26" style:family="text">
      <style:text-properties fo:color="#943634" style:font-name="Liberation Sans1" fo:font-size="12pt" style:font-size-asian="12pt" style:font-name-complex="Liberation Sans1" style:font-size-complex="12pt"/>
    </style:style>
    <style:style style:name="T27" style:family="text">
      <style:text-properties fo:color="#000000" style:font-name="Liberation Sans1" fo:font-size="11pt" style:font-size-asian="11pt" style:font-name-complex="Liberation Sans1" style:font-size-complex="11pt"/>
    </style:style>
    <style:style style:name="T28" style:family="text">
      <style:text-properties fo:color="#808080" style:font-name="Liberation Sans1" fo:font-size="10pt" fo:font-weight="bold" style:font-size-asian="10pt" style:font-name-complex="Liberation Sans1" style:font-size-complex="10pt" style:font-weight-complex="bold"/>
    </style:style>
    <style:style style:name="T29" style:family="text">
      <style:text-properties fo:color="#808080" style:font-name="Liberation Sans1" fo:font-size="10pt" fo:font-style="italic" style:font-size-asian="10pt" style:font-name-complex="Liberation Sans1" style:font-size-complex="10pt" style:font-style-complex="italic"/>
    </style:style>
    <style:style style:name="T30" style:family="text">
      <style:text-properties fo:color="#0000ff" style:font-name="Liberation Sans1" fo:font-size="10pt" style:font-size-asian="10pt" style:font-name-complex="Liberation Sans1" style:font-size-complex="10pt"/>
    </style:style>
    <style:style style:name="T31" style:family="text">
      <style:text-properties fo:font-size="12pt"/>
    </style:style>
    <style:style style:name="T32" style:family="text">
      <style:text-properties fo:color="#000000" style:font-name="Liberation Sans1" fo:font-size="12pt" fo:font-weight="bold" style:font-size-asian="12pt" style:font-name-complex="Liberation Sans1" style:font-size-complex="12pt" style:font-weight-complex="bold"/>
    </style:style>
    <style:style style:name="T33" style:family="text">
      <style:text-properties fo:color="#999999" style:font-name="Liberation Sans1" fo:font-size="14pt" fo:font-style="italic" style:font-size-asian="14pt" style:font-name-complex="Liberation Sans1" style:font-size-complex="14pt" style:font-style-complex="italic"/>
    </style:style>
    <style:style style:name="T34" style:family="text">
      <style:text-properties fo:color="#a6a6a6" style:font-name="Liberation Sans1" fo:font-size="14pt" fo:font-style="italic" style:font-size-asian="14pt" style:font-name-complex="Liberation Sans1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78cm" svg:height="2.374cm" svg:x="1.612cm" svg:y="12.894cm" svg:viewBox="0 0 17781 2375" draw:points="0,2375 17781,2375 17781,0 0,0">
          <text:p/>
        </draw:polygon>
        <draw:polygon draw:style-name="gr1" draw:text-style-name="P1" draw:layer="layout" svg:width="17.78cm" svg:height="2.201cm" svg:x="1.612cm" svg:y="15.268cm" svg:viewBox="0 0 17781 2202" draw:points="0,2202 17781,2202 17781,0 0,0">
          <text:p/>
        </draw:polygon>
        <draw:polygon draw:style-name="gr1" draw:text-style-name="P1" draw:layer="layout" svg:width="17.78cm" svg:height="2.801cm" svg:x="1.612cm" svg:y="17.469cm" svg:viewBox="0 0 17781 2802" draw:points="0,2802 17781,2802 17781,0 0,0">
          <text:p/>
        </draw:polygon>
        <draw:polygon draw:style-name="gr1" draw:text-style-name="P1" draw:layer="layout" svg:width="17.78cm" svg:height="2.265cm" svg:x="1.612cm" svg:y="20.27cm" svg:viewBox="0 0 17781 2266" draw:points="0,2266 17781,2266 17781,0 0,0">
          <text:p/>
        </draw:polygon>
        <draw:polygon draw:style-name="gr1" draw:text-style-name="P1" draw:layer="layout" svg:width="17.78cm" svg:height="2.374cm" svg:x="1.612cm" svg:y="12.894cm" svg:viewBox="0 0 17781 2375" draw:points="0,2375 17781,2375 17781,0 0,0">
          <text:p/>
        </draw:polygon>
        <draw:polygon draw:style-name="gr1" draw:text-style-name="P1" draw:layer="layout" svg:width="17.78cm" svg:height="2.201cm" svg:x="1.612cm" svg:y="15.268cm" svg:viewBox="0 0 17781 2202" draw:points="0,2202 17781,2202 17781,0 0,0">
          <text:p/>
        </draw:polygon>
        <draw:polygon draw:style-name="gr1" draw:text-style-name="P1" draw:layer="layout" svg:width="17.78cm" svg:height="2.801cm" svg:x="1.612cm" svg:y="17.469cm" svg:viewBox="0 0 17781 2802" draw:points="0,2802 17781,2802 17781,0 0,0">
          <text:p/>
        </draw:polygon>
        <draw:polygon draw:style-name="gr1" draw:text-style-name="P1" draw:layer="layout" svg:width="17.78cm" svg:height="2.265cm" svg:x="1.612cm" svg:y="20.27cm" svg:viewBox="0 0 17781 2266" draw:points="0,2266 17781,2266 17781,0 0,0">
          <text:p/>
        </draw:polygon>
        <draw:frame draw:style-name="gr2" draw:text-style-name="P3" draw:layer="layout" svg:width="5.92cm" svg:height="0.331cm" svg:x="1.274cm" svg:y="1.001cm">
          <draw:text-box>
            <text:p text:style-name="P2"><text:span text:style-name="T1">UTREC Ethical Application Form (Human) </text:span></text:p>
          </draw:text-box>
        </draw:frame>
        <draw:frame draw:style-name="gr3" draw:text-style-name="P4" draw:layer="layout" svg:width="13.413cm" svg:height="0.395cm" svg:x="1.274cm" svg:y="6.013cm">
          <draw:text-box>
            <text:p text:style-name="P2"><text:span text:style-name="T2"><text:s text:c="4"/></text:span><text:span text:style-name="T2">Please Tick:</text:span><text:span text:style-name="T3"> <text:s/>(</text:span><text:span text:style-name="T4">click on the box then click ‘Checked’ for a cross to appear in the box)</text:span></text:p>
          </draw:text-box>
        </draw:frame>
        <draw:frame draw:style-name="gr4" draw:text-style-name="P4" draw:layer="layout" svg:width="0.352cm" svg:height="0.395cm" svg:x="1.524cm" svg:y="6.348cm">
          <draw:text-box>
            <text:p text:style-name="P2"><text:span text:style-name="T3"><text:s text:c="2"/></text:span></text:p>
          </draw:text-box>
        </draw:frame>
        <draw:polygon draw:style-name="gr5" draw:text-style-name="P5" draw:layer="layout" svg:width="0.371cm" svg:height="0.37cm" svg:x="4.183cm" svg:y="6.752cm" svg:viewBox="0 0 372 371" draw:points="0,371 372,371 372,0 0,0">
          <text:p/>
        </draw:polygon>
        <draw:polygon draw:style-name="gr1" draw:text-style-name="P1" draw:layer="layout" svg:width="0.881cm" svg:height="0.406cm" svg:x="4.572cm" svg:y="6.734cm" svg:viewBox="0 0 882 407" draw:points="0,407 882,407 882,0 0,0">
          <text:p/>
        </draw:polygon>
        <draw:frame draw:style-name="gr6" draw:text-style-name="P4" draw:layer="layout" svg:width="2.635cm" svg:height="0.395cm" svg:x="1.524cm" svg:y="6.747cm">
          <draw:text-box>
            <text:p text:style-name="P2"><text:span text:style-name="T3"><text:s text:c="2"/></text:span><text:span text:style-name="T3">Undergraduate </text:span></text:p>
          </draw:text-box>
        </draw:frame>
        <draw:polygon draw:style-name="gr5" draw:text-style-name="P5" draw:layer="layout" svg:width="0.37cm" svg:height="0.37cm" svg:x="9.373cm" svg:y="6.752cm" svg:viewBox="0 0 371 371" draw:points="0,371 371,371 371,0 0,0">
          <text:p/>
        </draw:polygon>
        <draw:polygon draw:style-name="gr1" draw:text-style-name="P1" draw:layer="layout" svg:width="0.882cm" svg:height="0.406cm" svg:x="9.761cm" svg:y="6.734cm" svg:viewBox="0 0 883 407" draw:points="0,407 883,407 883,0 0,0">
          <text:p/>
        </draw:polygon>
        <draw:frame draw:style-name="gr7" draw:text-style-name="P4" draw:layer="layout" svg:width="4.764cm" svg:height="0.395cm" svg:x="4.576cm" svg:y="6.747cm">
          <draw:text-box>
            <text:p text:style-name="P2"><text:span text:style-name="T3"><text:s text:c="9"/></text:span><text:span text:style-name="T3">Postgraduate Research <text:s/></text:span></text:p>
          </draw:text-box>
        </draw:frame>
        <draw:polygon draw:style-name="gr5" draw:text-style-name="P5" draw:layer="layout" svg:width="0.37cm" svg:height="0.37cm" svg:x="14.104cm" svg:y="6.752cm" svg:viewBox="0 0 371 371" draw:points="0,371 371,371 371,0 0,0">
          <text:p/>
        </draw:polygon>
        <draw:polygon draw:style-name="gr1" draw:text-style-name="P1" draw:layer="layout" svg:width="0.98cm" svg:height="0.406cm" svg:x="14.492cm" svg:y="6.734cm" svg:viewBox="0 0 981 407" draw:points="0,407 981,407 981,0 0,0">
          <text:p/>
        </draw:polygon>
        <draw:frame draw:style-name="gr8" draw:text-style-name="P4" draw:layer="layout" svg:width="4.349cm" svg:height="0.395cm" svg:x="9.765cm" svg:y="6.747cm">
          <draw:text-box>
            <text:p text:style-name="P2"><text:span text:style-name="T3"><text:s text:c="9"/></text:span><text:span text:style-name="T3">Postgraduate Taught <text:s/></text:span></text:p>
          </draw:text-box>
        </draw:frame>
        <draw:polygon draw:style-name="gr5" draw:text-style-name="P5" draw:layer="layout" svg:width="0.37cm" svg:height="0.37cm" svg:x="16.404cm" svg:y="6.752cm" svg:viewBox="0 0 371 371" draw:points="0,371 371,371 371,0 0,0">
          <text:p/>
        </draw:polygon>
        <draw:polygon draw:style-name="gr1" draw:text-style-name="P1" draw:layer="layout" svg:width="0.49cm" svg:height="0.406cm" svg:x="16.792cm" svg:y="6.734cm" svg:viewBox="0 0 491 407" draw:points="0,407 491,407 491,0 0,0">
          <text:p/>
        </draw:polygon>
        <draw:frame draw:style-name="gr9" draw:text-style-name="P4" draw:layer="layout" svg:width="1.89cm" svg:height="0.395cm" svg:x="14.496cm" svg:y="6.747cm">
          <draw:text-box>
            <text:p text:style-name="P2"><text:span text:style-name="T3"><text:s text:c="10"/></text:span><text:span text:style-name="T3">Staff <text:s/></text:span></text:p>
          </draw:text-box>
        </draw:frame>
        <draw:frame draw:style-name="gr10" draw:text-style-name="P4" draw:layer="layout" svg:width="0.489cm" svg:height="0.395cm" svg:x="16.796cm" svg:y="6.747cm">
          <draw:text-box>
            <text:p text:style-name="P2"><text:span text:style-name="T3"><text:s text:c="5"/></text:span></text:p>
          </draw:text-box>
        </draw:frame>
        <draw:frame draw:style-name="gr11" draw:text-style-name="P4" draw:layer="layout" svg:width="0.391cm" svg:height="0.395cm" svg:x="1.274cm" svg:y="7.082cm">
          <draw:text-box>
            <text:p text:style-name="P2"><text:span text:style-name="T5"><text:s text:c="4"/></text:span></text:p>
          </draw:text-box>
        </draw:frame>
        <draw:polygon draw:style-name="gr5" draw:text-style-name="P5" draw:layer="layout" svg:width="0.37cm" svg:height="0.371cm" svg:x="10.477cm" svg:y="7.485cm" svg:viewBox="0 0 371 372" draw:points="0,372 371,372 371,0 0,0">
          <text:p/>
        </draw:polygon>
        <draw:line draw:style-name="gr5" draw:text-style-name="P5" draw:layer="layout" svg:x1="10.477cm" svg:y1="7.485cm" svg:x2="10.845cm" svg:y2="7.853cm">
          <text:p/>
        </draw:line>
        <draw:line draw:style-name="gr5" draw:text-style-name="P5" draw:layer="layout" svg:x1="10.845cm" svg:y1="7.485cm" svg:x2="10.477cm" svg:y2="7.853cm">
          <text:p/>
        </draw:line>
        <draw:polygon draw:style-name="gr1" draw:text-style-name="P1" draw:layer="layout" svg:width="2.861cm" svg:height="0.406cm" svg:x="10.865cm" svg:y="7.468cm" svg:viewBox="0 0 2862 407" draw:points="0,407 2862,407 2862,0 0,0">
          <text:p/>
        </draw:polygon>
        <draw:frame draw:style-name="gr12" draw:text-style-name="P4" draw:layer="layout" svg:width="9.184cm" svg:height="0.395cm" svg:x="1.274cm" svg:y="7.481cm">
          <draw:text-box>
            <text:p text:style-name="P2"><text:span text:style-name="T5"><text:s text:c="5"/></text:span><text:span text:style-name="T3">Lecturer/Course Controller on behalf of Taught module <text:s/></text:span></text:p>
          </draw:text-box>
        </draw:frame>
        <draw:polygon draw:style-name="gr13" draw:text-style-name="P6" draw:layer="layout" svg:width="2.861cm" svg:height="0.021cm" svg:x="1.605cm" svg:y="8.279cm" svg:viewBox="0 0 2862 22" draw:points="2862,12 2862,22 17,22 7,12 0,0 2862,0">
          <text:p/>
        </draw:polygon>
        <draw:polygon draw:style-name="gr13" draw:text-style-name="P6" draw:layer="layout" svg:width="14.936cm" svg:height="0.021cm" svg:x="4.466cm" svg:y="8.279cm" svg:viewBox="0 0 14937 22" draw:points="14927,12 14920,22 0,22 0,12 0,0 14937,0">
          <text:p/>
        </draw:polygon>
        <draw:polygon draw:style-name="gr13" draw:text-style-name="P6" draw:layer="layout" svg:width="2.854cm" svg:height="0.021cm" svg:x="1.612cm" svg:y="9.232cm" svg:viewBox="0 0 2855 22" draw:points="2855,10 2855,22 10,22 0,10 10,0 2855,0">
          <text:p/>
        </draw:polygon>
        <draw:polygon draw:style-name="gr13" draw:text-style-name="P6" draw:layer="layout" svg:width="14.926cm" svg:height="0.021cm" svg:x="4.466cm" svg:y="9.232cm" svg:viewBox="0 0 14927 22" draw:points="14927,10 14920,22 0,22 0,10 0,0 14920,0">
          <text:p/>
        </draw:polygon>
        <draw:polygon draw:style-name="gr13" draw:text-style-name="P6" draw:layer="layout" svg:width="2.854cm" svg:height="0.021cm" svg:x="1.612cm" svg:y="10.184cm" svg:viewBox="0 0 2855 22" draw:points="2855,11 2855,22 10,22 0,11 10,0 2855,0">
          <text:p/>
        </draw:polygon>
        <draw:polygon draw:style-name="gr13" draw:text-style-name="P6" draw:layer="layout" svg:width="6.36cm" svg:height="0.021cm" svg:x="4.466cm" svg:y="10.184cm" svg:viewBox="0 0 6361 22" draw:points="6351,11 6344,22 0,22 0,11 0,0 6361,0">
          <text:p/>
        </draw:polygon>
        <draw:polygon draw:style-name="gr13" draw:text-style-name="P6" draw:layer="layout" svg:width="2.229cm" svg:height="0.021cm" svg:x="10.809cm" svg:y="10.184cm" svg:viewBox="0 0 2230 22" draw:points="2230,11 2230,22 17,22 7,11 0,0 2230,0">
          <text:p/>
        </draw:polygon>
        <draw:polygon draw:style-name="gr13" draw:text-style-name="P6" draw:layer="layout" svg:width="6.354cm" svg:height="0.021cm" svg:x="13.038cm" svg:y="10.184cm" svg:viewBox="0 0 6355 22" draw:points="6355,11 6348,22 0,22 0,11 0,0 6348,0">
          <text:p/>
        </draw:polygon>
        <draw:polygon draw:style-name="gr13" draw:text-style-name="P6" draw:layer="layout" svg:width="2.854cm" svg:height="0.021cm" svg:x="1.612cm" svg:y="11.327cm" svg:viewBox="0 0 2855 22" draw:points="2855,12 2855,22 10,22 0,12 10,0 2855,0">
          <text:p/>
        </draw:polygon>
        <draw:polygon draw:style-name="gr13" draw:text-style-name="P6" draw:layer="layout" svg:width="6.35cm" svg:height="0.021cm" svg:x="4.466cm" svg:y="11.327cm" svg:viewBox="0 0 6351 22" draw:points="6351,12 6344,22 0,22 0,12 0,0 6344,0">
          <text:p/>
        </draw:polygon>
        <draw:polygon draw:style-name="gr13" draw:text-style-name="P6" draw:layer="layout" svg:width="2.222cm" svg:height="0.021cm" svg:x="10.816cm" svg:y="11.327cm" svg:viewBox="0 0 2223 22" draw:points="2223,12 2223,22 10,22 0,12 10,0 2223,0">
          <text:p/>
        </draw:polygon>
        <draw:polygon draw:style-name="gr13" draw:text-style-name="P6" draw:layer="layout" svg:width="6.354cm" svg:height="0.021cm" svg:x="13.038cm" svg:y="11.327cm" svg:viewBox="0 0 6355 22" draw:points="6355,12 6348,22 0,22 0,12 0,0 6348,0">
          <text:p/>
        </draw:polygon>
        <draw:polygon draw:style-name="gr13" draw:text-style-name="P6" draw:layer="layout" svg:width="2.861cm" svg:height="0.021cm" svg:x="1.605cm" svg:y="12.47cm" svg:viewBox="0 0 2862 22" draw:points="2862,11 2862,22 0,22 7,11 17,0 2862,0">
          <text:p/>
        </draw:polygon>
        <draw:polygon draw:style-name="gr13" draw:text-style-name="P6" draw:layer="layout" svg:width="6.36cm" svg:height="0.021cm" svg:x="4.466cm" svg:y="12.47cm" svg:viewBox="0 0 6361 22" draw:points="6351,11 6361,22 0,22 0,11 0,0 6344,0">
          <text:p/>
        </draw:polygon>
        <draw:polygon draw:style-name="gr13" draw:text-style-name="P6" draw:layer="layout" svg:width="2.229cm" svg:height="0.021cm" svg:x="10.809cm" svg:y="12.47cm" svg:viewBox="0 0 2230 22" draw:points="2230,11 2230,22 0,22 7,11 17,0 2230,0">
          <text:p/>
        </draw:polygon>
        <draw:polygon draw:style-name="gr13" draw:text-style-name="P6" draw:layer="layout" svg:width="6.364cm" svg:height="0.021cm" svg:x="13.038cm" svg:y="12.47cm" svg:viewBox="0 0 6365 22" draw:points="6355,11 6365,22 0,22 0,11 0,0 6348,0">
          <text:p/>
        </draw:polygon>
        <draw:polygon draw:style-name="gr13" draw:text-style-name="P6" draw:layer="layout" svg:width="0.017cm" svg:height="0.974cm" svg:x="1.605cm" svg:y="8.279cm" svg:viewBox="0 0 18 975" draw:points="8,11 18,21 18,953 8,963 0,975 0,0">
          <text:p/>
        </draw:polygon>
        <draw:polygon draw:style-name="gr13" draw:text-style-name="P6" draw:layer="layout" svg:width="0.017cm" svg:height="0.973cm" svg:x="1.605cm" svg:y="9.232cm" svg:viewBox="0 0 18 974" draw:points="8,10 18,22 18,953 8,964 0,974 0,0">
          <text:p/>
        </draw:polygon>
        <draw:polygon draw:style-name="gr13" draw:text-style-name="P6" draw:layer="layout" svg:width="0.017cm" svg:height="1.164cm" svg:x="1.605cm" svg:y="10.184cm" svg:viewBox="0 0 18 1165" draw:points="8,11 18,21 18,1144 8,1155 0,1165 0,0">
          <text:p/>
        </draw:polygon>
        <draw:polygon draw:style-name="gr13" draw:text-style-name="P6" draw:layer="layout" svg:width="0.017cm" svg:height="1.164cm" svg:x="1.605cm" svg:y="11.327cm" svg:viewBox="0 0 18 1165" draw:points="8,11 18,21 18,1144 8,1155 0,1165 0,0">
          <text:p/>
        </draw:polygon>
        <draw:polygon draw:style-name="gr13" draw:text-style-name="P6" draw:layer="layout" svg:width="0.017cm" svg:height="1.143cm" svg:x="10.809cm" svg:y="10.195cm" svg:viewBox="0 0 18 1144" draw:points="7,0 18,10 18,1133 7,1144 0,1133 0,10">
          <text:p/>
        </draw:polygon>
        <draw:polygon draw:style-name="gr13" draw:text-style-name="P6" draw:layer="layout" svg:width="0.017cm" svg:height="1.143cm" svg:x="10.809cm" svg:y="11.338cm" svg:viewBox="0 0 18 1144" draw:points="7,0 18,10 18,1133 7,1144 0,1133 0,10">
          <text:p/>
        </draw:polygon>
        <draw:polygon draw:style-name="gr13" draw:text-style-name="P6" draw:layer="layout" svg:width="0.017cm" svg:height="0.974cm" svg:x="19.385cm" svg:y="8.279cm" svg:viewBox="0 0 18 975" draw:points="8,11 18,0 18,975 8,963 0,953 0,21">
          <text:p/>
        </draw:polygon>
        <draw:polygon draw:style-name="gr13" draw:text-style-name="P6" draw:layer="layout" svg:width="0.017cm" svg:height="0.973cm" svg:x="19.385cm" svg:y="9.232cm" svg:viewBox="0 0 18 974" draw:points="8,10 18,0 18,974 8,964 0,953 0,22">
          <text:p/>
        </draw:polygon>
        <draw:polygon draw:style-name="gr13" draw:text-style-name="P6" draw:layer="layout" svg:width="0.017cm" svg:height="1.164cm" svg:x="19.385cm" svg:y="10.184cm" svg:viewBox="0 0 18 1165" draw:points="8,11 18,0 18,1165 8,1155 0,1144 0,21">
          <text:p/>
        </draw:polygon>
        <draw:polygon draw:style-name="gr13" draw:text-style-name="P6" draw:layer="layout" svg:width="0.017cm" svg:height="1.164cm" svg:x="19.385cm" svg:y="11.327cm" svg:viewBox="0 0 18 1165" draw:points="8,11 18,0 18,1165 8,1155 0,1144 0,21">
          <text:p/>
        </draw:polygon>
        <draw:frame draw:style-name="gr14" draw:text-style-name="P4" draw:layer="layout" svg:width="2.846cm" svg:height="0.395cm" svg:x="10.869cm" svg:y="7.481cm">
          <draw:text-box>
            <text:p text:style-name="P2"><text:span text:style-name="T3"><text:s text:c="4"/></text:span><text:span text:style-name="T3">Module Codes: </text:span></text:p>
          </draw:text-box>
        </draw:frame>
        <draw:frame draw:style-name="gr15" draw:text-style-name="P4" draw:layer="layout" svg:width="2.098cm" svg:height="0.395cm" svg:x="1.767cm" svg:y="8.37cm">
          <draw:text-box>
            <text:p text:style-name="P2"><text:span text:style-name="T3">Researchers </text:span></text:p>
          </draw:text-box>
        </draw:frame>
        <draw:frame draw:style-name="gr16" draw:text-style-name="P4" draw:layer="layout" svg:width="1.45cm" svg:height="0.395cm" svg:x="1.767cm" svg:y="8.775cm">
          <draw:text-box>
            <text:p text:style-name="P2"><text:span text:style-name="T3">Name(s):</text:span></text:p>
          </draw:text-box>
        </draw:frame>
        <draw:frame draw:style-name="gr17" draw:text-style-name="P4" draw:layer="layout" svg:width="1.949cm" svg:height="0.395cm" svg:x="1.767cm" svg:y="9.527cm">
          <draw:text-box>
            <text:p text:style-name="P2"><text:span text:style-name="T3">Project Title:</text:span></text:p>
          </draw:text-box>
        </draw:frame>
        <draw:frame draw:style-name="gr18" draw:text-style-name="P4" draw:layer="layout" svg:width="7.436cm" svg:height="0.395cm" svg:x="4.621cm" svg:y="9.527cm">
          <draw:text-box>
            <text:p text:style-name="P2"><text:span text:style-name="T3">Evaluation of artifacts produced for CS projects.</text:span></text:p>
          </draw:text-box>
        </draw:frame>
        <draw:frame draw:style-name="gr9" draw:text-style-name="P4" draw:layer="layout" svg:width="1.89cm" svg:height="0.395cm" svg:x="1.767cm" svg:y="10.391cm">
          <draw:text-box>
            <text:p text:style-name="P2"><text:span text:style-name="T3">School/Unit:</text:span></text:p>
          </draw:text-box>
        </draw:frame>
        <draw:frame draw:style-name="gr19" draw:text-style-name="P7" draw:layer="layout" svg:width="2.385cm" svg:height="0.357cm" svg:x="1.767cm" svg:y="10.793cm">
          <draw:text-box>
            <text:p text:style-name="P2"><text:span text:style-name="T6">(Please indicate)</text:span></text:p>
          </draw:text-box>
        </draw:frame>
        <draw:frame draw:style-name="gr20" draw:text-style-name="P4" draw:layer="layout" svg:width="1.522cm" svg:height="0.395cm" svg:x="4.621cm" svg:y="10.575cm">
          <draw:text-box>
            <text:p text:style-name="P2"><text:span text:style-name="T3">Comp Sci</text:span></text:p>
          </draw:text-box>
        </draw:frame>
        <draw:frame draw:style-name="gr21" draw:text-style-name="P4" draw:layer="layout" svg:width="1.78cm" svg:height="0.395cm" svg:x="10.971cm" svg:y="10.575cm">
          <draw:text-box>
            <text:p text:style-name="P2"><text:span text:style-name="T3">Supervisor:</text:span></text:p>
          </draw:text-box>
        </draw:frame>
        <draw:frame draw:style-name="gr22" draw:text-style-name="P4" draw:layer="layout" svg:width="1.052cm" svg:height="0.395cm" svg:x="1.767cm" svg:y="11.718cm">
          <draw:text-box>
            <text:p text:style-name="P2"><text:span text:style-name="T3">Emails</text:span></text:p>
          </draw:text-box>
        </draw:frame>
        <draw:frame draw:style-name="gr23" draw:text-style-name="P4" draw:layer="layout" svg:width="0.84cm" svg:height="0.395cm" svg:x="10.971cm" svg:y="11.513cm">
          <draw:text-box>
            <text:p text:style-name="P2"><text:span text:style-name="T3">Date </text:span></text:p>
          </draw:text-box>
        </draw:frame>
        <draw:frame draw:style-name="gr24" draw:text-style-name="P4" draw:layer="layout" svg:width="1.577cm" svg:height="0.395cm" svg:x="10.971cm" svg:y="11.919cm">
          <draw:text-box>
            <text:p text:style-name="P2"><text:span text:style-name="T3">Submitted</text:span></text:p>
          </draw:text-box>
        </draw:frame>
        <draw:polygon draw:style-name="gr25" draw:text-style-name="P8" draw:layer="layout" svg:width="17.797cm" svg:height="0.021cm" svg:x="1.605cm" svg:y="12.894cm" svg:viewBox="0 0 17798 22" draw:points="17788,10 17781,22 17,22 7,10 0,0 17798,0">
          <text:p/>
        </draw:polygon>
        <draw:polygon draw:style-name="gr26" draw:text-style-name="P9" draw:layer="layout" svg:width="17.78cm" svg:height="0.021cm" svg:x="1.612cm" svg:y="15.268cm" svg:viewBox="0 0 17781 22" draw:points="17781,11 17774,22 10,22 0,11 10,0 17774,0">
          <text:p/>
        </draw:polygon>
        <draw:polygon draw:style-name="gr26" draw:text-style-name="P9" draw:layer="layout" svg:width="17.78cm" svg:height="0.021cm" svg:x="1.612cm" svg:y="17.469cm" svg:viewBox="0 0 17781 22" draw:points="17781,11 17774,22 10,22 0,11 10,0 17774,0">
          <text:p/>
        </draw:polygon>
        <draw:polygon draw:style-name="gr26" draw:text-style-name="P9" draw:layer="layout" svg:width="17.78cm" svg:height="0.021cm" svg:x="1.612cm" svg:y="20.27cm" svg:viewBox="0 0 17781 22" draw:points="17781,12 17774,22 10,22 0,12 10,0 17774,0">
          <text:p/>
        </draw:polygon>
        <draw:polygon draw:style-name="gr26" draw:text-style-name="P9" draw:layer="layout" svg:width="17.797cm" svg:height="0.021cm" svg:x="1.605cm" svg:y="22.535cm" svg:viewBox="0 0 17798 22" draw:points="17788,12 17798,22 0,22 7,12 17,0 17781,0">
          <text:p/>
        </draw:polygon>
        <draw:polygon draw:style-name="gr1" draw:text-style-name="P1" draw:layer="layout" svg:width="0.017cm" svg:height="2.395cm" svg:x="1.605cm" svg:y="12.894cm" svg:viewBox="0 0 18 2396" draw:points="8,10 18,21 18,2375 8,2385 0,2396 0,0">
          <text:p/>
        </draw:polygon>
        <draw:polygon draw:style-name="gr26" draw:text-style-name="P9" draw:layer="layout" svg:width="0.017cm" svg:height="2.222cm" svg:x="1.605cm" svg:y="15.268cm" svg:viewBox="0 0 18 2223" draw:points="8,10 18,21 18,2202 8,2213 0,2223 0,0">
          <text:p/>
        </draw:polygon>
        <draw:polygon draw:style-name="gr1" draw:text-style-name="P1" draw:layer="layout" svg:width="0.017cm" svg:height="2.822cm" svg:x="1.605cm" svg:y="17.469cm" svg:viewBox="0 0 18 2823" draw:points="8,11 18,21 18,2802 8,2813 0,2823 0,0">
          <text:p/>
        </draw:polygon>
        <draw:polygon draw:style-name="gr26" draw:text-style-name="P9" draw:layer="layout" svg:width="0.017cm" svg:height="2.286cm" svg:x="1.605cm" svg:y="20.27cm" svg:viewBox="0 0 18 2287" draw:points="8,11 18,21 18,2266 8,2277 0,2287 0,0">
          <text:p/>
        </draw:polygon>
        <draw:polygon draw:style-name="gr1" draw:text-style-name="P1" draw:layer="layout" svg:width="0.017cm" svg:height="2.395cm" svg:x="19.385cm" svg:y="12.894cm" svg:viewBox="0 0 18 2396" draw:points="8,10 18,0 18,2396 8,2385 0,2375 0,21">
          <text:p/>
        </draw:polygon>
        <draw:polygon draw:style-name="gr26" draw:text-style-name="P9" draw:layer="layout" svg:width="0.017cm" svg:height="2.222cm" svg:x="19.385cm" svg:y="15.268cm" svg:viewBox="0 0 18 2223" draw:points="8,10 18,0 18,2223 8,2213 0,2202 0,21">
          <text:p/>
        </draw:polygon>
        <draw:polygon draw:style-name="gr1" draw:text-style-name="P1" draw:layer="layout" svg:width="0.017cm" svg:height="2.822cm" svg:x="19.385cm" svg:y="17.469cm" svg:viewBox="0 0 18 2823" draw:points="8,11 18,0 18,2823 8,2813 0,2802 0,21">
          <text:p/>
        </draw:polygon>
        <draw:polygon draw:style-name="gr26" draw:text-style-name="P9" draw:layer="layout" svg:width="0.017cm" svg:height="2.286cm" svg:x="19.385cm" svg:y="20.27cm" svg:viewBox="0 0 18 2287" draw:points="8,11 18,0 18,2287 8,2277 0,2266 0,21">
          <text:p/>
        </draw:polygon>
        <draw:polygon draw:style-name="gr1" draw:text-style-name="P1" draw:layer="layout" svg:width="1.704cm" svg:height="0.406cm" svg:x="1.763cm" svg:y="13.479cm" svg:viewBox="0 0 1705 407" draw:points="0,407 1705,407 1705,0 0,0">
          <text:p/>
        </draw:polygon>
        <draw:frame draw:style-name="gr27" draw:text-style-name="P4" draw:layer="layout" svg:width="2.593cm" svg:height="0.395cm" svg:x="13.194cm" svg:y="11.718cm">
          <draw:text-box>
            <text:p text:style-name="P2"><text:span text:style-name="T3">September 2016</text:span></text:p>
          </draw:text-box>
        </draw:frame>
        <draw:polygon draw:style-name="gr1" draw:text-style-name="P1" draw:layer="layout" svg:width="15.773cm" svg:height="0.406cm" svg:x="3.467cm" svg:y="13.479cm" svg:viewBox="0 0 15774 407" draw:points="0,407 15774,407 15774,0 0,0">
          <text:p/>
        </draw:polygon>
        <draw:polygon draw:style-name="gr1" draw:text-style-name="P1" draw:layer="layout" svg:width="7.762cm" svg:height="0.406cm" svg:x="1.763cm" svg:y="13.885cm" svg:viewBox="0 0 7763 407" draw:points="0,407 7763,407 7763,0 0,0">
          <text:p/>
        </draw:polygon>
        <draw:frame draw:style-name="gr28" draw:text-style-name="P4" draw:layer="layout" svg:width="16.364cm" svg:height="0.395cm" svg:x="1.767cm" svg:y="13.492cm">
          <draw:text-box>
            <text:p text:style-name="P2"><text:span text:style-name="T2">Rationale:</text:span><text:span text:style-name="T3"> <text:s text:c="2"/>Please detail the project in ‘lay language’ addressing the reason for conduction the research;</text:span></text:p>
          </draw:text-box>
        </draw:frame>
        <draw:frame draw:style-name="gr29" draw:text-style-name="P4" draw:layer="layout" svg:width="7.44cm" svg:height="0.395cm" svg:x="1.767cm" svg:y="13.898cm">
          <draw:text-box>
            <text:p text:style-name="P2"><text:span text:style-name="T3">including <text:s/>details <text:s/>of <text:s/>participants <text:s/>and <text:s/>location. </text:span></text:p>
          </draw:text-box>
        </draw:frame>
        <draw:polygon draw:style-name="gr1" draw:text-style-name="P1" draw:layer="layout" svg:width="8.819cm" svg:height="0.406cm" svg:x="9.525cm" svg:y="13.885cm" svg:viewBox="0 0 8820 407" draw:points="0,407 8820,407 8820,0 0,0">
          <text:p/>
        </draw:polygon>
        <draw:polygon draw:style-name="gr1" draw:text-style-name="P1" draw:layer="layout" svg:width="0.194cm" svg:height="0.406cm" svg:x="18.344cm" svg:y="13.885cm" svg:viewBox="0 0 195 407" draw:points="0,407 195,407 195,0 0,0">
          <text:p/>
        </draw:polygon>
        <draw:frame draw:style-name="gr30" draw:text-style-name="P4" draw:layer="layout" svg:width="9.577cm" svg:height="0.395cm" svg:x="9.423cm" svg:y="13.898cm">
          <draw:text-box>
            <text:p text:style-name="P2"><text:span text:style-name="T3"><text:s/></text:span><text:span text:style-name="T4">DO <text:s/>NOT <text:s/>exceed <text:s/>75 <text:s/>Words <text:s/>(for database reasons). <text:s/></text:span><text:span text:style-name="T3"><text:s/></text:span><text:span text:style-name="T7"><text:s/>This</text:span></text:p>
          </draw:text-box>
        </draw:frame>
        <draw:frame draw:style-name="gr31" draw:text-style-name="P4" draw:layer="layout" svg:width="14.967cm" svg:height="0.395cm" svg:x="1.767cm" svg:y="14.303cm">
          <draw:text-box>
            <text:p text:style-name="P2"><text:span text:style-name="T7">summary will be reviewed by UTREC and may be published as part of its reporting procedures.</text:span><text:span text:style-name="T4"> <text:s/></text:span></text:p>
          </draw:text-box>
        </draw:frame>
        <draw:frame draw:style-name="gr32" draw:text-style-name="P4" draw:layer="layout" svg:width="16.914cm" svg:height="0.395cm" svg:x="1.767cm" svg:y="15.782cm">
          <draw:text-box>
            <text:p text:style-name="P2"><text:span text:style-name="T3">CS projects involve the production of software artifacts, and a critical evaluation of the artifact is an expected </text:span></text:p>
          </draw:text-box>
        </draw:frame>
        <draw:frame draw:style-name="gr33" draw:text-style-name="P4" draw:layer="layout" svg:width="16.597cm" svg:height="0.395cm" svg:x="1.767cm" svg:y="16.187cm">
          <draw:text-box>
            <text:p text:style-name="P2"><text:span text:style-name="T3">component of the project report. This application covers questionnaires that help the student evaluate their </text:span></text:p>
          </draw:text-box>
        </draw:frame>
        <draw:frame draw:style-name="gr34" draw:text-style-name="P4" draw:layer="layout" svg:width="1.153cm" svg:height="0.395cm" svg:x="1.767cm" svg:y="16.593cm">
          <draw:text-box>
            <text:p text:style-name="P2"><text:span text:style-name="T3">artifact.</text:span></text:p>
          </draw:text-box>
        </draw:frame>
        <draw:frame draw:style-name="gr35" draw:text-style-name="P4" draw:layer="layout" svg:width="17.076cm" svg:height="0.395cm" svg:x="1.767cm" svg:y="18.283cm">
          <draw:text-box>
            <text:p text:style-name="P2"><text:span text:style-name="T2">Ethical Considerations:</text:span><text:span text:style-name="T3"> Please detail the Ethical issues with full seriousness addressing all issues raised by </text:span></text:p>
          </draw:text-box>
        </draw:frame>
        <draw:frame draw:style-name="gr36" draw:text-style-name="P4" draw:layer="layout" svg:width="16.228cm" svg:height="0.395cm" svg:x="1.767cm" svg:y="18.688cm">
          <draw:text-box>
            <text:p text:style-name="P2"><text:span text:style-name="T3">the research and explain now these issues will be addressed. <text:s text:c="2"/></text:span><text:span text:style-name="T4">DO NOT exceed 75 words (for database </text:span></text:p>
          </draw:text-box>
        </draw:frame>
        <draw:frame draw:style-name="gr37" draw:text-style-name="P4" draw:layer="layout" svg:width="17.295cm" svg:height="0.395cm" svg:x="1.767cm" svg:y="19.094cm">
          <draw:text-box>
            <text:p text:style-name="P2"><text:span text:style-name="T4">reasons). </text:span><text:span text:style-name="T3"><text:s text:c="2"/></text:span><text:span text:style-name="T7">This summary will be reviewed by UTREC and may be published as part of its reporting procedures.</text:span></text:p>
          </draw:text-box>
        </draw:frame>
        <draw:frame draw:style-name="gr38" draw:text-style-name="P4" draw:layer="layout" svg:width="15.89cm" svg:height="0.395cm" svg:x="1.767cm" svg:y="20.41cm">
          <draw:text-box>
            <text:p text:style-name="P2"><text:span text:style-name="T3">Participants will be internal to the University, and will be asked to provide anonymous feedback on the </text:span></text:p>
          </draw:text-box>
        </draw:frame>
        <draw:frame draw:style-name="gr39" draw:text-style-name="P4" draw:layer="layout" svg:width="17.1cm" svg:height="0.395cm" svg:x="1.767cm" svg:y="20.816cm">
          <draw:text-box>
            <text:p text:style-name="P2"><text:span text:style-name="T3">effectiveness, design and utility of a project-based artifact. Questions are limited to the artifact and opinions of </text:span></text:p>
          </draw:text-box>
        </draw:frame>
        <draw:polygon draw:style-name="gr40" draw:text-style-name="P10" draw:layer="layout" svg:width="0.018cm" svg:height="28.007cm" svg:x="0.846cm" svg:y="0.846cm" svg:viewBox="0 0 19 28008" draw:points="7,27998 0,28008 0,0 7,7 19,18 19,27991">
          <text:p/>
        </draw:polygon>
        <draw:polygon draw:style-name="gr40" draw:text-style-name="P10" draw:layer="layout" svg:width="0.019cm" svg:height="28.007cm" svg:x="20.136cm" svg:y="0.846cm" svg:viewBox="0 0 20 28008" draw:points="8,27998 0,27991 0,18 8,7 20,0 20,28008">
          <text:p/>
        </draw:polygon>
        <draw:polygon draw:style-name="gr40" draw:text-style-name="P10" draw:layer="layout" svg:width="19.308cm" svg:height="0.018cm" svg:x="0.846cm" svg:y="0.846cm" svg:viewBox="0 0 19309 19" draw:points="19298,7 19291,19 18,19 7,7 0,0 19309,0">
          <text:p/>
        </draw:polygon>
        <draw:polygon draw:style-name="gr40" draw:text-style-name="P10" draw:layer="layout" svg:width="19.308cm" svg:height="0.017cm" svg:x="0.846cm" svg:y="28.836cm" svg:viewBox="0 0 19309 18" draw:points="19298,8 19309,18 0,18 7,8 18,0 19291,0">
          <text:p/>
        </draw:polygon>
        <draw:polygon draw:style-name="gr41" draw:text-style-name="P1" draw:layer="layout" svg:width="5.719cm" svg:height="1.023cm" svg:x="13.599cm" svg:y="7.369cm" svg:viewBox="0 0 5720 1024" draw:points="2862,1024 0,1024 0,0 5720,0 5720,1024">
          <text:p/>
        </draw:polygon>
        <draw:polygon draw:style-name="gr42" draw:text-style-name="P10" draw:layer="layout" svg:width="18.338cm" svg:height="3.235cm" svg:x="1.294cm" svg:y="2.607cm" svg:viewBox="0 0 18339 3236" draw:points="9170,3236 0,3236 0,0 18339,0 18339,3236">
          <text:p/>
        </draw:polygon>
        <draw:polygon draw:style-name="gr43" draw:text-style-name="P1" draw:layer="layout" svg:width="6.245cm" svg:height="1.157cm" svg:x="13.387cm" svg:y="1.305cm" svg:viewBox="0 0 6246 1158" draw:points="3124,1158 0,1158 0,0 6246,0 6246,1158">
          <text:p/>
        </draw:polygon>
        <draw:polygon draw:style-name="gr44" draw:text-style-name="P1" draw:layer="layout" svg:width="17.78cm" svg:height="4.593cm" svg:x="1.658cm" svg:y="22.81cm" svg:viewBox="0 0 17781 4594" draw:points="8891,4594 0,4594 0,0 17781,0 17781,4594">
          <text:p/>
        </draw:polygon>
        <draw:frame draw:style-name="gr45" draw:text-style-name="P4" draw:layer="layout" svg:width="8.405cm" svg:height="0.395cm" svg:x="1.767cm" svg:y="21.221cm">
          <draw:text-box>
            <text:p text:style-name="P2"><text:span text:style-name="T3">the artifact. No personal data is needed nor collected. </text:span></text:p>
          </draw:text-box>
        </draw:frame>
        <draw:frame draw:style-name="gr46" draw:text-style-name="P4" draw:layer="layout" svg:width="4.472cm" svg:height="0.395cm" svg:x="13.391cm" svg:y="1.318cm">
          <draw:text-box>
            <text:p text:style-name="P2"><text:span text:style-name="T8">Approval Code: <text:s text:c="3"/>CS12476</text:span></text:p>
          </draw:text-box>
        </draw:frame>
        <draw:frame draw:style-name="gr47" draw:text-style-name="P7" draw:layer="layout" svg:width="3.029cm" svg:height="0.357cm" svg:x="13.391cm" svg:y="1.723cm">
          <draw:text-box>
            <text:p text:style-name="P2"><text:span text:style-name="T9">(Official Use Only) <text:s text:c="2"/></text:span></text:p>
          </draw:text-box>
        </draw:frame>
        <draw:frame draw:style-name="gr48" draw:text-style-name="P11" draw:layer="layout" svg:width="8.422cm" svg:height="0.628cm" svg:x="6.269cm" svg:y="2.629cm">
          <draw:text-box>
            <text:p text:style-name="P2"><text:span text:style-name="T10">UNIVERSITY OF ST ANDREWS </text:span></text:p>
          </draw:text-box>
        </draw:frame>
        <draw:frame draw:style-name="gr49" draw:text-style-name="P11" draw:layer="layout" svg:width="15.86cm" svg:height="0.628cm" svg:x="2.529cm" svg:y="3.282cm">
          <draw:text-box>
            <text:p text:style-name="P2"><text:span text:style-name="T10">TEACHING AND RESEARCH ETHICS COMMITTEE (UTREC)</text:span></text:p>
          </draw:text-box>
        </draw:frame>
        <draw:frame draw:style-name="gr50" draw:text-style-name="P12" draw:layer="layout" svg:width="10.331cm" svg:height="0.788cm" svg:x="5.362cm" svg:y="4.346cm">
          <draw:text-box>
            <text:p text:style-name="P2"><text:span text:style-name="T11">ETHICAL APPLICATION FORM</text:span></text:p>
          </draw:text-box>
        </draw:frame>
        <draw:frame draw:style-name="gr51" draw:text-style-name="P3" draw:layer="layout" svg:width="4.794cm" svg:height="0.331cm" svg:x="13.603cm" svg:y="7.372cm">
          <draw:text-box>
            <text:p text:style-name="P2"><text:span text:style-name="T1">CS4099 CS4098 CS5098 CS5099 </text:span></text:p>
          </draw:text-box>
        </draw:frame>
        <draw:frame draw:style-name="gr52" draw:text-style-name="P3" draw:layer="layout" svg:width="5.649cm" svg:height="0.331cm" svg:x="13.603cm" svg:y="7.7cm">
          <draw:text-box>
            <text:p text:style-name="P2"><text:span text:style-name="T1">CS5199 CS5899 IS5188 IS5189 IS5198 </text:span></text:p>
          </draw:text-box>
        </draw:frame>
        <draw:frame draw:style-name="gr53" draw:text-style-name="P3" draw:layer="layout" svg:width="0.997cm" svg:height="0.331cm" svg:x="13.603cm" svg:y="8.028cm">
          <draw:text-box>
            <text:p text:style-name="P2"><text:span text:style-name="T1">IS5199</text:span></text:p>
          </draw:text-box>
        </draw:frame>
        <draw:frame draw:style-name="gr54" draw:text-style-name="P4" draw:layer="layout" svg:width="15.013cm" svg:height="0.395cm" svg:x="3.052cm" svg:y="23.151cm">
          <draw:text-box>
            <text:p text:style-name="P2"><text:span text:style-name="T12">APPLICATIONS MUST BE SUBMITTED TO THE RELEVANT SCHOOL ETHICS COMMITTEE</text:span></text:p>
          </draw:text-box>
        </draw:frame>
        <draw:line draw:style-name="gr55" draw:text-style-name="P5" draw:layer="layout" svg:x1="2.349cm" svg:y1="23.904cm" svg:x2="10.149cm" svg:y2="23.904cm">
          <text:p/>
        </draw:line>
        <draw:frame draw:style-name="gr56" draw:text-style-name="P7" draw:layer="layout" svg:width="8.118cm" svg:height="0.357cm" svg:x="2.35cm" svg:y="23.589cm">
          <draw:text-box>
            <text:p text:style-name="P2"><text:span text:style-name="T13">https://www.st-andrews.ac.uk/utrec/SEC/SECMembers/</text:span><text:span text:style-name="T14"> <text:s text:c="2"/></text:span></text:p>
          </draw:text-box>
        </draw:frame>
        <draw:line draw:style-name="gr57" draw:text-style-name="P5" draw:layer="layout" svg:x1="11.923cm" svg:y1="23.907cm" svg:x2="13.296cm" svg:y2="23.907cm">
          <text:p/>
        </draw:line>
        <draw:frame draw:style-name="gr58" draw:text-style-name="P4" draw:layer="layout" svg:width="8.359cm" svg:height="0.395cm" svg:x="10.414cm" svg:y="23.557cm">
          <draw:text-box>
            <text:p text:style-name="P2"><text:span text:style-name="T12">PLEASE DO NOT SUBMIT DIRECTLY TO UTREC.</text:span><text:span text:style-name="T15"> <text:s/></text:span></text:p>
          </draw:text-box>
        </draw:frame>
        <draw:frame draw:style-name="gr59" draw:text-style-name="P4" draw:layer="layout" svg:width="0.352cm" svg:height="0.352cm" svg:x="2.297cm" svg:y="24.439cm">
          <draw:text-box>
            <text:p text:style-name="P2"><text:span text:style-name="T16"></text:span></text:p>
          </draw:text-box>
        </draw:frame>
        <draw:frame draw:style-name="gr60" draw:text-style-name="P4" draw:layer="layout" svg:width="16.114cm" svg:height="0.412cm" svg:x="2.932cm" svg:y="24.356cm">
          <draw:text-box>
            <text:p text:style-name="P2"><text:span text:style-name="T17">Please <text:s text:c="2"/>submit <text:s text:c="2"/>an <text:s text:c="2"/>electronic <text:s text:c="2"/>copy <text:s text:c="2"/>and <text:s text:c="2"/>one <text:s text:c="2"/>hard <text:s text:c="2"/>copy <text:s text:c="2"/>(with <text:s text:c="2"/>signatures) <text:s text:c="2"/>to <text:s text:c="2"/>the</text:span></text:p>
          </draw:text-box>
        </draw:frame>
        <draw:frame draw:style-name="gr61" draw:text-style-name="P4" draw:layer="layout" svg:width="16.529cm" svg:height="0.412cm" svg:x="2.932cm" svg:y="24.794cm">
          <draw:text-box>
            <text:p text:style-name="P2"><text:span text:style-name="T17">Secretary/Administrator. <text:s/>In the absence of a Secretary please submit to the SEC Convener. <text:s text:c="2"/></text:span></text:p>
          </draw:text-box>
        </draw:frame>
        <draw:frame draw:style-name="gr59" draw:text-style-name="P4" draw:layer="layout" svg:width="0.352cm" svg:height="0.352cm" svg:x="2.297cm" svg:y="25.29cm">
          <draw:text-box>
            <text:p text:style-name="P2"><text:span text:style-name="T16"></text:span></text:p>
          </draw:text-box>
        </draw:frame>
        <draw:frame draw:style-name="gr62" draw:text-style-name="P4" draw:layer="layout" svg:width="16.313cm" svg:height="0.412cm" svg:x="2.932cm" svg:y="25.207cm">
          <draw:text-box>
            <text:p text:style-name="P2"><text:span text:style-name="T17">Applicants must be accompanied by the relevant supporting documents without which a full</text:span></text:p>
          </draw:text-box>
        </draw:frame>
        <draw:frame draw:style-name="gr63" draw:text-style-name="P4" draw:layer="layout" svg:width="6.475cm" svg:height="0.412cm" svg:x="2.932cm" svg:y="25.644cm">
          <draw:text-box>
            <text:p text:style-name="P2"><text:span text:style-name="T17">ethical assessment cannot be made.</text:span></text:p>
          </draw:text-box>
        </draw:frame>
        <draw:frame draw:style-name="gr64" draw:text-style-name="P3" draw:layer="layout" svg:width="0.281cm" svg:height="0.281cm" svg:x="2.297cm" svg:y="26.189cm">
          <draw:text-box>
            <text:p text:style-name="P2"><text:span text:style-name="T18"></text:span></text:p>
          </draw:text-box>
        </draw:frame>
        <draw:frame draw:style-name="gr65" draw:text-style-name="P4" draw:layer="layout" svg:width="15.843cm" svg:height="0.412cm" svg:x="2.932cm" svg:y="26.057cm">
          <draw:text-box>
            <text:p text:style-name="P2"><text:span text:style-name="T17">Please do not type out with the text boxes provided, note that the Text Boxes are fixed in</text:span></text:p>
          </draw:text-box>
        </draw:frame>
        <draw:frame draw:style-name="gr66" draw:text-style-name="P4" draw:layer="layout" svg:width="12.029cm" svg:height="0.412cm" svg:x="2.932cm" svg:y="26.473cm">
          <draw:text-box>
            <text:p text:style-name="P2"><text:span text:style-name="T17">size and will not allow any viewing beyond the word limit permitted.</text:span></text:p>
          </draw:text-box>
        </draw:frame>
        <draw:custom-shape draw:style-name="gr67" draw:text-style-name="P13" draw:layer="layout" svg:width="0.422cm" svg:height="0.36cm" draw:transform="rotate (-0.802502390066993) translate (4.364cm 6.68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983.452211126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14" draw:layer="layout" svg:width="3.135cm" svg:height="0.585cm" svg:x="4.135cm" svg:y="8.446cm">
          <draw:text-box>
            <text:p><text:span text:style-name="T19">Jordan Mackie</text:span></text:p>
          </draw:text-box>
        </draw:frame>
        <draw:frame draw:style-name="gr69" draw:text-style-name="P15" draw:layer="layout" svg:width="5.5cm" svg:height="1.093cm" svg:x="12.9cm" svg:y="10.215cm">
          <draw:text-box>
            <text:p><text:span text:style-name="T20">Alice Toniolo, </text:span></text:p>
            <text:p><text:span text:style-name="T20">Christopher Ston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78cm" svg:height="1.348cm" svg:x="1.612cm" svg:y="1.329cm" svg:viewBox="0 0 17781 1349" draw:points="0,1349 17781,1349 17781,0 0,0">
          <text:p/>
        </draw:polygon>
        <draw:polygon draw:style-name="gr70" draw:text-style-name="P16" draw:layer="layout" svg:width="17.78cm" svg:height="20.122cm" svg:x="1.612cm" svg:y="5.863cm" svg:viewBox="0 0 17781 20123" draw:points="0,20123 17781,20123 17781,0 0,0">
          <text:p/>
        </draw:polygon>
        <draw:polygon draw:style-name="gr40" draw:text-style-name="P10" draw:layer="layout" svg:width="17.78cm" svg:height="0.977cm" svg:x="1.612cm" svg:y="5.863cm" svg:viewBox="0 0 17781 978" draw:points="0,978 17781,978 17781,0 0,0">
          <text:p/>
        </draw:polygon>
        <draw:polygon draw:style-name="gr70" draw:text-style-name="P16" draw:layer="layout" svg:width="5.397cm" svg:height="0.709cm" svg:x="1.612cm" svg:y="6.84cm" svg:viewBox="0 0 5398 710" draw:points="0,710 5398,710 5398,0 0,0">
          <text:p/>
        </draw:polygon>
        <draw:polygon draw:style-name="gr70" draw:text-style-name="P16" draw:layer="layout" svg:width="12.383cm" svg:height="0.709cm" svg:x="7.009cm" svg:y="6.84cm" svg:viewBox="0 0 12384 710" draw:points="0,710 12384,710 12384,0 0,0">
          <text:p/>
        </draw:polygon>
        <draw:polygon draw:style-name="gr70" draw:text-style-name="P16" draw:layer="layout" svg:width="5.397cm" svg:height="0.843cm" svg:x="1.612cm" svg:y="7.549cm" svg:viewBox="0 0 5398 844" draw:points="0,844 5398,844 5398,0 0,0">
          <text:p/>
        </draw:polygon>
        <draw:polygon draw:style-name="gr70" draw:text-style-name="P16" draw:layer="layout" svg:width="12.383cm" svg:height="0.843cm" svg:x="7.009cm" svg:y="7.549cm" svg:viewBox="0 0 12384 844" draw:points="0,844 12384,844 12384,0 0,0">
          <text:p/>
        </draw:polygon>
        <draw:polygon draw:style-name="gr70" draw:text-style-name="P16" draw:layer="layout" svg:width="10.791cm" svg:height="0.713cm" svg:x="1.612cm" svg:y="8.392cm" svg:viewBox="0 0 10792 714" draw:points="0,714 10792,714 10792,0 0,0">
          <text:p/>
        </draw:polygon>
        <draw:polygon draw:style-name="gr70" draw:text-style-name="P16" draw:layer="layout" svg:width="6.989cm" svg:height="0.713cm" svg:x="12.403cm" svg:y="8.392cm" svg:viewBox="0 0 6990 714" draw:points="0,714 6990,714 6990,0 0,0">
          <text:p/>
        </draw:polygon>
        <draw:polygon draw:style-name="gr70" draw:text-style-name="P16" draw:layer="layout" svg:width="4.445cm" svg:height="1.309cm" svg:x="1.612cm" svg:y="9.105cm" svg:viewBox="0 0 4446 1310" draw:points="0,1310 4446,1310 4446,0 0,0">
          <text:p/>
        </draw:polygon>
        <draw:polygon draw:style-name="gr70" draw:text-style-name="P16" draw:layer="layout" svg:width="13.335cm" svg:height="1.309cm" svg:x="6.057cm" svg:y="9.105cm" svg:viewBox="0 0 13336 1310" draw:points="0,1310 13336,1310 13336,0 0,0">
          <text:p/>
        </draw:polygon>
        <draw:polygon draw:style-name="gr40" draw:text-style-name="P10" draw:layer="layout" svg:width="17.78cm" svg:height="2.504cm" svg:x="1.612cm" svg:y="10.414cm" svg:viewBox="0 0 17781 2505" draw:points="0,2505 17781,2505 17781,0 0,0">
          <text:p/>
        </draw:polygon>
        <draw:polygon draw:style-name="gr70" draw:text-style-name="P16" draw:layer="layout" svg:width="12.065cm" svg:height="1.627cm" svg:x="1.612cm" svg:y="12.918cm" svg:viewBox="0 0 12066 1628" draw:points="0,1628 12066,1628 12066,0 0,0">
          <text:p/>
        </draw:polygon>
        <draw:polygon draw:style-name="gr70" draw:text-style-name="P16" draw:layer="layout" svg:width="5.715cm" svg:height="1.627cm" svg:x="13.677cm" svg:y="12.918cm" svg:viewBox="0 0 5716 1628" draw:points="0,1628 5716,1628 5716,0 0,0">
          <text:p/>
        </draw:polygon>
        <draw:polygon draw:style-name="gr70" draw:text-style-name="P16" draw:layer="layout" svg:width="5.397cm" svg:height="1.167cm" svg:x="1.612cm" svg:y="14.545cm" svg:viewBox="0 0 5398 1168" draw:points="0,1168 5398,1168 5398,0 0,0">
          <text:p/>
        </draw:polygon>
        <draw:polygon draw:style-name="gr70" draw:text-style-name="P16" draw:layer="layout" svg:width="12.383cm" svg:height="1.167cm" svg:x="7.009cm" svg:y="14.545cm" svg:viewBox="0 0 12384 1168" draw:points="0,1168 12384,1168 12384,0 0,0">
          <text:p/>
        </draw:polygon>
        <draw:polygon draw:style-name="gr70" draw:text-style-name="P16" draw:layer="layout" svg:width="12.065cm" svg:height="1.768cm" svg:x="1.612cm" svg:y="15.712cm" svg:viewBox="0 0 12066 1769" draw:points="0,1769 12066,1769 12066,0 0,0">
          <text:p/>
        </draw:polygon>
        <draw:polygon draw:style-name="gr70" draw:text-style-name="P16" draw:layer="layout" svg:width="5.715cm" svg:height="1.768cm" svg:x="13.677cm" svg:y="15.712cm" svg:viewBox="0 0 5716 1769" draw:points="0,1769 5716,1769 5716,0 0,0">
          <text:p/>
        </draw:polygon>
        <draw:polygon draw:style-name="gr70" draw:text-style-name="P16" draw:layer="layout" svg:width="12.065cm" svg:height="2.056cm" svg:x="1.612cm" svg:y="17.48cm" svg:viewBox="0 0 12066 2057" draw:points="0,2057 12066,2057 12066,0 0,0">
          <text:p/>
        </draw:polygon>
        <draw:polygon draw:style-name="gr70" draw:text-style-name="P16" draw:layer="layout" svg:width="5.715cm" svg:height="2.056cm" svg:x="13.677cm" svg:y="17.48cm" svg:viewBox="0 0 5716 2057" draw:points="0,2057 5716,2057 5716,0 0,0">
          <text:p/>
        </draw:polygon>
        <draw:polygon draw:style-name="gr70" draw:text-style-name="P16" draw:layer="layout" svg:width="5.397cm" svg:height="1.528cm" svg:x="1.612cm" svg:y="19.536cm" svg:viewBox="0 0 5398 1529" draw:points="0,1529 5398,1529 5398,0 0,0">
          <text:p/>
        </draw:polygon>
        <draw:polygon draw:style-name="gr70" draw:text-style-name="P16" draw:layer="layout" svg:width="12.383cm" svg:height="1.528cm" svg:x="7.009cm" svg:y="19.536cm" svg:viewBox="0 0 12384 1529" draw:points="0,1529 12384,1529 12384,0 0,0">
          <text:p/>
        </draw:polygon>
        <draw:polygon draw:style-name="gr70" draw:text-style-name="P16" draw:layer="layout" svg:width="12.065cm" svg:height="2.078cm" svg:x="1.612cm" svg:y="21.064cm" svg:viewBox="0 0 12066 2079" draw:points="0,2079 12066,2079 12066,0 0,0">
          <text:p/>
        </draw:polygon>
        <draw:polygon draw:style-name="gr70" draw:text-style-name="P16" draw:layer="layout" svg:width="5.715cm" svg:height="2.078cm" svg:x="13.677cm" svg:y="21.064cm" svg:viewBox="0 0 5716 2079" draw:points="0,2079 5716,2079 5716,0 0,0">
          <text:p/>
        </draw:polygon>
        <draw:polygon draw:style-name="gr70" draw:text-style-name="P16" draw:layer="layout" svg:width="8.159cm" svg:height="1.527cm" svg:x="1.612cm" svg:y="23.142cm" svg:viewBox="0 0 8160 1528" draw:points="0,1528 8160,1528 8160,0 0,0">
          <text:p/>
        </draw:polygon>
        <draw:polygon draw:style-name="gr70" draw:text-style-name="P16" draw:layer="layout" svg:width="9.621cm" svg:height="1.527cm" svg:x="9.771cm" svg:y="23.142cm" svg:viewBox="0 0 9622 1528" draw:points="0,1528 9622,1528 9622,0 0,0">
          <text:p/>
        </draw:polygon>
        <draw:polygon draw:style-name="gr70" draw:text-style-name="P16" draw:layer="layout" svg:width="8.159cm" svg:height="1.316cm" svg:x="1.612cm" svg:y="24.669cm" svg:viewBox="0 0 8160 1317" draw:points="0,1317 8160,1317 8160,0 0,0">
          <text:p/>
        </draw:polygon>
        <draw:polygon draw:style-name="gr70" draw:text-style-name="P16" draw:layer="layout" svg:width="9.621cm" svg:height="1.316cm" svg:x="9.771cm" svg:y="24.669cm" svg:viewBox="0 0 9622 1317" draw:points="0,1317 9622,1317 9622,0 0,0">
          <text:p/>
        </draw:polygon>
        <draw:polygon draw:style-name="gr1" draw:text-style-name="P1" draw:layer="layout" svg:width="17.78cm" svg:height="1.348cm" svg:x="1.612cm" svg:y="1.329cm" svg:viewBox="0 0 17781 1349" draw:points="0,1349 17781,1349 17781,0 0,0">
          <text:p/>
        </draw:polygon>
        <draw:polygon draw:style-name="gr70" draw:text-style-name="P16" draw:layer="layout" svg:width="17.78cm" svg:height="20.122cm" svg:x="1.612cm" svg:y="5.863cm" svg:viewBox="0 0 17781 20123" draw:points="0,20123 17781,20123 17781,0 0,0">
          <text:p/>
        </draw:polygon>
        <draw:polygon draw:style-name="gr40" draw:text-style-name="P10" draw:layer="layout" svg:width="17.78cm" svg:height="0.977cm" svg:x="1.612cm" svg:y="5.863cm" svg:viewBox="0 0 17781 978" draw:points="0,978 17781,978 17781,0 0,0">
          <text:p/>
        </draw:polygon>
        <draw:polygon draw:style-name="gr70" draw:text-style-name="P16" draw:layer="layout" svg:width="5.397cm" svg:height="0.709cm" svg:x="1.612cm" svg:y="6.84cm" svg:viewBox="0 0 5398 710" draw:points="0,710 5398,710 5398,0 0,0">
          <text:p/>
        </draw:polygon>
        <draw:polygon draw:style-name="gr70" draw:text-style-name="P16" draw:layer="layout" svg:width="12.383cm" svg:height="0.709cm" svg:x="7.009cm" svg:y="6.84cm" svg:viewBox="0 0 12384 710" draw:points="0,710 12384,710 12384,0 0,0">
          <text:p/>
        </draw:polygon>
        <draw:polygon draw:style-name="gr70" draw:text-style-name="P16" draw:layer="layout" svg:width="5.397cm" svg:height="0.843cm" svg:x="1.612cm" svg:y="7.549cm" svg:viewBox="0 0 5398 844" draw:points="0,844 5398,844 5398,0 0,0">
          <text:p/>
        </draw:polygon>
        <draw:polygon draw:style-name="gr70" draw:text-style-name="P16" draw:layer="layout" svg:width="12.383cm" svg:height="0.843cm" svg:x="7.009cm" svg:y="7.549cm" svg:viewBox="0 0 12384 844" draw:points="0,844 12384,844 12384,0 0,0">
          <text:p/>
        </draw:polygon>
        <draw:polygon draw:style-name="gr70" draw:text-style-name="P16" draw:layer="layout" svg:width="10.791cm" svg:height="0.713cm" svg:x="1.612cm" svg:y="8.392cm" svg:viewBox="0 0 10792 714" draw:points="0,714 10792,714 10792,0 0,0">
          <text:p/>
        </draw:polygon>
        <draw:polygon draw:style-name="gr70" draw:text-style-name="P16" draw:layer="layout" svg:width="6.989cm" svg:height="0.713cm" svg:x="12.403cm" svg:y="8.392cm" svg:viewBox="0 0 6990 714" draw:points="0,714 6990,714 6990,0 0,0">
          <text:p/>
        </draw:polygon>
        <draw:polygon draw:style-name="gr70" draw:text-style-name="P16" draw:layer="layout" svg:width="4.445cm" svg:height="1.309cm" svg:x="1.612cm" svg:y="9.105cm" svg:viewBox="0 0 4446 1310" draw:points="0,1310 4446,1310 4446,0 0,0">
          <text:p/>
        </draw:polygon>
        <draw:polygon draw:style-name="gr70" draw:text-style-name="P16" draw:layer="layout" svg:width="13.335cm" svg:height="1.309cm" svg:x="6.057cm" svg:y="9.105cm" svg:viewBox="0 0 13336 1310" draw:points="0,1310 13336,1310 13336,0 0,0">
          <text:p/>
        </draw:polygon>
        <draw:polygon draw:style-name="gr40" draw:text-style-name="P10" draw:layer="layout" svg:width="17.78cm" svg:height="2.504cm" svg:x="1.612cm" svg:y="10.414cm" svg:viewBox="0 0 17781 2505" draw:points="0,2505 17781,2505 17781,0 0,0">
          <text:p/>
        </draw:polygon>
        <draw:polygon draw:style-name="gr70" draw:text-style-name="P16" draw:layer="layout" svg:width="12.065cm" svg:height="1.627cm" svg:x="1.612cm" svg:y="12.918cm" svg:viewBox="0 0 12066 1628" draw:points="0,1628 12066,1628 12066,0 0,0">
          <text:p/>
        </draw:polygon>
        <draw:polygon draw:style-name="gr70" draw:text-style-name="P16" draw:layer="layout" svg:width="5.715cm" svg:height="1.627cm" svg:x="13.677cm" svg:y="12.918cm" svg:viewBox="0 0 5716 1628" draw:points="0,1628 5716,1628 5716,0 0,0">
          <text:p/>
        </draw:polygon>
        <draw:polygon draw:style-name="gr70" draw:text-style-name="P16" draw:layer="layout" svg:width="5.397cm" svg:height="1.167cm" svg:x="1.612cm" svg:y="14.545cm" svg:viewBox="0 0 5398 1168" draw:points="0,1168 5398,1168 5398,0 0,0">
          <text:p/>
        </draw:polygon>
        <draw:polygon draw:style-name="gr70" draw:text-style-name="P16" draw:layer="layout" svg:width="12.383cm" svg:height="1.167cm" svg:x="7.009cm" svg:y="14.545cm" svg:viewBox="0 0 12384 1168" draw:points="0,1168 12384,1168 12384,0 0,0">
          <text:p/>
        </draw:polygon>
        <draw:polygon draw:style-name="gr70" draw:text-style-name="P16" draw:layer="layout" svg:width="12.065cm" svg:height="1.768cm" svg:x="1.612cm" svg:y="15.712cm" svg:viewBox="0 0 12066 1769" draw:points="0,1769 12066,1769 12066,0 0,0">
          <text:p/>
        </draw:polygon>
        <draw:polygon draw:style-name="gr70" draw:text-style-name="P16" draw:layer="layout" svg:width="5.715cm" svg:height="1.768cm" svg:x="13.677cm" svg:y="15.712cm" svg:viewBox="0 0 5716 1769" draw:points="0,1769 5716,1769 5716,0 0,0">
          <text:p/>
        </draw:polygon>
        <draw:polygon draw:style-name="gr70" draw:text-style-name="P16" draw:layer="layout" svg:width="12.065cm" svg:height="2.056cm" svg:x="1.612cm" svg:y="17.48cm" svg:viewBox="0 0 12066 2057" draw:points="0,2057 12066,2057 12066,0 0,0">
          <text:p/>
        </draw:polygon>
        <draw:polygon draw:style-name="gr70" draw:text-style-name="P16" draw:layer="layout" svg:width="5.715cm" svg:height="2.056cm" svg:x="13.677cm" svg:y="17.48cm" svg:viewBox="0 0 5716 2057" draw:points="0,2057 5716,2057 5716,0 0,0">
          <text:p/>
        </draw:polygon>
        <draw:polygon draw:style-name="gr70" draw:text-style-name="P16" draw:layer="layout" svg:width="5.397cm" svg:height="1.528cm" svg:x="1.612cm" svg:y="19.536cm" svg:viewBox="0 0 5398 1529" draw:points="0,1529 5398,1529 5398,0 0,0">
          <text:p/>
        </draw:polygon>
        <draw:polygon draw:style-name="gr70" draw:text-style-name="P16" draw:layer="layout" svg:width="12.383cm" svg:height="1.528cm" svg:x="7.009cm" svg:y="19.536cm" svg:viewBox="0 0 12384 1529" draw:points="0,1529 12384,1529 12384,0 0,0">
          <text:p/>
        </draw:polygon>
        <draw:polygon draw:style-name="gr70" draw:text-style-name="P16" draw:layer="layout" svg:width="12.065cm" svg:height="2.078cm" svg:x="1.612cm" svg:y="21.064cm" svg:viewBox="0 0 12066 2079" draw:points="0,2079 12066,2079 12066,0 0,0">
          <text:p/>
        </draw:polygon>
        <draw:polygon draw:style-name="gr70" draw:text-style-name="P16" draw:layer="layout" svg:width="5.715cm" svg:height="2.078cm" svg:x="13.677cm" svg:y="21.064cm" svg:viewBox="0 0 5716 2079" draw:points="0,2079 5716,2079 5716,0 0,0">
          <text:p/>
        </draw:polygon>
        <draw:polygon draw:style-name="gr70" draw:text-style-name="P16" draw:layer="layout" svg:width="8.159cm" svg:height="1.527cm" svg:x="1.612cm" svg:y="23.142cm" svg:viewBox="0 0 8160 1528" draw:points="0,1528 8160,1528 8160,0 0,0">
          <text:p/>
        </draw:polygon>
        <draw:polygon draw:style-name="gr70" draw:text-style-name="P16" draw:layer="layout" svg:width="9.621cm" svg:height="1.527cm" svg:x="9.771cm" svg:y="23.142cm" svg:viewBox="0 0 9622 1528" draw:points="0,1528 9622,1528 9622,0 0,0">
          <text:p/>
        </draw:polygon>
        <draw:polygon draw:style-name="gr70" draw:text-style-name="P16" draw:layer="layout" svg:width="8.159cm" svg:height="1.316cm" svg:x="1.612cm" svg:y="24.669cm" svg:viewBox="0 0 8160 1317" draw:points="0,1317 8160,1317 8160,0 0,0">
          <text:p/>
        </draw:polygon>
        <draw:polygon draw:style-name="gr70" draw:text-style-name="P16" draw:layer="layout" svg:width="9.621cm" svg:height="1.316cm" svg:x="9.771cm" svg:y="24.669cm" svg:viewBox="0 0 9622 1317" draw:points="0,1317 9622,1317 9622,0 0,0">
          <text:p/>
        </draw:polygon>
        <draw:polygon draw:style-name="gr25" draw:text-style-name="P8" draw:layer="layout" svg:width="17.797cm" svg:height="0.022cm" svg:x="1.605cm" svg:y="1.329cm" svg:viewBox="0 0 17798 23" draw:points="17788,12 17781,23 17,23 7,12 0,0 17798,0">
          <text:p/>
        </draw:polygon>
        <draw:polygon draw:style-name="gr25" draw:text-style-name="P8" draw:layer="layout" svg:width="4.127cm" svg:height="0.021cm" svg:x="1.612cm" svg:y="2.677cm" svg:viewBox="0 0 4128 22" draw:points="4128,12 4128,22 10,22 0,12 10,0 4128,0">
          <text:p/>
        </draw:polygon>
        <draw:polygon draw:style-name="gr25" draw:text-style-name="P8" draw:layer="layout" svg:width="13.653cm" svg:height="0.021cm" svg:x="5.739cm" svg:y="2.677cm" svg:viewBox="0 0 13654 22" draw:points="13654,12 13647,22 0,22 0,12 0,0 13647,0">
          <text:p/>
        </draw:polygon>
        <draw:polygon draw:style-name="gr13" draw:text-style-name="P6" draw:layer="layout" svg:width="4.127cm" svg:height="0.021cm" svg:x="1.612cm" svg:y="3.386cm" svg:viewBox="0 0 4128 22" draw:points="4128,12 4128,22 10,22 0,12 10,0 4128,0">
          <text:p/>
        </draw:polygon>
        <draw:polygon draw:style-name="gr13" draw:text-style-name="P6" draw:layer="layout" svg:width="13.653cm" svg:height="0.021cm" svg:x="5.739cm" svg:y="3.386cm" svg:viewBox="0 0 13654 22" draw:points="13654,12 13647,22 0,22 0,12 0,0 13647,0">
          <text:p/>
        </draw:polygon>
        <draw:polygon draw:style-name="gr13" draw:text-style-name="P6" draw:layer="layout" svg:width="4.127cm" svg:height="0.021cm" svg:x="1.612cm" svg:y="4.099cm" svg:viewBox="0 0 4128 22" draw:points="4128,11 4128,22 10,22 0,11 10,0 4128,0">
          <text:p/>
        </draw:polygon>
        <draw:polygon draw:style-name="gr13" draw:text-style-name="P6" draw:layer="layout" svg:width="13.653cm" svg:height="0.021cm" svg:x="5.739cm" svg:y="4.099cm" svg:viewBox="0 0 13654 22" draw:points="13654,11 13647,22 0,22 0,11 0,0 13647,0">
          <text:p/>
        </draw:polygon>
        <draw:polygon draw:style-name="gr13" draw:text-style-name="P6" draw:layer="layout" svg:width="4.127cm" svg:height="0.021cm" svg:x="1.612cm" svg:y="4.808cm" svg:viewBox="0 0 4128 22" draw:points="4128,10 4128,22 10,22 0,10 10,0 4128,0">
          <text:p/>
        </draw:polygon>
        <draw:polygon draw:style-name="gr13" draw:text-style-name="P6" draw:layer="layout" svg:width="13.653cm" svg:height="0.021cm" svg:x="5.739cm" svg:y="4.808cm" svg:viewBox="0 0 13654 22" draw:points="13654,10 13647,22 0,22 0,10 0,0 13647,0">
          <text:p/>
        </draw:polygon>
        <draw:polygon draw:style-name="gr26" draw:text-style-name="P9" draw:layer="layout" svg:width="4.134cm" svg:height="0.022cm" svg:x="1.605cm" svg:y="5.52cm" svg:viewBox="0 0 4135 23" draw:points="4135,11 4135,23 0,23 7,11 17,0 4135,0">
          <text:p/>
        </draw:polygon>
        <draw:polygon draw:style-name="gr26" draw:text-style-name="P9" draw:layer="layout" svg:width="13.663cm" svg:height="0.022cm" svg:x="5.739cm" svg:y="5.52cm" svg:viewBox="0 0 13664 23" draw:points="13654,11 13664,23 0,23 0,11 0,0 13647,0">
          <text:p/>
        </draw:polygon>
        <draw:polygon draw:style-name="gr25" draw:text-style-name="P8" draw:layer="layout" svg:width="0.017cm" svg:height="1.369cm" svg:x="1.605cm" svg:y="1.329cm" svg:viewBox="0 0 18 1370" draw:points="8,11 18,22 18,1349 8,1360 0,1370 0,0">
          <text:p/>
        </draw:polygon>
        <draw:polygon draw:style-name="gr13" draw:text-style-name="P6" draw:layer="layout" svg:width="0.017cm" svg:height="0.73cm" svg:x="1.605cm" svg:y="2.677cm" svg:viewBox="0 0 18 731" draw:points="8,11 18,21 18,710 8,721 0,731 0,0">
          <text:p/>
        </draw:polygon>
        <draw:polygon draw:style-name="gr13" draw:text-style-name="P6" draw:layer="layout" svg:width="0.017cm" svg:height="0.734cm" svg:x="1.605cm" svg:y="3.386cm" svg:viewBox="0 0 18 735" draw:points="8,11 18,21 18,714 8,724 0,735 0,0">
          <text:p/>
        </draw:polygon>
        <draw:polygon draw:style-name="gr13" draw:text-style-name="P6" draw:layer="layout" svg:width="0.017cm" svg:height="0.73cm" svg:x="1.605cm" svg:y="4.099cm" svg:viewBox="0 0 18 731" draw:points="8,10 18,21 18,710 8,720 0,731 0,0">
          <text:p/>
        </draw:polygon>
        <draw:polygon draw:style-name="gr13" draw:text-style-name="P6" draw:layer="layout" svg:width="0.017cm" svg:height="0.734cm" svg:x="1.605cm" svg:y="4.808cm" svg:viewBox="0 0 18 735" draw:points="8,10 18,21 18,713 8,724 0,735 0,0">
          <text:p/>
        </draw:polygon>
        <draw:polygon draw:style-name="gr25" draw:text-style-name="P8" draw:layer="layout" svg:width="0.017cm" svg:height="1.369cm" svg:x="19.385cm" svg:y="1.329cm" svg:viewBox="0 0 18 1370" draw:points="8,11 18,0 18,1370 8,1360 0,1349 0,22">
          <text:p/>
        </draw:polygon>
        <draw:polygon draw:style-name="gr13" draw:text-style-name="P6" draw:layer="layout" svg:width="0.017cm" svg:height="0.73cm" svg:x="19.385cm" svg:y="2.677cm" svg:viewBox="0 0 18 731" draw:points="8,11 18,0 18,731 8,721 0,710 0,21">
          <text:p/>
        </draw:polygon>
        <draw:polygon draw:style-name="gr13" draw:text-style-name="P6" draw:layer="layout" svg:width="0.017cm" svg:height="0.734cm" svg:x="19.385cm" svg:y="3.386cm" svg:viewBox="0 0 18 735" draw:points="8,11 18,0 18,735 8,724 0,714 0,21">
          <text:p/>
        </draw:polygon>
        <draw:polygon draw:style-name="gr13" draw:text-style-name="P6" draw:layer="layout" svg:width="0.017cm" svg:height="0.73cm" svg:x="19.385cm" svg:y="4.099cm" svg:viewBox="0 0 18 731" draw:points="8,10 18,0 18,731 8,720 0,710 0,21">
          <text:p/>
        </draw:polygon>
        <draw:polygon draw:style-name="gr13" draw:text-style-name="P6" draw:layer="layout" svg:width="0.017cm" svg:height="0.734cm" svg:x="19.385cm" svg:y="4.808cm" svg:viewBox="0 0 18 735" draw:points="8,10 18,0 18,735 8,724 0,713 0,21">
          <text:p/>
        </draw:polygon>
        <draw:frame draw:style-name="gr2" draw:text-style-name="P3" draw:layer="layout" svg:width="5.92cm" svg:height="0.331cm" svg:x="1.274cm" svg:y="1.001cm">
          <draw:text-box>
            <text:p text:style-name="P2"><text:span text:style-name="T1">UTREC Ethical Application Form (Human) </text:span></text:p>
          </draw:text-box>
        </draw:frame>
        <draw:frame draw:style-name="gr71" draw:text-style-name="P4" draw:layer="layout" svg:width="17.058cm" svg:height="0.395cm" svg:x="1.767cm" svg:y="1.385cm">
          <draw:text-box>
            <text:p text:style-name="P2"><text:span text:style-name="T2">If ethical approval has been obtained from the University of St Andrews for research so similar to this </text:span></text:p>
          </draw:text-box>
        </draw:frame>
        <draw:frame draw:style-name="gr72" draw:text-style-name="P4" draw:layer="layout" svg:width="16.846cm" svg:height="0.395cm" svg:x="1.767cm" svg:y="1.79cm">
          <draw:text-box>
            <text:p text:style-name="P2"><text:span text:style-name="T2">project that a new review process may not be required, please give details of the application and the </text:span></text:p>
          </draw:text-box>
        </draw:frame>
        <draw:frame draw:style-name="gr73" draw:text-style-name="P4" draw:layer="layout" svg:width="3.325cm" svg:height="0.395cm" svg:x="1.767cm" svg:y="2.196cm">
          <draw:text-box>
            <text:p text:style-name="P2"><text:span text:style-name="T2">date of its approval.</text:span></text:p>
          </draw:text-box>
        </draw:frame>
        <draw:frame draw:style-name="gr74" draw:text-style-name="P4" draw:layer="layout" svg:width="2.419cm" svg:height="0.395cm" svg:x="1.767cm" svg:y="2.849cm">
          <draw:text-box>
            <text:p text:style-name="P2"><text:span text:style-name="T3">Approval Code:</text:span></text:p>
          </draw:text-box>
        </draw:frame>
        <draw:frame draw:style-name="gr75" draw:text-style-name="P4" draw:layer="layout" svg:width="2.44cm" svg:height="0.395cm" svg:x="1.767cm" svg:y="3.561cm">
          <draw:text-box>
            <text:p text:style-name="P2"><text:span text:style-name="T3">Date Approved:</text:span></text:p>
          </draw:text-box>
        </draw:frame>
        <draw:frame draw:style-name="gr17" draw:text-style-name="P4" draw:layer="layout" svg:width="1.949cm" svg:height="0.395cm" svg:x="1.767cm" svg:y="4.27cm">
          <draw:text-box>
            <text:p text:style-name="P2"><text:span text:style-name="T3">Project Title:</text:span></text:p>
          </draw:text-box>
        </draw:frame>
        <draw:polygon draw:style-name="gr76" draw:text-style-name="P17" draw:layer="layout" svg:width="17.833cm" svg:height="0.056cm" svg:x="1.587cm" svg:y="5.863cm" svg:viewBox="0 0 17834 57" draw:points="17806,28 17781,57 53,57 25,28 0,0 17834,0">
          <text:p/>
        </draw:polygon>
        <draw:polygon draw:style-name="gr76" draw:text-style-name="P17" draw:layer="layout" svg:width="5.397cm" svg:height="0.056cm" svg:x="1.612cm" svg:y="6.84cm" svg:viewBox="0 0 5398 57" draw:points="5398,29 5398,57 10,57 0,29 28,0 5398,0">
          <text:p/>
        </draw:polygon>
        <draw:polygon draw:style-name="gr76" draw:text-style-name="P17" draw:layer="layout" svg:width="12.383cm" svg:height="0.056cm" svg:x="7.009cm" svg:y="6.84cm" svg:viewBox="0 0 12384 57" draw:points="12384,29 12377,57 0,57 0,29 0,0 12359,0">
          <text:p/>
        </draw:polygon>
        <draw:polygon draw:style-name="gr26" draw:text-style-name="P9" draw:layer="layout" svg:width="4.445cm" svg:height="0.021cm" svg:x="1.612cm" svg:y="10.414cm" svg:viewBox="0 0 4446 22" draw:points="4446,10 4446,22 10,22 0,10 10,0 4446,0">
          <text:p/>
        </draw:polygon>
        <draw:polygon draw:style-name="gr26" draw:text-style-name="P9" draw:layer="layout" svg:width="13.335cm" svg:height="0.021cm" svg:x="6.057cm" svg:y="10.414cm" svg:viewBox="0 0 13336 22" draw:points="13336,10 13329,22 0,22 0,10 0,0 13329,0">
          <text:p/>
        </draw:polygon>
        <draw:polygon draw:style-name="gr26" draw:text-style-name="P9" draw:layer="layout" svg:width="12.075cm" svg:height="0.021cm" svg:x="1.612cm" svg:y="12.918cm" svg:viewBox="0 0 12076 22" draw:points="12066,12 12059,22 10,22 0,12 10,0 12076,0">
          <text:p/>
        </draw:polygon>
        <draw:polygon draw:style-name="gr26" draw:text-style-name="P9" draw:layer="layout" svg:width="5.722cm" svg:height="0.021cm" svg:x="13.67cm" svg:y="12.918cm" svg:viewBox="0 0 5723 22" draw:points="5723,12 5716,22 17,22 7,12 0,0 5716,0">
          <text:p/>
        </draw:polygon>
        <draw:polygon draw:style-name="gr1" draw:text-style-name="P1" draw:layer="layout" svg:width="5.408cm" svg:height="0.021cm" svg:x="1.612cm" svg:y="14.545cm" svg:viewBox="0 0 5409 22" draw:points="5398,10 5391,22 10,22 0,10 10,0 5409,0">
          <text:p/>
        </draw:polygon>
        <draw:polygon draw:style-name="gr1" draw:text-style-name="P1" draw:layer="layout" svg:width="6.685cm" svg:height="0.021cm" svg:x="7.002cm" svg:y="14.545cm" svg:viewBox="0 0 6686 22" draw:points="6676,10 6686,22 18,22 7,10 0,0 6669,0">
          <text:p/>
        </draw:polygon>
        <draw:polygon draw:style-name="gr1" draw:text-style-name="P1" draw:layer="layout" svg:width="5.722cm" svg:height="0.021cm" svg:x="13.67cm" svg:y="14.545cm" svg:viewBox="0 0 5723 22" draw:points="5723,10 5716,22 0,22 7,10 17,0 5716,0">
          <text:p/>
        </draw:polygon>
        <draw:polygon draw:style-name="gr1" draw:text-style-name="P1" draw:layer="layout" svg:width="5.408cm" svg:height="0.021cm" svg:x="1.612cm" svg:y="15.712cm" svg:viewBox="0 0 5409 22" draw:points="5398,12 5409,22 10,22 0,12 10,0 5391,0">
          <text:p/>
        </draw:polygon>
        <draw:polygon draw:style-name="gr26" draw:text-style-name="P9" draw:layer="layout" svg:width="6.685cm" svg:height="0.021cm" svg:x="7.002cm" svg:y="15.712cm" svg:viewBox="0 0 6686 22" draw:points="6676,12 6669,22 0,22 7,12 18,0 6686,0">
          <text:p/>
        </draw:polygon>
        <draw:polygon draw:style-name="gr26" draw:text-style-name="P9" draw:layer="layout" svg:width="5.722cm" svg:height="0.021cm" svg:x="13.67cm" svg:y="15.712cm" svg:viewBox="0 0 5723 22" draw:points="5723,12 5716,22 17,22 7,12 0,0 5716,0">
          <text:p/>
        </draw:polygon>
        <draw:polygon draw:style-name="gr1" draw:text-style-name="P1" draw:layer="layout" svg:width="12.065cm" svg:height="0.021cm" svg:x="1.612cm" svg:y="17.48cm" svg:viewBox="0 0 12066 22" draw:points="12066,11 12059,22 10,22 0,11 10,0 12059,0">
          <text:p/>
        </draw:polygon>
        <draw:polygon draw:style-name="gr1" draw:text-style-name="P1" draw:layer="layout" svg:width="5.715cm" svg:height="0.021cm" svg:x="13.677cm" svg:y="17.48cm" svg:viewBox="0 0 5716 22" draw:points="5716,11 5709,22 10,22 0,11 10,0 5709,0">
          <text:p/>
        </draw:polygon>
        <draw:polygon draw:style-name="gr1" draw:text-style-name="P1" draw:layer="layout" svg:width="5.408cm" svg:height="0.022cm" svg:x="1.612cm" svg:y="19.536cm" svg:viewBox="0 0 5409 23" draw:points="5398,12 5391,23 10,23 0,12 10,0 5409,0">
          <text:p/>
        </draw:polygon>
        <draw:polygon draw:style-name="gr1" draw:text-style-name="P1" draw:layer="layout" svg:width="6.685cm" svg:height="0.022cm" svg:x="7.002cm" svg:y="19.536cm" svg:viewBox="0 0 6686 23" draw:points="6676,12 6686,23 18,23 7,12 0,0 6669,0">
          <text:p/>
        </draw:polygon>
        <draw:polygon draw:style-name="gr1" draw:text-style-name="P1" draw:layer="layout" svg:width="5.722cm" svg:height="0.022cm" svg:x="13.67cm" svg:y="19.536cm" svg:viewBox="0 0 5723 23" draw:points="5723,12 5716,23 0,23 7,12 17,0 5716,0">
          <text:p/>
        </draw:polygon>
        <draw:polygon draw:style-name="gr1" draw:text-style-name="P1" draw:layer="layout" svg:width="5.408cm" svg:height="0.021cm" svg:x="1.612cm" svg:y="21.064cm" svg:viewBox="0 0 5409 22" draw:points="5398,11 5409,22 10,22 0,11 10,0 5391,0">
          <text:p/>
        </draw:polygon>
        <draw:polygon draw:style-name="gr26" draw:text-style-name="P9" draw:layer="layout" svg:width="6.685cm" svg:height="0.021cm" svg:x="7.002cm" svg:y="21.064cm" svg:viewBox="0 0 6686 22" draw:points="6676,11 6669,22 0,22 7,11 18,0 6686,0">
          <text:p/>
        </draw:polygon>
        <draw:polygon draw:style-name="gr26" draw:text-style-name="P9" draw:layer="layout" svg:width="5.722cm" svg:height="0.021cm" svg:x="13.67cm" svg:y="21.064cm" svg:viewBox="0 0 5723 22" draw:points="5723,11 5716,22 17,22 7,11 0,0 5716,0">
          <text:p/>
        </draw:polygon>
        <draw:polygon draw:style-name="gr1" draw:text-style-name="P1" draw:layer="layout" svg:width="8.17cm" svg:height="0.021cm" svg:x="1.612cm" svg:y="23.142cm" svg:viewBox="0 0 8171 22" draw:points="8160,10 8153,22 10,22 0,10 10,0 8171,0">
          <text:p/>
        </draw:polygon>
        <draw:polygon draw:style-name="gr1" draw:text-style-name="P1" draw:layer="layout" svg:width="3.923cm" svg:height="0.021cm" svg:x="9.764cm" svg:y="23.142cm" svg:viewBox="0 0 3924 22" draw:points="3914,10 3924,22 18,22 7,10 0,0 3907,0">
          <text:p/>
        </draw:polygon>
        <draw:polygon draw:style-name="gr1" draw:text-style-name="P1" draw:layer="layout" svg:width="5.722cm" svg:height="0.021cm" svg:x="13.67cm" svg:y="23.142cm" svg:viewBox="0 0 5723 22" draw:points="5723,10 5716,22 0,22 7,10 17,0 5716,0">
          <text:p/>
        </draw:polygon>
        <draw:polygon draw:style-name="gr1" draw:text-style-name="P1" draw:layer="layout" svg:width="8.159cm" svg:height="0.021cm" svg:x="1.612cm" svg:y="24.669cm" svg:viewBox="0 0 8160 22" draw:points="8160,11 8153,22 10,22 0,11 10,0 8153,0">
          <text:p/>
        </draw:polygon>
        <draw:polygon draw:style-name="gr26" draw:text-style-name="P9" draw:layer="layout" svg:width="9.621cm" svg:height="0.021cm" svg:x="9.771cm" svg:y="24.669cm" svg:viewBox="0 0 9622 22" draw:points="9622,11 9615,22 11,22 0,11 11,0 9615,0">
          <text:p/>
        </draw:polygon>
        <draw:polygon draw:style-name="gr1" draw:text-style-name="P1" draw:layer="layout" svg:width="8.177cm" svg:height="0.021cm" svg:x="1.605cm" svg:y="25.985cm" svg:viewBox="0 0 8178 22" draw:points="8167,12 8178,22 0,22 7,12 17,0 8160,0">
          <text:p/>
        </draw:polygon>
        <draw:polygon draw:style-name="gr26" draw:text-style-name="P9" draw:layer="layout" svg:width="9.638cm" svg:height="0.021cm" svg:x="9.764cm" svg:y="25.985cm" svg:viewBox="0 0 9639 22" draw:points="9629,12 9639,22 0,22 7,12 18,0 9622,0">
          <text:p/>
        </draw:polygon>
        <draw:polygon draw:style-name="gr76" draw:text-style-name="P17" draw:layer="layout" svg:width="0.053cm" svg:height="1.033cm" svg:x="1.587cm" svg:y="5.863cm" svg:viewBox="0 0 54 1034" draw:points="25,28 54,56 54,978 25,1006 0,1034 0,0">
          <text:p/>
        </draw:polygon>
        <draw:polygon draw:style-name="gr13" draw:text-style-name="P6" draw:layer="layout" svg:width="0.017cm" svg:height="0.699cm" svg:x="1.605cm" svg:y="6.85cm" svg:viewBox="0 0 18 700" draw:points="8,18 18,46 18,700 8,700 0,700 0,0 4,0">
          <text:p/>
        </draw:polygon>
        <draw:polygon draw:style-name="gr13" draw:text-style-name="P6" draw:layer="layout" svg:width="0.017cm" svg:height="0.843cm" svg:x="1.605cm" svg:y="7.549cm" svg:viewBox="0 0 18 844" draw:points="0,0 18,0 18,844 0,844">
          <text:p/>
        </draw:polygon>
        <draw:polygon draw:style-name="gr13" draw:text-style-name="P6" draw:layer="layout" svg:width="0.017cm" svg:height="1.33cm" svg:x="1.605cm" svg:y="9.105cm" svg:viewBox="0 0 18 1331" draw:points="8,0 18,0 18,1310 8,1320 0,1331 0,0">
          <text:p/>
        </draw:polygon>
        <draw:polygon draw:style-name="gr26" draw:text-style-name="P9" draw:layer="layout" svg:width="0.017cm" svg:height="2.525cm" svg:x="1.605cm" svg:y="10.414cm" svg:viewBox="0 0 18 2526" draw:points="8,10 18,21 18,2505 8,2516 0,2526 0,0">
          <text:p/>
        </draw:polygon>
        <draw:polygon draw:style-name="gr1" draw:text-style-name="P1" draw:layer="layout" svg:width="0.017cm" svg:height="1.648cm" svg:x="1.605cm" svg:y="12.918cm" svg:viewBox="0 0 18 1649" draw:points="8,11 18,21 18,1628 8,1638 0,1649 0,0">
          <text:p/>
        </draw:polygon>
        <draw:polygon draw:style-name="gr1" draw:text-style-name="P1" draw:layer="layout" svg:width="0.017cm" svg:height="1.188cm" svg:x="1.605cm" svg:y="14.545cm" svg:viewBox="0 0 18 1189" draw:points="8,10 18,21 18,1168 8,1179 0,1189 0,0">
          <text:p/>
        </draw:polygon>
        <draw:polygon draw:style-name="gr1" draw:text-style-name="P1" draw:layer="layout" svg:width="0.017cm" svg:height="1.789cm" svg:x="1.605cm" svg:y="15.712cm" svg:viewBox="0 0 18 1790" draw:points="8,11 18,21 18,1769 8,1779 0,1790 0,0">
          <text:p/>
        </draw:polygon>
        <draw:polygon draw:style-name="gr1" draw:text-style-name="P1" draw:layer="layout" svg:width="0.017cm" svg:height="2.078cm" svg:x="1.605cm" svg:y="17.48cm" svg:viewBox="0 0 18 2079" draw:points="8,10 18,21 18,2057 8,2068 0,2079 0,0">
          <text:p/>
        </draw:polygon>
        <draw:polygon draw:style-name="gr1" draw:text-style-name="P1" draw:layer="layout" svg:width="0.017cm" svg:height="1.549cm" svg:x="1.605cm" svg:y="19.536cm" svg:viewBox="0 0 18 1550" draw:points="8,11 18,22 18,1529 8,1539 0,1550 0,0">
          <text:p/>
        </draw:polygon>
        <draw:polygon draw:style-name="gr1" draw:text-style-name="P1" draw:layer="layout" svg:width="0.017cm" svg:height="2.099cm" svg:x="1.605cm" svg:y="21.064cm" svg:viewBox="0 0 18 2100" draw:points="8,10 18,21 18,2079 8,2089 0,2100 0,0">
          <text:p/>
        </draw:polygon>
        <draw:polygon draw:style-name="gr1" draw:text-style-name="P1" draw:layer="layout" svg:width="0.017cm" svg:height="1.548cm" svg:x="1.605cm" svg:y="23.142cm" svg:viewBox="0 0 18 1549" draw:points="8,10 18,21 18,1528 8,1539 0,1549 0,0">
          <text:p/>
        </draw:polygon>
        <draw:polygon draw:style-name="gr1" draw:text-style-name="P1" draw:layer="layout" svg:width="0.017cm" svg:height="1.337cm" svg:x="1.605cm" svg:y="24.669cm" svg:viewBox="0 0 18 1338" draw:points="8,11 18,21 18,1317 8,1328 0,1338 0,0">
          <text:p/>
        </draw:polygon>
        <draw:polygon draw:style-name="gr26" draw:text-style-name="P9" draw:layer="layout" svg:width="0.018cm" svg:height="1.168cm" svg:x="7.002cm" svg:y="14.555cm" svg:viewBox="0 0 19 1169" draw:points="7,0 19,11 19,1158 7,1169 0,1158 0,11">
          <text:p/>
        </draw:polygon>
        <draw:polygon draw:style-name="gr26" draw:text-style-name="P9" draw:layer="layout" svg:width="0.018cm" svg:height="1.527cm" svg:x="7.002cm" svg:y="19.547cm" svg:viewBox="0 0 19 1528" draw:points="7,0 19,11 19,1518 7,1528 0,1518 0,11">
          <text:p/>
        </draw:polygon>
        <draw:polygon draw:style-name="gr26" draw:text-style-name="P9" draw:layer="layout" svg:width="0.018cm" svg:height="1.528cm" svg:x="9.764cm" svg:y="23.152cm" svg:viewBox="0 0 19 1529" draw:points="8,0 19,11 19,1518 8,1529 0,1518 0,11">
          <text:p/>
        </draw:polygon>
        <draw:polygon draw:style-name="gr26" draw:text-style-name="P9" draw:layer="layout" svg:width="0.018cm" svg:height="1.316cm" svg:x="9.764cm" svg:y="24.68cm" svg:viewBox="0 0 19 1317" draw:points="8,0 19,10 19,1306 8,1317 0,1306 0,10">
          <text:p/>
        </draw:polygon>
        <draw:polygon draw:style-name="gr1" draw:text-style-name="P1" draw:layer="layout" svg:width="0.018cm" svg:height="0.713cm" svg:x="12.396cm" svg:y="8.392cm" svg:viewBox="0 0 19 714" draw:points="0,0 19,0 19,714 0,714">
          <text:p/>
        </draw:polygon>
        <draw:polygon draw:style-name="gr1" draw:text-style-name="P1" draw:layer="layout" svg:width="0.017cm" svg:height="1.626cm" svg:x="13.67cm" svg:y="12.929cm" svg:viewBox="0 0 18 1627" draw:points="8,0 18,10 18,1617 8,1627 0,1617 0,10">
          <text:p/>
        </draw:polygon>
        <draw:polygon draw:style-name="gr1" draw:text-style-name="P1" draw:layer="layout" svg:width="0.017cm" svg:height="1.767cm" svg:x="13.67cm" svg:y="15.723cm" svg:viewBox="0 0 18 1768" draw:points="8,0 18,10 18,1758 8,1768 0,1758 0,10">
          <text:p/>
        </draw:polygon>
        <draw:polygon draw:style-name="gr1" draw:text-style-name="P1" draw:layer="layout" svg:width="0.017cm" svg:height="2.057cm" svg:x="13.67cm" svg:y="17.49cm" svg:viewBox="0 0 18 2058" draw:points="8,0 18,11 18,2047 8,2058 0,2047 0,11">
          <text:p/>
        </draw:polygon>
        <draw:polygon draw:style-name="gr1" draw:text-style-name="P1" draw:layer="layout" svg:width="0.017cm" svg:height="2.078cm" svg:x="13.67cm" svg:y="21.074cm" svg:viewBox="0 0 18 2079" draw:points="8,0 18,11 18,2069 8,2079 0,2069 0,11">
          <text:p/>
        </draw:polygon>
        <draw:polygon draw:style-name="gr76" draw:text-style-name="P17" draw:layer="layout" svg:width="0.053cm" svg:height="1.033cm" svg:x="19.367cm" svg:y="5.863cm" svg:viewBox="0 0 54 1034" draw:points="26,28 54,0 54,1034 26,1006 0,978 0,56">
          <text:p/>
        </draw:polygon>
        <draw:polygon draw:style-name="gr13" draw:text-style-name="P6" draw:layer="layout" svg:width="0.017cm" svg:height="0.699cm" svg:x="19.385cm" svg:y="6.85cm" svg:viewBox="0 0 18 700" draw:points="8,18 15,0 18,0 18,700 8,700 0,700 0,46">
          <text:p/>
        </draw:polygon>
        <draw:polygon draw:style-name="gr13" draw:text-style-name="P6" draw:layer="layout" svg:width="0.017cm" svg:height="0.843cm" svg:x="19.385cm" svg:y="7.549cm" svg:viewBox="0 0 18 844" draw:points="0,0 18,0 18,844 0,844">
          <text:p/>
        </draw:polygon>
        <draw:polygon draw:style-name="gr13" draw:text-style-name="P6" draw:layer="layout" svg:width="0.017cm" svg:height="1.33cm" svg:x="19.385cm" svg:y="9.105cm" svg:viewBox="0 0 18 1331" draw:points="8,0 18,0 18,1331 8,1320 0,1310 0,0">
          <text:p/>
        </draw:polygon>
        <draw:polygon draw:style-name="gr26" draw:text-style-name="P9" draw:layer="layout" svg:width="0.017cm" svg:height="2.525cm" svg:x="19.385cm" svg:y="10.414cm" svg:viewBox="0 0 18 2526" draw:points="8,10 18,0 18,2526 8,2516 0,2505 0,21">
          <text:p/>
        </draw:polygon>
        <draw:polygon draw:style-name="gr1" draw:text-style-name="P1" draw:layer="layout" svg:width="0.017cm" svg:height="1.648cm" svg:x="19.385cm" svg:y="12.918cm" svg:viewBox="0 0 18 1649" draw:points="8,11 18,0 18,1649 8,1638 0,1628 0,21">
          <text:p/>
        </draw:polygon>
        <draw:polygon draw:style-name="gr26" draw:text-style-name="P9" draw:layer="layout" svg:width="0.017cm" svg:height="1.188cm" svg:x="19.385cm" svg:y="14.545cm" svg:viewBox="0 0 18 1189" draw:points="8,10 18,0 18,1189 8,1179 0,1168 0,21">
          <text:p/>
        </draw:polygon>
        <draw:polygon draw:style-name="gr1" draw:text-style-name="P1" draw:layer="layout" svg:width="0.017cm" svg:height="1.789cm" svg:x="19.385cm" svg:y="15.712cm" svg:viewBox="0 0 18 1790" draw:points="8,11 18,0 18,1790 8,1779 0,1769 0,21">
          <text:p/>
        </draw:polygon>
        <draw:polygon draw:style-name="gr1" draw:text-style-name="P1" draw:layer="layout" svg:width="0.017cm" svg:height="2.078cm" svg:x="19.385cm" svg:y="17.48cm" svg:viewBox="0 0 18 2079" draw:points="8,10 18,0 18,2079 8,2068 0,2057 0,21">
          <text:p/>
        </draw:polygon>
        <draw:polygon draw:style-name="gr26" draw:text-style-name="P9" draw:layer="layout" svg:width="0.017cm" svg:height="1.549cm" svg:x="19.385cm" svg:y="19.536cm" svg:viewBox="0 0 18 1550" draw:points="8,11 18,0 18,1550 8,1539 0,1529 0,22">
          <text:p/>
        </draw:polygon>
        <draw:polygon draw:style-name="gr1" draw:text-style-name="P1" draw:layer="layout" svg:width="0.017cm" svg:height="2.099cm" svg:x="19.385cm" svg:y="21.064cm" svg:viewBox="0 0 18 2100" draw:points="8,10 18,0 18,2100 8,2089 0,2079 0,21">
          <text:p/>
        </draw:polygon>
        <draw:polygon draw:style-name="gr26" draw:text-style-name="P9" draw:layer="layout" svg:width="0.017cm" svg:height="1.548cm" svg:x="19.385cm" svg:y="23.142cm" svg:viewBox="0 0 18 1549" draw:points="8,10 18,0 18,1549 8,1539 0,1528 0,21">
          <text:p/>
        </draw:polygon>
        <draw:polygon draw:style-name="gr26" draw:text-style-name="P9" draw:layer="layout" svg:width="0.017cm" svg:height="1.337cm" svg:x="19.385cm" svg:y="24.669cm" svg:viewBox="0 0 18 1338" draw:points="8,11 18,0 18,1338 8,1328 0,1317 0,21">
          <text:p/>
        </draw:polygon>
        <draw:frame draw:style-name="gr77" draw:text-style-name="P4" draw:layer="layout" svg:width="3.545cm" svg:height="0.395cm" svg:x="1.767cm" svg:y="4.983cm">
          <draw:text-box>
            <text:p text:style-name="P2"><text:span text:style-name="T3">Researchers Name(s):</text:span></text:p>
          </draw:text-box>
        </draw:frame>
        <draw:frame draw:style-name="gr78" draw:text-style-name="P4" draw:layer="layout" svg:width="4.553cm" svg:height="0.395cm" svg:x="1.767cm" svg:y="6.186cm">
          <draw:text-box>
            <text:p text:style-name="P2"><text:span text:style-name="T2">RESEARCH INFORMATION</text:span></text:p>
          </draw:text-box>
        </draw:frame>
        <draw:frame draw:style-name="gr79" draw:text-style-name="P4" draw:layer="layout" svg:width="4.113cm" svg:height="0.395cm" svg:x="1.767cm" svg:y="7.029cm">
          <draw:text-box>
            <text:p text:style-name="P2"><text:span text:style-name="T3">1. Estimated Start Date: <text:s text:c="3"/></text:span></text:p>
          </draw:text-box>
        </draw:frame>
        <draw:frame draw:style-name="gr80" draw:text-style-name="P3" draw:layer="layout" svg:width="5.874cm" svg:height="0.319cm" svg:x="7.165cm" svg:y="7.068cm">
          <draw:text-box>
            <text:p text:style-name="P2"><text:span text:style-name="T21">Week 2 of the semester the module is running.</text:span></text:p>
          </draw:text-box>
        </draw:frame>
        <draw:frame draw:style-name="gr81" draw:text-style-name="P4" draw:layer="layout" svg:width="5.048cm" svg:height="0.395cm" svg:x="1.767cm" svg:y="7.781cm">
          <draw:text-box>
            <text:p text:style-name="P2"><text:span text:style-name="T3">2. Estimated Duration of Project:</text:span></text:p>
          </draw:text-box>
        </draw:frame>
        <draw:frame draw:style-name="gr82" draw:text-style-name="P4" draw:layer="layout" svg:width="10.031cm" svg:height="0.395cm" svg:x="7.165cm" svg:y="7.781cm">
          <draw:text-box>
            <text:p text:style-name="P2"><text:span text:style-name="T3">S1 and S2 for Honours Projects, Summer term for MSc Projects.</text:span></text:p>
          </draw:text-box>
        </draw:frame>
        <draw:polygon draw:style-name="gr1" draw:text-style-name="P1" draw:layer="layout" svg:width="1.073cm" svg:height="0.021cm" svg:x="15.211cm" svg:y="8.526cm" svg:viewBox="0 0 1074 22" draw:points="1063,12 1056,22 18,22 7,12 0,0 1074,0">
          <text:p/>
        </draw:polygon>
        <draw:polygon draw:style-name="gr1" draw:text-style-name="P1" draw:layer="layout" svg:width="0.868cm" svg:height="0.021cm" svg:x="16.266cm" svg:y="8.526cm" svg:viewBox="0 0 869 22" draw:points="858,12 851,22 18,22 7,12 0,0 869,0">
          <text:p/>
        </draw:polygon>
        <draw:polygon draw:style-name="gr1" draw:text-style-name="P1" draw:layer="layout" svg:width="1.288cm" svg:height="0.021cm" svg:x="17.116cm" svg:y="8.526cm" svg:viewBox="0 0 1289 22" draw:points="1278,12 1271,22 18,22 7,12 0,0 1289,0">
          <text:p/>
        </draw:polygon>
        <draw:polygon draw:style-name="gr1" draw:text-style-name="P1" draw:layer="layout" svg:width="0.865cm" svg:height="0.021cm" svg:x="18.386cm" svg:y="8.526cm" svg:viewBox="0 0 866 22" draw:points="855,12 848,22 18,22 7,12 0,0 866,0">
          <text:p/>
        </draw:polygon>
        <draw:polygon draw:style-name="gr1" draw:text-style-name="P1" draw:layer="layout" svg:width="1.073cm" svg:height="0.022cm" svg:x="15.211cm" svg:y="8.949cm" svg:viewBox="0 0 1074 23" draw:points="1063,12 1074,23 0,23 7,12 18,0 1056,0">
          <text:p/>
        </draw:polygon>
        <draw:polygon draw:style-name="gr1" draw:text-style-name="P1" draw:layer="layout" svg:width="0.868cm" svg:height="0.022cm" svg:x="16.266cm" svg:y="8.949cm" svg:viewBox="0 0 869 23" draw:points="858,12 869,23 0,23 7,12 18,0 851,0">
          <text:p/>
        </draw:polygon>
        <draw:polygon draw:style-name="gr1" draw:text-style-name="P1" draw:layer="layout" svg:width="1.288cm" svg:height="0.022cm" svg:x="17.116cm" svg:y="8.949cm" svg:viewBox="0 0 1289 23" draw:points="1278,12 1289,23 0,23 7,12 18,0 1271,0">
          <text:p/>
        </draw:polygon>
        <draw:polygon draw:style-name="gr1" draw:text-style-name="P1" draw:layer="layout" svg:width="0.865cm" svg:height="0.022cm" svg:x="18.386cm" svg:y="8.949cm" svg:viewBox="0 0 866 23" draw:points="855,12 866,23 0,23 7,12 18,0 848,0">
          <text:p/>
        </draw:polygon>
        <draw:polygon draw:style-name="gr1" draw:text-style-name="P1" draw:layer="layout" svg:width="0.018cm" svg:height="0.445cm" svg:x="15.211cm" svg:y="8.526cm" svg:viewBox="0 0 19 446" draw:points="7,11 19,21 19,424 7,435 0,446 0,0">
          <text:p/>
        </draw:polygon>
        <draw:polygon draw:style-name="gr1" draw:text-style-name="P1" draw:layer="layout" svg:width="0.018cm" svg:height="0.423cm" svg:x="16.266cm" svg:y="8.537cm" svg:viewBox="0 0 19 424" draw:points="7,0 19,10 19,413 7,424 0,413 0,10">
          <text:p/>
        </draw:polygon>
        <draw:polygon draw:style-name="gr1" draw:text-style-name="P1" draw:layer="layout" svg:width="0.018cm" svg:height="0.423cm" svg:x="17.116cm" svg:y="8.537cm" svg:viewBox="0 0 19 424" draw:points="7,0 19,10 19,413 7,424 0,413 0,10">
          <text:p/>
        </draw:polygon>
        <draw:polygon draw:style-name="gr1" draw:text-style-name="P1" draw:layer="layout" svg:width="0.018cm" svg:height="0.423cm" svg:x="18.386cm" svg:y="8.537cm" svg:viewBox="0 0 19 424" draw:points="7,0 19,10 19,413 7,424 0,413 0,10">
          <text:p/>
        </draw:polygon>
        <draw:polygon draw:style-name="gr1" draw:text-style-name="P1" draw:layer="layout" svg:width="0.018cm" svg:height="0.445cm" svg:x="19.233cm" svg:y="8.526cm" svg:viewBox="0 0 19 446" draw:points="8,11 19,0 19,446 8,435 0,424 0,21">
          <text:p/>
        </draw:polygon>
        <draw:frame draw:style-name="gr83" draw:text-style-name="P4" draw:layer="layout" svg:width="9.616cm" svg:height="0.395cm" svg:x="1.767cm" svg:y="8.557cm">
          <draw:text-box>
            <text:p text:style-name="P2"><text:span text:style-name="T3">3. Is this research funded by any external sponsor or agency?</text:span></text:p>
          </draw:text-box>
        </draw:frame>
        <draw:polygon draw:style-name="gr5" draw:text-style-name="P5" draw:layer="layout" svg:width="0.293cm" svg:height="0.293cm" svg:x="16.552cm" svg:y="8.597cm" svg:viewBox="0 0 294 294" draw:points="0,294 294,294 294,0 0,0">
          <text:p/>
        </draw:polygon>
        <draw:frame draw:style-name="gr84" draw:text-style-name="P4" draw:layer="layout" svg:width="0.701cm" svg:height="0.395cm" svg:x="15.494cm" svg:y="8.557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2cm" svg:height="0.293cm" svg:x="18.669cm" svg:y="8.597cm" svg:viewBox="0 0 293 294" draw:points="0,294 293,294 293,0 0,0">
          <text:p/>
        </draw:polygon>
        <draw:line draw:style-name="gr5" draw:text-style-name="P5" draw:layer="layout" svg:x1="18.669cm" svg:y1="8.597cm" svg:x2="18.962cm" svg:y2="8.891cm">
          <text:p/>
        </draw:line>
        <draw:line draw:style-name="gr5" draw:text-style-name="P5" draw:layer="layout" svg:x1="18.962cm" svg:y1="8.597cm" svg:x2="18.669cm" svg:y2="8.891cm">
          <text:p/>
        </draw:line>
        <draw:frame draw:style-name="gr85" draw:text-style-name="P4" draw:layer="layout" svg:width="0.531cm" svg:height="0.395cm" svg:x="17.498cm" svg:y="8.557cm">
          <draw:text-box>
            <text:p text:style-name="P2"><text:span text:style-name="T2">NO</text:span></text:p>
          </draw:text-box>
        </draw:frame>
        <draw:frame draw:style-name="gr86" draw:text-style-name="P4" draw:layer="layout" svg:width="4.07cm" svg:height="0.395cm" svg:x="1.767cm" svg:y="9.569cm">
          <draw:text-box>
            <text:p text:style-name="P2"><text:span text:style-name="T3">If YES please give details:</text:span></text:p>
          </draw:text-box>
        </draw:frame>
        <draw:frame draw:style-name="gr87" draw:text-style-name="P4" draw:layer="layout" svg:width="15.873cm" svg:height="0.395cm" svg:x="2.551cm" svg:y="10.673cm">
          <draw:text-box>
            <text:p text:style-name="P2"><text:span text:style-name="T22">For projects funded by ESRC please be aware of the Ethical and Legal Considerations found at</text:span></text:p>
          </draw:text-box>
        </draw:frame>
        <draw:line draw:style-name="gr55" draw:text-style-name="P5" draw:layer="layout" svg:x1="6.561cm" svg:y1="11.43cm" svg:x2="14.446cm" svg:y2="11.43cm">
          <text:p/>
        </draw:line>
        <draw:frame draw:style-name="gr88" draw:text-style-name="P4" draw:layer="layout" svg:width="7.88cm" svg:height="0.395cm" svg:x="6.562cm" svg:y="11.079cm">
          <draw:text-box>
            <text:p text:style-name="P2"><text:span text:style-name="T23">http://www.esds.ac.uk/aandp/create/ethical.asp</text:span></text:p>
          </draw:text-box>
        </draw:frame>
        <draw:frame draw:style-name="gr89" draw:text-style-name="P4" draw:layer="layout" svg:width="17.384cm" svg:height="0.395cm" svg:x="1.796cm" svg:y="11.89cm">
          <draw:text-box>
            <text:p text:style-name="P2"><text:span text:style-name="T22">ESRC Funded Studentships (postgraduate Students) please be aware of the requirements as outlined at</text:span></text:p>
          </draw:text-box>
        </draw:frame>
        <draw:frame draw:style-name="gr90" draw:text-style-name="P4" draw:layer="layout" svg:width="15.725cm" svg:height="0.395cm" svg:x="2.618cm" svg:y="12.296cm">
          <draw:text-box>
            <text:p text:style-name="P2"><text:span text:style-name="T22">(in particular in relation to Submission of data to the Economic and Social Data Service, ESDS</text:span></text:p>
          </draw:text-box>
        </draw:frame>
        <draw:frame draw:style-name="gr91" draw:text-style-name="P4" draw:layer="layout" svg:width="10.814cm" svg:height="0.395cm" svg:x="1.767cm" svg:y="13.143cm">
          <draw:text-box>
            <text:p text:style-name="P2"><text:span text:style-name="T3">4. Does this research entail collaboration with researchers from other </text:span></text:p>
          </draw:text-box>
        </draw:frame>
        <draw:polygon draw:style-name="gr1" draw:text-style-name="P1" draw:layer="layout" svg:width="1.073cm" svg:height="0.021cm" svg:x="15.211cm" svg:y="13.518cm" svg:viewBox="0 0 1074 22" draw:points="1063,11 1056,22 18,22 7,11 0,0 1074,0">
          <text:p/>
        </draw:polygon>
        <draw:polygon draw:style-name="gr1" draw:text-style-name="P1" draw:layer="layout" svg:width="0.868cm" svg:height="0.021cm" svg:x="16.266cm" svg:y="13.518cm" svg:viewBox="0 0 869 22" draw:points="858,11 851,22 18,22 7,11 0,0 869,0">
          <text:p/>
        </draw:polygon>
        <draw:polygon draw:style-name="gr1" draw:text-style-name="P1" draw:layer="layout" svg:width="1.288cm" svg:height="0.021cm" svg:x="17.116cm" svg:y="13.518cm" svg:viewBox="0 0 1289 22" draw:points="1278,11 1271,22 18,22 7,11 0,0 1289,0">
          <text:p/>
        </draw:polygon>
        <draw:polygon draw:style-name="gr1" draw:text-style-name="P1" draw:layer="layout" svg:width="0.865cm" svg:height="0.021cm" svg:x="18.386cm" svg:y="13.518cm" svg:viewBox="0 0 866 22" draw:points="855,11 848,22 18,22 7,11 0,0 866,0">
          <text:p/>
        </draw:polygon>
        <draw:polygon draw:style-name="gr1" draw:text-style-name="P1" draw:layer="layout" svg:width="1.073cm" svg:height="0.021cm" svg:x="15.211cm" svg:y="13.941cm" svg:viewBox="0 0 1074 22" draw:points="1063,11 1074,22 0,22 7,11 18,0 1056,0">
          <text:p/>
        </draw:polygon>
        <draw:polygon draw:style-name="gr1" draw:text-style-name="P1" draw:layer="layout" svg:width="0.868cm" svg:height="0.021cm" svg:x="16.266cm" svg:y="13.941cm" svg:viewBox="0 0 869 22" draw:points="858,11 869,22 0,22 7,11 18,0 851,0">
          <text:p/>
        </draw:polygon>
        <draw:polygon draw:style-name="gr1" draw:text-style-name="P1" draw:layer="layout" svg:width="1.288cm" svg:height="0.021cm" svg:x="17.116cm" svg:y="13.941cm" svg:viewBox="0 0 1289 22" draw:points="1278,11 1289,22 0,22 7,11 18,0 1271,0">
          <text:p/>
        </draw:polygon>
        <draw:polygon draw:style-name="gr1" draw:text-style-name="P1" draw:layer="layout" svg:width="0.865cm" svg:height="0.021cm" svg:x="18.386cm" svg:y="13.941cm" svg:viewBox="0 0 866 22" draw:points="855,11 866,22 0,22 7,11 18,0 848,0">
          <text:p/>
        </draw:polygon>
        <draw:polygon draw:style-name="gr1" draw:text-style-name="P1" draw:layer="layout" svg:width="0.018cm" svg:height="0.444cm" svg:x="15.211cm" svg:y="13.518cm" svg:viewBox="0 0 19 445" draw:points="7,11 19,21 19,424 7,435 0,445 0,0">
          <text:p/>
        </draw:polygon>
        <draw:polygon draw:style-name="gr1" draw:text-style-name="P1" draw:layer="layout" svg:width="0.018cm" svg:height="0.423cm" svg:x="16.266cm" svg:y="13.529cm" svg:viewBox="0 0 19 424" draw:points="7,0 19,10 19,413 7,424 0,413 0,10">
          <text:p/>
        </draw:polygon>
        <draw:polygon draw:style-name="gr1" draw:text-style-name="P1" draw:layer="layout" svg:width="0.018cm" svg:height="0.423cm" svg:x="17.116cm" svg:y="13.529cm" svg:viewBox="0 0 19 424" draw:points="7,0 19,10 19,413 7,424 0,413 0,10">
          <text:p/>
        </draw:polygon>
        <draw:polygon draw:style-name="gr1" draw:text-style-name="P1" draw:layer="layout" svg:width="0.018cm" svg:height="0.423cm" svg:x="18.386cm" svg:y="13.529cm" svg:viewBox="0 0 19 424" draw:points="7,0 19,10 19,413 7,424 0,413 0,10">
          <text:p/>
        </draw:polygon>
        <draw:polygon draw:style-name="gr1" draw:text-style-name="P1" draw:layer="layout" svg:width="0.018cm" svg:height="0.444cm" svg:x="19.233cm" svg:y="13.518cm" svg:viewBox="0 0 19 445" draw:points="8,11 19,0 19,445 8,435 0,424 0,21">
          <text:p/>
        </draw:polygon>
        <draw:frame draw:style-name="gr92" draw:text-style-name="P4" draw:layer="layout" svg:width="9.256cm" svg:height="0.395cm" svg:x="1.767cm" svg:y="13.548cm">
          <draw:text-box>
            <text:p text:style-name="P2"><text:span text:style-name="T3"><text:s text:c="4"/></text:span><text:span text:style-name="T3">institutions and/or across other University Schools/Units?</text:span></text:p>
          </draw:text-box>
        </draw:frame>
        <draw:polygon draw:style-name="gr5" draw:text-style-name="P5" draw:layer="layout" svg:width="0.293cm" svg:height="0.292cm" svg:x="16.552cm" svg:y="13.589cm" svg:viewBox="0 0 294 293" draw:points="0,293 294,293 294,0 0,0">
          <text:p/>
        </draw:polygon>
        <draw:frame draw:style-name="gr84" draw:text-style-name="P4" draw:layer="layout" svg:width="0.701cm" svg:height="0.395cm" svg:x="15.494cm" svg:y="13.548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2cm" svg:height="0.292cm" svg:x="18.669cm" svg:y="13.589cm" svg:viewBox="0 0 293 293" draw:points="0,293 293,293 293,0 0,0">
          <text:p/>
        </draw:polygon>
        <draw:line draw:style-name="gr5" draw:text-style-name="P5" draw:layer="layout" svg:x1="18.669cm" svg:y1="13.589cm" svg:x2="18.962cm" svg:y2="13.879cm">
          <text:p/>
        </draw:line>
        <draw:line draw:style-name="gr5" draw:text-style-name="P5" draw:layer="layout" svg:x1="18.962cm" svg:y1="13.589cm" svg:x2="18.669cm" svg:y2="13.879cm">
          <text:p/>
        </draw:line>
        <draw:frame draw:style-name="gr85" draw:text-style-name="P4" draw:layer="layout" svg:width="0.531cm" svg:height="0.395cm" svg:x="17.498cm" svg:y="13.548cm">
          <draw:text-box>
            <text:p text:style-name="P2"><text:span text:style-name="T2">NO</text:span></text:p>
          </draw:text-box>
        </draw:frame>
        <draw:frame draw:style-name="gr93" draw:text-style-name="P4" draw:layer="layout" svg:width="4.366cm" svg:height="0.395cm" svg:x="1.767cm" svg:y="14.744cm">
          <draw:text-box>
            <text:p text:style-name="P2"><text:span text:style-name="T3"><text:s text:c="4"/></text:span><text:span text:style-name="T3">If YES state names and <text:s text:c="2"/></text:span></text:p>
          </draw:text-box>
        </draw:frame>
        <draw:frame draw:style-name="gr94" draw:text-style-name="P4" draw:layer="layout" svg:width="4.641cm" svg:height="0.395cm" svg:x="1.767cm" svg:y="15.15cm">
          <draw:text-box>
            <text:p text:style-name="P2"><text:span text:style-name="T3"><text:s text:c="4"/></text:span><text:span text:style-name="T3">institutions of collaborators:</text:span></text:p>
          </draw:text-box>
        </draw:frame>
        <draw:frame draw:style-name="gr95" draw:text-style-name="P4" draw:layer="layout" svg:width="11.597cm" svg:height="0.395cm" svg:x="1.767cm" svg:y="16.007cm">
          <draw:text-box>
            <text:p text:style-name="P2"><text:span text:style-name="T3">5. If the research is collaborative has a framework been devised to ensure </text:span></text:p>
          </draw:text-box>
        </draw:frame>
        <draw:frame draw:style-name="gr96" draw:text-style-name="P4" draw:layer="layout" svg:width="11.681cm" svg:height="0.395cm" svg:x="1.767cm" svg:y="16.413cm">
          <draw:text-box>
            <text:p text:style-name="P2"><text:span text:style-name="T3"><text:s text:c="4"/></text:span><text:span text:style-name="T3">that all collaborators, including all University Staff, External Researchers,</text:span></text:p>
          </draw:text-box>
        </draw:frame>
        <draw:polygon draw:style-name="gr1" draw:text-style-name="P1" draw:layer="layout" svg:width="1.006cm" svg:height="0.021cm" svg:x="13.821cm" svg:y="16.365cm" svg:viewBox="0 0 1007 22" draw:points="996,11 989,22 18,22 7,11 0,0 1007,0">
          <text:p/>
        </draw:polygon>
        <draw:polygon draw:style-name="gr1" draw:text-style-name="P1" draw:layer="layout" svg:width="0.833cm" svg:height="0.021cm" svg:x="14.809cm" svg:y="16.365cm" svg:viewBox="0 0 834 22" draw:points="823,11 816,22 18,22 7,11 0,0 834,0">
          <text:p/>
        </draw:polygon>
        <draw:polygon draw:style-name="gr1" draw:text-style-name="P1" draw:layer="layout" svg:width="0.988cm" svg:height="0.021cm" svg:x="15.624cm" svg:y="16.365cm" svg:viewBox="0 0 989 22" draw:points="978,11 971,22 18,22 7,11 0,0 989,0">
          <text:p/>
        </draw:polygon>
        <draw:polygon draw:style-name="gr1" draw:text-style-name="P1" draw:layer="layout" svg:width="0.833cm" svg:height="0.021cm" svg:x="16.594cm" svg:y="16.365cm" svg:viewBox="0 0 834 22" draw:points="823,11 816,22 18,22 7,11 0,0 834,0">
          <text:p/>
        </draw:polygon>
        <draw:polygon draw:style-name="gr1" draw:text-style-name="P1" draw:layer="layout" svg:width="0.928cm" svg:height="0.021cm" svg:x="17.409cm" svg:y="16.365cm" svg:viewBox="0 0 929 22" draw:points="918,11 911,22 18,22 7,11 0,0 929,0">
          <text:p/>
        </draw:polygon>
        <draw:polygon draw:style-name="gr1" draw:text-style-name="P1" draw:layer="layout" svg:width="0.917cm" svg:height="0.021cm" svg:x="18.319cm" svg:y="16.365cm" svg:viewBox="0 0 918 22" draw:points="908,11 901,22 18,22 7,11 0,0 918,0">
          <text:p/>
        </draw:polygon>
        <draw:polygon draw:style-name="gr1" draw:text-style-name="P1" draw:layer="layout" svg:width="1.006cm" svg:height="0.022cm" svg:x="13.821cm" svg:y="16.823cm" svg:viewBox="0 0 1007 23" draw:points="996,12 1007,23 0,23 7,12 18,0 989,0">
          <text:p/>
        </draw:polygon>
        <draw:polygon draw:style-name="gr1" draw:text-style-name="P1" draw:layer="layout" svg:width="0.833cm" svg:height="0.022cm" svg:x="14.809cm" svg:y="16.823cm" svg:viewBox="0 0 834 23" draw:points="823,12 834,23 0,23 7,12 18,0 816,0">
          <text:p/>
        </draw:polygon>
        <draw:polygon draw:style-name="gr1" draw:text-style-name="P1" draw:layer="layout" svg:width="0.988cm" svg:height="0.022cm" svg:x="15.624cm" svg:y="16.823cm" svg:viewBox="0 0 989 23" draw:points="978,12 989,23 0,23 7,12 18,0 971,0">
          <text:p/>
        </draw:polygon>
        <draw:polygon draw:style-name="gr1" draw:text-style-name="P1" draw:layer="layout" svg:width="0.833cm" svg:height="0.022cm" svg:x="16.594cm" svg:y="16.823cm" svg:viewBox="0 0 834 23" draw:points="823,12 834,23 0,23 7,12 18,0 816,0">
          <text:p/>
        </draw:polygon>
        <draw:polygon draw:style-name="gr1" draw:text-style-name="P1" draw:layer="layout" svg:width="0.928cm" svg:height="0.022cm" svg:x="17.409cm" svg:y="16.823cm" svg:viewBox="0 0 929 23" draw:points="918,12 929,23 0,23 7,12 18,0 911,0">
          <text:p/>
        </draw:polygon>
        <draw:polygon draw:style-name="gr1" draw:text-style-name="P1" draw:layer="layout" svg:width="0.917cm" svg:height="0.022cm" svg:x="18.319cm" svg:y="16.823cm" svg:viewBox="0 0 918 23" draw:points="908,12 918,23 0,23 7,12 18,0 901,0">
          <text:p/>
        </draw:polygon>
        <draw:polygon draw:style-name="gr1" draw:text-style-name="P1" draw:layer="layout" svg:width="0.018cm" svg:height="0.48cm" svg:x="13.821cm" svg:y="16.365cm" svg:viewBox="0 0 19 481" draw:points="7,10 19,21 19,459 7,470 0,481 0,0">
          <text:p/>
        </draw:polygon>
        <draw:polygon draw:style-name="gr1" draw:text-style-name="P1" draw:layer="layout" svg:width="0.018cm" svg:height="0.459cm" svg:x="14.809cm" svg:y="16.375cm" svg:viewBox="0 0 19 460" draw:points="8,0 19,11 19,449 8,460 0,449 0,11">
          <text:p/>
        </draw:polygon>
        <draw:polygon draw:style-name="gr1" draw:text-style-name="P1" draw:layer="layout" svg:width="0.018cm" svg:height="0.459cm" svg:x="15.624cm" svg:y="16.375cm" svg:viewBox="0 0 19 460" draw:points="7,0 19,11 19,449 7,460 0,449 0,11">
          <text:p/>
        </draw:polygon>
        <draw:polygon draw:style-name="gr1" draw:text-style-name="P1" draw:layer="layout" svg:width="0.018cm" svg:height="0.459cm" svg:x="16.594cm" svg:y="16.375cm" svg:viewBox="0 0 19 460" draw:points="8,0 19,11 19,449 8,460 0,449 0,11">
          <text:p/>
        </draw:polygon>
        <draw:polygon draw:style-name="gr1" draw:text-style-name="P1" draw:layer="layout" svg:width="0.018cm" svg:height="0.459cm" svg:x="17.409cm" svg:y="16.375cm" svg:viewBox="0 0 19 460" draw:points="7,0 19,11 19,449 7,460 0,449 0,11">
          <text:p/>
        </draw:polygon>
        <draw:polygon draw:style-name="gr1" draw:text-style-name="P1" draw:layer="layout" svg:width="0.018cm" svg:height="0.459cm" svg:x="18.319cm" svg:y="16.375cm" svg:viewBox="0 0 19 460" draw:points="7,0 19,11 19,449 7,460 0,449 0,11">
          <text:p/>
        </draw:polygon>
        <draw:polygon draw:style-name="gr1" draw:text-style-name="P1" draw:layer="layout" svg:width="0.017cm" svg:height="0.48cm" svg:x="19.219cm" svg:y="16.365cm" svg:viewBox="0 0 18 481" draw:points="7,10 18,0 18,481 7,470 0,459 0,21">
          <text:p/>
        </draw:polygon>
        <draw:frame draw:style-name="gr97" draw:text-style-name="P4" draw:layer="layout" svg:width="10.547cm" svg:height="0.395cm" svg:x="1.767cm" svg:y="16.819cm">
          <draw:text-box>
            <text:p text:style-name="P2"><text:span text:style-name="T3"><text:s text:c="4"/></text:span><text:span text:style-name="T3">and Students, are given appropriate recognition in any outputs?</text:span><text:span text:style-name="T4"> </text:span><text:span text:style-name="T3"><text:s text:c="2"/></text:span></text:p>
          </draw:text-box>
        </draw:frame>
        <draw:polygon draw:style-name="gr5" draw:text-style-name="P5" draw:layer="layout" svg:width="0.293cm" svg:height="0.293cm" svg:x="15.077cm" svg:y="16.435cm" svg:viewBox="0 0 294 294" draw:points="0,294 294,294 294,0 0,0">
          <text:p/>
        </draw:polygon>
        <draw:line draw:style-name="gr5" draw:text-style-name="P5" draw:layer="layout" svg:x1="15.077cm" svg:y1="16.435cm" svg:x2="15.371cm" svg:y2="16.726cm">
          <text:p/>
        </draw:line>
        <draw:line draw:style-name="gr5" draw:text-style-name="P5" draw:layer="layout" svg:x1="15.371cm" svg:y1="16.435cm" svg:x2="15.077cm" svg:y2="16.726cm">
          <text:p/>
        </draw:line>
        <draw:frame draw:style-name="gr98" draw:text-style-name="P4" draw:layer="layout" svg:width="0.607cm" svg:height="0.395cm" svg:x="14.023cm" svg:y="16.431cm">
          <draw:text-box>
            <text:p text:style-name="P2"><text:span text:style-name="T2">N/A</text:span></text:p>
          </draw:text-box>
        </draw:frame>
        <draw:polygon draw:style-name="gr5" draw:text-style-name="P5" draw:layer="layout" svg:width="0.293cm" svg:height="0.293cm" svg:x="16.862cm" svg:y="16.435cm" svg:viewBox="0 0 294 294" draw:points="0,294 294,294 294,0 0,0">
          <text:p/>
        </draw:polygon>
        <draw:frame draw:style-name="gr84" draw:text-style-name="P4" draw:layer="layout" svg:width="0.701cm" svg:height="0.395cm" svg:x="15.783cm" svg:y="16.395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cm" svg:y="16.435cm" svg:viewBox="0 0 294 294" draw:points="0,294 294,294 294,0 0,0">
          <text:p/>
        </draw:polygon>
        <draw:frame draw:style-name="gr85" draw:text-style-name="P4" draw:layer="layout" svg:width="0.531cm" svg:height="0.395cm" svg:x="17.611cm" svg:y="16.395cm">
          <draw:text-box>
            <text:p text:style-name="P2"><text:span text:style-name="T2">NO</text:span></text:p>
          </draw:text-box>
        </draw:frame>
        <draw:frame draw:style-name="gr99" draw:text-style-name="P4" draw:layer="layout" svg:width="11.572cm" svg:height="0.395cm" svg:x="1.767cm" svg:y="17.718cm">
          <draw:text-box>
            <text:p text:style-name="P2"><text:span text:style-name="T3">6. Where projects raise ethical considerations to do with roles in research, </text:span></text:p>
          </draw:text-box>
        </draw:frame>
        <draw:frame draw:style-name="gr100" draw:text-style-name="P4" draw:layer="layout" svg:width="11.635cm" svg:height="0.395cm" svg:x="1.767cm" svg:y="18.124cm">
          <draw:text-box>
            <text:p text:style-name="P2"><text:span text:style-name="T3"><text:s text:c="4"/></text:span><text:span text:style-name="T3">intellectual property, publication strategies/authorship, responsibilities to </text:span></text:p>
          </draw:text-box>
        </draw:frame>
        <draw:frame draw:style-name="gr101" draw:text-style-name="P4" draw:layer="layout" svg:width="11.614cm" svg:height="0.395cm" svg:x="1.767cm" svg:y="18.53cm">
          <draw:text-box>
            <text:p text:style-name="P2"><text:span text:style-name="T3"><text:s text:c="4"/></text:span><text:span text:style-name="T3">funders, research with policy or other implications etc., have you taken <text:s text:c="2"/></text:span></text:p>
          </draw:text-box>
        </draw:frame>
        <draw:polygon draw:style-name="gr1" draw:text-style-name="P1" draw:layer="layout" svg:width="1.006cm" svg:height="0.021cm" svg:x="13.821cm" svg:y="17.871cm" svg:viewBox="0 0 1007 22" draw:points="996,12 989,22 18,22 7,12 0,0 1007,0">
          <text:p/>
        </draw:polygon>
        <draw:polygon draw:style-name="gr1" draw:text-style-name="P1" draw:layer="layout" svg:width="0.833cm" svg:height="0.021cm" svg:x="14.809cm" svg:y="17.871cm" svg:viewBox="0 0 834 22" draw:points="823,12 816,22 18,22 7,12 0,0 834,0">
          <text:p/>
        </draw:polygon>
        <draw:polygon draw:style-name="gr1" draw:text-style-name="P1" draw:layer="layout" svg:width="0.988cm" svg:height="0.021cm" svg:x="15.624cm" svg:y="17.871cm" svg:viewBox="0 0 989 22" draw:points="978,12 971,22 18,22 7,12 0,0 989,0">
          <text:p/>
        </draw:polygon>
        <draw:polygon draw:style-name="gr1" draw:text-style-name="P1" draw:layer="layout" svg:width="0.833cm" svg:height="0.021cm" svg:x="16.594cm" svg:y="17.871cm" svg:viewBox="0 0 834 22" draw:points="823,12 816,22 18,22 7,12 0,0 834,0">
          <text:p/>
        </draw:polygon>
        <draw:polygon draw:style-name="gr1" draw:text-style-name="P1" draw:layer="layout" svg:width="0.928cm" svg:height="0.021cm" svg:x="17.409cm" svg:y="17.871cm" svg:viewBox="0 0 929 22" draw:points="918,12 911,22 18,22 7,12 0,0 929,0">
          <text:p/>
        </draw:polygon>
        <draw:polygon draw:style-name="gr1" draw:text-style-name="P1" draw:layer="layout" svg:width="0.917cm" svg:height="0.021cm" svg:x="18.319cm" svg:y="17.871cm" svg:viewBox="0 0 918 22" draw:points="908,12 901,22 18,22 7,12 0,0 918,0">
          <text:p/>
        </draw:polygon>
        <draw:polygon draw:style-name="gr1" draw:text-style-name="P1" draw:layer="layout" svg:width="1.006cm" svg:height="0.021cm" svg:x="13.821cm" svg:y="18.33cm" svg:viewBox="0 0 1007 22" draw:points="996,10 1007,22 0,22 7,10 18,0 989,0">
          <text:p/>
        </draw:polygon>
        <draw:polygon draw:style-name="gr1" draw:text-style-name="P1" draw:layer="layout" svg:width="0.833cm" svg:height="0.021cm" svg:x="14.809cm" svg:y="18.33cm" svg:viewBox="0 0 834 22" draw:points="823,10 834,22 0,22 7,10 18,0 816,0">
          <text:p/>
        </draw:polygon>
        <draw:polygon draw:style-name="gr1" draw:text-style-name="P1" draw:layer="layout" svg:width="0.988cm" svg:height="0.021cm" svg:x="15.624cm" svg:y="18.33cm" svg:viewBox="0 0 989 22" draw:points="978,10 989,22 0,22 7,10 18,0 971,0">
          <text:p/>
        </draw:polygon>
        <draw:polygon draw:style-name="gr1" draw:text-style-name="P1" draw:layer="layout" svg:width="0.833cm" svg:height="0.021cm" svg:x="16.594cm" svg:y="18.33cm" svg:viewBox="0 0 834 22" draw:points="823,10 834,22 0,22 7,10 18,0 816,0">
          <text:p/>
        </draw:polygon>
        <draw:polygon draw:style-name="gr1" draw:text-style-name="P1" draw:layer="layout" svg:width="0.928cm" svg:height="0.021cm" svg:x="17.409cm" svg:y="18.33cm" svg:viewBox="0 0 929 22" draw:points="918,10 929,22 0,22 7,10 18,0 911,0">
          <text:p/>
        </draw:polygon>
        <draw:polygon draw:style-name="gr1" draw:text-style-name="P1" draw:layer="layout" svg:width="0.917cm" svg:height="0.021cm" svg:x="18.319cm" svg:y="18.33cm" svg:viewBox="0 0 918 22" draw:points="908,10 918,22 0,22 7,10 18,0 901,0">
          <text:p/>
        </draw:polygon>
        <draw:polygon draw:style-name="gr1" draw:text-style-name="P1" draw:layer="layout" svg:width="0.018cm" svg:height="0.48cm" svg:x="13.821cm" svg:y="17.871cm" svg:viewBox="0 0 19 481" draw:points="7,11 19,21 19,460 7,470 0,481 0,0">
          <text:p/>
        </draw:polygon>
        <draw:polygon draw:style-name="gr1" draw:text-style-name="P1" draw:layer="layout" svg:width="0.018cm" svg:height="0.458cm" svg:x="14.809cm" svg:y="17.882cm" svg:viewBox="0 0 19 459" draw:points="8,0 19,10 19,449 8,459 0,449 0,10">
          <text:p/>
        </draw:polygon>
        <draw:polygon draw:style-name="gr1" draw:text-style-name="P1" draw:layer="layout" svg:width="0.018cm" svg:height="0.458cm" svg:x="15.624cm" svg:y="17.882cm" svg:viewBox="0 0 19 459" draw:points="7,0 19,10 19,449 7,459 0,449 0,10">
          <text:p/>
        </draw:polygon>
        <draw:polygon draw:style-name="gr1" draw:text-style-name="P1" draw:layer="layout" svg:width="0.018cm" svg:height="0.458cm" svg:x="16.594cm" svg:y="17.882cm" svg:viewBox="0 0 19 459" draw:points="8,0 19,10 19,449 8,459 0,449 0,10">
          <text:p/>
        </draw:polygon>
        <draw:polygon draw:style-name="gr1" draw:text-style-name="P1" draw:layer="layout" svg:width="0.018cm" svg:height="0.458cm" svg:x="17.409cm" svg:y="17.882cm" svg:viewBox="0 0 19 459" draw:points="7,0 19,10 19,449 7,459 0,449 0,10">
          <text:p/>
        </draw:polygon>
        <draw:polygon draw:style-name="gr1" draw:text-style-name="P1" draw:layer="layout" svg:width="0.018cm" svg:height="0.458cm" svg:x="18.319cm" svg:y="17.882cm" svg:viewBox="0 0 19 459" draw:points="7,0 19,10 19,449 7,459 0,449 0,10">
          <text:p/>
        </draw:polygon>
        <draw:polygon draw:style-name="gr1" draw:text-style-name="P1" draw:layer="layout" svg:width="0.017cm" svg:height="0.48cm" svg:x="19.219cm" svg:y="17.871cm" svg:viewBox="0 0 18 481" draw:points="7,11 18,0 18,481 7,470 0,460 0,21">
          <text:p/>
        </draw:polygon>
        <draw:frame draw:style-name="gr102" draw:text-style-name="P4" draw:layer="layout" svg:width="7.092cm" svg:height="0.395cm" svg:x="1.767cm" svg:y="18.935cm">
          <draw:text-box>
            <text:p text:style-name="P2"><text:span text:style-name="T3"><text:s text:c="4"/></text:span><text:span text:style-name="T3">appropriate steps to address these issues?</text:span></text:p>
          </draw:text-box>
        </draw:frame>
        <draw:polygon draw:style-name="gr5" draw:text-style-name="P5" draw:layer="layout" svg:width="0.293cm" svg:height="0.293cm" svg:x="15.077cm" svg:y="17.942cm" svg:viewBox="0 0 294 294" draw:points="0,294 294,294 294,0 0,0">
          <text:p/>
        </draw:polygon>
        <draw:line draw:style-name="gr5" draw:text-style-name="P5" draw:layer="layout" svg:x1="15.077cm" svg:y1="17.942cm" svg:x2="15.371cm" svg:y2="18.236cm">
          <text:p/>
        </draw:line>
        <draw:line draw:style-name="gr5" draw:text-style-name="P5" draw:layer="layout" svg:x1="15.371cm" svg:y1="17.942cm" svg:x2="15.077cm" svg:y2="18.236cm">
          <text:p/>
        </draw:line>
        <draw:frame draw:style-name="gr98" draw:text-style-name="P4" draw:layer="layout" svg:width="0.607cm" svg:height="0.395cm" svg:x="14.023cm" svg:y="17.937cm">
          <draw:text-box>
            <text:p text:style-name="P2"><text:span text:style-name="T2">N/A</text:span></text:p>
          </draw:text-box>
        </draw:frame>
        <draw:polygon draw:style-name="gr5" draw:text-style-name="P5" draw:layer="layout" svg:width="0.293cm" svg:height="0.293cm" svg:x="16.862cm" svg:y="17.942cm" svg:viewBox="0 0 294 294" draw:points="0,294 294,294 294,0 0,0">
          <text:p/>
        </draw:polygon>
        <draw:frame draw:style-name="gr84" draw:text-style-name="P4" draw:layer="layout" svg:width="0.701cm" svg:height="0.395cm" svg:x="15.783cm" svg:y="17.902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cm" svg:y="17.942cm" svg:viewBox="0 0 294 294" draw:points="0,294 294,294 294,0 0,0">
          <text:p/>
        </draw:polygon>
        <draw:frame draw:style-name="gr85" draw:text-style-name="P4" draw:layer="layout" svg:width="0.531cm" svg:height="0.395cm" svg:x="17.611cm" svg:y="17.902cm">
          <draw:text-box>
            <text:p text:style-name="P2"><text:span text:style-name="T2">NO</text:span></text:p>
          </draw:text-box>
        </draw:frame>
        <draw:frame draw:style-name="gr103" draw:text-style-name="P4" draw:layer="layout" svg:width="3.808cm" svg:height="0.395cm" svg:x="1.767cm" svg:y="19.711cm">
          <draw:text-box>
            <text:p text:style-name="P2"><text:span text:style-name="T3">7. Location of Research </text:span></text:p>
          </draw:text-box>
        </draw:frame>
        <draw:frame draw:style-name="gr104" draw:text-style-name="P4" draw:layer="layout" svg:width="4.586cm" svg:height="0.395cm" svg:x="1.767cm" svg:y="20.117cm">
          <draw:text-box>
            <text:p text:style-name="P2"><text:span text:style-name="T3"><text:s text:c="4"/></text:span><text:span text:style-name="T3">Fieldwork to be conducted:</text:span></text:p>
          </draw:text-box>
        </draw:frame>
        <draw:frame draw:style-name="gr105" draw:text-style-name="P4" draw:layer="layout" svg:width="3.829cm" svg:height="0.395cm" svg:x="7.165cm" svg:y="20.117cm">
          <draw:text-box>
            <text:p text:style-name="P2"><text:span text:style-name="T3">University of St Andrews</text:span></text:p>
          </draw:text-box>
        </draw:frame>
        <draw:frame draw:style-name="gr106" draw:text-style-name="P4" draw:layer="layout" svg:width="10.302cm" svg:height="0.395cm" svg:x="1.767cm" svg:y="21.313cm">
          <draw:text-box>
            <text:p text:style-name="P2"><text:span text:style-name="T3">8. Are you using only library, internet sources or unpublished data </text:span></text:p>
          </draw:text-box>
        </draw:frame>
        <draw:frame draw:style-name="gr107" draw:text-style-name="P4" draw:layer="layout" svg:width="11.101cm" svg:height="0.395cm" svg:x="1.767cm" svg:y="21.719cm">
          <draw:text-box>
            <text:p text:style-name="P2"><text:span text:style-name="T3"><text:s text:c="4"/></text:span><text:span text:style-name="T4">(with appropriate licenses and permissions)</text:span><text:span text:style-name="T3"> and so have no human <text:s text:c="2"/></text:span></text:p>
          </draw:text-box>
        </draw:frame>
        <draw:polygon draw:style-name="gr1" draw:text-style-name="P1" draw:layer="layout" svg:width="1.073cm" svg:height="0.021cm" svg:x="15.211cm" svg:y="21.106cm" svg:viewBox="0 0 1074 22" draw:points="1063,12 1056,22 18,22 7,12 0,0 1074,0">
          <text:p/>
        </draw:polygon>
        <draw:polygon draw:style-name="gr1" draw:text-style-name="P1" draw:layer="layout" svg:width="0.868cm" svg:height="0.021cm" svg:x="16.266cm" svg:y="21.106cm" svg:viewBox="0 0 869 22" draw:points="858,12 851,22 18,22 7,12 0,0 869,0">
          <text:p/>
        </draw:polygon>
        <draw:polygon draw:style-name="gr1" draw:text-style-name="P1" draw:layer="layout" svg:width="1.288cm" svg:height="0.021cm" svg:x="17.116cm" svg:y="21.106cm" svg:viewBox="0 0 1289 22" draw:points="1278,12 1271,22 18,22 7,12 0,0 1289,0">
          <text:p/>
        </draw:polygon>
        <draw:polygon draw:style-name="gr1" draw:text-style-name="P1" draw:layer="layout" svg:width="0.865cm" svg:height="0.021cm" svg:x="18.386cm" svg:y="21.106cm" svg:viewBox="0 0 866 22" draw:points="855,12 848,22 18,22 7,12 0,0 866,0">
          <text:p/>
        </draw:polygon>
        <draw:polygon draw:style-name="gr1" draw:text-style-name="P1" draw:layer="layout" svg:width="1.073cm" svg:height="0.021cm" svg:x="15.211cm" svg:y="21.565cm" svg:viewBox="0 0 1074 22" draw:points="1063,10 1074,22 0,22 7,10 18,0 1056,0">
          <text:p/>
        </draw:polygon>
        <draw:polygon draw:style-name="gr1" draw:text-style-name="P1" draw:layer="layout" svg:width="0.868cm" svg:height="0.021cm" svg:x="16.266cm" svg:y="21.565cm" svg:viewBox="0 0 869 22" draw:points="858,10 869,22 0,22 7,10 18,0 851,0">
          <text:p/>
        </draw:polygon>
        <draw:polygon draw:style-name="gr1" draw:text-style-name="P1" draw:layer="layout" svg:width="1.288cm" svg:height="0.021cm" svg:x="17.116cm" svg:y="21.565cm" svg:viewBox="0 0 1289 22" draw:points="1278,10 1289,22 0,22 7,10 18,0 1271,0">
          <text:p/>
        </draw:polygon>
        <draw:polygon draw:style-name="gr1" draw:text-style-name="P1" draw:layer="layout" svg:width="0.865cm" svg:height="0.021cm" svg:x="18.386cm" svg:y="21.565cm" svg:viewBox="0 0 866 22" draw:points="855,10 866,22 0,22 7,10 18,0 848,0">
          <text:p/>
        </draw:polygon>
        <draw:polygon draw:style-name="gr1" draw:text-style-name="P1" draw:layer="layout" svg:width="0.018cm" svg:height="0.48cm" svg:x="15.211cm" svg:y="21.106cm" svg:viewBox="0 0 19 481" draw:points="7,11 19,21 19,460 7,470 0,481 0,0">
          <text:p/>
        </draw:polygon>
        <draw:polygon draw:style-name="gr1" draw:text-style-name="P1" draw:layer="layout" svg:width="0.018cm" svg:height="0.458cm" svg:x="16.266cm" svg:y="21.117cm" svg:viewBox="0 0 19 459" draw:points="7,0 19,10 19,449 7,459 0,449 0,10">
          <text:p/>
        </draw:polygon>
        <draw:polygon draw:style-name="gr1" draw:text-style-name="P1" draw:layer="layout" svg:width="0.018cm" svg:height="0.458cm" svg:x="17.116cm" svg:y="21.117cm" svg:viewBox="0 0 19 459" draw:points="7,0 19,10 19,449 7,459 0,449 0,10">
          <text:p/>
        </draw:polygon>
        <draw:polygon draw:style-name="gr1" draw:text-style-name="P1" draw:layer="layout" svg:width="0.018cm" svg:height="0.458cm" svg:x="18.386cm" svg:y="21.117cm" svg:viewBox="0 0 19 459" draw:points="7,0 19,10 19,449 7,459 0,449 0,10">
          <text:p/>
        </draw:polygon>
        <draw:polygon draw:style-name="gr1" draw:text-style-name="P1" draw:layer="layout" svg:width="0.018cm" svg:height="0.48cm" svg:x="19.233cm" svg:y="21.106cm" svg:viewBox="0 0 19 481" draw:points="8,11 19,0 19,481 8,470 0,460 0,21">
          <text:p/>
        </draw:polygon>
        <draw:frame draw:style-name="gr108" draw:text-style-name="P4" draw:layer="layout" svg:width="7.351cm" svg:height="0.395cm" svg:x="1.767cm" svg:y="22.124cm">
          <draw:text-box>
            <text:p text:style-name="P2"><text:span text:style-name="T4"><text:s text:c="4"/></text:span><text:span text:style-name="T3">involvement such as interviewing of people? </text:span></text:p>
          </draw:text-box>
        </draw:frame>
        <draw:frame draw:style-name="gr109" draw:text-style-name="P4" draw:layer="layout" svg:width="6.547cm" svg:height="0.395cm" svg:x="1.767cm" svg:y="23.317cm">
          <draw:text-box>
            <text:p text:style-name="P2"><text:span text:style-name="T3">9. a. <text:s/>Who are the intended Participants <text:s text:c="3"/></text:span></text:p>
          </draw:text-box>
        </draw:frame>
        <draw:frame draw:style-name="gr110" draw:text-style-name="P4" draw:layer="layout" svg:width="6.809cm" svg:height="0.395cm" svg:x="1.767cm" svg:y="23.723cm">
          <draw:text-box>
            <text:p text:style-name="P2"><text:span text:style-name="T3"><text:s text:c="9"/></text:span><text:span text:style-name="T3">(e.g. students aged 18-21) and how <text:s text:c="3"/></text:span></text:p>
          </draw:text-box>
        </draw:frame>
        <draw:frame draw:style-name="gr111" draw:text-style-name="P4" draw:layer="layout" svg:width="7.317cm" svg:height="0.395cm" svg:x="1.767cm" svg:y="24.128cm">
          <draw:text-box>
            <text:p text:style-name="P2"><text:span text:style-name="T3"><text:s text:c="9"/></text:span><text:span text:style-name="T3">will your recruit them (e.g. advertisement)</text:span></text:p>
          </draw:text-box>
        </draw:frame>
        <draw:frame draw:style-name="gr112" draw:text-style-name="P4" draw:layer="layout" svg:width="5.725cm" svg:height="0.395cm" svg:x="9.927cm" svg:y="23.723cm">
          <draw:text-box>
            <text:p text:style-name="P2"><text:span text:style-name="T3">STUDENTS AND STAFF AGED 18+</text:span></text:p>
          </draw:text-box>
        </draw:frame>
        <draw:frame draw:style-name="gr113" draw:text-style-name="P4" draw:layer="layout" svg:width="6.136cm" svg:height="0.395cm" svg:x="1.767cm" svg:y="24.739cm">
          <draw:text-box>
            <text:p text:style-name="P2"><text:span text:style-name="T3"><text:s text:c="4"/></text:span><text:span text:style-name="T3">b. <text:s text:c="2"/>Estimated duration of Participant </text:span></text:p>
          </draw:text-box>
        </draw:frame>
        <draw:frame draw:style-name="gr114" draw:text-style-name="P4" draw:layer="layout" svg:width="2.966cm" svg:height="0.395cm" svg:x="1.767cm" svg:y="25.144cm">
          <draw:text-box>
            <text:p text:style-name="P2"><text:span text:style-name="T3"><text:s text:c="10"/></text:span><text:span text:style-name="T3">Involvement.</text:span></text:p>
          </draw:text-box>
        </draw:frame>
        <draw:polygon draw:style-name="gr40" draw:text-style-name="P10" draw:layer="layout" svg:width="0.018cm" svg:height="28.007cm" svg:x="0.846cm" svg:y="0.846cm" svg:viewBox="0 0 19 28008" draw:points="7,27998 0,28008 0,0 7,7 19,18 19,27991">
          <text:p/>
        </draw:polygon>
        <draw:polygon draw:style-name="gr40" draw:text-style-name="P10" draw:layer="layout" svg:width="0.019cm" svg:height="28.007cm" svg:x="20.136cm" svg:y="0.846cm" svg:viewBox="0 0 20 28008" draw:points="8,27998 0,27991 0,18 8,7 20,0 20,28008">
          <text:p/>
        </draw:polygon>
        <draw:polygon draw:style-name="gr40" draw:text-style-name="P10" draw:layer="layout" svg:width="19.308cm" svg:height="0.018cm" svg:x="0.846cm" svg:y="0.846cm" svg:viewBox="0 0 19309 19" draw:points="19298,7 19291,19 18,19 7,7 0,0 19309,0">
          <text:p/>
        </draw:polygon>
        <draw:polygon draw:style-name="gr40" draw:text-style-name="P10" draw:layer="layout" svg:width="19.308cm" svg:height="0.017cm" svg:x="0.846cm" svg:y="28.836cm" svg:viewBox="0 0 19309 18" draw:points="19298,8 19309,18 0,18 7,8 18,0 19291,0">
          <text:p/>
        </draw:polygon>
        <draw:polygon draw:style-name="gr44" draw:text-style-name="P1" draw:layer="layout" svg:width="17.78cm" svg:height="1.482cm" svg:x="1.622cm" svg:y="26.338cm" svg:viewBox="0 0 17781 1483" draw:points="8891,1483 0,1483 0,0 17781,0 17781,1483">
          <text:p/>
        </draw:polygon>
        <draw:polygon draw:style-name="gr1" draw:text-style-name="P1" draw:layer="layout" svg:width="1.072cm" svg:height="0.021cm" svg:x="14.894cm" svg:y="21.988cm" svg:viewBox="0 0 1073 22" draw:points="1063,12 1056,22 17,22 7,12 0,0 1073,0">
          <text:p/>
        </draw:polygon>
        <draw:polygon draw:style-name="gr1" draw:text-style-name="P1" draw:layer="layout" svg:width="0.867cm" svg:height="0.021cm" svg:x="15.949cm" svg:y="21.988cm" svg:viewBox="0 0 868 22" draw:points="858,12 851,22 17,22 7,12 0,0 868,0">
          <text:p/>
        </draw:polygon>
        <draw:polygon draw:style-name="gr1" draw:text-style-name="P1" draw:layer="layout" svg:width="1.287cm" svg:height="0.021cm" svg:x="16.799cm" svg:y="21.988cm" svg:viewBox="0 0 1288 22" draw:points="1278,12 1271,22 17,22 7,12 0,0 1288,0">
          <text:p/>
        </draw:polygon>
        <draw:polygon draw:style-name="gr1" draw:text-style-name="P1" draw:layer="layout" svg:width="0.864cm" svg:height="0.021cm" svg:x="18.069cm" svg:y="21.988cm" svg:viewBox="0 0 865 22" draw:points="855,12 847,22 17,22 7,12 0,0 865,0">
          <text:p/>
        </draw:polygon>
        <draw:polygon draw:style-name="gr1" draw:text-style-name="P1" draw:layer="layout" svg:width="1.072cm" svg:height="0.022cm" svg:x="14.894cm" svg:y="22.411cm" svg:viewBox="0 0 1073 23" draw:points="1063,12 1073,23 0,23 7,12 17,0 1056,0">
          <text:p/>
        </draw:polygon>
        <draw:polygon draw:style-name="gr1" draw:text-style-name="P1" draw:layer="layout" svg:width="0.867cm" svg:height="0.022cm" svg:x="15.949cm" svg:y="22.411cm" svg:viewBox="0 0 868 23" draw:points="858,12 868,23 0,23 7,12 17,0 851,0">
          <text:p/>
        </draw:polygon>
        <draw:polygon draw:style-name="gr1" draw:text-style-name="P1" draw:layer="layout" svg:width="1.287cm" svg:height="0.022cm" svg:x="16.799cm" svg:y="22.411cm" svg:viewBox="0 0 1288 23" draw:points="1278,12 1288,23 0,23 7,12 17,0 1271,0">
          <text:p/>
        </draw:polygon>
        <draw:polygon draw:style-name="gr1" draw:text-style-name="P1" draw:layer="layout" svg:width="0.864cm" svg:height="0.022cm" svg:x="18.069cm" svg:y="22.411cm" svg:viewBox="0 0 865 23" draw:points="855,12 865,23 0,23 7,12 17,0 847,0">
          <text:p/>
        </draw:polygon>
        <draw:polygon draw:style-name="gr1" draw:text-style-name="P1" draw:layer="layout" svg:width="0.017cm" svg:height="0.445cm" svg:x="14.894cm" svg:y="21.988cm" svg:viewBox="0 0 18 446" draw:points="8,11 18,21 18,423 8,435 0,446 0,0">
          <text:p/>
        </draw:polygon>
        <draw:polygon draw:style-name="gr1" draw:text-style-name="P1" draw:layer="layout" svg:width="0.017cm" svg:height="0.423cm" svg:x="15.949cm" svg:y="21.999cm" svg:viewBox="0 0 18 424" draw:points="8,0 18,10 18,413 8,424 0,413 0,10">
          <text:p/>
        </draw:polygon>
        <draw:polygon draw:style-name="gr1" draw:text-style-name="P1" draw:layer="layout" svg:width="0.017cm" svg:height="0.423cm" svg:x="16.799cm" svg:y="21.999cm" svg:viewBox="0 0 18 424" draw:points="8,0 18,10 18,413 8,424 0,413 0,10">
          <text:p/>
        </draw:polygon>
        <draw:polygon draw:style-name="gr1" draw:text-style-name="P1" draw:layer="layout" svg:width="0.017cm" svg:height="0.423cm" svg:x="18.069cm" svg:y="21.999cm" svg:viewBox="0 0 18 424" draw:points="7,0 18,10 18,413 7,424 0,413 0,10">
          <text:p/>
        </draw:polygon>
        <draw:polygon draw:style-name="gr1" draw:text-style-name="P1" draw:layer="layout" svg:width="0.018cm" svg:height="0.445cm" svg:x="18.915cm" svg:y="21.988cm" svg:viewBox="0 0 19 446" draw:points="8,11 19,0 19,446 8,435 0,423 0,21">
          <text:p/>
        </draw:polygon>
        <draw:frame draw:style-name="gr115" draw:text-style-name="P4" draw:layer="layout" svg:width="2.652cm" svg:height="0.395cm" svg:x="9.927cm" svg:y="25.144cm">
          <draw:text-box>
            <text:p text:style-name="P2"><text:span text:style-name="T3">Up to 15 minutes</text:span></text:p>
          </draw:text-box>
        </draw:frame>
        <draw:frame draw:style-name="gr84" draw:text-style-name="P4" draw:layer="layout" svg:width="0.701cm" svg:height="0.395cm" svg:x="15.177cm" svg:y="22.019cm">
          <draw:text-box>
            <text:p text:style-name="P2"><text:span text:style-name="T2">YES</text:span></text:p>
          </draw:text-box>
        </draw:frame>
        <draw:frame draw:style-name="gr85" draw:text-style-name="P4" draw:layer="layout" svg:width="0.531cm" svg:height="0.395cm" svg:x="17.18cm" svg:y="22.019cm">
          <draw:text-box>
            <text:p text:style-name="P2"><text:span text:style-name="T2">NO</text:span></text:p>
          </draw:text-box>
        </draw:frame>
        <draw:frame draw:style-name="gr116" draw:text-style-name="P4" draw:layer="layout" svg:width="12.66cm" svg:height="0.395cm" svg:x="4.163cm" svg:y="26.351cm">
          <draw:text-box>
            <text:p text:style-name="P2"><text:span text:style-name="T24">If you have answered YES to Q8 but the project has other Ethical Considerations </text:span></text:p>
          </draw:text-box>
        </draw:frame>
        <draw:frame draw:style-name="gr117" draw:text-style-name="P4" draw:layer="layout" svg:width="13.511cm" svg:height="0.395cm" svg:x="3.725cm" svg:y="26.756cm">
          <draw:text-box>
            <text:p text:style-name="P2"><text:span text:style-name="T24">please go to Q.28. <text:s/>If there are no other Ethical Considerations please sign and submit.</text:span></text:p>
          </draw:text-box>
        </draw:frame>
        <draw:custom-shape draw:style-name="gr67" draw:text-style-name="P13" draw:layer="layout" svg:width="0.422cm" svg:height="0.36cm" draw:transform="rotate (-0.802502390066993) translate (18.459cm 21.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983.452211126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master-page3">
        <draw:polygon draw:style-name="gr40" draw:text-style-name="P10" draw:layer="layout" svg:width="17.78cm" svg:height="1.228cm" svg:x="1.612cm" svg:y="1.329cm" svg:viewBox="0 0 17781 1229" draw:points="0,1229 17781,1229 17781,0 0,0">
          <text:p/>
        </draw:polygon>
        <draw:polygon draw:style-name="gr40" draw:text-style-name="P10" draw:layer="layout" svg:width="17.78cm" svg:height="1.228cm" svg:x="1.612cm" svg:y="1.329cm" svg:viewBox="0 0 17781 1229" draw:points="0,1229 17781,1229 17781,0 0,0">
          <text:p/>
        </draw:polygon>
        <draw:polygon draw:style-name="gr1" draw:text-style-name="P1" draw:layer="layout" svg:width="0.992cm" svg:height="0.459cm" svg:x="13.835cm" svg:y="7.15cm" svg:viewBox="0 0 993 460" draw:points="0,460 993,460 993,0 0,0">
          <text:p/>
        </draw:polygon>
        <draw:polygon draw:style-name="gr1" draw:text-style-name="P1" draw:layer="layout" svg:width="0.811cm" svg:height="0.459cm" svg:x="14.827cm" svg:y="7.15cm" svg:viewBox="0 0 812 460" draw:points="0,460 812,460 812,0 0,0">
          <text:p/>
        </draw:polygon>
        <draw:polygon draw:style-name="gr1" draw:text-style-name="P1" draw:layer="layout" svg:width="0.974cm" svg:height="0.459cm" svg:x="15.638cm" svg:y="7.15cm" svg:viewBox="0 0 975 460" draw:points="0,460 975,460 975,0 0,0">
          <text:p/>
        </draw:polygon>
        <draw:polygon draw:style-name="gr1" draw:text-style-name="P1" draw:layer="layout" svg:width="0.811cm" svg:height="0.459cm" svg:x="16.612cm" svg:y="7.15cm" svg:viewBox="0 0 812 460" draw:points="0,460 812,460 812,0 0,0">
          <text:p/>
        </draw:polygon>
        <draw:polygon draw:style-name="gr1" draw:text-style-name="P1" draw:layer="layout" svg:width="0.91cm" svg:height="0.459cm" svg:x="17.423cm" svg:y="7.15cm" svg:viewBox="0 0 911 460" draw:points="0,460 911,460 911,0 0,0">
          <text:p/>
        </draw:polygon>
        <draw:polygon draw:style-name="gr1" draw:text-style-name="P1" draw:layer="layout" svg:width="0.9cm" svg:height="0.459cm" svg:x="18.333cm" svg:y="7.15cm" svg:viewBox="0 0 901 460" draw:points="0,460 901,460 901,0 0,0">
          <text:p/>
        </draw:polygon>
        <draw:polygon draw:style-name="gr1" draw:text-style-name="P1" draw:layer="layout" svg:width="0.992cm" svg:height="0.459cm" svg:x="13.835cm" svg:y="15.959cm" svg:viewBox="0 0 993 460" draw:points="0,460 993,460 993,0 0,0">
          <text:p/>
        </draw:polygon>
        <draw:polygon draw:style-name="gr1" draw:text-style-name="P1" draw:layer="layout" svg:width="0.811cm" svg:height="0.459cm" svg:x="14.827cm" svg:y="15.959cm" svg:viewBox="0 0 812 460" draw:points="0,460 812,460 812,0 0,0">
          <text:p/>
        </draw:polygon>
        <draw:polygon draw:style-name="gr1" draw:text-style-name="P1" draw:layer="layout" svg:width="0.974cm" svg:height="0.459cm" svg:x="15.638cm" svg:y="15.959cm" svg:viewBox="0 0 975 460" draw:points="0,460 975,460 975,0 0,0">
          <text:p/>
        </draw:polygon>
        <draw:polygon draw:style-name="gr1" draw:text-style-name="P1" draw:layer="layout" svg:width="0.811cm" svg:height="0.459cm" svg:x="16.612cm" svg:y="15.959cm" svg:viewBox="0 0 812 460" draw:points="0,460 812,460 812,0 0,0">
          <text:p/>
        </draw:polygon>
        <draw:polygon draw:style-name="gr1" draw:text-style-name="P1" draw:layer="layout" svg:width="0.91cm" svg:height="0.459cm" svg:x="17.423cm" svg:y="15.959cm" svg:viewBox="0 0 911 460" draw:points="0,460 911,460 911,0 0,0">
          <text:p/>
        </draw:polygon>
        <draw:polygon draw:style-name="gr1" draw:text-style-name="P1" draw:layer="layout" svg:width="0.9cm" svg:height="0.459cm" svg:x="18.333cm" svg:y="15.959cm" svg:viewBox="0 0 901 460" draw:points="0,460 901,460 901,0 0,0">
          <text:p/>
        </draw:polygon>
        <draw:polygon draw:style-name="gr1" draw:text-style-name="P1" draw:layer="layout" svg:width="0.992cm" svg:height="0.459cm" svg:x="13.835cm" svg:y="17.557cm" svg:viewBox="0 0 993 460" draw:points="0,460 993,460 993,0 0,0">
          <text:p/>
        </draw:polygon>
        <draw:polygon draw:style-name="gr1" draw:text-style-name="P1" draw:layer="layout" svg:width="0.811cm" svg:height="0.459cm" svg:x="14.827cm" svg:y="17.557cm" svg:viewBox="0 0 812 460" draw:points="0,460 812,460 812,0 0,0">
          <text:p/>
        </draw:polygon>
        <draw:polygon draw:style-name="gr1" draw:text-style-name="P1" draw:layer="layout" svg:width="0.974cm" svg:height="0.459cm" svg:x="15.638cm" svg:y="17.557cm" svg:viewBox="0 0 975 460" draw:points="0,460 975,460 975,0 0,0">
          <text:p/>
        </draw:polygon>
        <draw:polygon draw:style-name="gr1" draw:text-style-name="P1" draw:layer="layout" svg:width="0.811cm" svg:height="0.459cm" svg:x="16.612cm" svg:y="17.557cm" svg:viewBox="0 0 812 460" draw:points="0,460 812,460 812,0 0,0">
          <text:p/>
        </draw:polygon>
        <draw:polygon draw:style-name="gr1" draw:text-style-name="P1" draw:layer="layout" svg:width="0.91cm" svg:height="0.459cm" svg:x="17.423cm" svg:y="17.557cm" svg:viewBox="0 0 911 460" draw:points="0,460 911,460 911,0 0,0">
          <text:p/>
        </draw:polygon>
        <draw:polygon draw:style-name="gr1" draw:text-style-name="P1" draw:layer="layout" svg:width="0.9cm" svg:height="0.459cm" svg:x="18.333cm" svg:y="17.557cm" svg:viewBox="0 0 901 460" draw:points="0,460 901,460 901,0 0,0">
          <text:p/>
        </draw:polygon>
        <draw:polygon draw:style-name="gr1" draw:text-style-name="P1" draw:layer="layout" svg:width="0.992cm" svg:height="0.423cm" svg:x="13.835cm" svg:y="24.652cm" svg:viewBox="0 0 993 424" draw:points="0,424 993,424 993,0 0,0">
          <text:p/>
        </draw:polygon>
        <draw:polygon draw:style-name="gr1" draw:text-style-name="P1" draw:layer="layout" svg:width="0.811cm" svg:height="0.423cm" svg:x="14.827cm" svg:y="24.652cm" svg:viewBox="0 0 812 424" draw:points="0,424 812,424 812,0 0,0">
          <text:p/>
        </draw:polygon>
        <draw:polygon draw:style-name="gr1" draw:text-style-name="P1" draw:layer="layout" svg:width="0.974cm" svg:height="0.423cm" svg:x="15.638cm" svg:y="24.652cm" svg:viewBox="0 0 975 424" draw:points="0,424 975,424 975,0 0,0">
          <text:p/>
        </draw:polygon>
        <draw:polygon draw:style-name="gr1" draw:text-style-name="P1" draw:layer="layout" svg:width="0.811cm" svg:height="0.423cm" svg:x="16.612cm" svg:y="24.652cm" svg:viewBox="0 0 812 424" draw:points="0,424 812,424 812,0 0,0">
          <text:p/>
        </draw:polygon>
        <draw:polygon draw:style-name="gr1" draw:text-style-name="P1" draw:layer="layout" svg:width="0.91cm" svg:height="0.423cm" svg:x="17.423cm" svg:y="24.652cm" svg:viewBox="0 0 911 424" draw:points="0,424 911,424 911,0 0,0">
          <text:p/>
        </draw:polygon>
        <draw:polygon draw:style-name="gr1" draw:text-style-name="P1" draw:layer="layout" svg:width="0.9cm" svg:height="0.423cm" svg:x="18.333cm" svg:y="24.652cm" svg:viewBox="0 0 901 424" draw:points="0,424 901,424 901,0 0,0">
          <text:p/>
        </draw:polygon>
        <draw:polygon draw:style-name="gr40" draw:text-style-name="P10" draw:layer="layout" svg:width="17.78cm" svg:height="1.228cm" svg:x="1.612cm" svg:y="1.329cm" svg:viewBox="0 0 17781 1229" draw:points="0,1229 17781,1229 17781,0 0,0">
          <text:p/>
        </draw:polygon>
        <draw:polygon draw:style-name="gr40" draw:text-style-name="P10" draw:layer="layout" svg:width="17.78cm" svg:height="1.228cm" svg:x="1.612cm" svg:y="1.329cm" svg:viewBox="0 0 17781 1229" draw:points="0,1229 17781,1229 17781,0 0,0">
          <text:p/>
        </draw:polygon>
        <draw:polygon draw:style-name="gr1" draw:text-style-name="P1" draw:layer="layout" svg:width="0.992cm" svg:height="0.459cm" svg:x="13.835cm" svg:y="7.15cm" svg:viewBox="0 0 993 460" draw:points="0,460 993,460 993,0 0,0">
          <text:p/>
        </draw:polygon>
        <draw:polygon draw:style-name="gr1" draw:text-style-name="P1" draw:layer="layout" svg:width="0.811cm" svg:height="0.459cm" svg:x="14.827cm" svg:y="7.15cm" svg:viewBox="0 0 812 460" draw:points="0,460 812,460 812,0 0,0">
          <text:p/>
        </draw:polygon>
        <draw:polygon draw:style-name="gr1" draw:text-style-name="P1" draw:layer="layout" svg:width="0.974cm" svg:height="0.459cm" svg:x="15.638cm" svg:y="7.15cm" svg:viewBox="0 0 975 460" draw:points="0,460 975,460 975,0 0,0">
          <text:p/>
        </draw:polygon>
        <draw:polygon draw:style-name="gr1" draw:text-style-name="P1" draw:layer="layout" svg:width="0.811cm" svg:height="0.459cm" svg:x="16.612cm" svg:y="7.15cm" svg:viewBox="0 0 812 460" draw:points="0,460 812,460 812,0 0,0">
          <text:p/>
        </draw:polygon>
        <draw:polygon draw:style-name="gr1" draw:text-style-name="P1" draw:layer="layout" svg:width="0.91cm" svg:height="0.459cm" svg:x="17.423cm" svg:y="7.15cm" svg:viewBox="0 0 911 460" draw:points="0,460 911,460 911,0 0,0">
          <text:p/>
        </draw:polygon>
        <draw:polygon draw:style-name="gr1" draw:text-style-name="P1" draw:layer="layout" svg:width="0.9cm" svg:height="0.459cm" svg:x="18.333cm" svg:y="7.15cm" svg:viewBox="0 0 901 460" draw:points="0,460 901,460 901,0 0,0">
          <text:p/>
        </draw:polygon>
        <draw:polygon draw:style-name="gr1" draw:text-style-name="P1" draw:layer="layout" svg:width="0.992cm" svg:height="0.459cm" svg:x="13.835cm" svg:y="15.959cm" svg:viewBox="0 0 993 460" draw:points="0,460 993,460 993,0 0,0">
          <text:p/>
        </draw:polygon>
        <draw:polygon draw:style-name="gr1" draw:text-style-name="P1" draw:layer="layout" svg:width="0.811cm" svg:height="0.459cm" svg:x="14.827cm" svg:y="15.959cm" svg:viewBox="0 0 812 460" draw:points="0,460 812,460 812,0 0,0">
          <text:p/>
        </draw:polygon>
        <draw:polygon draw:style-name="gr1" draw:text-style-name="P1" draw:layer="layout" svg:width="0.974cm" svg:height="0.459cm" svg:x="15.638cm" svg:y="15.959cm" svg:viewBox="0 0 975 460" draw:points="0,460 975,460 975,0 0,0">
          <text:p/>
        </draw:polygon>
        <draw:polygon draw:style-name="gr1" draw:text-style-name="P1" draw:layer="layout" svg:width="0.811cm" svg:height="0.459cm" svg:x="16.612cm" svg:y="15.959cm" svg:viewBox="0 0 812 460" draw:points="0,460 812,460 812,0 0,0">
          <text:p/>
        </draw:polygon>
        <draw:polygon draw:style-name="gr1" draw:text-style-name="P1" draw:layer="layout" svg:width="0.91cm" svg:height="0.459cm" svg:x="17.423cm" svg:y="15.959cm" svg:viewBox="0 0 911 460" draw:points="0,460 911,460 911,0 0,0">
          <text:p/>
        </draw:polygon>
        <draw:polygon draw:style-name="gr1" draw:text-style-name="P1" draw:layer="layout" svg:width="0.9cm" svg:height="0.459cm" svg:x="18.333cm" svg:y="15.959cm" svg:viewBox="0 0 901 460" draw:points="0,460 901,460 901,0 0,0">
          <text:p/>
        </draw:polygon>
        <draw:polygon draw:style-name="gr1" draw:text-style-name="P1" draw:layer="layout" svg:width="0.992cm" svg:height="0.459cm" svg:x="13.835cm" svg:y="17.557cm" svg:viewBox="0 0 993 460" draw:points="0,460 993,460 993,0 0,0">
          <text:p/>
        </draw:polygon>
        <draw:polygon draw:style-name="gr1" draw:text-style-name="P1" draw:layer="layout" svg:width="0.811cm" svg:height="0.459cm" svg:x="14.827cm" svg:y="17.557cm" svg:viewBox="0 0 812 460" draw:points="0,460 812,460 812,0 0,0">
          <text:p/>
        </draw:polygon>
        <draw:polygon draw:style-name="gr1" draw:text-style-name="P1" draw:layer="layout" svg:width="0.974cm" svg:height="0.459cm" svg:x="15.638cm" svg:y="17.557cm" svg:viewBox="0 0 975 460" draw:points="0,460 975,460 975,0 0,0">
          <text:p/>
        </draw:polygon>
        <draw:polygon draw:style-name="gr1" draw:text-style-name="P1" draw:layer="layout" svg:width="0.811cm" svg:height="0.459cm" svg:x="16.612cm" svg:y="17.557cm" svg:viewBox="0 0 812 460" draw:points="0,460 812,460 812,0 0,0">
          <text:p/>
        </draw:polygon>
        <draw:polygon draw:style-name="gr1" draw:text-style-name="P1" draw:layer="layout" svg:width="0.91cm" svg:height="0.459cm" svg:x="17.423cm" svg:y="17.557cm" svg:viewBox="0 0 911 460" draw:points="0,460 911,460 911,0 0,0">
          <text:p/>
        </draw:polygon>
        <draw:polygon draw:style-name="gr1" draw:text-style-name="P1" draw:layer="layout" svg:width="0.9cm" svg:height="0.459cm" svg:x="18.333cm" svg:y="17.557cm" svg:viewBox="0 0 901 460" draw:points="0,460 901,460 901,0 0,0">
          <text:p/>
        </draw:polygon>
        <draw:polygon draw:style-name="gr1" draw:text-style-name="P1" draw:layer="layout" svg:width="0.992cm" svg:height="0.423cm" svg:x="13.835cm" svg:y="24.652cm" svg:viewBox="0 0 993 424" draw:points="0,424 993,424 993,0 0,0">
          <text:p/>
        </draw:polygon>
        <draw:polygon draw:style-name="gr1" draw:text-style-name="P1" draw:layer="layout" svg:width="0.811cm" svg:height="0.423cm" svg:x="14.827cm" svg:y="24.652cm" svg:viewBox="0 0 812 424" draw:points="0,424 812,424 812,0 0,0">
          <text:p/>
        </draw:polygon>
        <draw:polygon draw:style-name="gr1" draw:text-style-name="P1" draw:layer="layout" svg:width="0.974cm" svg:height="0.423cm" svg:x="15.638cm" svg:y="24.652cm" svg:viewBox="0 0 975 424" draw:points="0,424 975,424 975,0 0,0">
          <text:p/>
        </draw:polygon>
        <draw:polygon draw:style-name="gr1" draw:text-style-name="P1" draw:layer="layout" svg:width="0.811cm" svg:height="0.423cm" svg:x="16.612cm" svg:y="24.652cm" svg:viewBox="0 0 812 424" draw:points="0,424 812,424 812,0 0,0">
          <text:p/>
        </draw:polygon>
        <draw:polygon draw:style-name="gr1" draw:text-style-name="P1" draw:layer="layout" svg:width="0.91cm" svg:height="0.423cm" svg:x="17.423cm" svg:y="24.652cm" svg:viewBox="0 0 911 424" draw:points="0,424 911,424 911,0 0,0">
          <text:p/>
        </draw:polygon>
        <draw:polygon draw:style-name="gr1" draw:text-style-name="P1" draw:layer="layout" svg:width="0.9cm" svg:height="0.423cm" svg:x="18.333cm" svg:y="24.652cm" svg:viewBox="0 0 901 424" draw:points="0,424 901,424 901,0 0,0">
          <text:p/>
        </draw:polygon>
        <draw:polygon draw:style-name="gr76" draw:text-style-name="P17" draw:layer="layout" svg:width="17.833cm" svg:height="0.057cm" svg:x="1.587cm" svg:y="1.329cm" svg:viewBox="0 0 17834 58" draw:points="17806,29 17781,58 53,58 25,29 0,0 17834,0">
          <text:p/>
        </draw:polygon>
        <draw:polygon draw:style-name="gr76" draw:text-style-name="P17" draw:layer="layout" svg:width="17.833cm" svg:height="0.057cm" svg:x="1.587cm" svg:y="2.557cm" svg:viewBox="0 0 17834 58" draw:points="17806,28 17834,58 0,58 25,28 53,0 17781,0">
          <text:p/>
        </draw:polygon>
        <draw:polygon draw:style-name="gr76" draw:text-style-name="P17" draw:layer="layout" svg:width="0.053cm" svg:height="1.285cm" svg:x="1.587cm" svg:y="1.329cm" svg:viewBox="0 0 54 1286" draw:points="25,29 54,57 54,1229 25,1257 0,1286 0,0">
          <text:p/>
        </draw:polygon>
        <draw:polygon draw:style-name="gr76" draw:text-style-name="P17" draw:layer="layout" svg:width="0.053cm" svg:height="1.285cm" svg:x="19.367cm" svg:y="1.329cm" svg:viewBox="0 0 54 1286" draw:points="26,29 54,0 54,1286 26,1257 0,1229 0,57">
          <text:p/>
        </draw:polygon>
        <draw:frame draw:style-name="gr2" draw:text-style-name="P3" draw:layer="layout" svg:width="5.92cm" svg:height="0.331cm" svg:x="1.274cm" svg:y="1.001cm">
          <draw:text-box>
            <text:p text:style-name="P2"><text:span text:style-name="T1">UTREC Ethical Application Form (Human) </text:span></text:p>
          </draw:text-box>
        </draw:frame>
        <draw:polygon draw:style-name="gr118" draw:text-style-name="P18" draw:layer="layout" svg:width="5.732cm" svg:height="0.021cm" svg:x="13.67cm" svg:y="3.559cm" svg:viewBox="0 0 5733 22" draw:points="5723,12 5716,22 17,22 7,12 0,0 5733,0">
          <text:p/>
        </draw:polygon>
        <draw:polygon draw:style-name="gr1" draw:text-style-name="P1" draw:layer="layout" svg:width="12.072cm" svg:height="0.021cm" svg:x="1.605cm" svg:y="4.854cm" svg:viewBox="0 0 12073 22" draw:points="12073,11 12066,22 17,22 7,11 0,0 12066,0">
          <text:p/>
        </draw:polygon>
        <draw:polygon draw:style-name="gr118" draw:text-style-name="P18" draw:layer="layout" svg:width="5.715cm" svg:height="0.021cm" svg:x="13.677cm" svg:y="4.854cm" svg:viewBox="0 0 5716 22" draw:points="5716,11 5709,22 10,22 0,11 10,0 5709,0">
          <text:p/>
        </draw:polygon>
        <draw:polygon draw:style-name="gr1" draw:text-style-name="P1" draw:layer="layout" svg:width="0.017cm" svg:height="1.294cm" svg:x="1.605cm" svg:y="4.854cm" svg:viewBox="0 0 18 1295" draw:points="8,10 18,21 18,1295 8,1295 0,1295 0,0">
          <text:p/>
        </draw:polygon>
        <draw:polygon draw:style-name="gr118" draw:text-style-name="P18" draw:layer="layout" svg:width="0.017cm" svg:height="1.305cm" svg:x="13.67cm" svg:y="3.559cm" svg:viewBox="0 0 18 1306" draw:points="8,11 18,21 18,1296 8,1306 0,1296 0,0">
          <text:p/>
        </draw:polygon>
        <draw:polygon draw:style-name="gr1" draw:text-style-name="P1" draw:layer="layout" svg:width="0.017cm" svg:height="1.284cm" svg:x="13.67cm" svg:y="4.864cm" svg:viewBox="0 0 18 1285" draw:points="8,0 18,11 18,1285 8,1285 0,1285 0,11">
          <text:p/>
        </draw:polygon>
        <draw:polygon draw:style-name="gr118" draw:text-style-name="P18" draw:layer="layout" svg:width="0.017cm" svg:height="1.316cm" svg:x="19.385cm" svg:y="3.559cm" svg:viewBox="0 0 18 1317" draw:points="8,11 18,0 18,1317 8,1306 0,1296 0,21">
          <text:p/>
        </draw:polygon>
        <draw:polygon draw:style-name="gr1" draw:text-style-name="P1" draw:layer="layout" svg:width="0.017cm" svg:height="1.294cm" svg:x="19.385cm" svg:y="4.854cm" svg:viewBox="0 0 18 1295" draw:points="8,10 18,0 18,1295 8,1295 0,1295 0,21">
          <text:p/>
        </draw:polygon>
        <draw:frame draw:style-name="gr119" draw:text-style-name="P4" draw:layer="layout" svg:width="3.634cm" svg:height="0.395cm" svg:x="1.792cm" svg:y="1.826cm">
          <draw:text-box>
            <text:p text:style-name="P2"><text:span text:style-name="T2">ETHICAL CHECKLIST</text:span></text:p>
          </draw:text-box>
        </draw:frame>
        <draw:frame draw:style-name="gr120" draw:text-style-name="P4" draw:layer="layout" svg:width="10.272cm" svg:height="0.395cm" svg:x="1.774cm" svg:y="3.053cm">
          <draw:text-box>
            <text:p text:style-name="P2"><text:span text:style-name="T3">10. <text:s/>Have you obtained permission to access the site of research?</text:span></text:p>
          </draw:text-box>
        </draw:frame>
        <draw:frame draw:style-name="gr121" draw:text-style-name="P4" draw:layer="layout" svg:width="0.586cm" svg:height="0.395cm" svg:x="1.774cm" svg:y="3.388cm">
          <draw:text-box>
            <text:p text:style-name="P2"><text:span text:style-name="T3"><text:s text:c="6"/></text:span></text:p>
          </draw:text-box>
        </draw:frame>
        <draw:polygon draw:style-name="gr5" draw:text-style-name="P5" draw:layer="layout" svg:width="0.293cm" svg:height="0.293cm" svg:x="15.088cm" svg:y="3.118cm" svg:viewBox="0 0 294 294" draw:points="0,294 294,294 294,0 0,0">
          <text:p/>
        </draw:polygon>
        <draw:line draw:style-name="gr5" draw:text-style-name="P5" draw:layer="layout" svg:x1="15.088cm" svg:y1="3.118cm" svg:x2="15.378cm" svg:y2="3.412cm">
          <text:p/>
        </draw:line>
        <draw:line draw:style-name="gr5" draw:text-style-name="P5" draw:layer="layout" svg:x1="15.378cm" svg:y1="3.118cm" svg:x2="15.088cm" svg:y2="3.412cm">
          <text:p/>
        </draw:line>
        <draw:frame draw:style-name="gr98" draw:text-style-name="P4" draw:layer="layout" svg:width="0.607cm" svg:height="0.395cm" svg:x="14.03cm" svg:y="3.113cm">
          <draw:text-box>
            <text:p text:style-name="P2"><text:span text:style-name="T2">N/A</text:span></text:p>
          </draw:text-box>
        </draw:frame>
        <draw:polygon draw:style-name="gr5" draw:text-style-name="P5" draw:layer="layout" svg:width="0.293cm" svg:height="0.293cm" svg:x="16.873cm" svg:y="3.118cm" svg:viewBox="0 0 294 294" draw:points="0,294 294,294 294,0 0,0">
          <text:p/>
        </draw:polygon>
        <draw:frame draw:style-name="gr84" draw:text-style-name="P4" draw:layer="layout" svg:width="0.701cm" svg:height="0.395cm" svg:x="15.79cm" svg:y="3.078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3.118cm" svg:viewBox="0 0 294 294" draw:points="0,294 294,294 294,0 0,0">
          <text:p/>
        </draw:polygon>
        <draw:frame draw:style-name="gr85" draw:text-style-name="P4" draw:layer="layout" svg:width="0.531cm" svg:height="0.395cm" svg:x="17.618cm" svg:y="3.078cm">
          <draw:text-box>
            <text:p text:style-name="P2"><text:span text:style-name="T2">NO</text:span></text:p>
          </draw:text-box>
        </draw:frame>
        <draw:frame draw:style-name="gr122" draw:text-style-name="P4" draw:layer="layout" svg:width="10.395cm" svg:height="0.395cm" svg:x="2.533cm" svg:y="3.822cm">
          <draw:text-box>
            <text:p text:style-name="P2"><text:span text:style-name="T3">If YES please state agency/authority etc. &amp; provide documentation.</text:span></text:p>
          </draw:text-box>
        </draw:frame>
        <draw:frame draw:style-name="gr123" draw:text-style-name="P4" draw:layer="layout" svg:width="5.209cm" svg:height="0.395cm" svg:x="2.533cm" svg:y="4.228cm">
          <draw:text-box>
            <text:p text:style-name="P2"><text:span text:style-name="T3">If NO please indicate why in Q.28</text:span></text:p>
          </draw:text-box>
        </draw:frame>
        <draw:frame draw:style-name="gr124" draw:text-style-name="P4" draw:layer="layout" svg:width="11.246cm" svg:height="0.395cm" svg:x="1.774cm" svg:y="5.315cm">
          <draw:text-box>
            <text:p text:style-name="P2"><text:span text:style-name="T3">11. <text:s/>Will inducement i.e. other than expenses, be offered to participants?</text:span></text:p>
          </draw:text-box>
        </draw:frame>
        <draw:frame draw:style-name="gr125" draw:text-style-name="P4" draw:layer="layout" svg:width="11.551cm" svg:height="0.395cm" svg:x="1.774cm" svg:y="5.72cm">
          <draw:text-box>
            <text:p text:style-name="P2"><text:span text:style-name="T3"><text:s text:c="7"/></text:span><text:span text:style-name="T3">If YES, please give details of the inducement being offered and justify </text:span></text:p>
          </draw:text-box>
        </draw:frame>
        <draw:polygon draw:style-name="gr1" draw:text-style-name="P1" draw:layer="layout" svg:width="1.009cm" svg:height="0.021cm" svg:x="13.828cm" svg:y="5.27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5.27cm" svg:viewBox="0 0 830 22" draw:points="819,11 812,22 17,22 7,11 0,0 830,0">
          <text:p/>
        </draw:polygon>
        <draw:polygon draw:style-name="gr1" draw:text-style-name="P1" draw:layer="layout" svg:width="0.991cm" svg:height="0.021cm" svg:x="15.631cm" svg:y="5.27cm" svg:viewBox="0 0 992 22" draw:points="982,11 975,22 18,22 7,11 0,0 992,0">
          <text:p/>
        </draw:polygon>
        <draw:polygon draw:style-name="gr1" draw:text-style-name="P1" draw:layer="layout" svg:width="0.829cm" svg:height="0.021cm" svg:x="16.605cm" svg:y="5.27cm" svg:viewBox="0 0 830 22" draw:points="819,11 812,22 17,22 7,11 0,0 830,0">
          <text:p/>
        </draw:polygon>
        <draw:polygon draw:style-name="gr1" draw:text-style-name="P1" draw:layer="layout" svg:width="0.928cm" svg:height="0.021cm" svg:x="17.416cm" svg:y="5.27cm" svg:viewBox="0 0 929 22" draw:points="918,11 911,22 18,22 7,11 0,0 929,0">
          <text:p/>
        </draw:polygon>
        <draw:polygon draw:style-name="gr1" draw:text-style-name="P1" draw:layer="layout" svg:width="0.918cm" svg:height="0.021cm" svg:x="18.326cm" svg:y="5.27cm" svg:viewBox="0 0 919 22" draw:points="908,11 901,22 18,22 7,11 0,0 919,0">
          <text:p/>
        </draw:polygon>
        <draw:polygon draw:style-name="gr1" draw:text-style-name="P1" draw:layer="layout" svg:width="1.009cm" svg:height="0.021cm" svg:x="13.828cm" svg:y="5.729cm" svg:viewBox="0 0 1010 22" draw:points="1000,10 1010,22 0,22 7,10 18,0 993,0">
          <text:p/>
        </draw:polygon>
        <draw:polygon draw:style-name="gr1" draw:text-style-name="P1" draw:layer="layout" svg:width="0.829cm" svg:height="0.021cm" svg:x="14.82cm" svg:y="5.729cm" svg:viewBox="0 0 830 22" draw:points="819,10 830,22 0,22 7,10 17,0 812,0">
          <text:p/>
        </draw:polygon>
        <draw:polygon draw:style-name="gr1" draw:text-style-name="P1" draw:layer="layout" svg:width="0.991cm" svg:height="0.021cm" svg:x="15.631cm" svg:y="5.729cm" svg:viewBox="0 0 992 22" draw:points="982,10 992,22 0,22 7,10 18,0 975,0">
          <text:p/>
        </draw:polygon>
        <draw:polygon draw:style-name="gr1" draw:text-style-name="P1" draw:layer="layout" svg:width="0.829cm" svg:height="0.021cm" svg:x="16.605cm" svg:y="5.729cm" svg:viewBox="0 0 830 22" draw:points="819,10 830,22 0,22 7,10 17,0 812,0">
          <text:p/>
        </draw:polygon>
        <draw:polygon draw:style-name="gr1" draw:text-style-name="P1" draw:layer="layout" svg:width="0.928cm" svg:height="0.021cm" svg:x="17.416cm" svg:y="5.729cm" svg:viewBox="0 0 929 22" draw:points="918,10 929,22 0,22 7,10 18,0 911,0">
          <text:p/>
        </draw:polygon>
        <draw:polygon draw:style-name="gr1" draw:text-style-name="P1" draw:layer="layout" svg:width="0.918cm" svg:height="0.021cm" svg:x="18.326cm" svg:y="5.729cm" svg:viewBox="0 0 919 22" draw:points="908,10 919,22 0,22 7,10 18,0 901,0">
          <text:p/>
        </draw:polygon>
        <draw:polygon draw:style-name="gr1" draw:text-style-name="P1" draw:layer="layout" svg:width="0.018cm" svg:height="0.48cm" svg:x="13.828cm" svg:y="5.27cm" svg:viewBox="0 0 19 481" draw:points="8,11 19,21 19,460 8,470 0,481 0,0">
          <text:p/>
        </draw:polygon>
        <draw:polygon draw:style-name="gr1" draw:text-style-name="P1" draw:layer="layout" svg:width="0.017cm" svg:height="0.458cm" svg:x="14.82cm" svg:y="5.281cm" svg:viewBox="0 0 18 459" draw:points="7,0 18,10 18,449 7,459 0,449 0,10">
          <text:p/>
        </draw:polygon>
        <draw:polygon draw:style-name="gr1" draw:text-style-name="P1" draw:layer="layout" svg:width="0.019cm" svg:height="0.458cm" svg:x="15.631cm" svg:y="5.281cm" svg:viewBox="0 0 20 459" draw:points="8,0 20,10 20,449 8,459 0,449 0,10">
          <text:p/>
        </draw:polygon>
        <draw:polygon draw:style-name="gr1" draw:text-style-name="P1" draw:layer="layout" svg:width="0.017cm" svg:height="0.458cm" svg:x="16.605cm" svg:y="5.281cm" svg:viewBox="0 0 18 459" draw:points="7,0 18,10 18,449 7,459 0,449 0,10">
          <text:p/>
        </draw:polygon>
        <draw:polygon draw:style-name="gr1" draw:text-style-name="P1" draw:layer="layout" svg:width="0.019cm" svg:height="0.458cm" svg:x="17.416cm" svg:y="5.281cm" svg:viewBox="0 0 20 459" draw:points="8,0 20,10 20,449 8,459 0,449 0,10">
          <text:p/>
        </draw:polygon>
        <draw:polygon draw:style-name="gr1" draw:text-style-name="P1" draw:layer="layout" svg:width="0.018cm" svg:height="0.458cm" svg:x="18.326cm" svg:y="5.281cm" svg:viewBox="0 0 19 459" draw:points="7,0 19,10 19,449 7,459 0,449 0,10">
          <text:p/>
        </draw:polygon>
        <draw:polygon draw:style-name="gr1" draw:text-style-name="P1" draw:layer="layout" svg:width="0.018cm" svg:height="0.48cm" svg:x="19.226cm" svg:y="5.27cm" svg:viewBox="0 0 19 481" draw:points="7,11 19,0 19,481 7,470 0,460 0,21">
          <text:p/>
        </draw:polygon>
        <draw:frame draw:style-name="gr126" draw:text-style-name="P4" draw:layer="layout" svg:width="1.814cm" svg:height="0.395cm" svg:x="1.774cm" svg:y="6.126cm">
          <draw:text-box>
            <text:p text:style-name="P2"><text:span text:style-name="T3"><text:s text:c="7"/></text:span><text:span text:style-name="T3">in Q29.</text:span></text:p>
          </draw:text-box>
        </draw:frame>
        <draw:frame draw:style-name="gr98" draw:text-style-name="P4" draw:layer="layout" svg:width="0.607cm" svg:height="0.395cm" svg:x="14.03cm" svg:y="5.336cm">
          <draw:text-box>
            <text:p text:style-name="P2"><text:span text:style-name="T25">N/A</text:span></text:p>
          </draw:text-box>
        </draw:frame>
        <draw:polygon draw:style-name="gr5" draw:text-style-name="P5" draw:layer="layout" svg:width="0.293cm" svg:height="0.292cm" svg:x="16.873cm" svg:y="5.341cm" svg:viewBox="0 0 294 293" draw:points="0,293 294,293 294,0 0,0">
          <text:p/>
        </draw:polygon>
        <draw:frame draw:style-name="gr84" draw:text-style-name="P4" draw:layer="layout" svg:width="0.701cm" svg:height="0.395cm" svg:x="15.79cm" svg:y="5.3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2cm" svg:x="18.637cm" svg:y="5.341cm" svg:viewBox="0 0 294 293" draw:points="0,293 294,293 294,0 0,0">
          <text:p/>
        </draw:polygon>
        <draw:line draw:style-name="gr5" draw:text-style-name="P5" draw:layer="layout" svg:x1="18.637cm" svg:y1="5.341cm" svg:x2="18.931cm" svg:y2="5.634cm">
          <text:p/>
        </draw:line>
        <draw:line draw:style-name="gr5" draw:text-style-name="P5" draw:layer="layout" svg:x1="18.931cm" svg:y1="5.341cm" svg:x2="18.637cm" svg:y2="5.634cm">
          <text:p/>
        </draw:line>
        <draw:polygon draw:style-name="gr1" draw:text-style-name="P1" draw:layer="layout" svg:width="12.082cm" svg:height="0.021cm" svg:x="1.605cm" svg:y="6.554cm" svg:viewBox="0 0 12083 22" draw:points="12073,12 12066,22 17,22 7,12 0,0 12083,0">
          <text:p/>
        </draw:polygon>
        <draw:polygon draw:style-name="gr1" draw:text-style-name="P1" draw:layer="layout" svg:width="5.732cm" svg:height="0.021cm" svg:x="13.67cm" svg:y="6.554cm" svg:viewBox="0 0 5733 22" draw:points="5723,12 5716,22 17,22 7,12 0,0 5733,0">
          <text:p/>
        </draw:polygon>
        <draw:polygon draw:style-name="gr1" draw:text-style-name="P1" draw:layer="layout" svg:width="12.065cm" svg:height="0.021cm" svg:x="1.612cm" svg:y="8.209cm" svg:viewBox="0 0 12066 22" draw:points="12066,10 12059,22 10,22 0,10 10,0 12059,0">
          <text:p/>
        </draw:polygon>
        <draw:polygon draw:style-name="gr1" draw:text-style-name="P1" draw:layer="layout" svg:width="5.715cm" svg:height="0.021cm" svg:x="13.677cm" svg:y="8.209cm" svg:viewBox="0 0 5716 22" draw:points="5716,10 5709,22 10,22 0,10 10,0 5709,0">
          <text:p/>
        </draw:polygon>
        <draw:polygon draw:style-name="gr1" draw:text-style-name="P1" draw:layer="layout" svg:width="12.065cm" svg:height="0.022cm" svg:x="1.612cm" svg:y="9.069cm" svg:viewBox="0 0 12066 23" draw:points="12066,11 12059,23 10,23 0,11 10,0 12059,0">
          <text:p/>
        </draw:polygon>
        <draw:polygon draw:style-name="gr1" draw:text-style-name="P1" draw:layer="layout" svg:width="5.715cm" svg:height="0.022cm" svg:x="13.677cm" svg:y="9.069cm" svg:viewBox="0 0 5716 23" draw:points="5716,11 5709,23 10,23 0,11 10,0 5709,0">
          <text:p/>
        </draw:polygon>
        <draw:polygon draw:style-name="gr1" draw:text-style-name="P1" draw:layer="layout" svg:width="12.065cm" svg:height="0.021cm" svg:x="1.612cm" svg:y="10.936cm" svg:viewBox="0 0 12066 22" draw:points="12066,10 12059,22 10,22 0,10 10,0 12059,0">
          <text:p/>
        </draw:polygon>
        <draw:polygon draw:style-name="gr1" draw:text-style-name="P1" draw:layer="layout" svg:width="5.715cm" svg:height="0.021cm" svg:x="13.677cm" svg:y="10.936cm" svg:viewBox="0 0 5716 22" draw:points="5716,10 5709,22 10,22 0,10 10,0 5709,0">
          <text:p/>
        </draw:polygon>
        <draw:polygon draw:style-name="gr1" draw:text-style-name="P1" draw:layer="layout" svg:width="12.065cm" svg:height="0.022cm" svg:x="1.612cm" svg:y="12.05cm" svg:viewBox="0 0 12066 23" draw:points="12066,11 12059,23 10,23 0,11 10,0 12059,0">
          <text:p/>
        </draw:polygon>
        <draw:polygon draw:style-name="gr1" draw:text-style-name="P1" draw:layer="layout" svg:width="5.715cm" svg:height="0.022cm" svg:x="13.677cm" svg:y="12.05cm" svg:viewBox="0 0 5716 23" draw:points="5716,11 5709,23 10,23 0,11 10,0 5709,0">
          <text:p/>
        </draw:polygon>
        <draw:polygon draw:style-name="gr1" draw:text-style-name="P1" draw:layer="layout" svg:width="12.065cm" svg:height="0.021cm" svg:x="1.612cm" svg:y="17.148cm" svg:viewBox="0 0 12066 22" draw:points="12066,11 12059,22 10,22 0,11 10,0 12059,0">
          <text:p/>
        </draw:polygon>
        <draw:polygon draw:style-name="gr1" draw:text-style-name="P1" draw:layer="layout" svg:width="5.715cm" svg:height="0.021cm" svg:x="13.677cm" svg:y="17.148cm" svg:viewBox="0 0 5716 22" draw:points="5716,11 5709,22 10,22 0,11 10,0 5709,0">
          <text:p/>
        </draw:polygon>
        <draw:polygon draw:style-name="gr1" draw:text-style-name="P1" draw:layer="layout" svg:width="12.065cm" svg:height="0.021cm" svg:x="1.612cm" svg:y="18.429cm" svg:viewBox="0 0 12066 22" draw:points="12066,10 12059,22 10,22 0,10 10,0 12059,0">
          <text:p/>
        </draw:polygon>
        <draw:polygon draw:style-name="gr1" draw:text-style-name="P1" draw:layer="layout" svg:width="5.715cm" svg:height="0.021cm" svg:x="13.677cm" svg:y="18.429cm" svg:viewBox="0 0 5716 22" draw:points="5716,10 5709,22 10,22 0,10 10,0 5709,0">
          <text:p/>
        </draw:polygon>
        <draw:polygon draw:style-name="gr1" draw:text-style-name="P1" draw:layer="layout" svg:width="12.065cm" svg:height="0.022cm" svg:x="1.612cm" svg:y="21.455cm" svg:viewBox="0 0 12066 23" draw:points="12066,11 12059,23 10,23 0,11 10,0 12059,0">
          <text:p/>
        </draw:polygon>
        <draw:polygon draw:style-name="gr1" draw:text-style-name="P1" draw:layer="layout" svg:width="5.715cm" svg:height="0.022cm" svg:x="13.677cm" svg:y="21.455cm" svg:viewBox="0 0 5716 23" draw:points="5716,11 5709,23 10,23 0,11 10,0 5709,0">
          <text:p/>
        </draw:polygon>
        <draw:polygon draw:style-name="gr1" draw:text-style-name="P1" draw:layer="layout" svg:width="12.065cm" svg:height="0.021cm" svg:x="1.612cm" svg:y="22.687cm" svg:viewBox="0 0 12066 22" draw:points="12066,11 12059,22 10,22 0,11 10,0 12059,0">
          <text:p/>
        </draw:polygon>
        <draw:polygon draw:style-name="gr1" draw:text-style-name="P1" draw:layer="layout" svg:width="5.715cm" svg:height="0.021cm" svg:x="13.677cm" svg:y="22.687cm" svg:viewBox="0 0 5716 22" draw:points="5716,11 5709,22 10,22 0,11 10,0 5709,0">
          <text:p/>
        </draw:polygon>
        <draw:polygon draw:style-name="gr1" draw:text-style-name="P1" draw:layer="layout" svg:width="12.065cm" svg:height="0.021cm" svg:x="1.612cm" svg:y="24.017cm" svg:viewBox="0 0 12066 22" draw:points="12066,10 12059,22 10,22 0,10 10,0 12059,0">
          <text:p/>
        </draw:polygon>
        <draw:polygon draw:style-name="gr1" draw:text-style-name="P1" draw:layer="layout" svg:width="5.715cm" svg:height="0.021cm" svg:x="13.677cm" svg:y="24.017cm" svg:viewBox="0 0 5716 22" draw:points="5716,10 5709,22 10,22 0,10 10,0 5709,0">
          <text:p/>
        </draw:polygon>
        <draw:polygon draw:style-name="gr1" draw:text-style-name="P1" draw:layer="layout" svg:width="12.082cm" svg:height="0.021cm" svg:x="1.605cm" svg:y="25.717cm" svg:viewBox="0 0 12083 22" draw:points="12073,11 12083,22 0,22 7,11 17,0 12066,0">
          <text:p/>
        </draw:polygon>
        <draw:polygon draw:style-name="gr1" draw:text-style-name="P1" draw:layer="layout" svg:width="5.732cm" svg:height="0.021cm" svg:x="13.67cm" svg:y="25.717cm" svg:viewBox="0 0 5733 22" draw:points="5723,11 5733,22 0,22 7,11 17,0 5716,0">
          <text:p/>
        </draw:polygon>
        <draw:polygon draw:style-name="gr1" draw:text-style-name="P1" draw:layer="layout" svg:width="0.017cm" svg:height="1.676cm" svg:x="1.605cm" svg:y="6.554cm" svg:viewBox="0 0 18 1677" draw:points="8,11 18,21 18,1656 8,1666 0,1677 0,0">
          <text:p/>
        </draw:polygon>
        <draw:polygon draw:style-name="gr1" draw:text-style-name="P1" draw:layer="layout" svg:width="0.017cm" svg:height="0.882cm" svg:x="1.605cm" svg:y="8.209cm" svg:viewBox="0 0 18 883" draw:points="8,10 18,21 18,861 8,872 0,883 0,0">
          <text:p/>
        </draw:polygon>
        <draw:polygon draw:style-name="gr1" draw:text-style-name="P1" draw:layer="layout" svg:width="0.017cm" svg:height="1.888cm" svg:x="1.605cm" svg:y="9.069cm" svg:viewBox="0 0 18 1889" draw:points="8,11 18,22 18,1868 8,1878 0,1889 0,0">
          <text:p/>
        </draw:polygon>
        <draw:polygon draw:style-name="gr1" draw:text-style-name="P1" draw:layer="layout" svg:width="0.017cm" svg:height="1.136cm" svg:x="1.605cm" svg:y="10.936cm" svg:viewBox="0 0 18 1137" draw:points="8,10 18,21 18,1115 8,1126 0,1137 0,0">
          <text:p/>
        </draw:polygon>
        <draw:polygon draw:style-name="gr1" draw:text-style-name="P1" draw:layer="layout" svg:width="0.017cm" svg:height="1.076cm" svg:x="1.605cm" svg:y="12.05cm" svg:viewBox="0 0 18 1077" draw:points="8,11 18,22 18,1077 8,1077 0,1077 0,0">
          <text:p/>
        </draw:polygon>
        <draw:polygon draw:style-name="gr1" draw:text-style-name="P1" draw:layer="layout" svg:width="0.017cm" svg:height="2.141cm" svg:x="1.605cm" svg:y="15.028cm" svg:viewBox="0 0 18 2142" draw:points="8,0 18,0 18,2121 8,2132 0,2142 0,0">
          <text:p/>
        </draw:polygon>
        <draw:polygon draw:style-name="gr1" draw:text-style-name="P1" draw:layer="layout" svg:width="0.017cm" svg:height="1.302cm" svg:x="1.605cm" svg:y="17.148cm" svg:viewBox="0 0 18 1303" draw:points="8,11 18,21 18,1282 8,1292 0,1303 0,0">
          <text:p/>
        </draw:polygon>
        <draw:polygon draw:style-name="gr1" draw:text-style-name="P1" draw:layer="layout" svg:width="0.017cm" svg:height="3.048cm" svg:x="1.605cm" svg:y="18.429cm" svg:viewBox="0 0 18 3049" draw:points="8,10 18,21 18,3027 8,3038 0,3049 0,0">
          <text:p/>
        </draw:polygon>
        <draw:polygon draw:style-name="gr1" draw:text-style-name="P1" draw:layer="layout" svg:width="0.017cm" svg:height="1.253cm" svg:x="1.605cm" svg:y="21.455cm" svg:viewBox="0 0 18 1254" draw:points="8,11 18,22 18,1233 8,1243 0,1254 0,0">
          <text:p/>
        </draw:polygon>
        <draw:polygon draw:style-name="gr1" draw:text-style-name="P1" draw:layer="layout" svg:width="0.017cm" svg:height="1.351cm" svg:x="1.605cm" svg:y="22.687cm" svg:viewBox="0 0 18 1352" draw:points="8,10 18,21 18,1331 8,1341 0,1352 0,0">
          <text:p/>
        </draw:polygon>
        <draw:polygon draw:style-name="gr1" draw:text-style-name="P1" draw:layer="layout" svg:width="0.017cm" svg:height="1.721cm" svg:x="1.605cm" svg:y="24.017cm" svg:viewBox="0 0 18 1722" draw:points="8,10 18,21 18,1701 8,1712 0,1722 0,0">
          <text:p/>
        </draw:polygon>
        <draw:polygon draw:style-name="gr1" draw:text-style-name="P1" draw:layer="layout" svg:width="0.017cm" svg:height="1.654cm" svg:x="13.67cm" svg:y="6.565cm" svg:viewBox="0 0 18 1655" draw:points="8,0 18,10 18,1645 8,1655 0,1645 0,10">
          <text:p/>
        </draw:polygon>
        <draw:polygon draw:style-name="gr1" draw:text-style-name="P1" draw:layer="layout" svg:width="0.017cm" svg:height="0.861cm" svg:x="13.67cm" svg:y="8.219cm" svg:viewBox="0 0 18 862" draw:points="8,0 18,11 18,851 8,862 0,851 0,11">
          <text:p/>
        </draw:polygon>
        <draw:polygon draw:style-name="gr1" draw:text-style-name="P1" draw:layer="layout" svg:width="0.017cm" svg:height="1.866cm" svg:x="13.67cm" svg:y="9.08cm" svg:viewBox="0 0 18 1867" draw:points="8,0 18,11 18,1857 8,1867 0,1857 0,11">
          <text:p/>
        </draw:polygon>
        <draw:polygon draw:style-name="gr1" draw:text-style-name="P1" draw:layer="layout" svg:width="0.017cm" svg:height="1.115cm" svg:x="13.67cm" svg:y="10.946cm" svg:viewBox="0 0 18 1116" draw:points="8,0 18,11 18,1105 8,1116 0,1105 0,11">
          <text:p/>
        </draw:polygon>
        <draw:polygon draw:style-name="gr1" draw:text-style-name="P1" draw:layer="layout" svg:width="0.017cm" svg:height="1.065cm" svg:x="13.67cm" svg:y="12.061cm" svg:viewBox="0 0 18 1066" draw:points="8,0 18,11 18,1066 8,1066 0,1066 0,11">
          <text:p/>
        </draw:polygon>
        <draw:polygon draw:style-name="gr1" draw:text-style-name="P1" draw:layer="layout" svg:width="0.017cm" svg:height="2.131cm" svg:x="13.67cm" svg:y="15.028cm" svg:viewBox="0 0 18 2132" draw:points="8,0 18,0 18,2121 8,2132 0,2121 0,0">
          <text:p/>
        </draw:polygon>
        <draw:polygon draw:style-name="gr1" draw:text-style-name="P1" draw:layer="layout" svg:width="0.017cm" svg:height="1.28cm" svg:x="13.67cm" svg:y="17.159cm" svg:viewBox="0 0 18 1281" draw:points="8,0 18,10 18,1271 8,1281 0,1271 0,10">
          <text:p/>
        </draw:polygon>
        <draw:polygon draw:style-name="gr1" draw:text-style-name="P1" draw:layer="layout" svg:width="0.017cm" svg:height="3.027cm" svg:x="13.67cm" svg:y="18.439cm" svg:viewBox="0 0 18 3028" draw:points="8,0 18,11 18,3017 8,3028 0,3017 0,11">
          <text:p/>
        </draw:polygon>
        <draw:polygon draw:style-name="gr1" draw:text-style-name="P1" draw:layer="layout" svg:width="0.017cm" svg:height="1.231cm" svg:x="13.67cm" svg:y="21.466cm" svg:viewBox="0 0 18 1232" draw:points="8,0 18,11 18,1222 8,1232 0,1222 0,11">
          <text:p/>
        </draw:polygon>
        <draw:polygon draw:style-name="gr1" draw:text-style-name="P1" draw:layer="layout" svg:width="0.017cm" svg:height="1.33cm" svg:x="13.67cm" svg:y="22.697cm" svg:viewBox="0 0 18 1331" draw:points="8,0 18,11 18,1321 8,1331 0,1321 0,11">
          <text:p/>
        </draw:polygon>
        <draw:polygon draw:style-name="gr1" draw:text-style-name="P1" draw:layer="layout" svg:width="0.017cm" svg:height="1.701cm" svg:x="13.67cm" svg:y="24.027cm" svg:viewBox="0 0 18 1702" draw:points="8,0 18,11 18,1691 8,1702 0,1691 0,11">
          <text:p/>
        </draw:polygon>
        <draw:polygon draw:style-name="gr1" draw:text-style-name="P1" draw:layer="layout" svg:width="0.017cm" svg:height="1.676cm" svg:x="19.385cm" svg:y="6.554cm" svg:viewBox="0 0 18 1677" draw:points="8,11 18,0 18,1677 8,1666 0,1656 0,21">
          <text:p/>
        </draw:polygon>
        <draw:polygon draw:style-name="gr1" draw:text-style-name="P1" draw:layer="layout" svg:width="0.017cm" svg:height="0.882cm" svg:x="19.385cm" svg:y="8.209cm" svg:viewBox="0 0 18 883" draw:points="8,10 18,0 18,883 8,872 0,861 0,21">
          <text:p/>
        </draw:polygon>
        <draw:polygon draw:style-name="gr1" draw:text-style-name="P1" draw:layer="layout" svg:width="0.017cm" svg:height="1.888cm" svg:x="19.385cm" svg:y="9.069cm" svg:viewBox="0 0 18 1889" draw:points="8,11 18,0 18,1889 8,1878 0,1868 0,22">
          <text:p/>
        </draw:polygon>
        <draw:polygon draw:style-name="gr1" draw:text-style-name="P1" draw:layer="layout" svg:width="0.017cm" svg:height="1.136cm" svg:x="19.385cm" svg:y="10.936cm" svg:viewBox="0 0 18 1137" draw:points="8,10 18,0 18,1137 8,1126 0,1115 0,21">
          <text:p/>
        </draw:polygon>
        <draw:polygon draw:style-name="gr1" draw:text-style-name="P1" draw:layer="layout" svg:width="0.017cm" svg:height="1.076cm" svg:x="19.385cm" svg:y="12.05cm" svg:viewBox="0 0 18 1077" draw:points="8,11 18,0 18,1077 8,1077 0,1077 0,22">
          <text:p/>
        </draw:polygon>
        <draw:polygon draw:style-name="gr1" draw:text-style-name="P1" draw:layer="layout" svg:width="0.017cm" svg:height="2.141cm" svg:x="19.385cm" svg:y="15.028cm" svg:viewBox="0 0 18 2142" draw:points="8,0 18,0 18,2142 8,2132 0,2121 0,0">
          <text:p/>
        </draw:polygon>
        <draw:polygon draw:style-name="gr1" draw:text-style-name="P1" draw:layer="layout" svg:width="0.017cm" svg:height="1.302cm" svg:x="19.385cm" svg:y="17.148cm" svg:viewBox="0 0 18 1303" draw:points="8,11 18,0 18,1303 8,1292 0,1282 0,21">
          <text:p/>
        </draw:polygon>
        <draw:polygon draw:style-name="gr1" draw:text-style-name="P1" draw:layer="layout" svg:width="0.017cm" svg:height="3.048cm" svg:x="19.385cm" svg:y="18.429cm" svg:viewBox="0 0 18 3049" draw:points="8,10 18,0 18,3049 8,3038 0,3027 0,21">
          <text:p/>
        </draw:polygon>
        <draw:polygon draw:style-name="gr1" draw:text-style-name="P1" draw:layer="layout" svg:width="0.017cm" svg:height="1.253cm" svg:x="19.385cm" svg:y="21.455cm" svg:viewBox="0 0 18 1254" draw:points="8,11 18,0 18,1254 8,1243 0,1233 0,22">
          <text:p/>
        </draw:polygon>
        <draw:polygon draw:style-name="gr1" draw:text-style-name="P1" draw:layer="layout" svg:width="0.017cm" svg:height="1.351cm" svg:x="19.385cm" svg:y="22.687cm" svg:viewBox="0 0 18 1352" draw:points="8,10 18,0 18,1352 8,1341 0,1331 0,21">
          <text:p/>
        </draw:polygon>
        <draw:polygon draw:style-name="gr1" draw:text-style-name="P1" draw:layer="layout" svg:width="0.017cm" svg:height="1.721cm" svg:x="19.385cm" svg:y="24.017cm" svg:viewBox="0 0 18 1722" draw:points="8,10 18,0 18,1722 8,1712 0,1701 0,21">
          <text:p/>
        </draw:polygon>
        <draw:frame draw:style-name="gr85" draw:text-style-name="P4" draw:layer="layout" svg:width="0.531cm" svg:height="0.395cm" svg:x="17.618cm" svg:y="5.3cm">
          <draw:text-box>
            <text:p text:style-name="P2"><text:span text:style-name="T2">NO</text:span></text:p>
          </draw:text-box>
        </draw:frame>
        <draw:frame draw:style-name="gr127" draw:text-style-name="P4" draw:layer="layout" svg:width="11.682cm" svg:height="0.395cm" svg:x="1.774cm" svg:y="6.609cm">
          <draw:text-box>
            <text:p text:style-name="P2"><text:span text:style-name="T3">12. <text:s/>Has ethical approval been sought and obtained from any external body</text:span></text:p>
          </draw:text-box>
        </draw:frame>
        <draw:frame draw:style-name="gr128" draw:text-style-name="P4" draw:layer="layout" svg:width="11.479cm" svg:height="0.395cm" svg:x="1.774cm" svg:y="7.015cm">
          <draw:text-box>
            <text:p text:style-name="P2"><text:span text:style-name="T3"><text:s text:c="7"/></text:span><text:span text:style-name="T3">e.g., REC(NHS)/LEA and or including other UK Universities? <text:s/>If YES, </text:span></text:p>
          </draw:text-box>
        </draw:frame>
        <draw:polygon draw:style-name="gr1" draw:text-style-name="P1" draw:layer="layout" svg:width="1.009cm" svg:height="0.021cm" svg:x="13.828cm" svg:y="7.15cm" svg:viewBox="0 0 1010 22" draw:points="1000,12 993,22 18,22 7,12 0,0 1010,0">
          <text:p/>
        </draw:polygon>
        <draw:polygon draw:style-name="gr1" draw:text-style-name="P1" draw:layer="layout" svg:width="0.829cm" svg:height="0.021cm" svg:x="14.82cm" svg:y="7.15cm" svg:viewBox="0 0 830 22" draw:points="819,12 812,22 17,22 7,12 0,0 830,0">
          <text:p/>
        </draw:polygon>
        <draw:polygon draw:style-name="gr1" draw:text-style-name="P1" draw:layer="layout" svg:width="0.991cm" svg:height="0.021cm" svg:x="15.631cm" svg:y="7.15cm" svg:viewBox="0 0 992 22" draw:points="982,12 975,22 18,22 7,12 0,0 992,0">
          <text:p/>
        </draw:polygon>
        <draw:polygon draw:style-name="gr1" draw:text-style-name="P1" draw:layer="layout" svg:width="0.829cm" svg:height="0.021cm" svg:x="16.605cm" svg:y="7.15cm" svg:viewBox="0 0 830 22" draw:points="819,12 812,22 17,22 7,12 0,0 830,0">
          <text:p/>
        </draw:polygon>
        <draw:polygon draw:style-name="gr1" draw:text-style-name="P1" draw:layer="layout" svg:width="0.928cm" svg:height="0.021cm" svg:x="17.416cm" svg:y="7.15cm" svg:viewBox="0 0 929 22" draw:points="918,12 911,22 18,22 7,12 0,0 929,0">
          <text:p/>
        </draw:polygon>
        <draw:polygon draw:style-name="gr1" draw:text-style-name="P1" draw:layer="layout" svg:width="0.918cm" svg:height="0.021cm" svg:x="18.326cm" svg:y="7.15cm" svg:viewBox="0 0 919 22" draw:points="908,12 901,22 18,22 7,12 0,0 919,0">
          <text:p/>
        </draw:polygon>
        <draw:polygon draw:style-name="gr1" draw:text-style-name="P1" draw:layer="layout" svg:width="1.009cm" svg:height="0.021cm" svg:x="13.828cm" svg:y="7.609cm" svg:viewBox="0 0 1010 22" draw:points="1000,12 1010,22 0,22 7,12 18,0 993,0">
          <text:p/>
        </draw:polygon>
        <draw:polygon draw:style-name="gr1" draw:text-style-name="P1" draw:layer="layout" svg:width="0.829cm" svg:height="0.021cm" svg:x="14.82cm" svg:y="7.609cm" svg:viewBox="0 0 830 22" draw:points="819,12 830,22 0,22 7,12 17,0 812,0">
          <text:p/>
        </draw:polygon>
        <draw:polygon draw:style-name="gr1" draw:text-style-name="P1" draw:layer="layout" svg:width="0.991cm" svg:height="0.021cm" svg:x="15.631cm" svg:y="7.609cm" svg:viewBox="0 0 992 22" draw:points="982,12 992,22 0,22 7,12 18,0 975,0">
          <text:p/>
        </draw:polygon>
        <draw:polygon draw:style-name="gr1" draw:text-style-name="P1" draw:layer="layout" svg:width="0.829cm" svg:height="0.021cm" svg:x="16.605cm" svg:y="7.609cm" svg:viewBox="0 0 830 22" draw:points="819,12 830,22 0,22 7,12 17,0 812,0">
          <text:p/>
        </draw:polygon>
        <draw:polygon draw:style-name="gr1" draw:text-style-name="P1" draw:layer="layout" svg:width="0.928cm" svg:height="0.021cm" svg:x="17.416cm" svg:y="7.609cm" svg:viewBox="0 0 929 22" draw:points="918,12 929,22 0,22 7,12 18,0 911,0">
          <text:p/>
        </draw:polygon>
        <draw:polygon draw:style-name="gr1" draw:text-style-name="P1" draw:layer="layout" svg:width="0.918cm" svg:height="0.021cm" svg:x="18.326cm" svg:y="7.609cm" svg:viewBox="0 0 919 22" draw:points="908,12 919,22 0,22 7,12 18,0 901,0">
          <text:p/>
        </draw:polygon>
        <draw:polygon draw:style-name="gr1" draw:text-style-name="P1" draw:layer="layout" svg:width="0.018cm" svg:height="0.48cm" svg:x="13.828cm" svg:y="7.15cm" svg:viewBox="0 0 19 481" draw:points="8,11 19,21 19,460 8,471 0,481 0,0">
          <text:p/>
        </draw:polygon>
        <draw:polygon draw:style-name="gr1" draw:text-style-name="P1" draw:layer="layout" svg:width="0.017cm" svg:height="0.459cm" svg:x="14.82cm" svg:y="7.161cm" svg:viewBox="0 0 18 460" draw:points="7,0 18,10 18,449 7,460 0,449 0,10">
          <text:p/>
        </draw:polygon>
        <draw:polygon draw:style-name="gr1" draw:text-style-name="P1" draw:layer="layout" svg:width="0.019cm" svg:height="0.459cm" svg:x="15.631cm" svg:y="7.161cm" svg:viewBox="0 0 20 460" draw:points="8,0 20,10 20,449 8,460 0,449 0,10">
          <text:p/>
        </draw:polygon>
        <draw:polygon draw:style-name="gr1" draw:text-style-name="P1" draw:layer="layout" svg:width="0.017cm" svg:height="0.459cm" svg:x="16.605cm" svg:y="7.161cm" svg:viewBox="0 0 18 460" draw:points="7,0 18,10 18,449 7,460 0,449 0,10">
          <text:p/>
        </draw:polygon>
        <draw:polygon draw:style-name="gr1" draw:text-style-name="P1" draw:layer="layout" svg:width="0.019cm" svg:height="0.459cm" svg:x="17.416cm" svg:y="7.161cm" svg:viewBox="0 0 20 460" draw:points="8,0 20,10 20,449 8,460 0,449 0,10">
          <text:p/>
        </draw:polygon>
        <draw:polygon draw:style-name="gr1" draw:text-style-name="P1" draw:layer="layout" svg:width="0.018cm" svg:height="0.459cm" svg:x="18.326cm" svg:y="7.161cm" svg:viewBox="0 0 19 460" draw:points="7,0 19,10 19,449 7,460 0,449 0,10">
          <text:p/>
        </draw:polygon>
        <draw:polygon draw:style-name="gr1" draw:text-style-name="P1" draw:layer="layout" svg:width="0.018cm" svg:height="0.48cm" svg:x="19.226cm" svg:y="7.15cm" svg:viewBox="0 0 19 481" draw:points="7,11 19,0 19,481 7,471 0,460 0,21">
          <text:p/>
        </draw:polygon>
        <draw:frame draw:style-name="gr129" draw:text-style-name="P4" draw:layer="layout" svg:width="10.217cm" svg:height="0.395cm" svg:x="1.774cm" svg:y="7.421cm">
          <draw:text-box>
            <text:p text:style-name="P2"><text:span text:style-name="T3"><text:s text:c="7"/></text:span><text:span text:style-name="T3">please attach a copy of the external application and approval.</text:span></text:p>
          </draw:text-box>
        </draw:frame>
        <draw:polygon draw:style-name="gr5" draw:text-style-name="P5" draw:layer="layout" svg:width="0.293cm" svg:height="0.293cm" svg:x="15.088cm" svg:y="7.221cm" svg:viewBox="0 0 294 294" draw:points="0,294 294,294 294,0 0,0">
          <text:p/>
        </draw:polygon>
        <draw:line draw:style-name="gr5" draw:text-style-name="P5" draw:layer="layout" svg:x1="15.088cm" svg:y1="7.221cm" svg:x2="15.378cm" svg:y2="7.515cm">
          <text:p/>
        </draw:line>
        <draw:line draw:style-name="gr5" draw:text-style-name="P5" draw:layer="layout" svg:x1="15.378cm" svg:y1="7.221cm" svg:x2="15.088cm" svg:y2="7.515cm">
          <text:p/>
        </draw:line>
        <draw:frame draw:style-name="gr98" draw:text-style-name="P4" draw:layer="layout" svg:width="0.607cm" svg:height="0.395cm" svg:x="14.03cm" svg:y="7.216cm">
          <draw:text-box>
            <text:p text:style-name="P2"><text:span text:style-name="T2">N/A</text:span></text:p>
          </draw:text-box>
        </draw:frame>
        <draw:polygon draw:style-name="gr5" draw:text-style-name="P5" draw:layer="layout" svg:width="0.293cm" svg:height="0.293cm" svg:x="16.873cm" svg:y="7.221cm" svg:viewBox="0 0 294 294" draw:points="0,294 294,294 294,0 0,0">
          <text:p/>
        </draw:polygon>
        <draw:frame draw:style-name="gr84" draw:text-style-name="P4" draw:layer="layout" svg:width="0.701cm" svg:height="0.395cm" svg:x="15.79cm" svg:y="7.181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7.221cm" svg:viewBox="0 0 294 294" draw:points="0,294 294,294 294,0 0,0">
          <text:p/>
        </draw:polygon>
        <draw:frame draw:style-name="gr85" draw:text-style-name="P4" draw:layer="layout" svg:width="0.531cm" svg:height="0.395cm" svg:x="17.618cm" svg:y="7.181cm">
          <draw:text-box>
            <text:p text:style-name="P2"><text:span text:style-name="T2">NO</text:span></text:p>
          </draw:text-box>
        </draw:frame>
        <draw:polygon draw:style-name="gr1" draw:text-style-name="P1" draw:layer="layout" svg:width="1.009cm" svg:height="0.021cm" svg:x="13.828cm" svg:y="8.41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8.41cm" svg:viewBox="0 0 830 22" draw:points="819,11 812,22 17,22 7,11 0,0 830,0">
          <text:p/>
        </draw:polygon>
        <draw:polygon draw:style-name="gr1" draw:text-style-name="P1" draw:layer="layout" svg:width="0.991cm" svg:height="0.021cm" svg:x="15.631cm" svg:y="8.41cm" svg:viewBox="0 0 992 22" draw:points="982,11 975,22 18,22 7,11 0,0 992,0">
          <text:p/>
        </draw:polygon>
        <draw:polygon draw:style-name="gr1" draw:text-style-name="P1" draw:layer="layout" svg:width="0.829cm" svg:height="0.021cm" svg:x="16.605cm" svg:y="8.41cm" svg:viewBox="0 0 830 22" draw:points="819,11 812,22 17,22 7,11 0,0 830,0">
          <text:p/>
        </draw:polygon>
        <draw:polygon draw:style-name="gr1" draw:text-style-name="P1" draw:layer="layout" svg:width="0.928cm" svg:height="0.021cm" svg:x="17.416cm" svg:y="8.41cm" svg:viewBox="0 0 929 22" draw:points="918,11 911,22 18,22 7,11 0,0 929,0">
          <text:p/>
        </draw:polygon>
        <draw:polygon draw:style-name="gr1" draw:text-style-name="P1" draw:layer="layout" svg:width="0.918cm" svg:height="0.021cm" svg:x="18.326cm" svg:y="8.41cm" svg:viewBox="0 0 919 22" draw:points="908,11 901,22 18,22 7,11 0,0 919,0">
          <text:p/>
        </draw:polygon>
        <draw:polygon draw:style-name="gr1" draw:text-style-name="P1" draw:layer="layout" svg:width="1.009cm" svg:height="0.022cm" svg:x="13.828cm" svg:y="8.868cm" svg:viewBox="0 0 1010 23" draw:points="1000,12 1010,23 0,23 7,12 18,0 993,0">
          <text:p/>
        </draw:polygon>
        <draw:polygon draw:style-name="gr1" draw:text-style-name="P1" draw:layer="layout" svg:width="0.829cm" svg:height="0.022cm" svg:x="14.82cm" svg:y="8.868cm" svg:viewBox="0 0 830 23" draw:points="819,12 830,23 0,23 7,12 17,0 812,0">
          <text:p/>
        </draw:polygon>
        <draw:polygon draw:style-name="gr1" draw:text-style-name="P1" draw:layer="layout" svg:width="0.991cm" svg:height="0.022cm" svg:x="15.631cm" svg:y="8.868cm" svg:viewBox="0 0 992 23" draw:points="982,12 992,23 0,23 7,12 18,0 975,0">
          <text:p/>
        </draw:polygon>
        <draw:polygon draw:style-name="gr1" draw:text-style-name="P1" draw:layer="layout" svg:width="0.829cm" svg:height="0.022cm" svg:x="16.605cm" svg:y="8.868cm" svg:viewBox="0 0 830 23" draw:points="819,12 830,23 0,23 7,12 17,0 812,0">
          <text:p/>
        </draw:polygon>
        <draw:polygon draw:style-name="gr1" draw:text-style-name="P1" draw:layer="layout" svg:width="0.928cm" svg:height="0.022cm" svg:x="17.416cm" svg:y="8.868cm" svg:viewBox="0 0 929 23" draw:points="918,12 929,23 0,23 7,12 18,0 911,0">
          <text:p/>
        </draw:polygon>
        <draw:polygon draw:style-name="gr1" draw:text-style-name="P1" draw:layer="layout" svg:width="0.918cm" svg:height="0.022cm" svg:x="18.326cm" svg:y="8.868cm" svg:viewBox="0 0 919 23" draw:points="908,12 919,23 0,23 7,12 18,0 901,0">
          <text:p/>
        </draw:polygon>
        <draw:polygon draw:style-name="gr1" draw:text-style-name="P1" draw:layer="layout" svg:width="0.018cm" svg:height="0.48cm" svg:x="13.828cm" svg:y="8.41cm" svg:viewBox="0 0 19 481" draw:points="8,10 19,21 19,459 8,470 0,481 0,0">
          <text:p/>
        </draw:polygon>
        <draw:polygon draw:style-name="gr1" draw:text-style-name="P1" draw:layer="layout" svg:width="0.017cm" svg:height="0.459cm" svg:x="14.82cm" svg:y="8.42cm" svg:viewBox="0 0 18 460" draw:points="7,0 18,11 18,449 7,460 0,449 0,11">
          <text:p/>
        </draw:polygon>
        <draw:polygon draw:style-name="gr1" draw:text-style-name="P1" draw:layer="layout" svg:width="0.019cm" svg:height="0.459cm" svg:x="15.631cm" svg:y="8.42cm" svg:viewBox="0 0 20 460" draw:points="8,0 20,11 20,449 8,460 0,449 0,11">
          <text:p/>
        </draw:polygon>
        <draw:polygon draw:style-name="gr1" draw:text-style-name="P1" draw:layer="layout" svg:width="0.017cm" svg:height="0.459cm" svg:x="16.605cm" svg:y="8.42cm" svg:viewBox="0 0 18 460" draw:points="7,0 18,11 18,449 7,460 0,449 0,11">
          <text:p/>
        </draw:polygon>
        <draw:polygon draw:style-name="gr1" draw:text-style-name="P1" draw:layer="layout" svg:width="0.019cm" svg:height="0.459cm" svg:x="17.416cm" svg:y="8.42cm" svg:viewBox="0 0 20 460" draw:points="8,0 20,11 20,449 8,460 0,449 0,11">
          <text:p/>
        </draw:polygon>
        <draw:polygon draw:style-name="gr1" draw:text-style-name="P1" draw:layer="layout" svg:width="0.018cm" svg:height="0.459cm" svg:x="18.326cm" svg:y="8.42cm" svg:viewBox="0 0 19 460" draw:points="7,0 19,11 19,449 7,460 0,449 0,11">
          <text:p/>
        </draw:polygon>
        <draw:polygon draw:style-name="gr1" draw:text-style-name="P1" draw:layer="layout" svg:width="0.018cm" svg:height="0.48cm" svg:x="19.226cm" svg:y="8.41cm" svg:viewBox="0 0 19 481" draw:points="7,10 19,0 19,481 7,470 0,459 0,21">
          <text:p/>
        </draw:polygon>
        <draw:frame draw:style-name="gr130" draw:text-style-name="P4" draw:layer="layout" svg:width="9.857cm" svg:height="0.395cm" svg:x="1.774cm" svg:y="8.264cm">
          <draw:text-box>
            <text:p text:style-name="P2"><text:span text:style-name="T3">13. <text:s/>Will you tell participants that their participation is voluntary?</text:span></text:p>
          </draw:text-box>
        </draw:frame>
        <draw:polygon draw:style-name="gr5" draw:text-style-name="P5" draw:layer="layout" svg:width="0.293cm" svg:height="0.293cm" svg:x="16.873cm" svg:y="8.48cm" svg:viewBox="0 0 294 294" draw:points="0,294 294,294 294,0 0,0">
          <text:p/>
        </draw:polygon>
        <draw:line draw:style-name="gr5" draw:text-style-name="P5" draw:layer="layout" svg:x1="16.873cm" svg:y1="8.48cm" svg:x2="17.163cm" svg:y2="8.771cm">
          <text:p/>
        </draw:line>
        <draw:line draw:style-name="gr5" draw:text-style-name="P5" draw:layer="layout" svg:x1="17.163cm" svg:y1="8.48cm" svg:x2="16.873cm" svg:y2="8.771cm">
          <text:p/>
        </draw:line>
        <draw:frame draw:style-name="gr84" draw:text-style-name="P4" draw:layer="layout" svg:width="0.701cm" svg:height="0.395cm" svg:x="15.79cm" svg:y="8.44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8.48cm" svg:viewBox="0 0 294 294" draw:points="0,294 294,294 294,0 0,0">
          <text:p/>
        </draw:polygon>
        <draw:frame draw:style-name="gr85" draw:text-style-name="P4" draw:layer="layout" svg:width="0.531cm" svg:height="0.395cm" svg:x="17.618cm" svg:y="8.44cm">
          <draw:text-box>
            <text:p text:style-name="P2"><text:span text:style-name="T2">NO</text:span></text:p>
          </draw:text-box>
        </draw:frame>
        <draw:frame draw:style-name="gr131" draw:text-style-name="P4" draw:layer="layout" svg:width="10.374cm" svg:height="0.395cm" svg:x="1.774cm" svg:y="9.213cm">
          <draw:text-box>
            <text:p text:style-name="P2"><text:span text:style-name="T3">14. <text:s/>Will you describe the main project/experimental procedures to </text:span></text:p>
          </draw:text-box>
        </draw:frame>
        <draw:frame draw:style-name="gr132" draw:text-style-name="P4" draw:layer="layout" svg:width="11.238cm" svg:height="0.395cm" svg:x="1.774cm" svg:y="9.618cm">
          <draw:text-box>
            <text:p text:style-name="P2"><text:span text:style-name="T3"><text:s text:c="7"/></text:span><text:span text:style-name="T3">participants in advance so that they can make an informed decision </text:span></text:p>
          </draw:text-box>
        </draw:frame>
        <draw:polygon draw:style-name="gr1" draw:text-style-name="P1" draw:layer="layout" svg:width="1.009cm" svg:height="0.022cm" svg:x="13.828cm" svg:y="9.771cm" svg:viewBox="0 0 1010 23" draw:points="1000,12 993,23 18,23 7,12 0,0 1010,0">
          <text:p/>
        </draw:polygon>
        <draw:polygon draw:style-name="gr1" draw:text-style-name="P1" draw:layer="layout" svg:width="0.829cm" svg:height="0.022cm" svg:x="14.82cm" svg:y="9.771cm" svg:viewBox="0 0 830 23" draw:points="819,12 812,23 17,23 7,12 0,0 830,0">
          <text:p/>
        </draw:polygon>
        <draw:polygon draw:style-name="gr1" draw:text-style-name="P1" draw:layer="layout" svg:width="0.991cm" svg:height="0.022cm" svg:x="15.631cm" svg:y="9.771cm" svg:viewBox="0 0 992 23" draw:points="982,12 975,23 18,23 7,12 0,0 992,0">
          <text:p/>
        </draw:polygon>
        <draw:polygon draw:style-name="gr1" draw:text-style-name="P1" draw:layer="layout" svg:width="0.829cm" svg:height="0.022cm" svg:x="16.605cm" svg:y="9.771cm" svg:viewBox="0 0 830 23" draw:points="819,12 812,23 17,23 7,12 0,0 830,0">
          <text:p/>
        </draw:polygon>
        <draw:polygon draw:style-name="gr1" draw:text-style-name="P1" draw:layer="layout" svg:width="0.928cm" svg:height="0.022cm" svg:x="17.416cm" svg:y="9.771cm" svg:viewBox="0 0 929 23" draw:points="918,12 911,23 18,23 7,12 0,0 929,0">
          <text:p/>
        </draw:polygon>
        <draw:polygon draw:style-name="gr1" draw:text-style-name="P1" draw:layer="layout" svg:width="0.918cm" svg:height="0.022cm" svg:x="18.326cm" svg:y="9.771cm" svg:viewBox="0 0 919 23" draw:points="908,12 901,23 18,23 7,12 0,0 919,0">
          <text:p/>
        </draw:polygon>
        <draw:polygon draw:style-name="gr1" draw:text-style-name="P1" draw:layer="layout" svg:width="1.009cm" svg:height="0.021cm" svg:x="13.828cm" svg:y="10.23cm" svg:viewBox="0 0 1010 22" draw:points="1000,12 1010,22 0,22 7,12 18,0 993,0">
          <text:p/>
        </draw:polygon>
        <draw:polygon draw:style-name="gr1" draw:text-style-name="P1" draw:layer="layout" svg:width="0.829cm" svg:height="0.021cm" svg:x="14.82cm" svg:y="10.23cm" svg:viewBox="0 0 830 22" draw:points="819,12 830,22 0,22 7,12 17,0 812,0">
          <text:p/>
        </draw:polygon>
        <draw:polygon draw:style-name="gr1" draw:text-style-name="P1" draw:layer="layout" svg:width="0.991cm" svg:height="0.021cm" svg:x="15.631cm" svg:y="10.23cm" svg:viewBox="0 0 992 22" draw:points="982,12 992,22 0,22 7,12 18,0 975,0">
          <text:p/>
        </draw:polygon>
        <draw:polygon draw:style-name="gr1" draw:text-style-name="P1" draw:layer="layout" svg:width="0.829cm" svg:height="0.021cm" svg:x="16.605cm" svg:y="10.23cm" svg:viewBox="0 0 830 22" draw:points="819,12 830,22 0,22 7,12 17,0 812,0">
          <text:p/>
        </draw:polygon>
        <draw:polygon draw:style-name="gr1" draw:text-style-name="P1" draw:layer="layout" svg:width="0.928cm" svg:height="0.021cm" svg:x="17.416cm" svg:y="10.23cm" svg:viewBox="0 0 929 22" draw:points="918,12 929,22 0,22 7,12 18,0 911,0">
          <text:p/>
        </draw:polygon>
        <draw:polygon draw:style-name="gr1" draw:text-style-name="P1" draw:layer="layout" svg:width="0.918cm" svg:height="0.021cm" svg:x="18.326cm" svg:y="10.23cm" svg:viewBox="0 0 919 22" draw:points="908,12 919,22 0,22 7,12 18,0 901,0">
          <text:p/>
        </draw:polygon>
        <draw:polygon draw:style-name="gr1" draw:text-style-name="P1" draw:layer="layout" svg:width="0.018cm" svg:height="0.48cm" svg:x="13.828cm" svg:y="9.771cm" svg:viewBox="0 0 19 481" draw:points="8,11 19,22 19,460 8,471 0,481 0,0">
          <text:p/>
        </draw:polygon>
        <draw:polygon draw:style-name="gr1" draw:text-style-name="P1" draw:layer="layout" svg:width="0.017cm" svg:height="0.459cm" svg:x="14.82cm" svg:y="9.782cm" svg:viewBox="0 0 18 460" draw:points="7,0 18,11 18,449 7,460 0,449 0,11">
          <text:p/>
        </draw:polygon>
        <draw:polygon draw:style-name="gr1" draw:text-style-name="P1" draw:layer="layout" svg:width="0.019cm" svg:height="0.459cm" svg:x="15.631cm" svg:y="9.782cm" svg:viewBox="0 0 20 460" draw:points="8,0 20,11 20,449 8,460 0,449 0,11">
          <text:p/>
        </draw:polygon>
        <draw:polygon draw:style-name="gr1" draw:text-style-name="P1" draw:layer="layout" svg:width="0.017cm" svg:height="0.459cm" svg:x="16.605cm" svg:y="9.782cm" svg:viewBox="0 0 18 460" draw:points="7,0 18,11 18,449 7,460 0,449 0,11">
          <text:p/>
        </draw:polygon>
        <draw:polygon draw:style-name="gr1" draw:text-style-name="P1" draw:layer="layout" svg:width="0.019cm" svg:height="0.459cm" svg:x="17.416cm" svg:y="9.782cm" svg:viewBox="0 0 20 460" draw:points="8,0 20,11 20,449 8,460 0,449 0,11">
          <text:p/>
        </draw:polygon>
        <draw:polygon draw:style-name="gr1" draw:text-style-name="P1" draw:layer="layout" svg:width="0.018cm" svg:height="0.459cm" svg:x="18.326cm" svg:y="9.782cm" svg:viewBox="0 0 19 460" draw:points="7,0 19,11 19,449 7,460 0,449 0,11">
          <text:p/>
        </draw:polygon>
        <draw:polygon draw:style-name="gr1" draw:text-style-name="P1" draw:layer="layout" svg:width="0.018cm" svg:height="0.48cm" svg:x="19.226cm" svg:y="9.771cm" svg:viewBox="0 0 19 481" draw:points="7,11 19,0 19,481 7,471 0,460 0,22">
          <text:p/>
        </draw:polygon>
        <draw:frame draw:style-name="gr133" draw:text-style-name="P4" draw:layer="layout" svg:width="6.2cm" svg:height="0.395cm" svg:x="1.774cm" svg:y="10.024cm">
          <draw:text-box>
            <text:p text:style-name="P2"><text:span text:style-name="T3"><text:s text:c="7"/></text:span><text:span text:style-name="T3">about whether or not to participate?</text:span></text:p>
          </draw:text-box>
        </draw:frame>
        <draw:polygon draw:style-name="gr5" draw:text-style-name="P5" draw:layer="layout" svg:width="0.293cm" svg:height="0.293cm" svg:x="16.873cm" svg:y="9.842cm" svg:viewBox="0 0 294 294" draw:points="0,294 294,294 294,0 0,0">
          <text:p/>
        </draw:polygon>
        <draw:line draw:style-name="gr5" draw:text-style-name="P5" draw:layer="layout" svg:x1="16.873cm" svg:y1="9.842cm" svg:x2="17.163cm" svg:y2="10.136cm">
          <text:p/>
        </draw:line>
        <draw:line draw:style-name="gr5" draw:text-style-name="P5" draw:layer="layout" svg:x1="17.163cm" svg:y1="9.842cm" svg:x2="16.873cm" svg:y2="10.136cm">
          <text:p/>
        </draw:line>
        <draw:frame draw:style-name="gr84" draw:text-style-name="P4" draw:layer="layout" svg:width="0.701cm" svg:height="0.395cm" svg:x="15.79cm" svg:y="9.802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9.842cm" svg:viewBox="0 0 294 294" draw:points="0,294 294,294 294,0 0,0">
          <text:p/>
        </draw:polygon>
        <draw:frame draw:style-name="gr85" draw:text-style-name="P4" draw:layer="layout" svg:width="0.531cm" svg:height="0.395cm" svg:x="17.618cm" svg:y="9.802cm">
          <draw:text-box>
            <text:p text:style-name="P2"><text:span text:style-name="T2">NO</text:span></text:p>
          </draw:text-box>
        </draw:frame>
        <draw:frame draw:style-name="gr134" draw:text-style-name="P4" draw:layer="layout" svg:width="11.369cm" svg:height="0.395cm" svg:x="1.774cm" svg:y="10.991cm">
          <draw:text-box>
            <text:p text:style-name="P2"><text:span text:style-name="T3">15. <text:s/>Will you tell participants that they may withdraw from the research at </text:span></text:p>
          </draw:text-box>
        </draw:frame>
        <draw:polygon draw:style-name="gr1" draw:text-style-name="P1" draw:layer="layout" svg:width="1.009cm" svg:height="0.021cm" svg:x="13.828cm" svg:y="11.264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11.264cm" svg:viewBox="0 0 830 22" draw:points="819,11 812,22 17,22 7,11 0,0 830,0">
          <text:p/>
        </draw:polygon>
        <draw:polygon draw:style-name="gr1" draw:text-style-name="P1" draw:layer="layout" svg:width="0.991cm" svg:height="0.021cm" svg:x="15.631cm" svg:y="11.264cm" svg:viewBox="0 0 992 22" draw:points="982,11 975,22 18,22 7,11 0,0 992,0">
          <text:p/>
        </draw:polygon>
        <draw:polygon draw:style-name="gr1" draw:text-style-name="P1" draw:layer="layout" svg:width="0.829cm" svg:height="0.021cm" svg:x="16.605cm" svg:y="11.264cm" svg:viewBox="0 0 830 22" draw:points="819,11 812,22 17,22 7,11 0,0 830,0">
          <text:p/>
        </draw:polygon>
        <draw:polygon draw:style-name="gr1" draw:text-style-name="P1" draw:layer="layout" svg:width="0.928cm" svg:height="0.021cm" svg:x="17.416cm" svg:y="11.264cm" svg:viewBox="0 0 929 22" draw:points="918,11 911,22 18,22 7,11 0,0 929,0">
          <text:p/>
        </draw:polygon>
        <draw:polygon draw:style-name="gr1" draw:text-style-name="P1" draw:layer="layout" svg:width="0.918cm" svg:height="0.021cm" svg:x="18.326cm" svg:y="11.264cm" svg:viewBox="0 0 919 22" draw:points="908,11 901,22 18,22 7,11 0,0 919,0">
          <text:p/>
        </draw:polygon>
        <draw:polygon draw:style-name="gr1" draw:text-style-name="P1" draw:layer="layout" svg:width="1.009cm" svg:height="0.021cm" svg:x="13.828cm" svg:y="11.722cm" svg:viewBox="0 0 1010 22" draw:points="1000,12 1010,22 0,22 7,12 18,0 993,0">
          <text:p/>
        </draw:polygon>
        <draw:polygon draw:style-name="gr1" draw:text-style-name="P1" draw:layer="layout" svg:width="0.829cm" svg:height="0.021cm" svg:x="14.82cm" svg:y="11.722cm" svg:viewBox="0 0 830 22" draw:points="819,12 830,22 0,22 7,12 17,0 812,0">
          <text:p/>
        </draw:polygon>
        <draw:polygon draw:style-name="gr1" draw:text-style-name="P1" draw:layer="layout" svg:width="0.991cm" svg:height="0.021cm" svg:x="15.631cm" svg:y="11.722cm" svg:viewBox="0 0 992 22" draw:points="982,12 992,22 0,22 7,12 18,0 975,0">
          <text:p/>
        </draw:polygon>
        <draw:polygon draw:style-name="gr1" draw:text-style-name="P1" draw:layer="layout" svg:width="0.829cm" svg:height="0.021cm" svg:x="16.605cm" svg:y="11.722cm" svg:viewBox="0 0 830 22" draw:points="819,12 830,22 0,22 7,12 17,0 812,0">
          <text:p/>
        </draw:polygon>
        <draw:polygon draw:style-name="gr1" draw:text-style-name="P1" draw:layer="layout" svg:width="0.928cm" svg:height="0.021cm" svg:x="17.416cm" svg:y="11.722cm" svg:viewBox="0 0 929 22" draw:points="918,12 929,22 0,22 7,12 18,0 911,0">
          <text:p/>
        </draw:polygon>
        <draw:polygon draw:style-name="gr1" draw:text-style-name="P1" draw:layer="layout" svg:width="0.918cm" svg:height="0.021cm" svg:x="18.326cm" svg:y="11.722cm" svg:viewBox="0 0 919 22" draw:points="908,12 919,22 0,22 7,12 18,0 901,0">
          <text:p/>
        </draw:polygon>
        <draw:polygon draw:style-name="gr1" draw:text-style-name="P1" draw:layer="layout" svg:width="0.018cm" svg:height="0.479cm" svg:x="13.828cm" svg:y="11.264cm" svg:viewBox="0 0 19 480" draw:points="8,10 19,21 19,458 8,469 0,480 0,0">
          <text:p/>
        </draw:polygon>
        <draw:polygon draw:style-name="gr1" draw:text-style-name="P1" draw:layer="layout" svg:width="0.017cm" svg:height="0.459cm" svg:x="14.82cm" svg:y="11.274cm" svg:viewBox="0 0 18 460" draw:points="7,0 18,11 18,449 7,460 0,449 0,11">
          <text:p/>
        </draw:polygon>
        <draw:polygon draw:style-name="gr1" draw:text-style-name="P1" draw:layer="layout" svg:width="0.019cm" svg:height="0.459cm" svg:x="15.631cm" svg:y="11.274cm" svg:viewBox="0 0 20 460" draw:points="8,0 20,11 20,449 8,460 0,449 0,11">
          <text:p/>
        </draw:polygon>
        <draw:polygon draw:style-name="gr1" draw:text-style-name="P1" draw:layer="layout" svg:width="0.017cm" svg:height="0.459cm" svg:x="16.605cm" svg:y="11.274cm" svg:viewBox="0 0 18 460" draw:points="7,0 18,11 18,449 7,460 0,449 0,11">
          <text:p/>
        </draw:polygon>
        <draw:polygon draw:style-name="gr1" draw:text-style-name="P1" draw:layer="layout" svg:width="0.019cm" svg:height="0.459cm" svg:x="17.416cm" svg:y="11.274cm" svg:viewBox="0 0 20 460" draw:points="8,0 20,11 20,449 8,460 0,449 0,11">
          <text:p/>
        </draw:polygon>
        <draw:polygon draw:style-name="gr1" draw:text-style-name="P1" draw:layer="layout" svg:width="0.018cm" svg:height="0.459cm" svg:x="18.326cm" svg:y="11.274cm" svg:viewBox="0 0 19 460" draw:points="7,0 19,11 19,449 7,460 0,449 0,11">
          <text:p/>
        </draw:polygon>
        <draw:polygon draw:style-name="gr1" draw:text-style-name="P1" draw:layer="layout" svg:width="0.018cm" svg:height="0.479cm" svg:x="19.226cm" svg:y="11.264cm" svg:viewBox="0 0 19 480" draw:points="7,10 19,0 19,480 7,469 0,458 0,21">
          <text:p/>
        </draw:polygon>
        <draw:frame draw:style-name="gr135" draw:text-style-name="P4" draw:layer="layout" svg:width="11.17cm" svg:height="0.395cm" svg:x="1.774cm" svg:y="11.396cm">
          <draw:text-box>
            <text:p text:style-name="P2"><text:span text:style-name="T3"><text:s text:c="7"/></text:span><text:span text:style-name="T3">any time and for any reason, without having to give an explanation?</text:span></text:p>
          </draw:text-box>
        </draw:frame>
        <draw:polygon draw:style-name="gr5" draw:text-style-name="P5" draw:layer="layout" svg:width="0.293cm" svg:height="0.293cm" svg:x="16.873cm" svg:y="11.334cm" svg:viewBox="0 0 294 294" draw:points="0,294 294,294 294,0 0,0">
          <text:p/>
        </draw:polygon>
        <draw:line draw:style-name="gr5" draw:text-style-name="P5" draw:layer="layout" svg:x1="16.873cm" svg:y1="11.334cm" svg:x2="17.163cm" svg:y2="11.625cm">
          <text:p/>
        </draw:line>
        <draw:line draw:style-name="gr5" draw:text-style-name="P5" draw:layer="layout" svg:x1="17.163cm" svg:y1="11.334cm" svg:x2="16.873cm" svg:y2="11.625cm">
          <text:p/>
        </draw:line>
        <draw:frame draw:style-name="gr84" draw:text-style-name="P4" draw:layer="layout" svg:width="0.701cm" svg:height="0.395cm" svg:x="15.79cm" svg:y="11.294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11.334cm" svg:viewBox="0 0 294 294" draw:points="0,294 294,294 294,0 0,0">
          <text:p/>
        </draw:polygon>
        <draw:frame draw:style-name="gr85" draw:text-style-name="P4" draw:layer="layout" svg:width="0.531cm" svg:height="0.395cm" svg:x="17.618cm" svg:y="11.294cm">
          <draw:text-box>
            <text:p text:style-name="P2"><text:span text:style-name="T2">NO</text:span></text:p>
          </draw:text-box>
        </draw:frame>
        <draw:frame draw:style-name="gr136" draw:text-style-name="P4" draw:layer="layout" svg:width="5.15cm" svg:height="0.395cm" svg:x="1.774cm" svg:y="12.204cm">
          <draw:text-box>
            <text:p text:style-name="P2"><text:span text:style-name="T3">16. <text:s/>Please answer either a. or b.</text:span></text:p>
          </draw:text-box>
        </draw:frame>
        <draw:polygon draw:style-name="gr1" draw:text-style-name="P1" draw:layer="layout" svg:width="1.009cm" svg:height="0.021cm" svg:x="13.828cm" svg:y="12.562cm" svg:viewBox="0 0 1010 22" draw:points="1000,12 993,22 18,22 7,12 0,0 1010,0">
          <text:p/>
        </draw:polygon>
        <draw:polygon draw:style-name="gr1" draw:text-style-name="P1" draw:layer="layout" svg:width="0.829cm" svg:height="0.021cm" svg:x="14.82cm" svg:y="12.562cm" svg:viewBox="0 0 830 22" draw:points="819,12 812,22 17,22 7,12 0,0 830,0">
          <text:p/>
        </draw:polygon>
        <draw:polygon draw:style-name="gr1" draw:text-style-name="P1" draw:layer="layout" svg:width="0.991cm" svg:height="0.021cm" svg:x="15.631cm" svg:y="12.562cm" svg:viewBox="0 0 992 22" draw:points="982,12 975,22 18,22 7,12 0,0 992,0">
          <text:p/>
        </draw:polygon>
        <draw:polygon draw:style-name="gr1" draw:text-style-name="P1" draw:layer="layout" svg:width="0.829cm" svg:height="0.021cm" svg:x="16.605cm" svg:y="12.562cm" svg:viewBox="0 0 830 22" draw:points="819,12 812,22 17,22 7,12 0,0 830,0">
          <text:p/>
        </draw:polygon>
        <draw:polygon draw:style-name="gr1" draw:text-style-name="P1" draw:layer="layout" svg:width="0.928cm" svg:height="0.021cm" svg:x="17.416cm" svg:y="12.562cm" svg:viewBox="0 0 929 22" draw:points="918,12 911,22 18,22 7,12 0,0 929,0">
          <text:p/>
        </draw:polygon>
        <draw:polygon draw:style-name="gr1" draw:text-style-name="P1" draw:layer="layout" svg:width="0.918cm" svg:height="0.021cm" svg:x="18.326cm" svg:y="12.562cm" svg:viewBox="0 0 919 22" draw:points="908,12 901,22 18,22 7,12 0,0 919,0">
          <text:p/>
        </draw:polygon>
        <draw:polygon draw:style-name="gr1" draw:text-style-name="P1" draw:layer="layout" svg:width="1.009cm" svg:height="0.021cm" svg:x="13.828cm" svg:y="13.021cm" svg:viewBox="0 0 1010 22" draw:points="1000,11 1010,22 0,22 7,11 18,0 993,0">
          <text:p/>
        </draw:polygon>
        <draw:polygon draw:style-name="gr1" draw:text-style-name="P1" draw:layer="layout" svg:width="0.829cm" svg:height="0.021cm" svg:x="14.82cm" svg:y="13.021cm" svg:viewBox="0 0 830 22" draw:points="819,11 830,22 0,22 7,11 17,0 812,0">
          <text:p/>
        </draw:polygon>
        <draw:polygon draw:style-name="gr1" draw:text-style-name="P1" draw:layer="layout" svg:width="0.991cm" svg:height="0.021cm" svg:x="15.631cm" svg:y="13.021cm" svg:viewBox="0 0 992 22" draw:points="982,11 992,22 0,22 7,11 18,0 975,0">
          <text:p/>
        </draw:polygon>
        <draw:polygon draw:style-name="gr1" draw:text-style-name="P1" draw:layer="layout" svg:width="0.829cm" svg:height="0.021cm" svg:x="16.605cm" svg:y="13.021cm" svg:viewBox="0 0 830 22" draw:points="819,11 830,22 0,22 7,11 17,0 812,0">
          <text:p/>
        </draw:polygon>
        <draw:polygon draw:style-name="gr1" draw:text-style-name="P1" draw:layer="layout" svg:width="0.928cm" svg:height="0.021cm" svg:x="17.416cm" svg:y="13.021cm" svg:viewBox="0 0 929 22" draw:points="918,11 929,22 0,22 7,11 18,0 911,0">
          <text:p/>
        </draw:polygon>
        <draw:polygon draw:style-name="gr1" draw:text-style-name="P1" draw:layer="layout" svg:width="0.918cm" svg:height="0.021cm" svg:x="18.326cm" svg:y="13.021cm" svg:viewBox="0 0 919 22" draw:points="908,11 919,22 0,22 7,11 18,0 901,0">
          <text:p/>
        </draw:polygon>
        <draw:polygon draw:style-name="gr1" draw:text-style-name="P1" draw:layer="layout" svg:width="0.018cm" svg:height="0.48cm" svg:x="13.828cm" svg:y="12.562cm" svg:viewBox="0 0 19 481" draw:points="8,11 19,21 19,460 8,470 0,481 0,0">
          <text:p/>
        </draw:polygon>
        <draw:polygon draw:style-name="gr1" draw:text-style-name="P1" draw:layer="layout" svg:width="0.017cm" svg:height="0.458cm" svg:x="14.82cm" svg:y="12.573cm" svg:viewBox="0 0 18 459" draw:points="7,0 18,10 18,449 7,459 0,449 0,10">
          <text:p/>
        </draw:polygon>
        <draw:polygon draw:style-name="gr1" draw:text-style-name="P1" draw:layer="layout" svg:width="0.019cm" svg:height="0.458cm" svg:x="15.631cm" svg:y="12.573cm" svg:viewBox="0 0 20 459" draw:points="8,0 20,10 20,449 8,459 0,449 0,10">
          <text:p/>
        </draw:polygon>
        <draw:polygon draw:style-name="gr1" draw:text-style-name="P1" draw:layer="layout" svg:width="0.017cm" svg:height="0.458cm" svg:x="16.605cm" svg:y="12.573cm" svg:viewBox="0 0 18 459" draw:points="7,0 18,10 18,449 7,459 0,449 0,10">
          <text:p/>
        </draw:polygon>
        <draw:polygon draw:style-name="gr1" draw:text-style-name="P1" draw:layer="layout" svg:width="0.019cm" svg:height="0.458cm" svg:x="17.416cm" svg:y="12.573cm" svg:viewBox="0 0 20 459" draw:points="8,0 20,10 20,449 8,459 0,449 0,10">
          <text:p/>
        </draw:polygon>
        <draw:polygon draw:style-name="gr1" draw:text-style-name="P1" draw:layer="layout" svg:width="0.018cm" svg:height="0.458cm" svg:x="18.326cm" svg:y="12.573cm" svg:viewBox="0 0 19 459" draw:points="7,0 19,10 19,449 7,459 0,449 0,10">
          <text:p/>
        </draw:polygon>
        <draw:polygon draw:style-name="gr1" draw:text-style-name="P1" draw:layer="layout" svg:width="0.018cm" svg:height="0.48cm" svg:x="19.226cm" svg:y="12.562cm" svg:viewBox="0 0 19 481" draw:points="7,11 19,0 19,481 7,470 0,460 0,21">
          <text:p/>
        </draw:polygon>
        <draw:frame draw:style-name="gr137" draw:text-style-name="P4" draw:layer="layout" svg:width="8.888cm" svg:height="0.395cm" svg:x="1.774cm" svg:y="12.61cm">
          <draw:text-box>
            <text:p text:style-name="P2"><text:span text:style-name="T3"><text:s text:c="7"/></text:span><text:span text:style-name="T3">a. <text:s text:c="2"/>Will you obtain written consent from participants?</text:span></text:p>
          </draw:text-box>
        </draw:frame>
        <draw:polygon draw:style-name="gr5" draw:text-style-name="P5" draw:layer="layout" svg:width="0.293cm" svg:height="0.293cm" svg:x="16.873cm" svg:y="12.632cm" svg:viewBox="0 0 294 294" draw:points="0,294 294,294 294,0 0,0">
          <text:p/>
        </draw:polygon>
        <draw:frame draw:style-name="gr84" draw:text-style-name="P4" draw:layer="layout" svg:width="0.701cm" svg:height="0.395cm" svg:x="15.79cm" svg:y="12.592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12.632cm" svg:viewBox="0 0 294 294" draw:points="0,294 294,294 294,0 0,0">
          <text:p/>
        </draw:polygon>
        <draw:line draw:style-name="gr5" draw:text-style-name="P5" draw:layer="layout" svg:x1="18.637cm" svg:y1="12.632cm" svg:x2="18.931cm" svg:y2="12.923cm">
          <text:p/>
        </draw:line>
        <draw:line draw:style-name="gr5" draw:text-style-name="P5" draw:layer="layout" svg:x1="18.931cm" svg:y1="12.632cm" svg:x2="18.637cm" svg:y2="12.923cm">
          <text:p/>
        </draw:line>
        <draw:frame draw:style-name="gr85" draw:text-style-name="P4" draw:layer="layout" svg:width="0.531cm" svg:height="0.395cm" svg:x="17.618cm" svg:y="12.592cm">
          <draw:text-box>
            <text:p text:style-name="P2"><text:span text:style-name="T2">NO</text:span></text:p>
          </draw:text-box>
        </draw:frame>
        <draw:frame draw:style-name="gr138" draw:text-style-name="P4" draw:layer="layout" svg:width="9.545cm" svg:height="0.395cm" svg:x="1.774cm" svg:y="13.22cm">
          <draw:text-box>
            <text:p text:style-name="P2"><text:span text:style-name="T3"><text:s text:c="7"/></text:span><text:span text:style-name="T3">b. <text:s/></text:span><text:span text:style-name="T4">(ONLY: Social Anthropology, Geography/Geoscience,</text:span></text:p>
          </draw:text-box>
        </draw:frame>
        <draw:frame draw:style-name="gr139" draw:text-style-name="P4" draw:layer="layout" svg:width="7.711cm" svg:height="0.395cm" svg:x="1.774cm" svg:y="13.626cm">
          <draw:text-box>
            <text:p text:style-name="P2"><text:span text:style-name="T4"><text:s text:c="26"/></text:span><text:span text:style-name="T4">International Relations &amp; Biology)</text:span></text:p>
          </draw:text-box>
        </draw:frame>
        <draw:frame draw:style-name="gr140" draw:text-style-name="P4" draw:layer="layout" svg:width="10.357cm" svg:height="0.395cm" svg:x="3.034cm" svg:y="14.169cm">
          <draw:text-box>
            <text:p text:style-name="P2"><text:span text:style-name="T3">Will you obtain written consent from participants, in those cases <text:s text:c="4"/></text:span></text:p>
          </draw:text-box>
        </draw:frame>
        <draw:polygon draw:style-name="gr1" draw:text-style-name="P1" draw:layer="layout" svg:width="1.009cm" svg:height="0.021cm" svg:x="13.828cm" svg:y="14.326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14.326cm" svg:viewBox="0 0 830 22" draw:points="819,11 812,22 17,22 7,11 0,0 830,0">
          <text:p/>
        </draw:polygon>
        <draw:polygon draw:style-name="gr1" draw:text-style-name="P1" draw:layer="layout" svg:width="0.991cm" svg:height="0.021cm" svg:x="15.631cm" svg:y="14.326cm" svg:viewBox="0 0 992 22" draw:points="982,11 975,22 18,22 7,11 0,0 992,0">
          <text:p/>
        </draw:polygon>
        <draw:polygon draw:style-name="gr1" draw:text-style-name="P1" draw:layer="layout" svg:width="0.829cm" svg:height="0.021cm" svg:x="16.605cm" svg:y="14.326cm" svg:viewBox="0 0 830 22" draw:points="819,11 812,22 17,22 7,11 0,0 830,0">
          <text:p/>
        </draw:polygon>
        <draw:polygon draw:style-name="gr1" draw:text-style-name="P1" draw:layer="layout" svg:width="0.928cm" svg:height="0.021cm" svg:x="17.416cm" svg:y="14.326cm" svg:viewBox="0 0 929 22" draw:points="918,11 911,22 18,22 7,11 0,0 929,0">
          <text:p/>
        </draw:polygon>
        <draw:polygon draw:style-name="gr1" draw:text-style-name="P1" draw:layer="layout" svg:width="0.918cm" svg:height="0.021cm" svg:x="18.326cm" svg:y="14.326cm" svg:viewBox="0 0 919 22" draw:points="908,11 901,22 18,22 7,11 0,0 919,0">
          <text:p/>
        </draw:polygon>
        <draw:polygon draw:style-name="gr1" draw:text-style-name="P1" draw:layer="layout" svg:width="1.009cm" svg:height="0.022cm" svg:x="13.828cm" svg:y="14.784cm" svg:viewBox="0 0 1010 23" draw:points="1000,12 1010,23 0,23 7,12 18,0 993,0">
          <text:p/>
        </draw:polygon>
        <draw:polygon draw:style-name="gr1" draw:text-style-name="P1" draw:layer="layout" svg:width="0.829cm" svg:height="0.022cm" svg:x="14.82cm" svg:y="14.784cm" svg:viewBox="0 0 830 23" draw:points="819,12 830,23 0,23 7,12 17,0 812,0">
          <text:p/>
        </draw:polygon>
        <draw:polygon draw:style-name="gr1" draw:text-style-name="P1" draw:layer="layout" svg:width="0.991cm" svg:height="0.022cm" svg:x="15.631cm" svg:y="14.784cm" svg:viewBox="0 0 992 23" draw:points="982,12 992,23 0,23 7,12 18,0 975,0">
          <text:p/>
        </draw:polygon>
        <draw:polygon draw:style-name="gr1" draw:text-style-name="P1" draw:layer="layout" svg:width="0.829cm" svg:height="0.022cm" svg:x="16.605cm" svg:y="14.784cm" svg:viewBox="0 0 830 23" draw:points="819,12 830,23 0,23 7,12 17,0 812,0">
          <text:p/>
        </draw:polygon>
        <draw:polygon draw:style-name="gr1" draw:text-style-name="P1" draw:layer="layout" svg:width="0.928cm" svg:height="0.022cm" svg:x="17.416cm" svg:y="14.784cm" svg:viewBox="0 0 929 23" draw:points="918,12 929,23 0,23 7,12 18,0 911,0">
          <text:p/>
        </draw:polygon>
        <draw:polygon draw:style-name="gr1" draw:text-style-name="P1" draw:layer="layout" svg:width="0.918cm" svg:height="0.022cm" svg:x="18.326cm" svg:y="14.784cm" svg:viewBox="0 0 919 23" draw:points="908,12 919,23 0,23 7,12 18,0 901,0">
          <text:p/>
        </draw:polygon>
        <draw:polygon draw:style-name="gr1" draw:text-style-name="P1" draw:layer="layout" svg:width="0.018cm" svg:height="0.48cm" svg:x="13.828cm" svg:y="14.326cm" svg:viewBox="0 0 19 481" draw:points="8,10 19,21 19,459 8,470 0,481 0,0">
          <text:p/>
        </draw:polygon>
        <draw:polygon draw:style-name="gr1" draw:text-style-name="P1" draw:layer="layout" svg:width="0.017cm" svg:height="0.459cm" svg:x="14.82cm" svg:y="14.336cm" svg:viewBox="0 0 18 460" draw:points="7,0 18,11 18,449 7,460 0,449 0,11">
          <text:p/>
        </draw:polygon>
        <draw:polygon draw:style-name="gr1" draw:text-style-name="P1" draw:layer="layout" svg:width="0.019cm" svg:height="0.459cm" svg:x="15.631cm" svg:y="14.336cm" svg:viewBox="0 0 20 460" draw:points="8,0 20,11 20,449 8,460 0,449 0,11">
          <text:p/>
        </draw:polygon>
        <draw:polygon draw:style-name="gr1" draw:text-style-name="P1" draw:layer="layout" svg:width="0.017cm" svg:height="0.459cm" svg:x="16.605cm" svg:y="14.336cm" svg:viewBox="0 0 18 460" draw:points="7,0 18,11 18,449 7,460 0,449 0,11">
          <text:p/>
        </draw:polygon>
        <draw:polygon draw:style-name="gr1" draw:text-style-name="P1" draw:layer="layout" svg:width="0.019cm" svg:height="0.459cm" svg:x="17.416cm" svg:y="14.336cm" svg:viewBox="0 0 20 460" draw:points="8,0 20,11 20,449 8,460 0,449 0,11">
          <text:p/>
        </draw:polygon>
        <draw:polygon draw:style-name="gr1" draw:text-style-name="P1" draw:layer="layout" svg:width="0.018cm" svg:height="0.459cm" svg:x="18.326cm" svg:y="14.336cm" svg:viewBox="0 0 19 460" draw:points="7,0 19,11 19,449 7,460 0,449 0,11">
          <text:p/>
        </draw:polygon>
        <draw:polygon draw:style-name="gr1" draw:text-style-name="P1" draw:layer="layout" svg:width="0.018cm" svg:height="0.48cm" svg:x="19.226cm" svg:y="14.326cm" svg:viewBox="0 0 19 481" draw:points="7,10 19,0 19,481 7,470 0,459 0,21">
          <text:p/>
        </draw:polygon>
        <draw:frame draw:style-name="gr141" draw:text-style-name="P4" draw:layer="layout" svg:width="3.647cm" svg:height="0.395cm" svg:x="3.034cm" svg:y="14.575cm">
          <draw:text-box>
            <text:p text:style-name="P2"><text:span text:style-name="T3">where it is appropriate?</text:span></text:p>
          </draw:text-box>
        </draw:frame>
        <draw:polygon draw:style-name="gr5" draw:text-style-name="P5" draw:layer="layout" svg:width="0.293cm" svg:height="0.293cm" svg:x="16.873cm" svg:y="14.396cm" svg:viewBox="0 0 294 294" draw:points="0,294 294,294 294,0 0,0">
          <text:p/>
        </draw:polygon>
        <draw:frame draw:style-name="gr84" draw:text-style-name="P4" draw:layer="layout" svg:width="0.701cm" svg:height="0.395cm" svg:x="15.79cm" svg:y="14.356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14.396cm" svg:viewBox="0 0 294 294" draw:points="0,294 294,294 294,0 0,0">
          <text:p/>
        </draw:polygon>
        <draw:frame draw:style-name="gr85" draw:text-style-name="P4" draw:layer="layout" svg:width="0.531cm" svg:height="0.395cm" svg:x="17.618cm" svg:y="14.356cm">
          <draw:text-box>
            <text:p text:style-name="P2"><text:span text:style-name="T2">NO</text:span></text:p>
          </draw:text-box>
        </draw:frame>
        <draw:frame draw:style-name="gr136" draw:text-style-name="P4" draw:layer="layout" svg:width="5.15cm" svg:height="0.395cm" svg:x="1.774cm" svg:y="15.45cm">
          <draw:text-box>
            <text:p text:style-name="P2"><text:span text:style-name="T3">17. <text:s/>Please answer either a. or b.</text:span></text:p>
          </draw:text-box>
        </draw:frame>
        <draw:frame draw:style-name="gr142" draw:text-style-name="P4" draw:layer="layout" svg:width="9.659cm" svg:height="0.395cm" svg:x="1.774cm" svg:y="15.856cm">
          <draw:text-box>
            <text:p text:style-name="P2"><text:span text:style-name="T3"><text:s text:c="7"/></text:span><text:span text:style-name="T3">a. <text:s/>If the research is photographed or videoed or taped or </text:span></text:p>
          </draw:text-box>
        </draw:frame>
        <draw:frame draw:style-name="gr96" draw:text-style-name="P4" draw:layer="layout" svg:width="11.681cm" svg:height="0.395cm" svg:x="1.774cm" svg:y="16.261cm">
          <draw:text-box>
            <text:p text:style-name="P2"><text:span text:style-name="T3"><text:s text:c="12"/></text:span><text:span text:style-name="T3">observational, will you ask participants for their consent to being <text:s text:c="5"/></text:span></text:p>
          </draw:text-box>
        </draw:frame>
        <draw:polygon draw:style-name="gr1" draw:text-style-name="P1" draw:layer="layout" svg:width="1.009cm" svg:height="0.021cm" svg:x="13.828cm" svg:y="15.959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15.959cm" svg:viewBox="0 0 830 22" draw:points="819,11 812,22 17,22 7,11 0,0 830,0">
          <text:p/>
        </draw:polygon>
        <draw:polygon draw:style-name="gr1" draw:text-style-name="P1" draw:layer="layout" svg:width="0.991cm" svg:height="0.021cm" svg:x="15.631cm" svg:y="15.959cm" svg:viewBox="0 0 992 22" draw:points="982,11 975,22 18,22 7,11 0,0 992,0">
          <text:p/>
        </draw:polygon>
        <draw:polygon draw:style-name="gr1" draw:text-style-name="P1" draw:layer="layout" svg:width="0.829cm" svg:height="0.021cm" svg:x="16.605cm" svg:y="15.959cm" svg:viewBox="0 0 830 22" draw:points="819,11 812,22 17,22 7,11 0,0 830,0">
          <text:p/>
        </draw:polygon>
        <draw:polygon draw:style-name="gr1" draw:text-style-name="P1" draw:layer="layout" svg:width="0.928cm" svg:height="0.021cm" svg:x="17.416cm" svg:y="15.959cm" svg:viewBox="0 0 929 22" draw:points="918,11 911,22 18,22 7,11 0,0 929,0">
          <text:p/>
        </draw:polygon>
        <draw:polygon draw:style-name="gr1" draw:text-style-name="P1" draw:layer="layout" svg:width="0.918cm" svg:height="0.021cm" svg:x="18.326cm" svg:y="15.959cm" svg:viewBox="0 0 919 22" draw:points="908,11 901,22 18,22 7,11 0,0 919,0">
          <text:p/>
        </draw:polygon>
        <draw:polygon draw:style-name="gr1" draw:text-style-name="P1" draw:layer="layout" svg:width="1.009cm" svg:height="0.021cm" svg:x="13.828cm" svg:y="16.418cm" svg:viewBox="0 0 1010 22" draw:points="1000,10 1010,22 0,22 7,10 18,0 993,0">
          <text:p/>
        </draw:polygon>
        <draw:polygon draw:style-name="gr1" draw:text-style-name="P1" draw:layer="layout" svg:width="0.829cm" svg:height="0.021cm" svg:x="14.82cm" svg:y="16.418cm" svg:viewBox="0 0 830 22" draw:points="819,10 830,22 0,22 7,10 17,0 812,0">
          <text:p/>
        </draw:polygon>
        <draw:polygon draw:style-name="gr1" draw:text-style-name="P1" draw:layer="layout" svg:width="0.991cm" svg:height="0.021cm" svg:x="15.631cm" svg:y="16.418cm" svg:viewBox="0 0 992 22" draw:points="982,10 992,22 0,22 7,10 18,0 975,0">
          <text:p/>
        </draw:polygon>
        <draw:polygon draw:style-name="gr1" draw:text-style-name="P1" draw:layer="layout" svg:width="0.829cm" svg:height="0.021cm" svg:x="16.605cm" svg:y="16.418cm" svg:viewBox="0 0 830 22" draw:points="819,10 830,22 0,22 7,10 17,0 812,0">
          <text:p/>
        </draw:polygon>
        <draw:polygon draw:style-name="gr1" draw:text-style-name="P1" draw:layer="layout" svg:width="0.928cm" svg:height="0.021cm" svg:x="17.416cm" svg:y="16.418cm" svg:viewBox="0 0 929 22" draw:points="918,10 929,22 0,22 7,10 18,0 911,0">
          <text:p/>
        </draw:polygon>
        <draw:polygon draw:style-name="gr1" draw:text-style-name="P1" draw:layer="layout" svg:width="0.918cm" svg:height="0.021cm" svg:x="18.326cm" svg:y="16.418cm" svg:viewBox="0 0 919 22" draw:points="908,10 919,22 0,22 7,10 18,0 901,0">
          <text:p/>
        </draw:polygon>
        <draw:polygon draw:style-name="gr1" draw:text-style-name="P1" draw:layer="layout" svg:width="0.018cm" svg:height="0.48cm" svg:x="13.828cm" svg:y="15.959cm" svg:viewBox="0 0 19 481" draw:points="8,11 19,21 19,460 8,470 0,481 0,0">
          <text:p/>
        </draw:polygon>
        <draw:polygon draw:style-name="gr1" draw:text-style-name="P1" draw:layer="layout" svg:width="0.017cm" svg:height="0.458cm" svg:x="14.82cm" svg:y="15.97cm" svg:viewBox="0 0 18 459" draw:points="7,0 18,10 18,449 7,459 0,449 0,10">
          <text:p/>
        </draw:polygon>
        <draw:polygon draw:style-name="gr1" draw:text-style-name="P1" draw:layer="layout" svg:width="0.019cm" svg:height="0.458cm" svg:x="15.631cm" svg:y="15.97cm" svg:viewBox="0 0 20 459" draw:points="8,0 20,10 20,449 8,459 0,449 0,10">
          <text:p/>
        </draw:polygon>
        <draw:polygon draw:style-name="gr1" draw:text-style-name="P1" draw:layer="layout" svg:width="0.017cm" svg:height="0.458cm" svg:x="16.605cm" svg:y="15.97cm" svg:viewBox="0 0 18 459" draw:points="7,0 18,10 18,449 7,459 0,449 0,10">
          <text:p/>
        </draw:polygon>
        <draw:polygon draw:style-name="gr1" draw:text-style-name="P1" draw:layer="layout" svg:width="0.019cm" svg:height="0.458cm" svg:x="17.416cm" svg:y="15.97cm" svg:viewBox="0 0 20 459" draw:points="8,0 20,10 20,449 8,459 0,449 0,10">
          <text:p/>
        </draw:polygon>
        <draw:polygon draw:style-name="gr1" draw:text-style-name="P1" draw:layer="layout" svg:width="0.018cm" svg:height="0.458cm" svg:x="18.326cm" svg:y="15.97cm" svg:viewBox="0 0 19 459" draw:points="7,0 19,10 19,449 7,459 0,449 0,10">
          <text:p/>
        </draw:polygon>
        <draw:polygon draw:style-name="gr1" draw:text-style-name="P1" draw:layer="layout" svg:width="0.018cm" svg:height="0.48cm" svg:x="19.226cm" svg:y="15.959cm" svg:viewBox="0 0 19 481" draw:points="7,11 19,0 19,481 7,470 0,460 0,21">
          <text:p/>
        </draw:polygon>
        <draw:frame draw:style-name="gr143" draw:text-style-name="P4" draw:layer="layout" svg:width="8.015cm" svg:height="0.395cm" svg:x="1.774cm" svg:y="16.667cm">
          <draw:text-box>
            <text:p text:style-name="P2"><text:span text:style-name="T3"><text:s text:c="12"/></text:span><text:span text:style-name="T3">Photographed, videoed, taped or observed?</text:span></text:p>
          </draw:text-box>
        </draw:frame>
        <draw:polygon draw:style-name="gr5" draw:text-style-name="P5" draw:layer="layout" svg:width="0.293cm" svg:height="0.293cm" svg:x="15.088cm" svg:y="16.03cm" svg:viewBox="0 0 294 294" draw:points="0,294 294,294 294,0 0,0">
          <text:p/>
        </draw:polygon>
        <draw:line draw:style-name="gr5" draw:text-style-name="P5" draw:layer="layout" svg:x1="15.088cm" svg:y1="16.03cm" svg:x2="15.378cm" svg:y2="16.324cm">
          <text:p/>
        </draw:line>
        <draw:line draw:style-name="gr5" draw:text-style-name="P5" draw:layer="layout" svg:x1="15.378cm" svg:y1="16.03cm" svg:x2="15.088cm" svg:y2="16.324cm">
          <text:p/>
        </draw:line>
        <draw:frame draw:style-name="gr98" draw:text-style-name="P4" draw:layer="layout" svg:width="0.607cm" svg:height="0.395cm" svg:x="14.03cm" svg:y="16.025cm">
          <draw:text-box>
            <text:p text:style-name="P2"><text:span text:style-name="T2">N/A</text:span></text:p>
          </draw:text-box>
        </draw:frame>
        <draw:polygon draw:style-name="gr5" draw:text-style-name="P5" draw:layer="layout" svg:width="0.293cm" svg:height="0.293cm" svg:x="16.873cm" svg:y="16.03cm" svg:viewBox="0 0 294 294" draw:points="0,294 294,294 294,0 0,0">
          <text:p/>
        </draw:polygon>
        <draw:frame draw:style-name="gr84" draw:text-style-name="P4" draw:layer="layout" svg:width="0.701cm" svg:height="0.395cm" svg:x="15.79cm" svg:y="15.99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16.03cm" svg:viewBox="0 0 294 294" draw:points="0,294 294,294 294,0 0,0">
          <text:p/>
        </draw:polygon>
        <draw:polygon draw:style-name="gr1" draw:text-style-name="P1" draw:layer="layout" svg:width="1.009cm" svg:height="0.021cm" svg:x="13.828cm" svg:y="17.162cm" svg:viewBox="0 0 1010 22" draw:points="1000,12 1010,22 0,22 7,12 18,0 993,0">
          <text:p/>
        </draw:polygon>
        <draw:polygon draw:style-name="gr1" draw:text-style-name="P1" draw:layer="layout" svg:width="1.009cm" svg:height="0.021cm" svg:x="14.82cm" svg:y="17.162cm" svg:viewBox="0 0 1010 22" draw:points="999,12 1010,22 0,22 7,12 17,0 992,0">
          <text:p/>
        </draw:polygon>
        <draw:polygon draw:style-name="gr1" draw:text-style-name="P1" draw:layer="layout" svg:width="1.009cm" svg:height="0.021cm" svg:x="15.811cm" svg:y="17.162cm" svg:viewBox="0 0 1010 22" draw:points="999,12 1010,22 0,22 7,12 18,0 992,0">
          <text:p/>
        </draw:polygon>
        <draw:polygon draw:style-name="gr1" draw:text-style-name="P1" draw:layer="layout" svg:width="1.009cm" svg:height="0.021cm" svg:x="16.802cm" svg:y="17.162cm" svg:viewBox="0 0 1010 22" draw:points="1000,12 1010,22 0,22 7,12 18,0 993,0">
          <text:p/>
        </draw:polygon>
        <draw:polygon draw:style-name="gr1" draw:text-style-name="P1" draw:layer="layout" svg:width="1.009cm" svg:height="0.021cm" svg:x="17.794cm" svg:y="17.162cm" svg:viewBox="0 0 1010 22" draw:points="999,12 1010,22 0,22 7,12 17,0 992,0">
          <text:p/>
        </draw:polygon>
        <draw:polygon draw:style-name="gr1" draw:text-style-name="P1" draw:layer="layout" svg:width="1.009cm" svg:height="0.021cm" svg:x="18.785cm" svg:y="17.162cm" svg:viewBox="0 0 1010 22" draw:points="999,12 1010,22 0,22 7,12 18,0 992,0">
          <text:p/>
        </draw:polygon>
        <draw:polygon draw:style-name="gr1" draw:text-style-name="P1" draw:layer="layout" svg:width="0.018cm" svg:height="0.479cm" svg:x="13.828cm" svg:y="16.704cm" svg:viewBox="0 0 19 480" draw:points="8,10 19,21 19,459 8,470 0,480 0,0">
          <text:p/>
        </draw:polygon>
        <draw:polygon draw:style-name="gr1" draw:text-style-name="P1" draw:layer="layout" svg:width="0.017cm" svg:height="0.459cm" svg:x="14.82cm" svg:y="16.714cm" svg:viewBox="0 0 18 460" draw:points="7,0 18,12 18,449 7,460 0,449 0,12">
          <text:p/>
        </draw:polygon>
        <draw:polygon draw:style-name="gr1" draw:text-style-name="P1" draw:layer="layout" svg:width="0.018cm" svg:height="0.459cm" svg:x="15.811cm" svg:y="16.714cm" svg:viewBox="0 0 19 460" draw:points="7,0 19,12 19,449 7,460 0,449 0,12">
          <text:p/>
        </draw:polygon>
        <draw:polygon draw:style-name="gr1" draw:text-style-name="P1" draw:layer="layout" svg:width="0.018cm" svg:height="0.459cm" svg:x="16.802cm" svg:y="16.714cm" svg:viewBox="0 0 19 460" draw:points="8,0 19,12 19,449 8,460 0,449 0,12">
          <text:p/>
        </draw:polygon>
        <draw:polygon draw:style-name="gr1" draw:text-style-name="P1" draw:layer="layout" svg:width="0.017cm" svg:height="0.459cm" svg:x="17.794cm" svg:y="16.714cm" svg:viewBox="0 0 18 460" draw:points="7,0 18,12 18,449 7,460 0,449 0,12">
          <text:p/>
        </draw:polygon>
        <draw:polygon draw:style-name="gr1" draw:text-style-name="P1" draw:layer="layout" svg:width="0.018cm" svg:height="0.459cm" svg:x="18.785cm" svg:y="16.714cm" svg:viewBox="0 0 19 460" draw:points="7,0 19,12 19,449 7,460 0,449 0,12">
          <text:p/>
        </draw:polygon>
        <draw:frame draw:style-name="gr85" draw:text-style-name="P4" draw:layer="layout" svg:width="0.531cm" svg:height="0.395cm" svg:x="17.618cm" svg:y="15.99cm">
          <draw:text-box>
            <text:p text:style-name="P2"><text:span text:style-name="T2">NO</text:span></text:p>
          </draw:text-box>
        </draw:frame>
        <draw:frame draw:style-name="gr144" draw:text-style-name="P4" draw:layer="layout" svg:width="7.153cm" svg:height="0.395cm" svg:x="1.774cm" svg:y="17.203cm">
          <draw:text-box>
            <text:p text:style-name="P2"><text:span text:style-name="T3"><text:s text:c="7"/></text:span><text:span text:style-name="T3">b. <text:s/></text:span><text:span text:style-name="T4">(Social Anthropology &amp; Biology ONLY)</text:span></text:p>
          </draw:text-box>
        </draw:frame>
        <draw:frame draw:style-name="gr145" draw:text-style-name="P4" draw:layer="layout" svg:width="10.767cm" svg:height="0.395cm" svg:x="1.774cm" svg:y="17.609cm">
          <draw:text-box>
            <text:p text:style-name="P2"><text:span text:style-name="T3"><text:s text:c="12"/></text:span><text:span text:style-name="T3">Will participants be free to reject the use of intrusive research </text:span></text:p>
          </draw:text-box>
        </draw:frame>
        <draw:polygon draw:style-name="gr1" draw:text-style-name="P1" draw:layer="layout" svg:width="1.009cm" svg:height="0.021cm" svg:x="13.828cm" svg:y="17.557cm" svg:viewBox="0 0 1010 22" draw:points="1000,12 993,22 18,22 7,12 0,0 1010,0">
          <text:p/>
        </draw:polygon>
        <draw:polygon draw:style-name="gr1" draw:text-style-name="P1" draw:layer="layout" svg:width="0.829cm" svg:height="0.021cm" svg:x="14.82cm" svg:y="17.557cm" svg:viewBox="0 0 830 22" draw:points="819,12 812,22 17,22 7,12 0,0 830,0">
          <text:p/>
        </draw:polygon>
        <draw:polygon draw:style-name="gr1" draw:text-style-name="P1" draw:layer="layout" svg:width="0.991cm" svg:height="0.021cm" svg:x="15.631cm" svg:y="17.557cm" svg:viewBox="0 0 992 22" draw:points="982,12 975,22 18,22 7,12 0,0 992,0">
          <text:p/>
        </draw:polygon>
        <draw:polygon draw:style-name="gr1" draw:text-style-name="P1" draw:layer="layout" svg:width="0.829cm" svg:height="0.021cm" svg:x="16.605cm" svg:y="17.557cm" svg:viewBox="0 0 830 22" draw:points="819,12 812,22 17,22 7,12 0,0 830,0">
          <text:p/>
        </draw:polygon>
        <draw:polygon draw:style-name="gr1" draw:text-style-name="P1" draw:layer="layout" svg:width="0.928cm" svg:height="0.021cm" svg:x="17.416cm" svg:y="17.557cm" svg:viewBox="0 0 929 22" draw:points="918,12 911,22 18,22 7,12 0,0 929,0">
          <text:p/>
        </draw:polygon>
        <draw:polygon draw:style-name="gr1" draw:text-style-name="P1" draw:layer="layout" svg:width="0.918cm" svg:height="0.021cm" svg:x="18.326cm" svg:y="17.557cm" svg:viewBox="0 0 919 22" draw:points="908,12 901,22 18,22 7,12 0,0 919,0">
          <text:p/>
        </draw:polygon>
        <draw:polygon draw:style-name="gr1" draw:text-style-name="P1" draw:layer="layout" svg:width="1.009cm" svg:height="0.021cm" svg:x="13.828cm" svg:y="18.016cm" svg:viewBox="0 0 1010 22" draw:points="1000,10 1010,22 0,22 7,10 18,0 993,0">
          <text:p/>
        </draw:polygon>
        <draw:polygon draw:style-name="gr1" draw:text-style-name="P1" draw:layer="layout" svg:width="0.829cm" svg:height="0.021cm" svg:x="14.82cm" svg:y="18.016cm" svg:viewBox="0 0 830 22" draw:points="819,10 830,22 0,22 7,10 17,0 812,0">
          <text:p/>
        </draw:polygon>
        <draw:polygon draw:style-name="gr1" draw:text-style-name="P1" draw:layer="layout" svg:width="0.991cm" svg:height="0.021cm" svg:x="15.631cm" svg:y="18.016cm" svg:viewBox="0 0 992 22" draw:points="982,10 992,22 0,22 7,10 18,0 975,0">
          <text:p/>
        </draw:polygon>
        <draw:polygon draw:style-name="gr1" draw:text-style-name="P1" draw:layer="layout" svg:width="0.829cm" svg:height="0.021cm" svg:x="16.605cm" svg:y="18.016cm" svg:viewBox="0 0 830 22" draw:points="819,10 830,22 0,22 7,10 17,0 812,0">
          <text:p/>
        </draw:polygon>
        <draw:polygon draw:style-name="gr1" draw:text-style-name="P1" draw:layer="layout" svg:width="0.928cm" svg:height="0.021cm" svg:x="17.416cm" svg:y="18.016cm" svg:viewBox="0 0 929 22" draw:points="918,10 929,22 0,22 7,10 18,0 911,0">
          <text:p/>
        </draw:polygon>
        <draw:polygon draw:style-name="gr1" draw:text-style-name="P1" draw:layer="layout" svg:width="0.918cm" svg:height="0.021cm" svg:x="18.326cm" svg:y="18.016cm" svg:viewBox="0 0 919 22" draw:points="908,10 919,22 0,22 7,10 18,0 901,0">
          <text:p/>
        </draw:polygon>
        <draw:polygon draw:style-name="gr1" draw:text-style-name="P1" draw:layer="layout" svg:width="0.018cm" svg:height="0.48cm" svg:x="13.828cm" svg:y="17.557cm" svg:viewBox="0 0 19 481" draw:points="8,11 19,21 19,460 8,470 0,481 0,0">
          <text:p/>
        </draw:polygon>
        <draw:polygon draw:style-name="gr1" draw:text-style-name="P1" draw:layer="layout" svg:width="0.017cm" svg:height="0.458cm" svg:x="14.82cm" svg:y="17.568cm" svg:viewBox="0 0 18 459" draw:points="7,0 18,10 18,449 7,459 0,449 0,10">
          <text:p/>
        </draw:polygon>
        <draw:polygon draw:style-name="gr1" draw:text-style-name="P1" draw:layer="layout" svg:width="0.019cm" svg:height="0.458cm" svg:x="15.631cm" svg:y="17.568cm" svg:viewBox="0 0 20 459" draw:points="8,0 20,10 20,449 8,459 0,449 0,10">
          <text:p/>
        </draw:polygon>
        <draw:polygon draw:style-name="gr1" draw:text-style-name="P1" draw:layer="layout" svg:width="0.017cm" svg:height="0.458cm" svg:x="16.605cm" svg:y="17.568cm" svg:viewBox="0 0 18 459" draw:points="7,0 18,10 18,449 7,459 0,449 0,10">
          <text:p/>
        </draw:polygon>
        <draw:polygon draw:style-name="gr1" draw:text-style-name="P1" draw:layer="layout" svg:width="0.019cm" svg:height="0.458cm" svg:x="17.416cm" svg:y="17.568cm" svg:viewBox="0 0 20 459" draw:points="8,0 20,10 20,449 8,459 0,449 0,10">
          <text:p/>
        </draw:polygon>
        <draw:polygon draw:style-name="gr1" draw:text-style-name="P1" draw:layer="layout" svg:width="0.018cm" svg:height="0.458cm" svg:x="18.326cm" svg:y="17.568cm" svg:viewBox="0 0 19 459" draw:points="7,0 19,10 19,449 7,459 0,449 0,10">
          <text:p/>
        </draw:polygon>
        <draw:polygon draw:style-name="gr1" draw:text-style-name="P1" draw:layer="layout" svg:width="0.018cm" svg:height="0.48cm" svg:x="19.226cm" svg:y="17.557cm" svg:viewBox="0 0 19 481" draw:points="7,11 19,0 19,481 7,470 0,460 0,21">
          <text:p/>
        </draw:polygon>
        <draw:frame draw:style-name="gr146" draw:text-style-name="P4" draw:layer="layout" svg:width="10.31cm" svg:height="0.395cm" svg:x="1.774cm" svg:y="18.015cm">
          <draw:text-box>
            <text:p text:style-name="P2"><text:span text:style-name="T3"><text:s text:c="12"/></text:span><text:span text:style-name="T3">Methods such as audio-visual recorders and photography?</text:span></text:p>
          </draw:text-box>
        </draw:frame>
        <draw:polygon draw:style-name="gr5" draw:text-style-name="P5" draw:layer="layout" svg:width="0.293cm" svg:height="0.293cm" svg:x="15.088cm" svg:y="17.628cm" svg:viewBox="0 0 294 294" draw:points="0,294 294,294 294,0 0,0">
          <text:p/>
        </draw:polygon>
        <draw:frame draw:style-name="gr98" draw:text-style-name="P4" draw:layer="layout" svg:width="0.607cm" svg:height="0.395cm" svg:x="14.03cm" svg:y="17.623cm">
          <draw:text-box>
            <text:p text:style-name="P2"><text:span text:style-name="T2">N/A</text:span></text:p>
          </draw:text-box>
        </draw:frame>
        <draw:polygon draw:style-name="gr5" draw:text-style-name="P5" draw:layer="layout" svg:width="0.293cm" svg:height="0.293cm" svg:x="16.873cm" svg:y="17.628cm" svg:viewBox="0 0 294 294" draw:points="0,294 294,294 294,0 0,0">
          <text:p/>
        </draw:polygon>
        <draw:frame draw:style-name="gr84" draw:text-style-name="P4" draw:layer="layout" svg:width="0.701cm" svg:height="0.395cm" svg:x="15.79cm" svg:y="17.588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17.628cm" svg:viewBox="0 0 294 294" draw:points="0,294 294,294 294,0 0,0">
          <text:p/>
        </draw:polygon>
        <draw:frame draw:style-name="gr85" draw:text-style-name="P4" draw:layer="layout" svg:width="0.531cm" svg:height="0.395cm" svg:x="17.618cm" svg:y="17.588cm">
          <draw:text-box>
            <text:p text:style-name="P2"><text:span text:style-name="T2">NO</text:span></text:p>
          </draw:text-box>
        </draw:frame>
        <draw:frame draw:style-name="gr147" draw:text-style-name="P4" draw:layer="layout" svg:width="5.247cm" svg:height="0.395cm" svg:x="1.774cm" svg:y="18.889cm">
          <draw:text-box>
            <text:p text:style-name="P2"><text:span text:style-name="T3">18. <text:s text:c="2"/>Please answer either a. or b.</text:span></text:p>
          </draw:text-box>
        </draw:frame>
        <draw:frame draw:style-name="gr148" draw:text-style-name="P4" draw:layer="layout" svg:width="10.78cm" svg:height="0.395cm" svg:x="1.774cm" svg:y="19.295cm">
          <draw:text-box>
            <text:p text:style-name="P2"><text:span text:style-name="T3"><text:s text:c="8"/></text:span><text:span text:style-name="T3">a. <text:s/>Will you tell participants that their data will be treated with full </text:span></text:p>
          </draw:text-box>
        </draw:frame>
        <draw:frame draw:style-name="gr149" draw:text-style-name="P4" draw:layer="layout" svg:width="11.068cm" svg:height="0.395cm" svg:x="1.774cm" svg:y="19.701cm">
          <draw:text-box>
            <text:p text:style-name="P2"><text:span text:style-name="T3"><text:s text:c="13"/></text:span><text:span text:style-name="T3">confidentiality and that if published, it will not be identifiable as <text:s/></text:span></text:p>
          </draw:text-box>
        </draw:frame>
        <draw:frame draw:style-name="gr150" draw:text-style-name="P4" draw:layer="layout" svg:width="2.322cm" svg:height="0.395cm" svg:x="1.774cm" svg:y="20.107cm">
          <draw:text-box>
            <text:p text:style-name="P2"><text:span text:style-name="T3"><text:s text:c="13"/></text:span><text:span text:style-name="T3">theirs?</text:span></text:p>
          </draw:text-box>
        </draw:frame>
        <draw:frame draw:style-name="gr151" draw:text-style-name="P4" draw:layer="layout" svg:width="11.064cm" svg:height="0.395cm" svg:x="1.774cm" svg:y="20.512cm">
          <draw:text-box>
            <text:p text:style-name="P2"><text:span text:style-name="T3"><text:s text:c="8"/></text:span><text:span text:style-name="T3">b. <text:s/>Will you tell participants their work /contribution will be credited </text:span></text:p>
          </draw:text-box>
        </draw:frame>
        <draw:frame draw:style-name="gr152" draw:text-style-name="P4" draw:layer="layout" svg:width="8.003cm" svg:height="0.395cm" svg:x="1.774cm" svg:y="20.918cm">
          <draw:text-box>
            <text:p text:style-name="P2"><text:span text:style-name="T3"><text:s text:c="13"/></text:span><text:span text:style-name="T3">unless they specifically request anonymity?</text:span></text:p>
          </draw:text-box>
        </draw:frame>
        <draw:polygon draw:style-name="gr1" draw:text-style-name="P1" draw:layer="layout" svg:width="1.009cm" svg:height="0.021cm" svg:x="13.828cm" svg:y="19.96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19.96cm" svg:viewBox="0 0 830 22" draw:points="819,11 812,22 17,22 7,11 0,0 830,0">
          <text:p/>
        </draw:polygon>
        <draw:polygon draw:style-name="gr1" draw:text-style-name="P1" draw:layer="layout" svg:width="0.991cm" svg:height="0.021cm" svg:x="15.631cm" svg:y="19.96cm" svg:viewBox="0 0 992 22" draw:points="982,11 975,22 18,22 7,11 0,0 992,0">
          <text:p/>
        </draw:polygon>
        <draw:polygon draw:style-name="gr1" draw:text-style-name="P1" draw:layer="layout" svg:width="0.829cm" svg:height="0.021cm" svg:x="16.605cm" svg:y="19.96cm" svg:viewBox="0 0 830 22" draw:points="819,11 812,22 17,22 7,11 0,0 830,0">
          <text:p/>
        </draw:polygon>
        <draw:polygon draw:style-name="gr1" draw:text-style-name="P1" draw:layer="layout" svg:width="0.928cm" svg:height="0.021cm" svg:x="17.416cm" svg:y="19.96cm" svg:viewBox="0 0 929 22" draw:points="918,11 911,22 18,22 7,11 0,0 929,0">
          <text:p/>
        </draw:polygon>
        <draw:polygon draw:style-name="gr1" draw:text-style-name="P1" draw:layer="layout" svg:width="0.918cm" svg:height="0.021cm" svg:x="18.326cm" svg:y="19.96cm" svg:viewBox="0 0 919 22" draw:points="908,11 901,22 18,22 7,11 0,0 919,0">
          <text:p/>
        </draw:polygon>
        <draw:polygon draw:style-name="gr1" draw:text-style-name="P1" draw:layer="layout" svg:width="0.018cm" svg:height="0.458cm" svg:x="13.828cm" svg:y="19.96cm" svg:viewBox="0 0 19 459" draw:points="8,10 19,21 19,459 8,459 0,459 0,0">
          <text:p/>
        </draw:polygon>
        <draw:polygon draw:style-name="gr1" draw:text-style-name="P1" draw:layer="layout" svg:width="0.018cm" svg:height="0.882cm" svg:x="13.828cm" svg:y="20.418cm" svg:viewBox="0 0 19 883" draw:points="0,0 19,0 19,883 0,883">
          <text:p/>
        </draw:polygon>
        <draw:polygon draw:style-name="gr1" draw:text-style-name="P1" draw:layer="layout" svg:width="0.018cm" svg:height="0.903cm" svg:x="13.828cm" svg:y="21.3cm" svg:viewBox="0 0 19 904" draw:points="8,0 19,0 19,883 8,894 0,904 0,0">
          <text:p/>
        </draw:polygon>
        <draw:polygon draw:style-name="gr1" draw:text-style-name="P1" draw:layer="layout" svg:width="0.017cm" svg:height="0.448cm" svg:x="14.82cm" svg:y="19.97cm" svg:viewBox="0 0 18 449" draw:points="7,0 18,11 18,449 7,449 0,449 0,11">
          <text:p/>
        </draw:polygon>
        <draw:polygon draw:style-name="gr1" draw:text-style-name="P1" draw:layer="layout" svg:width="0.017cm" svg:height="0.882cm" svg:x="14.82cm" svg:y="20.418cm" svg:viewBox="0 0 18 883" draw:points="0,0 18,0 18,883 0,883">
          <text:p/>
        </draw:polygon>
        <draw:polygon draw:style-name="gr1" draw:text-style-name="P1" draw:layer="layout" svg:width="0.017cm" svg:height="0.893cm" svg:x="14.82cm" svg:y="21.3cm" svg:viewBox="0 0 18 894" draw:points="7,0 18,0 18,883 7,894 0,883 0,0">
          <text:p/>
        </draw:polygon>
        <draw:polygon draw:style-name="gr1" draw:text-style-name="P1" draw:layer="layout" svg:width="0.019cm" svg:height="0.448cm" svg:x="15.631cm" svg:y="19.97cm" svg:viewBox="0 0 20 449" draw:points="8,0 20,11 20,449 8,449 0,449 0,11">
          <text:p/>
        </draw:polygon>
        <draw:polygon draw:style-name="gr1" draw:text-style-name="P1" draw:layer="layout" svg:width="0.019cm" svg:height="0.882cm" svg:x="15.631cm" svg:y="20.418cm" svg:viewBox="0 0 20 883" draw:points="0,0 20,0 20,883 0,883">
          <text:p/>
        </draw:polygon>
        <draw:polygon draw:style-name="gr1" draw:text-style-name="P1" draw:layer="layout" svg:width="0.019cm" svg:height="0.893cm" svg:x="15.631cm" svg:y="21.3cm" svg:viewBox="0 0 20 894" draw:points="8,0 20,0 20,883 8,894 0,883 0,0">
          <text:p/>
        </draw:polygon>
        <draw:polygon draw:style-name="gr1" draw:text-style-name="P1" draw:layer="layout" svg:width="0.017cm" svg:height="0.448cm" svg:x="16.605cm" svg:y="19.97cm" svg:viewBox="0 0 18 449" draw:points="7,0 18,11 18,449 7,449 0,449 0,11">
          <text:p/>
        </draw:polygon>
        <draw:polygon draw:style-name="gr1" draw:text-style-name="P1" draw:layer="layout" svg:width="0.017cm" svg:height="0.882cm" svg:x="16.605cm" svg:y="20.418cm" svg:viewBox="0 0 18 883" draw:points="0,0 18,0 18,883 0,883">
          <text:p/>
        </draw:polygon>
        <draw:polygon draw:style-name="gr1" draw:text-style-name="P1" draw:layer="layout" svg:width="0.017cm" svg:height="0.893cm" svg:x="16.605cm" svg:y="21.3cm" svg:viewBox="0 0 18 894" draw:points="7,0 18,0 18,883 7,894 0,883 0,0">
          <text:p/>
        </draw:polygon>
        <draw:polygon draw:style-name="gr1" draw:text-style-name="P1" draw:layer="layout" svg:width="0.019cm" svg:height="0.448cm" svg:x="17.416cm" svg:y="19.97cm" svg:viewBox="0 0 20 449" draw:points="8,0 20,11 20,449 8,449 0,449 0,11">
          <text:p/>
        </draw:polygon>
        <draw:polygon draw:style-name="gr1" draw:text-style-name="P1" draw:layer="layout" svg:width="0.019cm" svg:height="0.882cm" svg:x="17.416cm" svg:y="20.418cm" svg:viewBox="0 0 20 883" draw:points="0,0 20,0 20,883 0,883">
          <text:p/>
        </draw:polygon>
        <draw:polygon draw:style-name="gr1" draw:text-style-name="P1" draw:layer="layout" svg:width="0.019cm" svg:height="0.893cm" svg:x="17.416cm" svg:y="21.3cm" svg:viewBox="0 0 20 894" draw:points="8,0 20,0 20,883 8,894 0,883 0,0">
          <text:p/>
        </draw:polygon>
        <draw:polygon draw:style-name="gr1" draw:text-style-name="P1" draw:layer="layout" svg:width="0.018cm" svg:height="0.448cm" svg:x="18.326cm" svg:y="19.97cm" svg:viewBox="0 0 19 449" draw:points="7,0 19,11 19,449 7,449 0,449 0,11">
          <text:p/>
        </draw:polygon>
        <draw:polygon draw:style-name="gr1" draw:text-style-name="P1" draw:layer="layout" svg:width="0.018cm" svg:height="0.882cm" svg:x="18.326cm" svg:y="20.418cm" svg:viewBox="0 0 19 883" draw:points="0,0 19,0 19,883 0,883">
          <text:p/>
        </draw:polygon>
        <draw:polygon draw:style-name="gr1" draw:text-style-name="P1" draw:layer="layout" svg:width="0.018cm" svg:height="0.893cm" svg:x="18.326cm" svg:y="21.3cm" svg:viewBox="0 0 19 894" draw:points="7,0 19,0 19,883 7,894 0,883 0,0">
          <text:p/>
        </draw:polygon>
        <draw:polygon draw:style-name="gr1" draw:text-style-name="P1" draw:layer="layout" svg:width="0.018cm" svg:height="0.458cm" svg:x="19.226cm" svg:y="19.96cm" svg:viewBox="0 0 19 459" draw:points="7,10 19,0 19,459 7,459 0,459 0,21">
          <text:p/>
        </draw:polygon>
        <draw:polygon draw:style-name="gr1" draw:text-style-name="P1" draw:layer="layout" svg:width="0.018cm" svg:height="0.882cm" svg:x="19.226cm" svg:y="20.418cm" svg:viewBox="0 0 19 883" draw:points="0,0 19,0 19,883 0,883">
          <text:p/>
        </draw:polygon>
        <draw:polygon draw:style-name="gr1" draw:text-style-name="P1" draw:layer="layout" svg:width="0.018cm" svg:height="0.903cm" svg:x="19.226cm" svg:y="21.3cm" svg:viewBox="0 0 19 904" draw:points="7,0 19,0 19,904 7,894 0,883 0,0">
          <text:p/>
        </draw:polygon>
        <draw:frame draw:style-name="gr4" draw:text-style-name="P4" draw:layer="layout" svg:width="0.352cm" svg:height="0.395cm" svg:x="1.774cm" svg:y="21.253cm">
          <draw:text-box>
            <text:p text:style-name="P2"><text:span text:style-name="T3"><text:s/></text:span></text:p>
          </draw:text-box>
        </draw:frame>
        <draw:polygon draw:style-name="gr5" draw:text-style-name="P5" draw:layer="layout" svg:width="0.293cm" svg:height="0.293cm" svg:x="16.873cm" svg:y="20.03cm" svg:viewBox="0 0 294 294" draw:points="0,294 294,294 294,0 0,0">
          <text:p/>
        </draw:polygon>
        <draw:line draw:style-name="gr5" draw:text-style-name="P5" draw:layer="layout" svg:x1="16.873cm" svg:y1="20.03cm" svg:x2="17.163cm" svg:y2="20.324cm">
          <text:p/>
        </draw:line>
        <draw:line draw:style-name="gr5" draw:text-style-name="P5" draw:layer="layout" svg:x1="17.163cm" svg:y1="20.03cm" svg:x2="16.873cm" svg:y2="20.324cm">
          <text:p/>
        </draw:line>
        <draw:frame draw:style-name="gr84" draw:text-style-name="P4" draw:layer="layout" svg:width="0.701cm" svg:height="0.395cm" svg:x="15.79cm" svg:y="19.99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20.03cm" svg:viewBox="0 0 294 294" draw:points="0,294 294,294 294,0 0,0">
          <text:p/>
        </draw:polygon>
        <draw:frame draw:style-name="gr85" draw:text-style-name="P4" draw:layer="layout" svg:width="0.531cm" svg:height="0.395cm" svg:x="17.618cm" svg:y="19.99cm">
          <draw:text-box>
            <text:p text:style-name="P2"><text:span text:style-name="T2">NO</text:span></text:p>
          </draw:text-box>
        </draw:frame>
        <draw:polygon draw:style-name="gr5" draw:text-style-name="P5" draw:layer="layout" svg:width="0.293cm" svg:height="0.293cm" svg:x="16.873cm" svg:y="21.353cm" svg:viewBox="0 0 294 294" draw:points="0,294 294,294 294,0 0,0">
          <text:p/>
        </draw:polygon>
        <draw:frame draw:style-name="gr84" draw:text-style-name="P4" draw:layer="layout" svg:width="0.701cm" svg:height="0.395cm" svg:x="15.79cm" svg:y="21.313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21.353cm" svg:viewBox="0 0 294 294" draw:points="0,294 294,294 294,0 0,0">
          <text:p/>
        </draw:polygon>
        <draw:frame draw:style-name="gr85" draw:text-style-name="P4" draw:layer="layout" svg:width="0.531cm" svg:height="0.395cm" svg:x="17.618cm" svg:y="21.313cm">
          <draw:text-box>
            <text:p text:style-name="P2"><text:span text:style-name="T2">NO</text:span></text:p>
          </draw:text-box>
        </draw:frame>
        <draw:frame draw:style-name="gr153" draw:text-style-name="P4" draw:layer="layout" svg:width="11.318cm" svg:height="0.395cm" svg:x="1.774cm" svg:y="21.916cm">
          <draw:text-box>
            <text:p text:style-name="P2"><text:span text:style-name="T3">19. <text:s text:c="2"/>Will participants be clearly informed of how the data will be stored, <text:s text:c="2"/></text:span></text:p>
          </draw:text-box>
        </draw:frame>
        <draw:polygon draw:style-name="gr1" draw:text-style-name="P1" draw:layer="layout" svg:width="1.009cm" svg:height="0.022cm" svg:x="13.828cm" svg:y="21.903cm" svg:viewBox="0 0 1010 23" draw:points="1000,12 993,23 18,23 7,12 0,0 1010,0">
          <text:p/>
        </draw:polygon>
        <draw:polygon draw:style-name="gr1" draw:text-style-name="P1" draw:layer="layout" svg:width="0.829cm" svg:height="0.022cm" svg:x="14.82cm" svg:y="21.903cm" svg:viewBox="0 0 830 23" draw:points="819,12 812,23 17,23 7,12 0,0 830,0">
          <text:p/>
        </draw:polygon>
        <draw:polygon draw:style-name="gr1" draw:text-style-name="P1" draw:layer="layout" svg:width="0.991cm" svg:height="0.022cm" svg:x="15.631cm" svg:y="21.903cm" svg:viewBox="0 0 992 23" draw:points="982,12 975,23 18,23 7,12 0,0 992,0">
          <text:p/>
        </draw:polygon>
        <draw:polygon draw:style-name="gr1" draw:text-style-name="P1" draw:layer="layout" svg:width="0.829cm" svg:height="0.022cm" svg:x="16.605cm" svg:y="21.903cm" svg:viewBox="0 0 830 23" draw:points="819,12 812,23 17,23 7,12 0,0 830,0">
          <text:p/>
        </draw:polygon>
        <draw:polygon draw:style-name="gr1" draw:text-style-name="P1" draw:layer="layout" svg:width="0.928cm" svg:height="0.022cm" svg:x="17.416cm" svg:y="21.903cm" svg:viewBox="0 0 929 23" draw:points="918,12 911,23 18,23 7,12 0,0 929,0">
          <text:p/>
        </draw:polygon>
        <draw:polygon draw:style-name="gr1" draw:text-style-name="P1" draw:layer="layout" svg:width="0.918cm" svg:height="0.022cm" svg:x="18.326cm" svg:y="21.903cm" svg:viewBox="0 0 919 23" draw:points="908,12 901,23 18,23 7,12 0,0 919,0">
          <text:p/>
        </draw:polygon>
        <draw:polygon draw:style-name="gr1" draw:text-style-name="P1" draw:layer="layout" svg:width="1.009cm" svg:height="0.021cm" svg:x="13.828cm" svg:y="22.362cm" svg:viewBox="0 0 1010 22" draw:points="1000,11 1010,22 0,22 7,11 18,0 993,0">
          <text:p/>
        </draw:polygon>
        <draw:polygon draw:style-name="gr1" draw:text-style-name="P1" draw:layer="layout" svg:width="0.829cm" svg:height="0.021cm" svg:x="14.82cm" svg:y="22.362cm" svg:viewBox="0 0 830 22" draw:points="819,11 830,22 0,22 7,11 17,0 812,0">
          <text:p/>
        </draw:polygon>
        <draw:polygon draw:style-name="gr1" draw:text-style-name="P1" draw:layer="layout" svg:width="0.991cm" svg:height="0.021cm" svg:x="15.631cm" svg:y="22.362cm" svg:viewBox="0 0 992 22" draw:points="982,11 992,22 0,22 7,11 18,0 975,0">
          <text:p/>
        </draw:polygon>
        <draw:polygon draw:style-name="gr1" draw:text-style-name="P1" draw:layer="layout" svg:width="0.829cm" svg:height="0.021cm" svg:x="16.605cm" svg:y="22.362cm" svg:viewBox="0 0 830 22" draw:points="819,11 830,22 0,22 7,11 17,0 812,0">
          <text:p/>
        </draw:polygon>
        <draw:polygon draw:style-name="gr1" draw:text-style-name="P1" draw:layer="layout" svg:width="0.928cm" svg:height="0.021cm" svg:x="17.416cm" svg:y="22.362cm" svg:viewBox="0 0 929 22" draw:points="918,11 929,22 0,22 7,11 18,0 911,0">
          <text:p/>
        </draw:polygon>
        <draw:polygon draw:style-name="gr1" draw:text-style-name="P1" draw:layer="layout" svg:width="0.918cm" svg:height="0.021cm" svg:x="18.326cm" svg:y="22.362cm" svg:viewBox="0 0 919 22" draw:points="908,11 919,22 0,22 7,11 18,0 901,0">
          <text:p/>
        </draw:polygon>
        <draw:polygon draw:style-name="gr1" draw:text-style-name="P1" draw:layer="layout" svg:width="0.018cm" svg:height="0.48cm" svg:x="13.828cm" svg:y="21.903cm" svg:viewBox="0 0 19 481" draw:points="8,11 19,22 19,460 8,471 0,481 0,0">
          <text:p/>
        </draw:polygon>
        <draw:polygon draw:style-name="gr1" draw:text-style-name="P1" draw:layer="layout" svg:width="0.017cm" svg:height="0.459cm" svg:x="14.82cm" svg:y="21.914cm" svg:viewBox="0 0 18 460" draw:points="7,0 18,11 18,449 7,460 0,449 0,11">
          <text:p/>
        </draw:polygon>
        <draw:polygon draw:style-name="gr1" draw:text-style-name="P1" draw:layer="layout" svg:width="0.019cm" svg:height="0.459cm" svg:x="15.631cm" svg:y="21.914cm" svg:viewBox="0 0 20 460" draw:points="8,0 20,11 20,449 8,460 0,449 0,11">
          <text:p/>
        </draw:polygon>
        <draw:polygon draw:style-name="gr1" draw:text-style-name="P1" draw:layer="layout" svg:width="0.017cm" svg:height="0.459cm" svg:x="16.605cm" svg:y="21.914cm" svg:viewBox="0 0 18 460" draw:points="7,0 18,11 18,449 7,460 0,449 0,11">
          <text:p/>
        </draw:polygon>
        <draw:polygon draw:style-name="gr1" draw:text-style-name="P1" draw:layer="layout" svg:width="0.019cm" svg:height="0.459cm" svg:x="17.416cm" svg:y="21.914cm" svg:viewBox="0 0 20 460" draw:points="8,0 20,11 20,449 8,460 0,449 0,11">
          <text:p/>
        </draw:polygon>
        <draw:polygon draw:style-name="gr1" draw:text-style-name="P1" draw:layer="layout" svg:width="0.018cm" svg:height="0.459cm" svg:x="18.326cm" svg:y="21.914cm" svg:viewBox="0 0 19 460" draw:points="7,0 19,11 19,449 7,460 0,449 0,11">
          <text:p/>
        </draw:polygon>
        <draw:polygon draw:style-name="gr1" draw:text-style-name="P1" draw:layer="layout" svg:width="0.018cm" svg:height="0.48cm" svg:x="19.226cm" svg:y="21.903cm" svg:viewBox="0 0 19 481" draw:points="7,11 19,0 19,481 7,471 0,460 0,22">
          <text:p/>
        </draw:polygon>
        <draw:frame draw:style-name="gr154" draw:text-style-name="P4" draw:layer="layout" svg:width="10.704cm" svg:height="0.395cm" svg:x="1.774cm" svg:y="22.322cm">
          <draw:text-box>
            <text:p text:style-name="P2"><text:span text:style-name="T3"><text:s text:c="8"/></text:span><text:span text:style-name="T3">who will have access to it, and when the data will be destroyed?</text:span></text:p>
          </draw:text-box>
        </draw:frame>
        <draw:polygon draw:style-name="gr5" draw:text-style-name="P5" draw:layer="layout" svg:width="0.293cm" svg:height="0.293cm" svg:x="16.873cm" svg:y="21.974cm" svg:viewBox="0 0 294 294" draw:points="0,294 294,294 294,0 0,0">
          <text:p/>
        </draw:polygon>
        <draw:line draw:style-name="gr5" draw:text-style-name="P5" draw:layer="layout" svg:x1="16.873cm" svg:y1="21.974cm" svg:x2="17.163cm" svg:y2="22.264cm">
          <text:p/>
        </draw:line>
        <draw:line draw:style-name="gr5" draw:text-style-name="P5" draw:layer="layout" svg:x1="17.163cm" svg:y1="21.974cm" svg:x2="16.873cm" svg:y2="22.264cm">
          <text:p/>
        </draw:line>
        <draw:frame draw:style-name="gr84" draw:text-style-name="P4" draw:layer="layout" svg:width="0.701cm" svg:height="0.395cm" svg:x="15.79cm" svg:y="21.934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21.974cm" svg:viewBox="0 0 294 294" draw:points="0,294 294,294 294,0 0,0">
          <text:p/>
        </draw:polygon>
        <draw:frame draw:style-name="gr85" draw:text-style-name="P4" draw:layer="layout" svg:width="0.531cm" svg:height="0.395cm" svg:x="17.618cm" svg:y="21.934cm">
          <draw:text-box>
            <text:p text:style-name="P2"><text:span text:style-name="T2">NO</text:span></text:p>
          </draw:text-box>
        </draw:frame>
        <draw:frame draw:style-name="gr155" draw:text-style-name="P4" draw:layer="layout" svg:width="11.28cm" svg:height="0.395cm" svg:x="1.774cm" svg:y="23.148cm">
          <draw:text-box>
            <text:p text:style-name="P2"><text:span text:style-name="T3">20. <text:s text:c="2"/>Will you give participants a brief explanation in writing of the study? </text:span></text:p>
          </draw:text-box>
        </draw:frame>
        <draw:polygon draw:style-name="gr1" draw:text-style-name="P1" draw:layer="layout" svg:width="1.009cm" svg:height="0.021cm" svg:x="13.828cm" svg:y="23.121cm" svg:viewBox="0 0 1010 22" draw:points="1000,10 993,22 18,22 7,10 0,0 1010,0">
          <text:p/>
        </draw:polygon>
        <draw:polygon draw:style-name="gr1" draw:text-style-name="P1" draw:layer="layout" svg:width="0.829cm" svg:height="0.021cm" svg:x="14.82cm" svg:y="23.121cm" svg:viewBox="0 0 830 22" draw:points="819,10 812,22 17,22 7,10 0,0 830,0">
          <text:p/>
        </draw:polygon>
        <draw:polygon draw:style-name="gr1" draw:text-style-name="P1" draw:layer="layout" svg:width="0.991cm" svg:height="0.021cm" svg:x="15.631cm" svg:y="23.121cm" svg:viewBox="0 0 992 22" draw:points="982,10 975,22 18,22 7,10 0,0 992,0">
          <text:p/>
        </draw:polygon>
        <draw:polygon draw:style-name="gr1" draw:text-style-name="P1" draw:layer="layout" svg:width="0.829cm" svg:height="0.021cm" svg:x="16.605cm" svg:y="23.121cm" svg:viewBox="0 0 830 22" draw:points="819,10 812,22 17,22 7,10 0,0 830,0">
          <text:p/>
        </draw:polygon>
        <draw:polygon draw:style-name="gr1" draw:text-style-name="P1" draw:layer="layout" svg:width="0.928cm" svg:height="0.021cm" svg:x="17.416cm" svg:y="23.121cm" svg:viewBox="0 0 929 22" draw:points="918,10 911,22 18,22 7,10 0,0 929,0">
          <text:p/>
        </draw:polygon>
        <draw:polygon draw:style-name="gr1" draw:text-style-name="P1" draw:layer="layout" svg:width="0.918cm" svg:height="0.021cm" svg:x="18.326cm" svg:y="23.121cm" svg:viewBox="0 0 919 22" draw:points="908,10 901,22 18,22 7,10 0,0 919,0">
          <text:p/>
        </draw:polygon>
        <draw:polygon draw:style-name="gr1" draw:text-style-name="P1" draw:layer="layout" svg:width="1.009cm" svg:height="0.021cm" svg:x="13.828cm" svg:y="23.579cm" svg:viewBox="0 0 1010 22" draw:points="1000,11 1010,22 0,22 7,11 18,0 993,0">
          <text:p/>
        </draw:polygon>
        <draw:polygon draw:style-name="gr1" draw:text-style-name="P1" draw:layer="layout" svg:width="0.829cm" svg:height="0.021cm" svg:x="14.82cm" svg:y="23.579cm" svg:viewBox="0 0 830 22" draw:points="819,11 830,22 0,22 7,11 17,0 812,0">
          <text:p/>
        </draw:polygon>
        <draw:polygon draw:style-name="gr1" draw:text-style-name="P1" draw:layer="layout" svg:width="0.991cm" svg:height="0.021cm" svg:x="15.631cm" svg:y="23.579cm" svg:viewBox="0 0 992 22" draw:points="982,11 992,22 0,22 7,11 18,0 975,0">
          <text:p/>
        </draw:polygon>
        <draw:polygon draw:style-name="gr1" draw:text-style-name="P1" draw:layer="layout" svg:width="0.829cm" svg:height="0.021cm" svg:x="16.605cm" svg:y="23.579cm" svg:viewBox="0 0 830 22" draw:points="819,11 830,22 0,22 7,11 17,0 812,0">
          <text:p/>
        </draw:polygon>
        <draw:polygon draw:style-name="gr1" draw:text-style-name="P1" draw:layer="layout" svg:width="0.928cm" svg:height="0.021cm" svg:x="17.416cm" svg:y="23.579cm" svg:viewBox="0 0 929 22" draw:points="918,11 929,22 0,22 7,11 18,0 911,0">
          <text:p/>
        </draw:polygon>
        <draw:polygon draw:style-name="gr1" draw:text-style-name="P1" draw:layer="layout" svg:width="0.918cm" svg:height="0.021cm" svg:x="18.326cm" svg:y="23.579cm" svg:viewBox="0 0 919 22" draw:points="908,11 919,22 0,22 7,11 18,0 901,0">
          <text:p/>
        </draw:polygon>
        <draw:polygon draw:style-name="gr1" draw:text-style-name="P1" draw:layer="layout" svg:width="0.018cm" svg:height="0.479cm" svg:x="13.828cm" svg:y="23.121cm" svg:viewBox="0 0 19 480" draw:points="8,10 19,21 19,459 8,470 0,480 0,0">
          <text:p/>
        </draw:polygon>
        <draw:polygon draw:style-name="gr1" draw:text-style-name="P1" draw:layer="layout" svg:width="0.017cm" svg:height="0.459cm" svg:x="14.82cm" svg:y="23.131cm" svg:viewBox="0 0 18 460" draw:points="7,0 18,11 18,448 7,460 0,448 0,11">
          <text:p/>
        </draw:polygon>
        <draw:polygon draw:style-name="gr1" draw:text-style-name="P1" draw:layer="layout" svg:width="0.019cm" svg:height="0.459cm" svg:x="15.631cm" svg:y="23.131cm" svg:viewBox="0 0 20 460" draw:points="8,0 20,11 20,448 8,460 0,448 0,11">
          <text:p/>
        </draw:polygon>
        <draw:polygon draw:style-name="gr1" draw:text-style-name="P1" draw:layer="layout" svg:width="0.017cm" svg:height="0.459cm" svg:x="16.605cm" svg:y="23.131cm" svg:viewBox="0 0 18 460" draw:points="7,0 18,11 18,448 7,460 0,448 0,11">
          <text:p/>
        </draw:polygon>
        <draw:polygon draw:style-name="gr1" draw:text-style-name="P1" draw:layer="layout" svg:width="0.019cm" svg:height="0.459cm" svg:x="17.416cm" svg:y="23.131cm" svg:viewBox="0 0 20 460" draw:points="8,0 20,11 20,448 8,460 0,448 0,11">
          <text:p/>
        </draw:polygon>
        <draw:polygon draw:style-name="gr1" draw:text-style-name="P1" draw:layer="layout" svg:width="0.018cm" svg:height="0.459cm" svg:x="18.326cm" svg:y="23.131cm" svg:viewBox="0 0 19 460" draw:points="7,0 19,11 19,448 7,460 0,448 0,11">
          <text:p/>
        </draw:polygon>
        <draw:polygon draw:style-name="gr1" draw:text-style-name="P1" draw:layer="layout" svg:width="0.018cm" svg:height="0.479cm" svg:x="19.226cm" svg:y="23.121cm" svg:viewBox="0 0 19 480" draw:points="7,10 19,0 19,480 7,470 0,459 0,21">
          <text:p/>
        </draw:polygon>
        <draw:frame draw:style-name="gr156" draw:text-style-name="P4" draw:layer="layout" svg:width="2.805cm" svg:height="0.395cm" svg:x="1.774cm" svg:y="23.553cm">
          <draw:text-box>
            <text:p text:style-name="P2"><text:span text:style-name="T3"><text:s text:c="8"/></text:span><text:span text:style-name="T3">i.e. a debrief </text:span></text:p>
          </draw:text-box>
        </draw:frame>
        <draw:polygon draw:style-name="gr5" draw:text-style-name="P5" draw:layer="layout" svg:width="0.293cm" svg:height="0.293cm" svg:x="16.873cm" svg:y="23.191cm" svg:viewBox="0 0 294 294" draw:points="0,294 294,294 294,0 0,0">
          <text:p/>
        </draw:polygon>
        <draw:frame draw:style-name="gr84" draw:text-style-name="P4" draw:layer="layout" svg:width="0.701cm" svg:height="0.395cm" svg:x="15.79cm" svg:y="23.151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23.191cm" svg:viewBox="0 0 294 294" draw:points="0,294 294,294 294,0 0,0">
          <text:p/>
        </draw:polygon>
        <draw:line draw:style-name="gr5" draw:text-style-name="P5" draw:layer="layout" svg:x1="18.637cm" svg:y1="23.191cm" svg:x2="18.931cm" svg:y2="23.481cm">
          <text:p/>
        </draw:line>
        <draw:line draw:style-name="gr5" draw:text-style-name="P5" draw:layer="layout" svg:x1="18.931cm" svg:y1="23.191cm" svg:x2="18.637cm" svg:y2="23.481cm">
          <text:p/>
        </draw:line>
        <draw:frame draw:style-name="gr85" draw:text-style-name="P4" draw:layer="layout" svg:width="0.531cm" svg:height="0.395cm" svg:x="17.618cm" svg:y="23.151cm">
          <draw:text-box>
            <text:p text:style-name="P2"><text:span text:style-name="T2">NO</text:span></text:p>
          </draw:text-box>
        </draw:frame>
        <draw:frame draw:style-name="gr157" draw:text-style-name="P4" draw:layer="layout" svg:width="11.267cm" svg:height="0.395cm" svg:x="1.774cm" svg:y="24.477cm">
          <draw:text-box>
            <text:p text:style-name="P2"><text:span text:style-name="T3">21. <text:s text:c="2"/>With questionnaires and/or interviews, will you give participants the </text:span></text:p>
          </draw:text-box>
        </draw:frame>
        <draw:polygon draw:style-name="gr1" draw:text-style-name="P1" draw:layer="layout" svg:width="1.009cm" svg:height="0.021cm" svg:x="13.828cm" svg:y="24.652cm" svg:viewBox="0 0 1010 22" draw:points="1000,10 993,22 18,22 7,10 0,0 1010,0">
          <text:p/>
        </draw:polygon>
        <draw:polygon draw:style-name="gr1" draw:text-style-name="P1" draw:layer="layout" svg:width="0.829cm" svg:height="0.021cm" svg:x="14.82cm" svg:y="24.652cm" svg:viewBox="0 0 830 22" draw:points="819,10 812,22 17,22 7,10 0,0 830,0">
          <text:p/>
        </draw:polygon>
        <draw:polygon draw:style-name="gr1" draw:text-style-name="P1" draw:layer="layout" svg:width="0.991cm" svg:height="0.021cm" svg:x="15.631cm" svg:y="24.652cm" svg:viewBox="0 0 992 22" draw:points="982,10 975,22 18,22 7,10 0,0 992,0">
          <text:p/>
        </draw:polygon>
        <draw:polygon draw:style-name="gr1" draw:text-style-name="P1" draw:layer="layout" svg:width="0.829cm" svg:height="0.021cm" svg:x="16.605cm" svg:y="24.652cm" svg:viewBox="0 0 830 22" draw:points="819,10 812,22 17,22 7,10 0,0 830,0">
          <text:p/>
        </draw:polygon>
        <draw:polygon draw:style-name="gr1" draw:text-style-name="P1" draw:layer="layout" svg:width="0.928cm" svg:height="0.021cm" svg:x="17.416cm" svg:y="24.652cm" svg:viewBox="0 0 929 22" draw:points="918,10 911,22 18,22 7,10 0,0 929,0">
          <text:p/>
        </draw:polygon>
        <draw:polygon draw:style-name="gr1" draw:text-style-name="P1" draw:layer="layout" svg:width="0.918cm" svg:height="0.021cm" svg:x="18.326cm" svg:y="24.652cm" svg:viewBox="0 0 919 22" draw:points="908,10 901,22 18,22 7,10 0,0 919,0">
          <text:p/>
        </draw:polygon>
        <draw:polygon draw:style-name="gr1" draw:text-style-name="P1" draw:layer="layout" svg:width="1.009cm" svg:height="0.021cm" svg:x="13.828cm" svg:y="25.075cm" svg:viewBox="0 0 1010 22" draw:points="1000,12 1010,22 0,22 7,12 18,0 993,0">
          <text:p/>
        </draw:polygon>
        <draw:polygon draw:style-name="gr1" draw:text-style-name="P1" draw:layer="layout" svg:width="0.829cm" svg:height="0.021cm" svg:x="14.82cm" svg:y="25.075cm" svg:viewBox="0 0 830 22" draw:points="819,12 830,22 0,22 7,12 17,0 812,0">
          <text:p/>
        </draw:polygon>
        <draw:polygon draw:style-name="gr1" draw:text-style-name="P1" draw:layer="layout" svg:width="0.991cm" svg:height="0.021cm" svg:x="15.631cm" svg:y="25.075cm" svg:viewBox="0 0 992 22" draw:points="982,12 992,22 0,22 7,12 18,0 975,0">
          <text:p/>
        </draw:polygon>
        <draw:polygon draw:style-name="gr1" draw:text-style-name="P1" draw:layer="layout" svg:width="0.829cm" svg:height="0.021cm" svg:x="16.605cm" svg:y="25.075cm" svg:viewBox="0 0 830 22" draw:points="819,12 830,22 0,22 7,12 17,0 812,0">
          <text:p/>
        </draw:polygon>
        <draw:polygon draw:style-name="gr1" draw:text-style-name="P1" draw:layer="layout" svg:width="0.928cm" svg:height="0.021cm" svg:x="17.416cm" svg:y="25.075cm" svg:viewBox="0 0 929 22" draw:points="918,12 929,22 0,22 7,12 18,0 911,0">
          <text:p/>
        </draw:polygon>
        <draw:polygon draw:style-name="gr1" draw:text-style-name="P1" draw:layer="layout" svg:width="0.918cm" svg:height="0.021cm" svg:x="18.326cm" svg:y="25.075cm" svg:viewBox="0 0 919 22" draw:points="908,12 919,22 0,22 7,12 18,0 901,0">
          <text:p/>
        </draw:polygon>
        <draw:polygon draw:style-name="gr1" draw:text-style-name="P1" draw:layer="layout" svg:width="0.018cm" svg:height="0.444cm" svg:x="13.828cm" svg:y="24.652cm" svg:viewBox="0 0 19 445" draw:points="8,10 19,21 19,423 8,435 0,445 0,0">
          <text:p/>
        </draw:polygon>
        <draw:polygon draw:style-name="gr1" draw:text-style-name="P1" draw:layer="layout" svg:width="0.017cm" svg:height="0.424cm" svg:x="14.82cm" svg:y="24.662cm" svg:viewBox="0 0 18 425" draw:points="7,0 18,11 18,414 7,425 0,414 0,11">
          <text:p/>
        </draw:polygon>
        <draw:polygon draw:style-name="gr1" draw:text-style-name="P1" draw:layer="layout" svg:width="0.019cm" svg:height="0.424cm" svg:x="15.631cm" svg:y="24.662cm" svg:viewBox="0 0 20 425" draw:points="8,0 20,11 20,414 8,425 0,414 0,11">
          <text:p/>
        </draw:polygon>
        <draw:polygon draw:style-name="gr1" draw:text-style-name="P1" draw:layer="layout" svg:width="0.017cm" svg:height="0.424cm" svg:x="16.605cm" svg:y="24.662cm" svg:viewBox="0 0 18 425" draw:points="7,0 18,11 18,414 7,425 0,414 0,11">
          <text:p/>
        </draw:polygon>
        <draw:polygon draw:style-name="gr1" draw:text-style-name="P1" draw:layer="layout" svg:width="0.019cm" svg:height="0.424cm" svg:x="17.416cm" svg:y="24.662cm" svg:viewBox="0 0 20 425" draw:points="8,0 20,11 20,414 8,425 0,414 0,11">
          <text:p/>
        </draw:polygon>
        <draw:polygon draw:style-name="gr1" draw:text-style-name="P1" draw:layer="layout" svg:width="0.018cm" svg:height="0.424cm" svg:x="18.326cm" svg:y="24.662cm" svg:viewBox="0 0 19 425" draw:points="7,0 19,11 19,414 7,425 0,414 0,11">
          <text:p/>
        </draw:polygon>
        <draw:polygon draw:style-name="gr1" draw:text-style-name="P1" draw:layer="layout" svg:width="0.018cm" svg:height="0.444cm" svg:x="19.226cm" svg:y="24.652cm" svg:viewBox="0 0 19 445" draw:points="7,10 19,0 19,445 7,435 0,423 0,21">
          <text:p/>
        </draw:polygon>
        <draw:frame draw:style-name="gr158" draw:text-style-name="P4" draw:layer="layout" svg:width="9.531cm" svg:height="0.395cm" svg:x="1.774cm" svg:y="24.883cm">
          <draw:text-box>
            <text:p text:style-name="P2"><text:span text:style-name="T3"><text:s text:c="8"/></text:span><text:span text:style-name="T3">option of omitting questions they do not want to answer?</text:span></text:p>
          </draw:text-box>
        </draw:frame>
        <draw:polygon draw:style-name="gr5" draw:text-style-name="P5" draw:layer="layout" svg:width="0.293cm" svg:height="0.293cm" svg:x="15.088cm" svg:y="24.687cm" svg:viewBox="0 0 294 294" draw:points="0,294 294,294 294,0 0,0">
          <text:p/>
        </draw:polygon>
        <draw:frame draw:style-name="gr98" draw:text-style-name="P4" draw:layer="layout" svg:width="0.607cm" svg:height="0.395cm" svg:x="14.03cm" svg:y="24.682cm">
          <draw:text-box>
            <text:p text:style-name="P2"><text:span text:style-name="T2">N/A</text:span></text:p>
          </draw:text-box>
        </draw:frame>
        <draw:polygon draw:style-name="gr5" draw:text-style-name="P5" draw:layer="layout" svg:width="0.293cm" svg:height="0.293cm" svg:x="16.873cm" svg:y="24.687cm" svg:viewBox="0 0 294 294" draw:points="0,294 294,294 294,0 0,0">
          <text:p/>
        </draw:polygon>
        <draw:line draw:style-name="gr5" draw:text-style-name="P5" draw:layer="layout" svg:x1="16.873cm" svg:y1="24.687cm" svg:x2="17.163cm" svg:y2="24.981cm">
          <text:p/>
        </draw:line>
        <draw:line draw:style-name="gr5" draw:text-style-name="P5" draw:layer="layout" svg:x1="17.163cm" svg:y1="24.687cm" svg:x2="16.873cm" svg:y2="24.981cm">
          <text:p/>
        </draw:line>
        <draw:frame draw:style-name="gr84" draw:text-style-name="P4" draw:layer="layout" svg:width="0.701cm" svg:height="0.395cm" svg:x="15.79cm" svg:y="24.682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24.687cm" svg:viewBox="0 0 294 294" draw:points="0,294 294,294 294,0 0,0">
          <text:p/>
        </draw:polygon>
        <draw:polygon draw:style-name="gr40" draw:text-style-name="P10" draw:layer="layout" svg:width="0.018cm" svg:height="28.007cm" svg:x="0.846cm" svg:y="0.846cm" svg:viewBox="0 0 19 28008" draw:points="7,27998 0,28008 0,0 7,7 19,18 19,27991">
          <text:p/>
        </draw:polygon>
        <draw:polygon draw:style-name="gr40" draw:text-style-name="P10" draw:layer="layout" svg:width="0.019cm" svg:height="28.007cm" svg:x="20.136cm" svg:y="0.846cm" svg:viewBox="0 0 20 28008" draw:points="8,27998 0,27991 0,18 8,7 20,0 20,28008">
          <text:p/>
        </draw:polygon>
        <draw:polygon draw:style-name="gr40" draw:text-style-name="P10" draw:layer="layout" svg:width="19.308cm" svg:height="0.018cm" svg:x="0.846cm" svg:y="0.846cm" svg:viewBox="0 0 19309 19" draw:points="19298,7 19291,19 18,19 7,7 0,0 19309,0">
          <text:p/>
        </draw:polygon>
        <draw:polygon draw:style-name="gr40" draw:text-style-name="P10" draw:layer="layout" svg:width="19.308cm" svg:height="0.017cm" svg:x="0.846cm" svg:y="28.836cm" svg:viewBox="0 0 19309 18" draw:points="19298,8 19309,18 0,18 7,8 18,0 19291,0">
          <text:p/>
        </draw:polygon>
        <draw:polygon draw:style-name="gr44" draw:text-style-name="P1" draw:layer="layout" svg:width="17.78cm" svg:height="2.053cm" svg:x="1.576cm" svg:y="26.052cm" svg:viewBox="0 0 17781 2054" draw:points="8891,2054 0,2054 0,0 17781,0 17781,2054">
          <text:p/>
        </draw:polygon>
        <draw:frame draw:style-name="gr85" draw:text-style-name="P4" draw:layer="layout" svg:width="0.531cm" svg:height="0.395cm" svg:x="17.618cm" svg:y="24.682cm">
          <draw:text-box>
            <text:p text:style-name="P2"><text:span text:style-name="T2">NO</text:span></text:p>
          </draw:text-box>
        </draw:frame>
        <draw:frame draw:style-name="gr159" draw:text-style-name="P4" draw:layer="layout" svg:width="15.543cm" svg:height="0.395cm" svg:x="2.66cm" svg:y="26.1cm">
          <draw:text-box>
            <text:p text:style-name="P2"><text:span text:style-name="T24">If you have answered NO to any question 12- 21, please give a brief explanation in the statement of </text:span></text:p>
          </draw:text-box>
        </draw:frame>
        <draw:frame draw:style-name="gr160" draw:text-style-name="P4" draw:layer="layout" svg:width="10.319cm" svg:height="0.395cm" svg:x="5.302cm" svg:y="26.541cm">
          <draw:text-box>
            <text:p text:style-name="P2"><text:span text:style-name="T24">Ethical Considerations on Page 1 and expand in Q28 if necessary.</text:span></text:p>
          </draw:text-box>
        </draw:frame>
        <draw:frame draw:style-name="gr161" draw:text-style-name="P4" draw:layer="layout" svg:width="16.948cm" svg:height="0.395cm" svg:x="1.958cm" svg:y="26.947cm">
          <draw:text-box>
            <text:p text:style-name="P2"><text:span text:style-name="T24">If you have answered YES, it must be clearly illustrated in the relevant paperwork which must be attached i.e.</text:span></text:p>
          </draw:text-box>
        </draw:frame>
        <draw:frame draw:style-name="gr162" draw:text-style-name="P4" draw:layer="layout" svg:width="14.747cm" svg:height="0.395cm" svg:x="3.062cm" svg:y="27.353cm">
          <draw:text-box>
            <text:p text:style-name="P2"><text:span text:style-name="T24">Participants Information Sheet, Consent Form, Debriefing Form, Questionnaire, Letters etc……</text:span></text:p>
          </draw:text-box>
        </draw:frame>
      </draw:page>
      <draw:page draw:name="page4" draw:style-name="dp1" draw:master-page-name="master-page3">
        <draw:polygon draw:style-name="gr40" draw:text-style-name="P10" draw:layer="layout" svg:width="17.78cm" svg:height="1.994cm" svg:x="1.612cm" svg:y="1.329cm" svg:viewBox="0 0 17781 1995" draw:points="0,1995 17781,1995 17781,0 0,0">
          <text:p/>
        </draw:polygon>
        <draw:polygon draw:style-name="gr40" draw:text-style-name="P10" draw:layer="layout" svg:width="17.78cm" svg:height="1.994cm" svg:x="1.612cm" svg:y="1.329cm" svg:viewBox="0 0 17781 1995" draw:points="0,1995 17781,1995 17781,0 0,0">
          <text:p/>
        </draw:polygon>
        <draw:polygon draw:style-name="gr40" draw:text-style-name="P10" draw:layer="layout" svg:width="17.452cm" svg:height="0.406cm" svg:x="1.788cm" svg:y="1.541cm" svg:viewBox="0 0 17453 407" draw:points="0,0 17453,0 17453,407 0,407">
          <text:p/>
        </draw:polygon>
        <draw:polygon draw:style-name="gr40" draw:text-style-name="P10" draw:layer="layout" svg:width="17.452cm" svg:height="0.406cm" svg:x="1.788cm" svg:y="1.947cm" svg:viewBox="0 0 17453 407" draw:points="0,0 17453,0 17453,407 0,407">
          <text:p/>
        </draw:polygon>
        <draw:polygon draw:style-name="gr40" draw:text-style-name="P10" draw:layer="layout" svg:width="17.452cm" svg:height="0.405cm" svg:x="1.788cm" svg:y="2.353cm" svg:viewBox="0 0 17453 406" draw:points="0,0 17453,0 17453,406 0,406">
          <text:p/>
        </draw:polygon>
        <draw:polygon draw:style-name="gr1" draw:text-style-name="P1" draw:layer="layout" svg:width="13.748cm" svg:height="0.565cm" svg:x="1.513cm" svg:y="3.781cm" svg:viewBox="0 0 13749 566" draw:points="0,566 13749,566 13749,0 0,0">
          <text:p/>
        </draw:polygon>
        <draw:polygon draw:style-name="gr1" draw:text-style-name="P1" draw:layer="layout" svg:width="4.004cm" svg:height="0.565cm" svg:x="15.261cm" svg:y="3.781cm" svg:viewBox="0 0 4005 566" draw:points="0,566 4005,566 4005,0 0,0">
          <text:p/>
        </draw:polygon>
        <draw:polygon draw:style-name="gr1" draw:text-style-name="P1" draw:layer="layout" svg:width="13.748cm" svg:height="0.564cm" svg:x="1.513cm" svg:y="4.346cm" svg:viewBox="0 0 13749 565" draw:points="0,565 13749,565 13749,0 0,0">
          <text:p/>
        </draw:polygon>
        <draw:polygon draw:style-name="gr1" draw:text-style-name="P1" draw:layer="layout" svg:width="4.004cm" svg:height="0.564cm" svg:x="15.261cm" svg:y="4.346cm" svg:viewBox="0 0 4005 565" draw:points="0,565 4005,565 4005,0 0,0">
          <text:p/>
        </draw:polygon>
        <draw:polygon draw:style-name="gr1" draw:text-style-name="P1" draw:layer="layout" svg:width="13.748cm" svg:height="0.565cm" svg:x="1.513cm" svg:y="4.91cm" svg:viewBox="0 0 13749 566" draw:points="0,566 13749,566 13749,0 0,0">
          <text:p/>
        </draw:polygon>
        <draw:polygon draw:style-name="gr1" draw:text-style-name="P1" draw:layer="layout" svg:width="4.004cm" svg:height="0.565cm" svg:x="15.261cm" svg:y="4.91cm" svg:viewBox="0 0 4005 566" draw:points="0,566 4005,566 4005,0 0,0">
          <text:p/>
        </draw:polygon>
        <draw:polygon draw:style-name="gr1" draw:text-style-name="P1" draw:layer="layout" svg:width="13.748cm" svg:height="0.564cm" svg:x="1.513cm" svg:y="5.475cm" svg:viewBox="0 0 13749 565" draw:points="0,565 13749,565 13749,0 0,0">
          <text:p/>
        </draw:polygon>
        <draw:polygon draw:style-name="gr1" draw:text-style-name="P1" draw:layer="layout" svg:width="4.004cm" svg:height="0.564cm" svg:x="15.261cm" svg:y="5.475cm" svg:viewBox="0 0 4005 565" draw:points="0,565 4005,565 4005,0 0,0">
          <text:p/>
        </draw:polygon>
        <draw:polygon draw:style-name="gr1" draw:text-style-name="P1" draw:layer="layout" svg:width="14.002cm" svg:height="2.47cm" svg:x="1.513cm" svg:y="10.773cm" svg:viewBox="0 0 14003 2471" draw:points="0,2471 14003,2471 14003,0 0,0">
          <text:p/>
        </draw:polygon>
        <draw:polygon draw:style-name="gr1" draw:text-style-name="P1" draw:layer="layout" svg:width="3.499cm" svg:height="2.47cm" svg:x="15.515cm" svg:y="10.773cm" svg:viewBox="0 0 3500 2471" draw:points="0,2471 3500,2471 3500,0 0,0">
          <text:p/>
        </draw:polygon>
        <draw:polygon draw:style-name="gr1" draw:text-style-name="P1" draw:layer="layout" svg:width="14.002cm" svg:height="0.564cm" svg:x="1.513cm" svg:y="13.243cm" svg:viewBox="0 0 14003 565" draw:points="0,565 14003,565 14003,0 0,0">
          <text:p/>
        </draw:polygon>
        <draw:polygon draw:style-name="gr1" draw:text-style-name="P1" draw:layer="layout" svg:width="3.499cm" svg:height="0.564cm" svg:x="15.515cm" svg:y="13.243cm" svg:viewBox="0 0 3500 565" draw:points="0,565 3500,565 3500,0 0,0">
          <text:p/>
        </draw:polygon>
        <draw:polygon draw:style-name="gr1" draw:text-style-name="P1" draw:layer="layout" svg:width="14.002cm" svg:height="0.565cm" svg:x="1.513cm" svg:y="16.548cm" svg:viewBox="0 0 14003 566" draw:points="0,566 14003,566 14003,0 0,0">
          <text:p/>
        </draw:polygon>
        <draw:polygon draw:style-name="gr1" draw:text-style-name="P1" draw:layer="layout" svg:width="3.499cm" svg:height="0.565cm" svg:x="15.515cm" svg:y="16.548cm" svg:viewBox="0 0 3500 566" draw:points="0,566 3500,566 3500,0 0,0">
          <text:p/>
        </draw:polygon>
        <draw:polygon draw:style-name="gr1" draw:text-style-name="P1" draw:layer="layout" svg:width="14.002cm" svg:height="0.564cm" svg:x="1.513cm" svg:y="17.113cm" svg:viewBox="0 0 14003 565" draw:points="0,565 14003,565 14003,0 0,0">
          <text:p/>
        </draw:polygon>
        <draw:polygon draw:style-name="gr1" draw:text-style-name="P1" draw:layer="layout" svg:width="3.499cm" svg:height="0.564cm" svg:x="15.515cm" svg:y="17.113cm" svg:viewBox="0 0 3500 565" draw:points="0,565 3500,565 3500,0 0,0">
          <text:p/>
        </draw:polygon>
        <draw:polygon draw:style-name="gr1" draw:text-style-name="P1" draw:layer="layout" svg:width="14.002cm" svg:height="0.565cm" svg:x="1.513cm" svg:y="21.508cm" svg:viewBox="0 0 14003 566" draw:points="0,566 14003,566 14003,0 0,0">
          <text:p/>
        </draw:polygon>
        <draw:polygon draw:style-name="gr1" draw:text-style-name="P1" draw:layer="layout" svg:width="3.499cm" svg:height="0.565cm" svg:x="15.515cm" svg:y="21.508cm" svg:viewBox="0 0 3500 566" draw:points="0,566 3500,566 3500,0 0,0">
          <text:p/>
        </draw:polygon>
        <draw:polygon draw:style-name="gr40" draw:text-style-name="P10" draw:layer="layout" svg:width="17.78cm" svg:height="1.994cm" svg:x="1.612cm" svg:y="1.329cm" svg:viewBox="0 0 17781 1995" draw:points="0,1995 17781,1995 17781,0 0,0">
          <text:p/>
        </draw:polygon>
        <draw:polygon draw:style-name="gr40" draw:text-style-name="P10" draw:layer="layout" svg:width="17.78cm" svg:height="1.994cm" svg:x="1.612cm" svg:y="1.329cm" svg:viewBox="0 0 17781 1995" draw:points="0,1995 17781,1995 17781,0 0,0">
          <text:p/>
        </draw:polygon>
        <draw:polygon draw:style-name="gr40" draw:text-style-name="P10" draw:layer="layout" svg:width="17.452cm" svg:height="0.406cm" svg:x="1.788cm" svg:y="1.541cm" svg:viewBox="0 0 17453 407" draw:points="0,0 17453,0 17453,407 0,407">
          <text:p/>
        </draw:polygon>
        <draw:polygon draw:style-name="gr40" draw:text-style-name="P10" draw:layer="layout" svg:width="17.452cm" svg:height="0.406cm" svg:x="1.788cm" svg:y="1.947cm" svg:viewBox="0 0 17453 407" draw:points="0,0 17453,0 17453,407 0,407">
          <text:p/>
        </draw:polygon>
        <draw:polygon draw:style-name="gr40" draw:text-style-name="P10" draw:layer="layout" svg:width="17.452cm" svg:height="0.405cm" svg:x="1.788cm" svg:y="2.353cm" svg:viewBox="0 0 17453 406" draw:points="0,0 17453,0 17453,406 0,406">
          <text:p/>
        </draw:polygon>
        <draw:polygon draw:style-name="gr1" draw:text-style-name="P1" draw:layer="layout" svg:width="13.748cm" svg:height="0.565cm" svg:x="1.513cm" svg:y="3.781cm" svg:viewBox="0 0 13749 566" draw:points="0,566 13749,566 13749,0 0,0">
          <text:p/>
        </draw:polygon>
        <draw:polygon draw:style-name="gr1" draw:text-style-name="P1" draw:layer="layout" svg:width="4.004cm" svg:height="0.565cm" svg:x="15.261cm" svg:y="3.781cm" svg:viewBox="0 0 4005 566" draw:points="0,566 4005,566 4005,0 0,0">
          <text:p/>
        </draw:polygon>
        <draw:polygon draw:style-name="gr1" draw:text-style-name="P1" draw:layer="layout" svg:width="13.748cm" svg:height="0.564cm" svg:x="1.513cm" svg:y="4.346cm" svg:viewBox="0 0 13749 565" draw:points="0,565 13749,565 13749,0 0,0">
          <text:p/>
        </draw:polygon>
        <draw:polygon draw:style-name="gr1" draw:text-style-name="P1" draw:layer="layout" svg:width="4.004cm" svg:height="0.564cm" svg:x="15.261cm" svg:y="4.346cm" svg:viewBox="0 0 4005 565" draw:points="0,565 4005,565 4005,0 0,0">
          <text:p/>
        </draw:polygon>
        <draw:polygon draw:style-name="gr1" draw:text-style-name="P1" draw:layer="layout" svg:width="13.748cm" svg:height="0.565cm" svg:x="1.513cm" svg:y="4.91cm" svg:viewBox="0 0 13749 566" draw:points="0,566 13749,566 13749,0 0,0">
          <text:p/>
        </draw:polygon>
        <draw:polygon draw:style-name="gr1" draw:text-style-name="P1" draw:layer="layout" svg:width="4.004cm" svg:height="0.565cm" svg:x="15.261cm" svg:y="4.91cm" svg:viewBox="0 0 4005 566" draw:points="0,566 4005,566 4005,0 0,0">
          <text:p/>
        </draw:polygon>
        <draw:polygon draw:style-name="gr1" draw:text-style-name="P1" draw:layer="layout" svg:width="13.748cm" svg:height="0.564cm" svg:x="1.513cm" svg:y="5.475cm" svg:viewBox="0 0 13749 565" draw:points="0,565 13749,565 13749,0 0,0">
          <text:p/>
        </draw:polygon>
        <draw:polygon draw:style-name="gr1" draw:text-style-name="P1" draw:layer="layout" svg:width="4.004cm" svg:height="0.564cm" svg:x="15.261cm" svg:y="5.475cm" svg:viewBox="0 0 4005 565" draw:points="0,565 4005,565 4005,0 0,0">
          <text:p/>
        </draw:polygon>
        <draw:polygon draw:style-name="gr1" draw:text-style-name="P1" draw:layer="layout" svg:width="14.002cm" svg:height="2.47cm" svg:x="1.513cm" svg:y="10.773cm" svg:viewBox="0 0 14003 2471" draw:points="0,2471 14003,2471 14003,0 0,0">
          <text:p/>
        </draw:polygon>
        <draw:polygon draw:style-name="gr1" draw:text-style-name="P1" draw:layer="layout" svg:width="3.499cm" svg:height="2.47cm" svg:x="15.515cm" svg:y="10.773cm" svg:viewBox="0 0 3500 2471" draw:points="0,2471 3500,2471 3500,0 0,0">
          <text:p/>
        </draw:polygon>
        <draw:polygon draw:style-name="gr1" draw:text-style-name="P1" draw:layer="layout" svg:width="14.002cm" svg:height="0.564cm" svg:x="1.513cm" svg:y="13.243cm" svg:viewBox="0 0 14003 565" draw:points="0,565 14003,565 14003,0 0,0">
          <text:p/>
        </draw:polygon>
        <draw:polygon draw:style-name="gr1" draw:text-style-name="P1" draw:layer="layout" svg:width="3.499cm" svg:height="0.564cm" svg:x="15.515cm" svg:y="13.243cm" svg:viewBox="0 0 3500 565" draw:points="0,565 3500,565 3500,0 0,0">
          <text:p/>
        </draw:polygon>
        <draw:polygon draw:style-name="gr1" draw:text-style-name="P1" draw:layer="layout" svg:width="14.002cm" svg:height="0.565cm" svg:x="1.513cm" svg:y="16.548cm" svg:viewBox="0 0 14003 566" draw:points="0,566 14003,566 14003,0 0,0">
          <text:p/>
        </draw:polygon>
        <draw:polygon draw:style-name="gr1" draw:text-style-name="P1" draw:layer="layout" svg:width="3.499cm" svg:height="0.565cm" svg:x="15.515cm" svg:y="16.548cm" svg:viewBox="0 0 3500 566" draw:points="0,566 3500,566 3500,0 0,0">
          <text:p/>
        </draw:polygon>
        <draw:polygon draw:style-name="gr1" draw:text-style-name="P1" draw:layer="layout" svg:width="14.002cm" svg:height="0.564cm" svg:x="1.513cm" svg:y="17.113cm" svg:viewBox="0 0 14003 565" draw:points="0,565 14003,565 14003,0 0,0">
          <text:p/>
        </draw:polygon>
        <draw:polygon draw:style-name="gr1" draw:text-style-name="P1" draw:layer="layout" svg:width="3.499cm" svg:height="0.564cm" svg:x="15.515cm" svg:y="17.113cm" svg:viewBox="0 0 3500 565" draw:points="0,565 3500,565 3500,0 0,0">
          <text:p/>
        </draw:polygon>
        <draw:polygon draw:style-name="gr1" draw:text-style-name="P1" draw:layer="layout" svg:width="14.002cm" svg:height="0.565cm" svg:x="1.513cm" svg:y="21.508cm" svg:viewBox="0 0 14003 566" draw:points="0,566 14003,566 14003,0 0,0">
          <text:p/>
        </draw:polygon>
        <draw:polygon draw:style-name="gr1" draw:text-style-name="P1" draw:layer="layout" svg:width="3.499cm" svg:height="0.565cm" svg:x="15.515cm" svg:y="21.508cm" svg:viewBox="0 0 3500 566" draw:points="0,566 3500,566 3500,0 0,0">
          <text:p/>
        </draw:polygon>
        <draw:polygon draw:style-name="gr76" draw:text-style-name="P17" draw:layer="layout" svg:width="17.833cm" svg:height="0.057cm" svg:x="1.587cm" svg:y="1.329cm" svg:viewBox="0 0 17834 58" draw:points="17806,29 17781,58 53,58 25,29 0,0 17834,0">
          <text:p/>
        </draw:polygon>
        <draw:polygon draw:style-name="gr76" draw:text-style-name="P17" draw:layer="layout" svg:width="17.833cm" svg:height="0.056cm" svg:x="1.587cm" svg:y="3.323cm" svg:viewBox="0 0 17834 57" draw:points="17806,29 17834,57 0,57 25,29 53,0 17781,0">
          <text:p/>
        </draw:polygon>
        <draw:polygon draw:style-name="gr76" draw:text-style-name="P17" draw:layer="layout" svg:width="0.053cm" svg:height="2.05cm" svg:x="1.587cm" svg:y="1.329cm" svg:viewBox="0 0 54 2051" draw:points="25,29 54,57 54,1995 25,2023 0,2051 0,0">
          <text:p/>
        </draw:polygon>
        <draw:polygon draw:style-name="gr76" draw:text-style-name="P17" draw:layer="layout" svg:width="0.053cm" svg:height="2.05cm" svg:x="19.367cm" svg:y="1.329cm" svg:viewBox="0 0 54 2051" draw:points="26,29 54,0 54,2051 26,2023 0,1995 0,57">
          <text:p/>
        </draw:polygon>
        <draw:frame draw:style-name="gr2" draw:text-style-name="P3" draw:layer="layout" svg:width="5.92cm" svg:height="0.331cm" svg:x="1.274cm" svg:y="1.001cm">
          <draw:text-box>
            <text:p text:style-name="P2"><text:span text:style-name="T1">UTREC Ethical Application Form (Human) </text:span></text:p>
          </draw:text-box>
        </draw:frame>
        <draw:frame draw:style-name="gr163" draw:text-style-name="P4" draw:layer="layout" svg:width="10.154cm" svg:height="0.395cm" svg:x="1.792cm" svg:y="1.554cm">
          <draw:text-box>
            <text:p text:style-name="P2"><text:span text:style-name="T2">WORKING WITH CHILDREN AND OR VULNERABLE PEOPLE</text:span></text:p>
          </draw:text-box>
        </draw:frame>
        <draw:polygon draw:style-name="gr1" draw:text-style-name="P1" draw:layer="layout" svg:width="13.765cm" svg:height="0.021cm" svg:x="1.506cm" svg:y="3.781cm" svg:viewBox="0 0 13766 22" draw:points="13756,12 13749,22 18,22 7,12 0,0 13766,0">
          <text:p/>
        </draw:polygon>
        <draw:polygon draw:style-name="gr1" draw:text-style-name="P1" draw:layer="layout" svg:width="4.021cm" svg:height="0.021cm" svg:x="15.254cm" svg:y="3.781cm" svg:viewBox="0 0 4022 22" draw:points="4012,12 4005,22 17,22 7,12 0,0 4022,0">
          <text:p/>
        </draw:polygon>
        <draw:polygon draw:style-name="gr1" draw:text-style-name="P1" draw:layer="layout" svg:width="13.748cm" svg:height="0.021cm" svg:x="1.513cm" svg:y="4.346cm" svg:viewBox="0 0 13749 22" draw:points="13749,10 13742,22 11,22 0,10 11,0 13742,0">
          <text:p/>
        </draw:polygon>
        <draw:polygon draw:style-name="gr1" draw:text-style-name="P1" draw:layer="layout" svg:width="4.004cm" svg:height="0.021cm" svg:x="15.261cm" svg:y="4.346cm" svg:viewBox="0 0 4005 22" draw:points="4005,10 3998,22 10,22 0,10 10,0 3998,0">
          <text:p/>
        </draw:polygon>
        <draw:polygon draw:style-name="gr1" draw:text-style-name="P1" draw:layer="layout" svg:width="13.748cm" svg:height="0.021cm" svg:x="1.513cm" svg:y="4.91cm" svg:viewBox="0 0 13749 22" draw:points="13749,11 13742,22 11,22 0,11 11,0 13742,0">
          <text:p/>
        </draw:polygon>
        <draw:polygon draw:style-name="gr1" draw:text-style-name="P1" draw:layer="layout" svg:width="4.004cm" svg:height="0.021cm" svg:x="15.261cm" svg:y="4.91cm" svg:viewBox="0 0 4005 22" draw:points="4005,11 3998,22 10,22 0,11 10,0 3998,0">
          <text:p/>
        </draw:polygon>
        <draw:polygon draw:style-name="gr1" draw:text-style-name="P1" draw:layer="layout" svg:width="13.748cm" svg:height="0.021cm" svg:x="1.513cm" svg:y="5.475cm" svg:viewBox="0 0 13749 22" draw:points="13749,10 13742,22 11,22 0,10 11,0 13742,0">
          <text:p/>
        </draw:polygon>
        <draw:polygon draw:style-name="gr1" draw:text-style-name="P1" draw:layer="layout" svg:width="4.004cm" svg:height="0.021cm" svg:x="15.261cm" svg:y="5.475cm" svg:viewBox="0 0 4005 22" draw:points="4005,10 3998,22 10,22 0,10 10,0 3998,0">
          <text:p/>
        </draw:polygon>
        <draw:polygon draw:style-name="gr1" draw:text-style-name="P1" draw:layer="layout" svg:width="13.765cm" svg:height="0.021cm" svg:x="1.506cm" svg:y="6.039cm" svg:viewBox="0 0 13766 22" draw:points="13756,11 13766,22 0,22 7,11 18,0 13749,0">
          <text:p/>
        </draw:polygon>
        <draw:polygon draw:style-name="gr1" draw:text-style-name="P1" draw:layer="layout" svg:width="4.021cm" svg:height="0.021cm" svg:x="15.254cm" svg:y="6.039cm" svg:viewBox="0 0 4022 22" draw:points="4012,11 4022,22 0,22 7,11 17,0 4005,0">
          <text:p/>
        </draw:polygon>
        <draw:polygon draw:style-name="gr1" draw:text-style-name="P1" draw:layer="layout" svg:width="0.018cm" svg:height="0.586cm" svg:x="1.506cm" svg:y="3.781cm" svg:viewBox="0 0 19 587" draw:points="7,11 19,21 19,566 7,576 0,587 0,0">
          <text:p/>
        </draw:polygon>
        <draw:polygon draw:style-name="gr1" draw:text-style-name="P1" draw:layer="layout" svg:width="0.018cm" svg:height="0.585cm" svg:x="1.506cm" svg:y="4.346cm" svg:viewBox="0 0 19 586" draw:points="7,10 19,21 19,565 7,576 0,586 0,0">
          <text:p/>
        </draw:polygon>
        <draw:polygon draw:style-name="gr1" draw:text-style-name="P1" draw:layer="layout" svg:width="0.018cm" svg:height="0.586cm" svg:x="1.506cm" svg:y="4.91cm" svg:viewBox="0 0 19 587" draw:points="7,11 19,21 19,566 7,576 0,587 0,0">
          <text:p/>
        </draw:polygon>
        <draw:polygon draw:style-name="gr1" draw:text-style-name="P1" draw:layer="layout" svg:width="0.018cm" svg:height="0.585cm" svg:x="1.506cm" svg:y="5.475cm" svg:viewBox="0 0 19 586" draw:points="7,10 19,21 19,565 7,576 0,586 0,0">
          <text:p/>
        </draw:polygon>
        <draw:polygon draw:style-name="gr1" draw:text-style-name="P1" draw:layer="layout" svg:width="0.017cm" svg:height="0.564cm" svg:x="15.254cm" svg:y="3.792cm" svg:viewBox="0 0 18 565" draw:points="8,0 18,10 18,555 8,565 0,555 0,10">
          <text:p/>
        </draw:polygon>
        <draw:polygon draw:style-name="gr1" draw:text-style-name="P1" draw:layer="layout" svg:width="0.017cm" svg:height="0.565cm" svg:x="15.254cm" svg:y="4.356cm" svg:viewBox="0 0 18 566" draw:points="8,0 18,11 18,555 8,566 0,555 0,11">
          <text:p/>
        </draw:polygon>
        <draw:polygon draw:style-name="gr1" draw:text-style-name="P1" draw:layer="layout" svg:width="0.017cm" svg:height="0.564cm" svg:x="15.254cm" svg:y="4.921cm" svg:viewBox="0 0 18 565" draw:points="8,0 18,10 18,555 8,565 0,555 0,10">
          <text:p/>
        </draw:polygon>
        <draw:polygon draw:style-name="gr1" draw:text-style-name="P1" draw:layer="layout" svg:width="0.017cm" svg:height="0.565cm" svg:x="15.254cm" svg:y="5.485cm" svg:viewBox="0 0 18 566" draw:points="8,0 18,11 18,555 8,566 0,555 0,11">
          <text:p/>
        </draw:polygon>
        <draw:polygon draw:style-name="gr1" draw:text-style-name="P1" draw:layer="layout" svg:width="0.017cm" svg:height="0.586cm" svg:x="19.258cm" svg:y="3.781cm" svg:viewBox="0 0 18 587" draw:points="7,11 18,0 18,587 7,576 0,566 0,21">
          <text:p/>
        </draw:polygon>
        <draw:polygon draw:style-name="gr1" draw:text-style-name="P1" draw:layer="layout" svg:width="0.017cm" svg:height="0.585cm" svg:x="19.258cm" svg:y="4.346cm" svg:viewBox="0 0 18 586" draw:points="7,10 18,0 18,586 7,576 0,565 0,21">
          <text:p/>
        </draw:polygon>
        <draw:polygon draw:style-name="gr1" draw:text-style-name="P1" draw:layer="layout" svg:width="0.017cm" svg:height="0.586cm" svg:x="19.258cm" svg:y="4.91cm" svg:viewBox="0 0 18 587" draw:points="7,11 18,0 18,587 7,576 0,566 0,21">
          <text:p/>
        </draw:polygon>
        <draw:polygon draw:style-name="gr1" draw:text-style-name="P1" draw:layer="layout" svg:width="0.017cm" svg:height="0.585cm" svg:x="19.258cm" svg:y="5.475cm" svg:viewBox="0 0 18 586" draw:points="7,10 18,0 18,586 7,576 0,565 0,21">
          <text:p/>
        </draw:polygon>
        <draw:frame draw:style-name="gr164" draw:text-style-name="P4" draw:layer="layout" svg:width="9.392cm" svg:height="0.395cm" svg:x="1.792cm" svg:y="2.365cm">
          <draw:text-box>
            <text:p text:style-name="P2"><text:span text:style-name="T3">Do participants fall into any of the following special groups? <text:s/></text:span></text:p>
          </draw:text-box>
        </draw:frame>
        <draw:polygon draw:style-name="gr1" draw:text-style-name="P1" draw:layer="layout" svg:width="0.804cm" svg:height="0.406cm" svg:x="15.903cm" svg:y="3.887cm" svg:viewBox="0 0 805 407" draw:points="0,407 805,407 805,0 0,0">
          <text:p/>
        </draw:polygon>
        <draw:frame draw:style-name="gr165" draw:text-style-name="P4" draw:layer="layout" svg:width="11.686cm" svg:height="0.395cm" svg:x="1.774cm" svg:y="3.882cm">
          <draw:text-box>
            <text:p text:style-name="P2"><text:span text:style-name="T3">22. <text:s text:c="2"/>a. <text:s text:c="2"/>Children (under the age of 16 in Scotland or 18 in England/Wales) </text:span></text:p>
          </draw:text-box>
        </draw:frame>
        <draw:polygon draw:style-name="gr5" draw:text-style-name="P5" draw:layer="layout" svg:width="0.37cm" svg:height="0.37cm" svg:x="16.725cm" svg:y="3.905cm" svg:viewBox="0 0 371 371" draw:points="0,371 371,371 371,0 0,0">
          <text:p/>
        </draw:polygon>
        <draw:polygon draw:style-name="gr1" draw:text-style-name="P1" draw:layer="layout" svg:width="1.115cm" svg:height="0.406cm" svg:x="17.113cm" svg:y="3.887cm" svg:viewBox="0 0 1116 407" draw:points="0,407 1116,407 1116,0 0,0">
          <text:p/>
        </draw:polygon>
        <draw:frame draw:style-name="gr166" draw:text-style-name="P4" draw:layer="layout" svg:width="0.798cm" svg:height="0.395cm" svg:x="15.907cm" svg:y="3.9cm">
          <draw:text-box>
            <text:p text:style-name="P2"><text:span text:style-name="T2">YES </text:span></text:p>
          </draw:text-box>
        </draw:frame>
        <draw:polygon draw:style-name="gr5" draw:text-style-name="P5" draw:layer="layout" svg:width="0.371cm" svg:height="0.37cm" svg:x="18.245cm" svg:y="3.905cm" svg:viewBox="0 0 372 371" draw:points="0,371 372,371 372,0 0,0">
          <text:p/>
        </draw:polygon>
        <draw:line draw:style-name="gr5" draw:text-style-name="P5" draw:layer="layout" svg:x1="18.245cm" svg:y1="3.905cm" svg:x2="18.617cm" svg:y2="4.276cm">
          <text:p/>
        </draw:line>
        <draw:line draw:style-name="gr5" draw:text-style-name="P5" draw:layer="layout" svg:x1="18.617cm" svg:y1="3.905cm" svg:x2="18.245cm" svg:y2="4.276cm">
          <text:p/>
        </draw:line>
        <draw:frame draw:style-name="gr167" draw:text-style-name="P4" draw:layer="layout" svg:width="1.115cm" svg:height="0.395cm" svg:x="17.117cm" svg:y="3.9cm">
          <draw:text-box>
            <text:p text:style-name="P2"><text:span text:style-name="T2"><text:s text:c="4"/></text:span><text:span text:style-name="T2">NO <text:s/></text:span></text:p>
          </draw:text-box>
        </draw:frame>
        <draw:polygon draw:style-name="gr1" draw:text-style-name="P1" draw:layer="layout" svg:width="0.804cm" svg:height="0.405cm" svg:x="15.903cm" svg:y="4.452cm" svg:viewBox="0 0 805 406" draw:points="0,406 805,406 805,0 0,0">
          <text:p/>
        </draw:polygon>
        <draw:frame draw:style-name="gr168" draw:text-style-name="P4" draw:layer="layout" svg:width="8.566cm" svg:height="0.395cm" svg:x="2.526cm" svg:y="4.447cm">
          <draw:text-box>
            <text:p text:style-name="P2"><text:span text:style-name="T3">b. <text:s text:c="2"/>Vulnerable Adult, receiving care or welfare services</text:span></text:p>
          </draw:text-box>
        </draw:frame>
        <draw:polygon draw:style-name="gr5" draw:text-style-name="P5" draw:layer="layout" svg:width="0.37cm" svg:height="0.371cm" svg:x="16.725cm" svg:y="4.469cm" svg:viewBox="0 0 371 372" draw:points="0,372 371,372 371,0 0,0">
          <text:p/>
        </draw:polygon>
        <draw:polygon draw:style-name="gr1" draw:text-style-name="P1" draw:layer="layout" svg:width="1.115cm" svg:height="0.405cm" svg:x="17.113cm" svg:y="4.452cm" svg:viewBox="0 0 1116 406" draw:points="0,406 1116,406 1116,0 0,0">
          <text:p/>
        </draw:polygon>
        <draw:frame draw:style-name="gr166" draw:text-style-name="P4" draw:layer="layout" svg:width="0.798cm" svg:height="0.395cm" svg:x="15.907cm" svg:y="4.464cm">
          <draw:text-box>
            <text:p text:style-name="P2"><text:span text:style-name="T2">YES </text:span></text:p>
          </draw:text-box>
        </draw:frame>
        <draw:polygon draw:style-name="gr5" draw:text-style-name="P5" draw:layer="layout" svg:width="0.371cm" svg:height="0.371cm" svg:x="18.245cm" svg:y="4.469cm" svg:viewBox="0 0 372 372" draw:points="0,372 372,372 372,0 0,0">
          <text:p/>
        </draw:polygon>
        <draw:line draw:style-name="gr5" draw:text-style-name="P5" draw:layer="layout" svg:x1="18.245cm" svg:y1="4.469cm" svg:x2="18.617cm" svg:y2="4.841cm">
          <text:p/>
        </draw:line>
        <draw:line draw:style-name="gr5" draw:text-style-name="P5" draw:layer="layout" svg:x1="18.617cm" svg:y1="4.469cm" svg:x2="18.245cm" svg:y2="4.841cm">
          <text:p/>
        </draw:line>
        <draw:frame draw:style-name="gr167" draw:text-style-name="P4" draw:layer="layout" svg:width="1.115cm" svg:height="0.395cm" svg:x="17.117cm" svg:y="4.464cm">
          <draw:text-box>
            <text:p text:style-name="P2"><text:span text:style-name="T2"><text:s text:c="4"/></text:span><text:span text:style-name="T2">NO <text:s/></text:span></text:p>
          </draw:text-box>
        </draw:frame>
        <draw:polygon draw:style-name="gr1" draw:text-style-name="P1" draw:layer="layout" svg:width="0.804cm" svg:height="0.406cm" svg:x="15.903cm" svg:y="5.016cm" svg:viewBox="0 0 805 407" draw:points="0,407 805,407 805,0 0,0">
          <text:p/>
        </draw:polygon>
        <draw:frame draw:style-name="gr169" draw:text-style-name="P4" draw:layer="layout" svg:width="8.202cm" svg:height="0.395cm" svg:x="2.526cm" svg:y="5.011cm">
          <draw:text-box>
            <text:p text:style-name="P2"><text:span text:style-name="T3">c. <text:s text:c="2"/>People with learning or communicative difficulties</text:span></text:p>
          </draw:text-box>
        </draw:frame>
        <draw:polygon draw:style-name="gr5" draw:text-style-name="P5" draw:layer="layout" svg:width="0.37cm" svg:height="0.37cm" svg:x="16.725cm" svg:y="5.034cm" svg:viewBox="0 0 371 371" draw:points="0,371 371,371 371,0 0,0">
          <text:p/>
        </draw:polygon>
        <draw:polygon draw:style-name="gr1" draw:text-style-name="P1" draw:layer="layout" svg:width="1.115cm" svg:height="0.406cm" svg:x="17.113cm" svg:y="5.016cm" svg:viewBox="0 0 1116 407" draw:points="0,407 1116,407 1116,0 0,0">
          <text:p/>
        </draw:polygon>
        <draw:frame draw:style-name="gr166" draw:text-style-name="P4" draw:layer="layout" svg:width="0.798cm" svg:height="0.395cm" svg:x="15.907cm" svg:y="5.029cm">
          <draw:text-box>
            <text:p text:style-name="P2"><text:span text:style-name="T2">YES </text:span></text:p>
          </draw:text-box>
        </draw:frame>
        <draw:polygon draw:style-name="gr5" draw:text-style-name="P5" draw:layer="layout" svg:width="0.371cm" svg:height="0.37cm" svg:x="18.245cm" svg:y="5.034cm" svg:viewBox="0 0 372 371" draw:points="0,371 372,371 372,0 0,0">
          <text:p/>
        </draw:polygon>
        <draw:line draw:style-name="gr5" draw:text-style-name="P5" draw:layer="layout" svg:x1="18.245cm" svg:y1="5.034cm" svg:x2="18.617cm" svg:y2="5.405cm">
          <text:p/>
        </draw:line>
        <draw:line draw:style-name="gr5" draw:text-style-name="P5" draw:layer="layout" svg:x1="18.617cm" svg:y1="5.034cm" svg:x2="18.245cm" svg:y2="5.405cm">
          <text:p/>
        </draw:line>
        <draw:frame draw:style-name="gr167" draw:text-style-name="P4" draw:layer="layout" svg:width="1.115cm" svg:height="0.395cm" svg:x="17.117cm" svg:y="5.029cm">
          <draw:text-box>
            <text:p text:style-name="P2"><text:span text:style-name="T2"><text:s text:c="4"/></text:span><text:span text:style-name="T2">NO <text:s/></text:span></text:p>
          </draw:text-box>
        </draw:frame>
        <draw:polygon draw:style-name="gr1" draw:text-style-name="P1" draw:layer="layout" svg:width="0.804cm" svg:height="0.406cm" svg:x="15.903cm" svg:y="5.58cm" svg:viewBox="0 0 805 407" draw:points="0,407 805,407 805,0 0,0">
          <text:p/>
        </draw:polygon>
        <draw:frame draw:style-name="gr170" draw:text-style-name="P4" draw:layer="layout" svg:width="9.21cm" svg:height="0.395cm" svg:x="2.526cm" svg:y="5.576cm">
          <draw:text-box>
            <text:p text:style-name="P2"><text:span text:style-name="T3">d. <text:s text:c="2"/>Residents/Carers in a specific location, e.g. Care Home</text:span></text:p>
          </draw:text-box>
        </draw:frame>
        <draw:polygon draw:style-name="gr5" draw:text-style-name="P5" draw:layer="layout" svg:width="0.37cm" svg:height="0.371cm" svg:x="16.725cm" svg:y="5.598cm" svg:viewBox="0 0 371 372" draw:points="0,372 371,372 371,0 0,0">
          <text:p/>
        </draw:polygon>
        <draw:polygon draw:style-name="gr1" draw:text-style-name="P1" draw:layer="layout" svg:width="1.115cm" svg:height="0.406cm" svg:x="17.113cm" svg:y="5.58cm" svg:viewBox="0 0 1116 407" draw:points="0,407 1116,407 1116,0 0,0">
          <text:p/>
        </draw:polygon>
        <draw:frame draw:style-name="gr166" draw:text-style-name="P4" draw:layer="layout" svg:width="0.798cm" svg:height="0.395cm" svg:x="15.907cm" svg:y="5.593cm">
          <draw:text-box>
            <text:p text:style-name="P2"><text:span text:style-name="T2">YES </text:span></text:p>
          </draw:text-box>
        </draw:frame>
        <draw:polygon draw:style-name="gr5" draw:text-style-name="P5" draw:layer="layout" svg:width="0.371cm" svg:height="0.371cm" svg:x="18.245cm" svg:y="5.598cm" svg:viewBox="0 0 372 372" draw:points="0,372 372,372 372,0 0,0">
          <text:p/>
        </draw:polygon>
        <draw:line draw:style-name="gr5" draw:text-style-name="P5" draw:layer="layout" svg:x1="18.245cm" svg:y1="5.598cm" svg:x2="18.617cm" svg:y2="5.97cm">
          <text:p/>
        </draw:line>
        <draw:line draw:style-name="gr5" draw:text-style-name="P5" draw:layer="layout" svg:x1="18.617cm" svg:y1="5.598cm" svg:x2="18.245cm" svg:y2="5.97cm">
          <text:p/>
        </draw:line>
        <draw:polygon draw:style-name="gr1" draw:text-style-name="P1" draw:layer="layout" svg:width="12.082cm" svg:height="0.021cm" svg:x="1.605cm" svg:y="6.868cm" svg:viewBox="0 0 12083 22" draw:points="12073,12 12066,22 17,22 7,12 0,0 12083,0">
          <text:p/>
        </draw:polygon>
        <draw:polygon draw:style-name="gr1" draw:text-style-name="P1" draw:layer="layout" svg:width="5.732cm" svg:height="0.021cm" svg:x="13.67cm" svg:y="6.868cm" svg:viewBox="0 0 5733 22" draw:points="5723,12 5716,22 17,22 7,12 0,0 5733,0">
          <text:p/>
        </draw:polygon>
        <draw:polygon draw:style-name="gr1" draw:text-style-name="P1" draw:layer="layout" svg:width="12.082cm" svg:height="0.022cm" svg:x="1.605cm" svg:y="7.104cm" svg:viewBox="0 0 12083 23" draw:points="12073,12 12083,23 0,23 7,12 17,0 12066,0">
          <text:p/>
        </draw:polygon>
        <draw:polygon draw:style-name="gr1" draw:text-style-name="P1" draw:layer="layout" svg:width="5.732cm" svg:height="0.022cm" svg:x="13.67cm" svg:y="7.104cm" svg:viewBox="0 0 5733 23" draw:points="5723,12 5733,23 0,23 7,12 17,0 5716,0">
          <text:p/>
        </draw:polygon>
        <draw:polygon draw:style-name="gr1" draw:text-style-name="P1" draw:layer="layout" svg:width="0.017cm" svg:height="0.258cm" svg:x="1.605cm" svg:y="6.868cm" svg:viewBox="0 0 18 259" draw:points="8,11 18,21 18,237 8,248 0,259 0,0">
          <text:p/>
        </draw:polygon>
        <draw:polygon draw:style-name="gr1" draw:text-style-name="P1" draw:layer="layout" svg:width="0.017cm" svg:height="0.236cm" svg:x="13.67cm" svg:y="6.879cm" svg:viewBox="0 0 18 237" draw:points="8,0 18,10 18,226 8,237 0,226 0,10">
          <text:p/>
        </draw:polygon>
        <draw:polygon draw:style-name="gr1" draw:text-style-name="P1" draw:layer="layout" svg:width="0.017cm" svg:height="0.258cm" svg:x="19.385cm" svg:y="6.868cm" svg:viewBox="0 0 18 259" draw:points="8,11 18,0 18,259 8,248 0,237 0,21">
          <text:p/>
        </draw:polygon>
        <draw:polygon draw:style-name="gr1" draw:text-style-name="P1" draw:layer="layout" svg:width="14.019cm" svg:height="0.022cm" svg:x="1.506cm" svg:y="10.773cm" svg:viewBox="0 0 14020 23" draw:points="14010,12 14003,23 18,23 7,12 0,0 14020,0">
          <text:p/>
        </draw:polygon>
        <draw:polygon draw:style-name="gr1" draw:text-style-name="P1" draw:layer="layout" svg:width="3.517cm" svg:height="0.022cm" svg:x="15.508cm" svg:y="10.773cm" svg:viewBox="0 0 3518 23" draw:points="3507,12 3500,23 17,23 7,12 0,0 3518,0">
          <text:p/>
        </draw:polygon>
        <draw:polygon draw:style-name="gr1" draw:text-style-name="P1" draw:layer="layout" svg:width="14.002cm" svg:height="0.021cm" svg:x="1.513cm" svg:y="13.243cm" svg:viewBox="0 0 14003 22" draw:points="14003,10 13996,22 11,22 0,10 11,0 13996,0">
          <text:p/>
        </draw:polygon>
        <draw:polygon draw:style-name="gr1" draw:text-style-name="P1" draw:layer="layout" svg:width="3.499cm" svg:height="0.021cm" svg:x="15.515cm" svg:y="13.243cm" svg:viewBox="0 0 3500 22" draw:points="3500,10 3493,22 10,22 0,10 10,0 3493,0">
          <text:p/>
        </draw:polygon>
        <draw:polygon draw:style-name="gr1" draw:text-style-name="P1" draw:layer="layout" svg:width="14.019cm" svg:height="0.021cm" svg:x="1.506cm" svg:y="13.807cm" svg:viewBox="0 0 14020 22" draw:points="14010,12 14020,22 0,22 7,12 18,0 14003,0">
          <text:p/>
        </draw:polygon>
        <draw:polygon draw:style-name="gr1" draw:text-style-name="P1" draw:layer="layout" svg:width="3.517cm" svg:height="0.021cm" svg:x="15.508cm" svg:y="13.807cm" svg:viewBox="0 0 3518 22" draw:points="3507,12 3518,22 0,22 7,12 17,0 3500,0">
          <text:p/>
        </draw:polygon>
        <draw:polygon draw:style-name="gr1" draw:text-style-name="P1" draw:layer="layout" svg:width="0.018cm" svg:height="2.491cm" svg:x="1.506cm" svg:y="10.773cm" svg:viewBox="0 0 19 2492" draw:points="7,11 19,22 19,2471 7,2481 0,2492 0,0">
          <text:p/>
        </draw:polygon>
        <draw:polygon draw:style-name="gr1" draw:text-style-name="P1" draw:layer="layout" svg:width="0.018cm" svg:height="0.585cm" svg:x="1.506cm" svg:y="13.243cm" svg:viewBox="0 0 19 586" draw:points="7,10 19,21 19,565 7,576 0,586 0,0">
          <text:p/>
        </draw:polygon>
        <draw:polygon draw:style-name="gr1" draw:text-style-name="P1" draw:layer="layout" svg:width="0.017cm" svg:height="2.469cm" svg:x="15.508cm" svg:y="10.784cm" svg:viewBox="0 0 18 2470" draw:points="8,0 18,11 18,2460 8,2470 0,2460 0,11">
          <text:p/>
        </draw:polygon>
        <draw:polygon draw:style-name="gr1" draw:text-style-name="P1" draw:layer="layout" svg:width="0.017cm" svg:height="0.566cm" svg:x="15.508cm" svg:y="13.253cm" svg:viewBox="0 0 18 567" draw:points="8,0 18,12 18,555 8,567 0,555 0,12">
          <text:p/>
        </draw:polygon>
        <draw:polygon draw:style-name="gr1" draw:text-style-name="P1" draw:layer="layout" svg:width="0.018cm" svg:height="2.491cm" svg:x="19.007cm" svg:y="10.773cm" svg:viewBox="0 0 19 2492" draw:points="7,11 19,0 19,2492 7,2481 0,2471 0,22">
          <text:p/>
        </draw:polygon>
        <draw:polygon draw:style-name="gr1" draw:text-style-name="P1" draw:layer="layout" svg:width="0.018cm" svg:height="0.585cm" svg:x="19.007cm" svg:y="13.243cm" svg:viewBox="0 0 19 586" draw:points="7,10 19,0 19,586 7,576 0,565 0,21">
          <text:p/>
        </draw:polygon>
        <draw:frame draw:style-name="gr167" draw:text-style-name="P4" draw:layer="layout" svg:width="1.115cm" svg:height="0.395cm" svg:x="17.117cm" svg:y="5.593cm">
          <draw:text-box>
            <text:p text:style-name="P2"><text:span text:style-name="T2"><text:s text:c="4"/></text:span><text:span text:style-name="T2">NO <text:s/></text:span></text:p>
          </draw:text-box>
        </draw:frame>
        <draw:polygon draw:style-name="gr1" draw:text-style-name="P1" draw:layer="layout" svg:width="0.804cm" svg:height="0.405cm" svg:x="15.903cm" svg:y="12.827cm" svg:viewBox="0 0 805 406" draw:points="0,406 805,406 805,0 0,0">
          <text:p/>
        </draw:polygon>
        <draw:frame draw:style-name="gr171" draw:text-style-name="P4" draw:layer="layout" svg:width="3.82cm" svg:height="0.395cm" svg:x="2.526cm" svg:y="12.779cm">
          <draw:text-box>
            <text:p text:style-name="P2"><text:span text:style-name="T3">e. <text:s/>NHS Patients or Staff</text:span></text:p>
          </draw:text-box>
        </draw:frame>
        <draw:polygon draw:style-name="gr5" draw:text-style-name="P5" draw:layer="layout" svg:width="0.37cm" svg:height="0.371cm" svg:x="16.725cm" svg:y="12.844cm" svg:viewBox="0 0 371 372" draw:points="0,372 371,372 371,0 0,0">
          <text:p/>
        </draw:polygon>
        <draw:polygon draw:style-name="gr1" draw:text-style-name="P1" draw:layer="layout" svg:width="1.118cm" svg:height="0.405cm" svg:x="17.113cm" svg:y="12.827cm" svg:viewBox="0 0 1119 406" draw:points="0,406 1119,406 1119,0 0,0">
          <text:p/>
        </draw:polygon>
        <draw:frame draw:style-name="gr166" draw:text-style-name="P4" draw:layer="layout" svg:width="0.798cm" svg:height="0.395cm" svg:x="15.907cm" svg:y="12.839cm">
          <draw:text-box>
            <text:p text:style-name="P2"><text:span text:style-name="T2">YES </text:span></text:p>
          </draw:text-box>
        </draw:frame>
        <draw:polygon draw:style-name="gr5" draw:text-style-name="P5" draw:layer="layout" svg:width="0.37cm" svg:height="0.371cm" svg:x="18.249cm" svg:y="12.844cm" svg:viewBox="0 0 371 372" draw:points="0,372 371,372 371,0 0,0">
          <text:p/>
        </draw:polygon>
        <draw:line draw:style-name="gr5" draw:text-style-name="P5" draw:layer="layout" svg:x1="18.249cm" svg:y1="12.844cm" svg:x2="18.617cm" svg:y2="13.216cm">
          <text:p/>
        </draw:line>
        <draw:line draw:style-name="gr5" draw:text-style-name="P5" draw:layer="layout" svg:x1="18.617cm" svg:y1="12.844cm" svg:x2="18.249cm" svg:y2="13.216cm">
          <text:p/>
        </draw:line>
        <draw:frame draw:style-name="gr167" draw:text-style-name="P4" draw:layer="layout" svg:width="1.115cm" svg:height="0.395cm" svg:x="17.117cm" svg:y="12.839cm">
          <draw:text-box>
            <text:p text:style-name="P2"><text:span text:style-name="T2"><text:s text:c="4"/></text:span><text:span text:style-name="T2">NO <text:s/></text:span></text:p>
          </draw:text-box>
        </draw:frame>
        <draw:polygon draw:style-name="gr1" draw:text-style-name="P1" draw:layer="layout" svg:width="0.804cm" svg:height="0.406cm" svg:x="15.903cm" svg:y="13.331cm" svg:viewBox="0 0 805 407" draw:points="0,407 805,407 805,0 0,0">
          <text:p/>
        </draw:polygon>
        <draw:frame draw:style-name="gr172" draw:text-style-name="P4" draw:layer="layout" svg:width="4.35cm" svg:height="0.395cm" svg:x="2.526cm" svg:y="13.344cm">
          <draw:text-box>
            <text:p text:style-name="P2"><text:span text:style-name="T3">f. <text:s text:c="2"/>Institutionalised persons </text:span></text:p>
          </draw:text-box>
        </draw:frame>
        <draw:polygon draw:style-name="gr5" draw:text-style-name="P5" draw:layer="layout" svg:width="0.37cm" svg:height="0.37cm" svg:x="16.725cm" svg:y="13.349cm" svg:viewBox="0 0 371 371" draw:points="0,371 371,371 371,0 0,0">
          <text:p/>
        </draw:polygon>
        <draw:polygon draw:style-name="gr1" draw:text-style-name="P1" draw:layer="layout" svg:width="1.118cm" svg:height="0.406cm" svg:x="17.113cm" svg:y="13.331cm" svg:viewBox="0 0 1119 407" draw:points="0,407 1119,407 1119,0 0,0">
          <text:p/>
        </draw:polygon>
        <draw:frame draw:style-name="gr166" draw:text-style-name="P4" draw:layer="layout" svg:width="0.798cm" svg:height="0.395cm" svg:x="15.907cm" svg:y="13.344cm">
          <draw:text-box>
            <text:p text:style-name="P2"><text:span text:style-name="T2">YES </text:span></text:p>
          </draw:text-box>
        </draw:frame>
        <draw:polygon draw:style-name="gr5" draw:text-style-name="P5" draw:layer="layout" svg:width="0.37cm" svg:height="0.37cm" svg:x="18.249cm" svg:y="13.349cm" svg:viewBox="0 0 371 371" draw:points="0,371 371,371 371,0 0,0">
          <text:p/>
        </draw:polygon>
        <draw:line draw:style-name="gr5" draw:text-style-name="P5" draw:layer="layout" svg:x1="18.249cm" svg:y1="13.349cm" svg:x2="18.617cm" svg:y2="13.717cm">
          <text:p/>
        </draw:line>
        <draw:line draw:style-name="gr5" draw:text-style-name="P5" draw:layer="layout" svg:x1="18.617cm" svg:y1="13.349cm" svg:x2="18.249cm" svg:y2="13.717cm">
          <text:p/>
        </draw:line>
        <draw:polygon draw:style-name="gr1" draw:text-style-name="P1" draw:layer="layout" svg:width="12.082cm" svg:height="0.021cm" svg:x="1.605cm" svg:y="13.825cm" svg:viewBox="0 0 12083 22" draw:points="12073,11 12066,22 17,22 7,11 0,0 12083,0">
          <text:p/>
        </draw:polygon>
        <draw:polygon draw:style-name="gr1" draw:text-style-name="P1" draw:layer="layout" svg:width="5.732cm" svg:height="0.021cm" svg:x="13.67cm" svg:y="13.825cm" svg:viewBox="0 0 5733 22" draw:points="5723,11 5716,22 17,22 7,11 0,0 5733,0">
          <text:p/>
        </draw:polygon>
        <draw:polygon draw:style-name="gr1" draw:text-style-name="P1" draw:layer="layout" svg:width="12.082cm" svg:height="0.021cm" svg:x="1.605cm" svg:y="14.097cm" svg:viewBox="0 0 12083 22" draw:points="12073,11 12083,22 0,22 7,11 17,0 12066,0">
          <text:p/>
        </draw:polygon>
        <draw:polygon draw:style-name="gr1" draw:text-style-name="P1" draw:layer="layout" svg:width="5.732cm" svg:height="0.021cm" svg:x="13.67cm" svg:y="14.097cm" svg:viewBox="0 0 5733 22" draw:points="5723,11 5733,22 0,22 7,11 17,0 5716,0">
          <text:p/>
        </draw:polygon>
        <draw:polygon draw:style-name="gr1" draw:text-style-name="P1" draw:layer="layout" svg:width="0.017cm" svg:height="0.293cm" svg:x="1.605cm" svg:y="13.825cm" svg:viewBox="0 0 18 294" draw:points="8,10 18,21 18,273 8,283 0,294 0,0">
          <text:p/>
        </draw:polygon>
        <draw:polygon draw:style-name="gr1" draw:text-style-name="P1" draw:layer="layout" svg:width="0.017cm" svg:height="0.272cm" svg:x="13.67cm" svg:y="13.835cm" svg:viewBox="0 0 18 273" draw:points="8,0 18,11 18,263 8,273 0,263 0,11">
          <text:p/>
        </draw:polygon>
        <draw:polygon draw:style-name="gr1" draw:text-style-name="P1" draw:layer="layout" svg:width="0.017cm" svg:height="0.293cm" svg:x="19.385cm" svg:y="13.825cm" svg:viewBox="0 0 18 294" draw:points="8,10 18,0 18,294 8,283 0,273 0,21">
          <text:p/>
        </draw:polygon>
        <draw:polygon draw:style-name="gr1" draw:text-style-name="P1" draw:layer="layout" svg:width="14.019cm" svg:height="0.021cm" svg:x="1.506cm" svg:y="16.548cm" svg:viewBox="0 0 14020 22" draw:points="14010,12 14003,22 18,22 7,12 0,0 14020,0">
          <text:p/>
        </draw:polygon>
        <draw:polygon draw:style-name="gr1" draw:text-style-name="P1" draw:layer="layout" svg:width="3.517cm" svg:height="0.021cm" svg:x="15.508cm" svg:y="16.548cm" svg:viewBox="0 0 3518 22" draw:points="3507,12 3500,22 17,22 7,12 0,0 3518,0">
          <text:p/>
        </draw:polygon>
        <draw:polygon draw:style-name="gr1" draw:text-style-name="P1" draw:layer="layout" svg:width="14.002cm" svg:height="0.021cm" svg:x="1.513cm" svg:y="17.113cm" svg:viewBox="0 0 14003 22" draw:points="14003,10 13996,22 11,22 0,10 11,0 13996,0">
          <text:p/>
        </draw:polygon>
        <draw:polygon draw:style-name="gr1" draw:text-style-name="P1" draw:layer="layout" svg:width="3.499cm" svg:height="0.021cm" svg:x="15.515cm" svg:y="17.113cm" svg:viewBox="0 0 3500 22" draw:points="3500,10 3493,22 10,22 0,10 10,0 3493,0">
          <text:p/>
        </draw:polygon>
        <draw:polygon draw:style-name="gr1" draw:text-style-name="P1" draw:layer="layout" svg:width="14.019cm" svg:height="0.021cm" svg:x="1.506cm" svg:y="17.677cm" svg:viewBox="0 0 14020 22" draw:points="14010,11 14020,22 0,22 7,11 18,0 14003,0">
          <text:p/>
        </draw:polygon>
        <draw:polygon draw:style-name="gr1" draw:text-style-name="P1" draw:layer="layout" svg:width="3.517cm" svg:height="0.021cm" svg:x="15.508cm" svg:y="17.677cm" svg:viewBox="0 0 3518 22" draw:points="3507,11 3518,22 0,22 7,11 17,0 3500,0">
          <text:p/>
        </draw:polygon>
        <draw:polygon draw:style-name="gr1" draw:text-style-name="P1" draw:layer="layout" svg:width="0.018cm" svg:height="0.586cm" svg:x="1.506cm" svg:y="16.548cm" svg:viewBox="0 0 19 587" draw:points="7,11 19,21 19,566 7,576 0,587 0,0">
          <text:p/>
        </draw:polygon>
        <draw:polygon draw:style-name="gr1" draw:text-style-name="P1" draw:layer="layout" svg:width="0.018cm" svg:height="0.585cm" svg:x="1.506cm" svg:y="17.113cm" svg:viewBox="0 0 19 586" draw:points="7,10 19,21 19,565 7,576 0,586 0,0">
          <text:p/>
        </draw:polygon>
        <draw:polygon draw:style-name="gr1" draw:text-style-name="P1" draw:layer="layout" svg:width="0.017cm" svg:height="0.564cm" svg:x="15.508cm" svg:y="16.559cm" svg:viewBox="0 0 18 565" draw:points="8,0 18,10 18,555 8,565 0,555 0,10">
          <text:p/>
        </draw:polygon>
        <draw:polygon draw:style-name="gr1" draw:text-style-name="P1" draw:layer="layout" svg:width="0.017cm" svg:height="0.565cm" svg:x="15.508cm" svg:y="17.123cm" svg:viewBox="0 0 18 566" draw:points="8,0 18,11 18,555 8,566 0,555 0,11">
          <text:p/>
        </draw:polygon>
        <draw:polygon draw:style-name="gr1" draw:text-style-name="P1" draw:layer="layout" svg:width="0.018cm" svg:height="0.586cm" svg:x="19.007cm" svg:y="16.548cm" svg:viewBox="0 0 19 587" draw:points="7,11 19,0 19,587 7,576 0,566 0,21">
          <text:p/>
        </draw:polygon>
        <draw:polygon draw:style-name="gr1" draw:text-style-name="P1" draw:layer="layout" svg:width="0.018cm" svg:height="0.585cm" svg:x="19.007cm" svg:y="17.113cm" svg:viewBox="0 0 19 586" draw:points="7,10 19,0 19,586 7,576 0,565 0,21">
          <text:p/>
        </draw:polygon>
        <draw:frame draw:style-name="gr167" draw:text-style-name="P4" draw:layer="layout" svg:width="1.115cm" svg:height="0.395cm" svg:x="17.117cm" svg:y="13.344cm">
          <draw:text-box>
            <text:p text:style-name="P2"><text:span text:style-name="T2"><text:s text:c="4"/></text:span><text:span text:style-name="T2">NO <text:s/></text:span></text:p>
          </draw:text-box>
        </draw:frame>
        <draw:polygon draw:style-name="gr1" draw:text-style-name="P1" draw:layer="layout" svg:width="0.804cm" svg:height="0.405cm" svg:x="15.903cm" svg:y="16.637cm" svg:viewBox="0 0 805 406" draw:points="0,406 805,406 805,0 0,0">
          <text:p/>
        </draw:polygon>
        <draw:frame draw:style-name="gr173" draw:text-style-name="P4" draw:layer="layout" svg:width="3.355cm" svg:height="0.395cm" svg:x="2.526cm" svg:y="16.649cm">
          <draw:text-box>
            <text:p text:style-name="P2"><text:span text:style-name="T3">g. <text:s text:c="2"/>People in custody</text:span></text:p>
          </draw:text-box>
        </draw:frame>
        <draw:polygon draw:style-name="gr5" draw:text-style-name="P5" draw:layer="layout" svg:width="0.37cm" svg:height="0.371cm" svg:x="16.725cm" svg:y="16.654cm" svg:viewBox="0 0 371 372" draw:points="0,372 371,372 371,0 0,0">
          <text:p/>
        </draw:polygon>
        <draw:polygon draw:style-name="gr1" draw:text-style-name="P1" draw:layer="layout" svg:width="1.118cm" svg:height="0.405cm" svg:x="17.113cm" svg:y="16.637cm" svg:viewBox="0 0 1119 406" draw:points="0,406 1119,406 1119,0 0,0">
          <text:p/>
        </draw:polygon>
        <draw:frame draw:style-name="gr166" draw:text-style-name="P4" draw:layer="layout" svg:width="0.798cm" svg:height="0.395cm" svg:x="15.907cm" svg:y="16.649cm">
          <draw:text-box>
            <text:p text:style-name="P2"><text:span text:style-name="T2">YES </text:span></text:p>
          </draw:text-box>
        </draw:frame>
        <draw:polygon draw:style-name="gr5" draw:text-style-name="P5" draw:layer="layout" svg:width="0.37cm" svg:height="0.371cm" svg:x="18.249cm" svg:y="16.654cm" svg:viewBox="0 0 371 372" draw:points="0,372 371,372 371,0 0,0">
          <text:p/>
        </draw:polygon>
        <draw:line draw:style-name="gr5" draw:text-style-name="P5" draw:layer="layout" svg:x1="18.249cm" svg:y1="16.654cm" svg:x2="18.617cm" svg:y2="17.026cm">
          <text:p/>
        </draw:line>
        <draw:line draw:style-name="gr5" draw:text-style-name="P5" draw:layer="layout" svg:x1="18.617cm" svg:y1="16.654cm" svg:x2="18.249cm" svg:y2="17.026cm">
          <text:p/>
        </draw:line>
        <draw:frame draw:style-name="gr167" draw:text-style-name="P4" draw:layer="layout" svg:width="1.115cm" svg:height="0.395cm" svg:x="17.117cm" svg:y="16.649cm">
          <draw:text-box>
            <text:p text:style-name="P2"><text:span text:style-name="T2"><text:s text:c="4"/></text:span><text:span text:style-name="T2">NO <text:s/></text:span></text:p>
          </draw:text-box>
        </draw:frame>
        <draw:polygon draw:style-name="gr1" draw:text-style-name="P1" draw:layer="layout" svg:width="0.804cm" svg:height="0.406cm" svg:x="15.903cm" svg:y="17.201cm" svg:viewBox="0 0 805 407" draw:points="0,407 805,407 805,0 0,0">
          <text:p/>
        </draw:polygon>
        <draw:frame draw:style-name="gr174" draw:text-style-name="P4" draw:layer="layout" svg:width="8.663cm" svg:height="0.395cm" svg:x="2.526cm" svg:y="17.214cm">
          <draw:text-box>
            <text:p text:style-name="P2"><text:span text:style-name="T3">h. <text:s text:c="2"/>People engaged in illegal activities, e.g., drug-taking</text:span></text:p>
          </draw:text-box>
        </draw:frame>
        <draw:polygon draw:style-name="gr5" draw:text-style-name="P5" draw:layer="layout" svg:width="0.37cm" svg:height="0.37cm" svg:x="16.725cm" svg:y="17.219cm" svg:viewBox="0 0 371 371" draw:points="0,371 371,371 371,0 0,0">
          <text:p/>
        </draw:polygon>
        <draw:polygon draw:style-name="gr1" draw:text-style-name="P1" draw:layer="layout" svg:width="1.118cm" svg:height="0.406cm" svg:x="17.113cm" svg:y="17.201cm" svg:viewBox="0 0 1119 407" draw:points="0,407 1119,407 1119,0 0,0">
          <text:p/>
        </draw:polygon>
        <draw:frame draw:style-name="gr166" draw:text-style-name="P4" draw:layer="layout" svg:width="0.798cm" svg:height="0.395cm" svg:x="15.907cm" svg:y="17.214cm">
          <draw:text-box>
            <text:p text:style-name="P2"><text:span text:style-name="T2">YES </text:span></text:p>
          </draw:text-box>
        </draw:frame>
        <draw:polygon draw:style-name="gr5" draw:text-style-name="P5" draw:layer="layout" svg:width="0.37cm" svg:height="0.37cm" svg:x="18.249cm" svg:y="17.219cm" svg:viewBox="0 0 371 371" draw:points="0,371 371,371 371,0 0,0">
          <text:p/>
        </draw:polygon>
        <draw:line draw:style-name="gr5" draw:text-style-name="P5" draw:layer="layout" svg:x1="18.249cm" svg:y1="17.219cm" svg:x2="18.617cm" svg:y2="17.59cm">
          <text:p/>
        </draw:line>
        <draw:line draw:style-name="gr5" draw:text-style-name="P5" draw:layer="layout" svg:x1="18.617cm" svg:y1="17.219cm" svg:x2="18.249cm" svg:y2="17.59cm">
          <text:p/>
        </draw:line>
        <draw:frame draw:style-name="gr167" draw:text-style-name="P4" draw:layer="layout" svg:width="1.115cm" svg:height="0.395cm" svg:x="17.117cm" svg:y="17.214cm">
          <draw:text-box>
            <text:p text:style-name="P2"><text:span text:style-name="T2"><text:s text:c="4"/></text:span><text:span text:style-name="T2">NO <text:s/></text:span></text:p>
          </draw:text-box>
        </draw:frame>
        <draw:polygon draw:style-name="gr1" draw:text-style-name="P1" draw:layer="layout" svg:width="14.019cm" svg:height="0.022cm" svg:x="1.506cm" svg:y="21.508cm" svg:viewBox="0 0 14020 23" draw:points="14010,12 14003,23 18,23 7,12 0,0 14020,0">
          <text:p/>
        </draw:polygon>
        <draw:polygon draw:style-name="gr1" draw:text-style-name="P1" draw:layer="layout" svg:width="3.517cm" svg:height="0.022cm" svg:x="15.508cm" svg:y="21.508cm" svg:viewBox="0 0 3518 23" draw:points="3507,12 3500,23 17,23 7,12 0,0 3518,0">
          <text:p/>
        </draw:polygon>
        <draw:polygon draw:style-name="gr1" draw:text-style-name="P1" draw:layer="layout" svg:width="14.019cm" svg:height="0.021cm" svg:x="1.506cm" svg:y="22.073cm" svg:viewBox="0 0 14020 22" draw:points="14010,11 14020,22 0,22 7,11 18,0 14003,0">
          <text:p/>
        </draw:polygon>
        <draw:polygon draw:style-name="gr1" draw:text-style-name="P1" draw:layer="layout" svg:width="3.517cm" svg:height="0.021cm" svg:x="15.508cm" svg:y="22.073cm" svg:viewBox="0 0 3518 22" draw:points="3507,11 3518,22 0,22 7,11 17,0 3500,0">
          <text:p/>
        </draw:polygon>
        <draw:polygon draw:style-name="gr1" draw:text-style-name="P1" draw:layer="layout" svg:width="0.018cm" svg:height="0.586cm" svg:x="1.506cm" svg:y="21.508cm" svg:viewBox="0 0 19 587" draw:points="7,11 19,22 19,566 7,576 0,587 0,0">
          <text:p/>
        </draw:polygon>
        <draw:polygon draw:style-name="gr1" draw:text-style-name="P1" draw:layer="layout" svg:width="0.017cm" svg:height="0.564cm" svg:x="15.508cm" svg:y="21.519cm" svg:viewBox="0 0 18 565" draw:points="8,0 18,11 18,555 8,565 0,555 0,11">
          <text:p/>
        </draw:polygon>
        <draw:polygon draw:style-name="gr1" draw:text-style-name="P1" draw:layer="layout" svg:width="0.018cm" svg:height="0.586cm" svg:x="19.007cm" svg:y="21.508cm" svg:viewBox="0 0 19 587" draw:points="7,11 19,0 19,587 7,576 0,566 0,22">
          <text:p/>
        </draw:polygon>
        <draw:frame draw:style-name="gr175" draw:text-style-name="P19" draw:layer="layout" svg:width="14.548cm" svg:height="0.475cm" svg:x="1.997cm" svg:y="20.226cm">
          <draw:text-box>
            <text:p text:style-name="P2"><text:span text:style-name="T26">If you have answered NO to Q22 a–d please skip Q23 and proceed to Q24. <text:s text:c="2"/></text:span></text:p>
          </draw:text-box>
        </draw:frame>
        <draw:frame draw:style-name="gr176" draw:text-style-name="P4" draw:layer="layout" svg:width="10.238cm" svg:height="0.395cm" svg:x="1.774cm" svg:y="21.609cm">
          <draw:text-box>
            <text:p text:style-name="P2"><text:span text:style-name="T3">23. <text:s text:c="2"/>Have you lived/worked outside the UK in the last 12 months?</text:span></text:p>
          </draw:text-box>
        </draw:frame>
        <draw:polygon draw:style-name="gr1" draw:text-style-name="P1" draw:layer="layout" svg:width="0.804cm" svg:height="0.405cm" svg:x="15.903cm" svg:y="21.597cm" svg:viewBox="0 0 805 406" draw:points="0,406 805,406 805,0 0,0">
          <text:p/>
        </draw:polygon>
        <draw:frame draw:style-name="gr177" draw:text-style-name="P20" draw:layer="layout" svg:width="0.387cm" svg:height="0.433cm" svg:x="12.065cm" svg:y="21.577cm">
          <draw:text-box>
            <text:p text:style-name="P2"><text:span text:style-name="T27"><text:s text:c="2"/></text:span></text:p>
          </draw:text-box>
        </draw:frame>
        <draw:polygon draw:style-name="gr5" draw:text-style-name="P5" draw:layer="layout" svg:width="0.37cm" svg:height="0.371cm" svg:x="16.725cm" svg:y="21.614cm" svg:viewBox="0 0 371 372" draw:points="0,372 371,372 371,0 0,0">
          <text:p/>
        </draw:polygon>
        <draw:polygon draw:style-name="gr1" draw:text-style-name="P1" draw:layer="layout" svg:width="1.118cm" svg:height="0.405cm" svg:x="17.113cm" svg:y="21.597cm" svg:viewBox="0 0 1119 406" draw:points="0,406 1119,406 1119,0 0,0">
          <text:p/>
        </draw:polygon>
        <draw:frame draw:style-name="gr166" draw:text-style-name="P4" draw:layer="layout" svg:width="0.798cm" svg:height="0.395cm" svg:x="15.907cm" svg:y="21.609cm">
          <draw:text-box>
            <text:p text:style-name="P2"><text:span text:style-name="T2">YES </text:span></text:p>
          </draw:text-box>
        </draw:frame>
        <draw:polygon draw:style-name="gr5" draw:text-style-name="P5" draw:layer="layout" svg:width="0.37cm" svg:height="0.371cm" svg:x="18.249cm" svg:y="21.614cm" svg:viewBox="0 0 371 372" draw:points="0,372 371,372 371,0 0,0">
          <text:p/>
        </draw:polygon>
        <draw:polygon draw:style-name="gr1" draw:text-style-name="P1" draw:layer="layout" svg:width="12.082cm" svg:height="0.022cm" svg:x="1.605cm" svg:y="22.09cm" svg:viewBox="0 0 12083 23" draw:points="12073,11 12066,23 17,23 7,11 0,0 12083,0">
          <text:p/>
        </draw:polygon>
        <draw:polygon draw:style-name="gr1" draw:text-style-name="P1" draw:layer="layout" svg:width="5.732cm" svg:height="0.022cm" svg:x="13.67cm" svg:y="22.09cm" svg:viewBox="0 0 5733 23" draw:points="5723,11 5716,23 17,23 7,11 0,0 5733,0">
          <text:p/>
        </draw:polygon>
        <draw:polygon draw:style-name="gr1" draw:text-style-name="P1" draw:layer="layout" svg:width="12.082cm" svg:height="0.021cm" svg:x="1.605cm" svg:y="22.514cm" svg:viewBox="0 0 12083 22" draw:points="12073,11 12083,22 0,22 7,11 17,0 12066,0">
          <text:p/>
        </draw:polygon>
        <draw:polygon draw:style-name="gr1" draw:text-style-name="P1" draw:layer="layout" svg:width="5.732cm" svg:height="0.021cm" svg:x="13.67cm" svg:y="22.514cm" svg:viewBox="0 0 5733 22" draw:points="5723,11 5733,22 0,22 7,11 17,0 5716,0">
          <text:p/>
        </draw:polygon>
        <draw:polygon draw:style-name="gr1" draw:text-style-name="P1" draw:layer="layout" svg:width="0.017cm" svg:height="0.445cm" svg:x="1.605cm" svg:y="22.09cm" svg:viewBox="0 0 18 446" draw:points="8,11 18,22 18,425 8,435 0,446 0,0">
          <text:p/>
        </draw:polygon>
        <draw:polygon draw:style-name="gr1" draw:text-style-name="P1" draw:layer="layout" svg:width="0.017cm" svg:height="0.423cm" svg:x="13.67cm" svg:y="22.101cm" svg:viewBox="0 0 18 424" draw:points="8,0 18,11 18,414 8,424 0,414 0,11">
          <text:p/>
        </draw:polygon>
        <draw:polygon draw:style-name="gr1" draw:text-style-name="P1" draw:layer="layout" svg:width="0.017cm" svg:height="0.445cm" svg:x="19.385cm" svg:y="22.09cm" svg:viewBox="0 0 18 446" draw:points="8,11 18,0 18,446 8,435 0,425 0,22">
          <text:p/>
        </draw:polygon>
        <draw:polygon draw:style-name="gr40" draw:text-style-name="P10" draw:layer="layout" svg:width="0.018cm" svg:height="28.007cm" svg:x="0.846cm" svg:y="0.846cm" svg:viewBox="0 0 19 28008" draw:points="7,27998 0,28008 0,0 7,7 19,18 19,27991">
          <text:p/>
        </draw:polygon>
        <draw:polygon draw:style-name="gr40" draw:text-style-name="P10" draw:layer="layout" svg:width="0.019cm" svg:height="28.007cm" svg:x="20.136cm" svg:y="0.846cm" svg:viewBox="0 0 20 28008" draw:points="8,27998 0,27991 0,18 8,7 20,0 20,28008">
          <text:p/>
        </draw:polygon>
        <draw:polygon draw:style-name="gr40" draw:text-style-name="P10" draw:layer="layout" svg:width="19.308cm" svg:height="0.018cm" svg:x="0.846cm" svg:y="0.846cm" svg:viewBox="0 0 19309 19" draw:points="19298,7 19291,19 18,19 7,7 0,0 19309,0">
          <text:p/>
        </draw:polygon>
        <draw:polygon draw:style-name="gr40" draw:text-style-name="P10" draw:layer="layout" svg:width="19.308cm" svg:height="0.017cm" svg:x="0.846cm" svg:y="28.836cm" svg:viewBox="0 0 19309 18" draw:points="19298,8 19309,18 0,18 7,8 18,0 19291,0">
          <text:p/>
        </draw:polygon>
        <draw:polygon draw:style-name="gr44" draw:text-style-name="P1" draw:layer="layout" svg:width="17.78cm" svg:height="5.01cm" svg:x="1.562cm" svg:y="6.815cm" svg:viewBox="0 0 17781 5011" draw:points="8891,5011 0,5011 0,0 17781,0 17781,5011">
          <text:p/>
        </draw:polygon>
        <draw:polygon draw:style-name="gr44" draw:text-style-name="P1" draw:layer="layout" svg:width="17.78cm" svg:height="1.383cm" svg:x="1.562cm" svg:y="14.294cm" svg:viewBox="0 0 17781 1384" draw:points="8891,1384 0,1384 0,0 17781,0 17781,1384">
          <text:p/>
        </draw:polygon>
        <draw:polygon draw:style-name="gr44" draw:text-style-name="P1" draw:layer="layout" svg:width="17.78cm" svg:height="1.199cm" svg:x="1.562cm" svg:y="18.323cm" svg:viewBox="0 0 17781 1200" draw:points="8891,1200 0,1200 0,0 17781,0 17781,1200">
          <text:p/>
        </draw:polygon>
        <draw:polygon draw:style-name="gr44" draw:text-style-name="P1" draw:layer="layout" svg:width="17.78cm" svg:height="2.128cm" svg:x="1.562cm" svg:y="22.577cm" svg:viewBox="0 0 17781 2129" draw:points="8891,2129 0,2129 0,0 17781,0 17781,2129">
          <text:p/>
        </draw:polygon>
        <draw:frame draw:style-name="gr167" draw:text-style-name="P4" draw:layer="layout" svg:width="1.115cm" svg:height="0.395cm" svg:x="17.117cm" svg:y="21.609cm">
          <draw:text-box>
            <text:p text:style-name="P2"><text:span text:style-name="T2"><text:s text:c="4"/></text:span><text:span text:style-name="T2">NO <text:s/></text:span></text:p>
          </draw:text-box>
        </draw:frame>
        <draw:frame draw:style-name="gr178" draw:text-style-name="P4" draw:layer="layout" svg:width="17.621cm" svg:height="0.395cm" svg:x="1.566cm" svg:y="6.828cm">
          <draw:text-box>
            <text:p text:style-name="P2"><text:span text:style-name="T28">NOTE TO SCHOOL ETHICS COMMITTEE.</text:span><text:span text:style-name="T24"> <text:s text:c="2"/>If the researcher has answered YES to Q22 this application, with all</text:span></text:p>
          </draw:text-box>
        </draw:frame>
        <draw:line draw:style-name="gr179" draw:text-style-name="P5" draw:layer="layout" svg:x1="5.976cm" svg:y1="7.584cm" svg:x2="6.819cm" svg:y2="7.584cm">
          <text:p/>
        </draw:line>
        <draw:frame draw:style-name="gr180" draw:text-style-name="P4" draw:layer="layout" svg:width="17.053cm" svg:height="0.395cm" svg:x="1.566cm" svg:y="7.234cm">
          <draw:text-box>
            <text:p text:style-name="P2"><text:span text:style-name="T24">supporting documentation, <text:s/></text:span><text:span text:style-name="T28">must</text:span><text:span text:style-name="T24"> <text:s/>be forwarded to UTREC for review and approval. <text:s text:c="2"/>Exempt: Geography and</text:span></text:p>
          </draw:text-box>
        </draw:frame>
        <draw:frame draw:style-name="gr181" draw:text-style-name="P4" draw:layer="layout" svg:width="6.132cm" svg:height="0.395cm" svg:x="1.566cm" svg:y="7.639cm">
          <draw:text-box>
            <text:p text:style-name="P2"><text:span text:style-name="T24">Geoscience, Medicine and Psychology </text:span></text:p>
          </draw:text-box>
        </draw:frame>
        <draw:frame draw:style-name="gr182" draw:text-style-name="P4" draw:layer="layout" svg:width="16.635cm" svg:height="0.395cm" svg:x="1.566cm" svg:y="8.451cm">
          <draw:text-box>
            <text:p text:style-name="P2"><text:span text:style-name="T24">NOTES TO RESEARCHER. <text:s text:c="2"/>If you answer YES to Q.22 a.–d., you may be required to obtain Protection of</text:span></text:p>
          </draw:text-box>
        </draw:frame>
        <draw:frame draw:style-name="gr183" draw:text-style-name="P4" draw:layer="layout" svg:width="17.397cm" svg:height="0.395cm" svg:x="1.566cm" svg:y="8.856cm">
          <draw:text-box>
            <text:p text:style-name="P2"><text:span text:style-name="T24">Vulnerable Groups [PVG] </text:span><text:span text:style-name="T29">Disclosure </text:span><text:span text:style-name="T24">approval. <text:s/>‘Working with Children and or Vulnerable People’ guidelines and</text:span></text:p>
          </draw:text-box>
        </draw:frame>
        <draw:line draw:style-name="gr55" draw:text-style-name="P5" draw:layer="layout" svg:x1="8.191cm" svg:y1="9.613cm" svg:x2="17.875cm" svg:y2="9.613cm">
          <text:p/>
        </draw:line>
        <draw:frame draw:style-name="gr184" draw:text-style-name="P4" draw:layer="layout" svg:width="16.258cm" svg:height="0.395cm" svg:x="1.566cm" svg:y="9.262cm">
          <draw:text-box>
            <text:p text:style-name="P2"><text:span text:style-name="T24">procedures can be found on our webpage </text:span><text:span text:style-name="T30">https://www.st-andrews.ac.uk/utrec/ethicalapplication/children/</text:span></text:p>
          </draw:text-box>
        </draw:frame>
        <draw:frame draw:style-name="gr185" draw:text-style-name="P4" draw:layer="layout" svg:width="17.257cm" svg:height="0.395cm" svg:x="1.566cm" svg:y="10.074cm">
          <draw:text-box>
            <text:p text:style-name="P2"><text:span text:style-name="T24">For those planning to conduct research in England / Northern Ireland please obtain the equivalent police check.</text:span></text:p>
          </draw:text-box>
        </draw:frame>
        <draw:line draw:style-name="gr55" draw:text-style-name="P5" draw:layer="layout" svg:x1="12.047cm" svg:y1="10.83cm" svg:x2="19.508cm" svg:y2="10.83cm">
          <text:p/>
        </draw:line>
        <draw:frame draw:style-name="gr186" draw:text-style-name="P4" draw:layer="layout" svg:width="17.859cm" svg:height="0.395cm" svg:x="1.566cm" svg:y="10.479cm">
          <draw:text-box>
            <text:p text:style-name="P2"><text:span text:style-name="T24">Disclosure and Barring Service (DBS), previously known as </text:span><text:span text:style-name="T29">CRB</text:span><text:span text:style-name="T24">. <text:s/></text:span><text:span text:style-name="T30">https://www.gov.uk/crb-criminal-records-bureau-</text:span></text:p>
          </draw:text-box>
        </draw:frame>
        <draw:line draw:style-name="gr55" draw:text-style-name="P5" draw:layer="layout" svg:x1="1.566cm" svg:y1="11.235cm" svg:x2="3.975cm" svg:y2="11.235cm">
          <text:p/>
        </draw:line>
        <draw:frame draw:style-name="gr187" draw:text-style-name="P4" draw:layer="layout" svg:width="2.411cm" svg:height="0.395cm" svg:x="1.566cm" svg:y="10.885cm">
          <draw:text-box>
            <text:p text:style-name="P2"><text:span text:style-name="T30">check/overview</text:span></text:p>
          </draw:text-box>
        </draw:frame>
        <draw:line draw:style-name="gr179" draw:text-style-name="P5" draw:layer="layout" svg:x1="18.009cm" svg:y1="14.657cm" svg:x2="18.852cm" svg:y2="14.657cm">
          <text:p/>
        </draw:line>
        <draw:frame draw:style-name="gr188" draw:text-style-name="P4" draw:layer="layout" svg:width="17.626cm" svg:height="0.395cm" svg:x="1.566cm" svg:y="14.307cm">
          <draw:text-box>
            <text:p text:style-name="P2"><text:span text:style-name="T24">If you answer YES to Q 22.,e. or f., it is likely you will be required to obtain approval from the NHS. <text:s/>This </text:span><text:span text:style-name="T28"><text:s/>must</text:span><text:span text:style-name="T24"> be</text:span></text:p>
          </draw:text-box>
        </draw:frame>
        <draw:frame draw:style-name="gr189" draw:text-style-name="P4" draw:layer="layout" svg:width="9.053cm" svg:height="0.395cm" svg:x="1.566cm" svg:y="14.713cm">
          <draw:text-box>
            <text:p text:style-name="P2"><text:span text:style-name="T24">sought prior to approval from the relevant SEC or UTREC.</text:span></text:p>
          </draw:text-box>
        </draw:frame>
        <draw:frame draw:style-name="gr190" draw:text-style-name="P4" draw:layer="layout" svg:width="16.783cm" svg:height="0.395cm" svg:x="1.566cm" svg:y="18.336cm">
          <draw:text-box>
            <text:p text:style-name="P2"><text:span text:style-name="T24">If YES to Q22. g. or h., you should ensure that the relevant Risk Assessment Checklist has been completed.</text:span></text:p>
          </draw:text-box>
        </draw:frame>
        <draw:frame draw:style-name="gr191" draw:text-style-name="P4" draw:layer="layout" svg:width="9.756cm" svg:height="0.395cm" svg:x="1.566cm" svg:y="18.741cm">
          <draw:text-box>
            <text:p text:style-name="P2"><text:span text:style-name="T24">https://www.st-andrews.ac.uk/utrec/guidelines/riskassessment/</text:span></text:p>
          </draw:text-box>
        </draw:frame>
        <draw:line draw:style-name="gr179" draw:text-style-name="P5" draw:layer="layout" svg:x1="16.164cm" svg:y1="23.435cm" svg:x2="19.342cm" svg:y2="23.435cm">
          <text:p/>
        </draw:line>
        <draw:frame draw:style-name="gr192" draw:text-style-name="P4" draw:layer="layout" svg:width="17.422cm" svg:height="0.395cm" svg:x="1.566cm" svg:y="23.084cm">
          <draw:text-box>
            <text:p text:style-name="P2"><text:span text:style-name="T24">If you have </text:span><text:span text:style-name="T28">lived outside the United Kingdom (UK) for a period of more than 6 months and answered YES</text:span></text:p>
          </draw:text-box>
        </draw:frame>
        <draw:line draw:style-name="gr179" draw:text-style-name="P5" draw:layer="layout" svg:x1="1.566cm" svg:y1="23.84cm" svg:x2="3.474cm" svg:y2="23.84cm">
          <text:p/>
        </draw:line>
        <draw:frame draw:style-name="gr193" draw:text-style-name="P4" draw:layer="layout" svg:width="16.067cm" svg:height="0.395cm" svg:x="1.566cm" svg:y="23.49cm">
          <draw:text-box>
            <text:p text:style-name="P2"><text:span text:style-name="T28">to the Q22 </text:span><text:span text:style-name="T24"><text:s/>you will be required to provide a police check from that country to cover that period. Further</text:span></text:p>
          </draw:text-box>
        </draw:frame>
        <draw:frame draw:style-name="gr194" draw:text-style-name="P4" draw:layer="layout" svg:width="16.741cm" svg:height="0.395cm" svg:x="1.566cm" svg:y="23.895cm">
          <draw:text-box>
            <text:p text:style-name="P2"><text:span text:style-name="T24">information and helpful links are available on our ‘Working with Children and or Vulnerable People’ webpage</text:span></text:p>
          </draw:text-box>
        </draw:frame>
        <draw:line draw:style-name="gr55" draw:text-style-name="P5" draw:layer="layout" svg:x1="1.566cm" svg:y1="24.652cm" svg:x2="11.25cm" svg:y2="24.652cm">
          <text:p/>
        </draw:line>
        <draw:frame draw:style-name="gr195" draw:text-style-name="P4" draw:layer="layout" svg:width="9.759cm" svg:height="0.395cm" svg:x="1.566cm" svg:y="24.301cm">
          <draw:text-box>
            <text:p text:style-name="P2"><text:span text:style-name="T30">https://www.st-andrews.ac.uk/utrec/ethicalapplication/children/</text:span><text:span text:style-name="T24"> </text:span></text:p>
          </draw:text-box>
        </draw:frame>
      </draw:page>
      <draw:page draw:name="page5" draw:style-name="dp1" draw:master-page-name="master-page3">
        <draw:polygon draw:style-name="gr40" draw:text-style-name="P10" draw:layer="layout" svg:width="17.78cm" svg:height="2.66cm" svg:x="1.612cm" svg:y="1.735cm" svg:viewBox="0 0 17781 2661" draw:points="0,2661 17781,2661 17781,0 0,0">
          <text:p/>
        </draw:polygon>
        <draw:polygon draw:style-name="gr40" draw:text-style-name="P10" draw:layer="layout" svg:width="17.78cm" svg:height="2.66cm" svg:x="1.612cm" svg:y="1.735cm" svg:viewBox="0 0 17781 2661" draw:points="0,2661 17781,2661 17781,0 0,0">
          <text:p/>
        </draw:polygon>
        <draw:polygon draw:style-name="gr70" draw:text-style-name="P16" draw:layer="layout" svg:width="17.78cm" svg:height="13.24cm" svg:x="1.612cm" svg:y="14.767cm" svg:viewBox="0 0 17781 13241" draw:points="0,13241 17781,13241 17781,0 0,0">
          <text:p/>
        </draw:polygon>
        <draw:polygon draw:style-name="gr40" draw:text-style-name="P10" draw:layer="layout" svg:width="17.78cm" svg:height="2.66cm" svg:x="1.612cm" svg:y="14.767cm" svg:viewBox="0 0 17781 2661" draw:points="0,2661 17781,2661 17781,0 0,0">
          <text:p/>
        </draw:polygon>
        <draw:polygon draw:style-name="gr40" draw:text-style-name="P10" draw:layer="layout" svg:width="17.477cm" svg:height="0.406cm" svg:x="1.763cm" svg:y="14.844cm" svg:viewBox="0 0 17478 407" draw:points="0,0 17478,0 17478,407 0,407">
          <text:p/>
        </draw:polygon>
        <draw:polygon draw:style-name="gr40" draw:text-style-name="P10" draw:layer="layout" svg:width="17.477cm" svg:height="0.406cm" svg:x="1.763cm" svg:y="15.25cm" svg:viewBox="0 0 17478 407" draw:points="0,0 17478,0 17478,407 0,407">
          <text:p/>
        </draw:polygon>
        <draw:polygon draw:style-name="gr40" draw:text-style-name="P10" draw:layer="layout" svg:width="17.477cm" svg:height="0.405cm" svg:x="1.763cm" svg:y="15.656cm" svg:viewBox="0 0 17478 406" draw:points="0,0 17478,0 17478,406 0,406">
          <text:p/>
        </draw:polygon>
        <draw:polygon draw:style-name="gr40" draw:text-style-name="P10" draw:layer="layout" svg:width="17.477cm" svg:height="0.406cm" svg:x="1.763cm" svg:y="16.061cm" svg:viewBox="0 0 17478 407" draw:points="0,0 17478,0 17478,407 0,407">
          <text:p/>
        </draw:polygon>
        <draw:polygon draw:style-name="gr40" draw:text-style-name="P10" draw:layer="layout" svg:width="17.477cm" svg:height="0.406cm" svg:x="1.763cm" svg:y="16.467cm" svg:viewBox="0 0 17478 407" draw:points="0,0 17478,0 17478,407 0,407">
          <text:p/>
        </draw:polygon>
        <draw:polygon draw:style-name="gr1" draw:text-style-name="P1" draw:layer="layout" svg:width="17.78cm" svg:height="10.58cm" svg:x="1.612cm" svg:y="17.427cm" svg:viewBox="0 0 17781 10581" draw:points="0,10581 17781,10581 17781,0 0,0">
          <text:p/>
        </draw:polygon>
        <draw:polygon draw:style-name="gr40" draw:text-style-name="P10" draw:layer="layout" svg:width="17.78cm" svg:height="2.66cm" svg:x="1.612cm" svg:y="1.735cm" svg:viewBox="0 0 17781 2661" draw:points="0,2661 17781,2661 17781,0 0,0">
          <text:p/>
        </draw:polygon>
        <draw:polygon draw:style-name="gr40" draw:text-style-name="P10" draw:layer="layout" svg:width="17.78cm" svg:height="2.66cm" svg:x="1.612cm" svg:y="1.735cm" svg:viewBox="0 0 17781 2661" draw:points="0,2661 17781,2661 17781,0 0,0">
          <text:p/>
        </draw:polygon>
        <draw:polygon draw:style-name="gr70" draw:text-style-name="P16" draw:layer="layout" svg:width="17.78cm" svg:height="13.24cm" svg:x="1.612cm" svg:y="14.767cm" svg:viewBox="0 0 17781 13241" draw:points="0,13241 17781,13241 17781,0 0,0">
          <text:p/>
        </draw:polygon>
        <draw:polygon draw:style-name="gr40" draw:text-style-name="P10" draw:layer="layout" svg:width="17.78cm" svg:height="2.66cm" svg:x="1.612cm" svg:y="14.767cm" svg:viewBox="0 0 17781 2661" draw:points="0,2661 17781,2661 17781,0 0,0">
          <text:p/>
        </draw:polygon>
        <draw:polygon draw:style-name="gr40" draw:text-style-name="P10" draw:layer="layout" svg:width="17.477cm" svg:height="0.406cm" svg:x="1.763cm" svg:y="14.844cm" svg:viewBox="0 0 17478 407" draw:points="0,0 17478,0 17478,407 0,407">
          <text:p/>
        </draw:polygon>
        <draw:polygon draw:style-name="gr40" draw:text-style-name="P10" draw:layer="layout" svg:width="17.477cm" svg:height="0.406cm" svg:x="1.763cm" svg:y="15.25cm" svg:viewBox="0 0 17478 407" draw:points="0,0 17478,0 17478,407 0,407">
          <text:p/>
        </draw:polygon>
        <draw:polygon draw:style-name="gr40" draw:text-style-name="P10" draw:layer="layout" svg:width="17.477cm" svg:height="0.405cm" svg:x="1.763cm" svg:y="15.656cm" svg:viewBox="0 0 17478 406" draw:points="0,0 17478,0 17478,406 0,406">
          <text:p/>
        </draw:polygon>
        <draw:polygon draw:style-name="gr40" draw:text-style-name="P10" draw:layer="layout" svg:width="17.477cm" svg:height="0.406cm" svg:x="1.763cm" svg:y="16.061cm" svg:viewBox="0 0 17478 407" draw:points="0,0 17478,0 17478,407 0,407">
          <text:p/>
        </draw:polygon>
        <draw:polygon draw:style-name="gr40" draw:text-style-name="P10" draw:layer="layout" svg:width="17.477cm" svg:height="0.406cm" svg:x="1.763cm" svg:y="16.467cm" svg:viewBox="0 0 17478 407" draw:points="0,0 17478,0 17478,407 0,407">
          <text:p/>
        </draw:polygon>
        <draw:polygon draw:style-name="gr1" draw:text-style-name="P1" draw:layer="layout" svg:width="17.78cm" svg:height="10.58cm" svg:x="1.612cm" svg:y="17.427cm" svg:viewBox="0 0 17781 10581" draw:points="0,10581 17781,10581 17781,0 0,0">
          <text:p/>
        </draw:polygon>
        <draw:polygon draw:style-name="gr76" draw:text-style-name="P17" draw:layer="layout" svg:width="17.861cm" svg:height="0.081cm" svg:x="1.573cm" svg:y="1.735cm" svg:viewBox="0 0 17862 82" draw:points="17820,44 17781,82 81,82 39,44 0,0 17862,0">
          <text:p/>
        </draw:polygon>
        <draw:polygon draw:style-name="gr76" draw:text-style-name="P17" draw:layer="layout" svg:width="17.861cm" svg:height="0.081cm" svg:x="1.573cm" svg:y="4.395cm" svg:viewBox="0 0 17862 82" draw:points="17820,43 17862,82 0,82 39,43 81,0 17781,0">
          <text:p/>
        </draw:polygon>
        <draw:polygon draw:style-name="gr76" draw:text-style-name="P17" draw:layer="layout" svg:width="0.081cm" svg:height="2.741cm" svg:x="1.573cm" svg:y="1.735cm" svg:viewBox="0 0 82 2742" draw:points="40,43 82,81 82,2661 40,2703 0,2742 0,0">
          <text:p/>
        </draw:polygon>
        <draw:polygon draw:style-name="gr76" draw:text-style-name="P17" draw:layer="layout" svg:width="0.081cm" svg:height="2.741cm" svg:x="19.353cm" svg:y="1.735cm" svg:viewBox="0 0 82 2742" draw:points="39,43 82,0 82,2742 39,2703 0,2661 0,81">
          <text:p/>
        </draw:polygon>
        <draw:frame draw:style-name="gr2" draw:text-style-name="P3" draw:layer="layout" svg:width="5.92cm" svg:height="0.331cm" svg:x="1.274cm" svg:y="1.001cm">
          <draw:text-box>
            <text:p text:style-name="P2"><text:span text:style-name="T1">UTREC Ethical Application Form (Human) </text:span></text:p>
          </draw:text-box>
        </draw:frame>
        <draw:frame draw:style-name="gr196" draw:text-style-name="P4" draw:layer="layout" svg:width="2.559cm" svg:height="0.395cm" svg:x="1.806cm" svg:y="1.921cm">
          <draw:text-box>
            <text:p text:style-name="P2"><text:span text:style-name="T2">ETHICAL RISK </text:span></text:p>
          </draw:text-box>
        </draw:frame>
        <draw:line draw:style-name="gr197" draw:text-style-name="P5" draw:layer="layout" svg:x1="7.863cm" svg:y1="3.083cm" svg:x2="9.214cm" svg:y2="3.083cm">
          <text:p/>
        </draw:line>
        <draw:frame draw:style-name="gr198" draw:text-style-name="P4" draw:layer="layout" svg:width="15.471cm" svg:height="0.395cm" svg:x="1.806cm" svg:y="2.732cm">
          <draw:text-box>
            <text:p text:style-name="P2"><text:span text:style-name="T3">This section is for ethical use only and does not replace the requirement to submit a Fieldwork Risk </text:span></text:p>
          </draw:text-box>
        </draw:frame>
        <draw:frame draw:style-name="gr199" draw:text-style-name="P4" draw:layer="layout" svg:width="16.101cm" svg:height="0.395cm" svg:x="1.806cm" svg:y="3.138cm">
          <draw:text-box>
            <text:p text:style-name="P2"><text:span text:style-name="T3">Assessment Form to the relevant Health and Safety/Risk Officer in your School. <text:s text:c="2"/>The University official </text:span></text:p>
          </draw:text-box>
        </draw:frame>
        <draw:frame draw:style-name="gr200" draw:text-style-name="P4" draw:layer="layout" svg:width="11.089cm" svg:height="0.395cm" svg:x="1.806cm" svg:y="3.544cm">
          <draw:text-box>
            <text:p text:style-name="P2"><text:span text:style-name="T3">procedures on Risk and Safety measures are linked from our webpage </text:span></text:p>
          </draw:text-box>
        </draw:frame>
        <draw:line draw:style-name="gr55" draw:text-style-name="P5" draw:layer="layout" svg:x1="12.939cm" svg:y1="3.891cm" svg:x2="15.003cm" svg:y2="3.891cm">
          <text:p/>
        </draw:line>
        <draw:frame draw:style-name="gr201" draw:text-style-name="P7" draw:layer="layout" svg:width="2.093cm" svg:height="0.357cm" svg:x="12.94cm" svg:y="3.576cm">
          <draw:text-box>
            <text:p text:style-name="P2"><text:span text:style-name="T13">https://www.st-</text:span></text:p>
          </draw:text-box>
        </draw:frame>
        <draw:line draw:style-name="gr55" draw:text-style-name="P5" draw:layer="layout" svg:x1="1.806cm" svg:y1="4.261cm" svg:x2="8.53cm" svg:y2="4.261cm">
          <text:p/>
        </draw:line>
        <draw:polygon draw:style-name="gr1" draw:text-style-name="P1" draw:layer="layout" svg:width="13.179cm" svg:height="0.022cm" svg:x="1.605cm" svg:y="4.878cm" svg:viewBox="0 0 13180 23" draw:points="13170,12 13163,23 17,23 7,12 0,0 13180,0">
          <text:p/>
        </draw:polygon>
        <draw:polygon draw:style-name="gr1" draw:text-style-name="P1" draw:layer="layout" svg:width="4.635cm" svg:height="0.022cm" svg:x="14.767cm" svg:y="4.878cm" svg:viewBox="0 0 4636 23" draw:points="4626,12 4619,23 17,23 7,12 0,0 4636,0">
          <text:p/>
        </draw:polygon>
        <draw:polygon draw:style-name="gr1" draw:text-style-name="P1" draw:layer="layout" svg:width="13.162cm" svg:height="0.021cm" svg:x="1.612cm" svg:y="5.916cm" svg:viewBox="0 0 13163 22" draw:points="13163,10 13156,22 10,22 0,10 10,0 13156,0">
          <text:p/>
        </draw:polygon>
        <draw:polygon draw:style-name="gr1" draw:text-style-name="P1" draw:layer="layout" svg:width="4.618cm" svg:height="0.021cm" svg:x="14.774cm" svg:y="5.916cm" svg:viewBox="0 0 4619 22" draw:points="4619,10 4612,22 10,22 0,10 10,0 4612,0">
          <text:p/>
        </draw:polygon>
        <draw:polygon draw:style-name="gr1" draw:text-style-name="P1" draw:layer="layout" svg:width="12.668cm" svg:height="0.021cm" svg:x="1.612cm" svg:y="7.454cm" svg:viewBox="0 0 12669 22" draw:points="12658,10 12651,22 10,22 0,10 10,0 12669,0">
          <text:p/>
        </draw:polygon>
        <draw:polygon draw:style-name="gr1" draw:text-style-name="P1" draw:layer="layout" svg:width="0.522cm" svg:height="0.021cm" svg:x="14.262cm" svg:y="7.454cm" svg:viewBox="0 0 523 22" draw:points="513,10 523,22 18,22 7,10 0,0 506,0">
          <text:p/>
        </draw:polygon>
        <draw:polygon draw:style-name="gr1" draw:text-style-name="P1" draw:layer="layout" svg:width="4.515cm" svg:height="0.021cm" svg:x="14.767cm" svg:y="7.454cm" svg:viewBox="0 0 4516 22" draw:points="4506,10 4499,22 0,22 7,10 17,0 4516,0">
          <text:p/>
        </draw:polygon>
        <draw:polygon draw:style-name="gr1" draw:text-style-name="P1" draw:layer="layout" svg:width="0.137cm" svg:height="0.021cm" svg:x="19.265cm" svg:y="7.454cm" svg:viewBox="0 0 138 22" draw:points="128,10 138,22 17,22 7,10 0,0 120,0">
          <text:p/>
        </draw:polygon>
        <draw:polygon draw:style-name="gr1" draw:text-style-name="P1" draw:layer="layout" svg:width="12.657cm" svg:height="0.022cm" svg:x="1.612cm" svg:y="9.951cm" svg:viewBox="0 0 12658 23" draw:points="12658,11 12651,23 10,23 0,11 10,0 12651,0">
          <text:p/>
        </draw:polygon>
        <draw:polygon draw:style-name="gr1" draw:text-style-name="P1" draw:layer="layout" svg:width="5.003cm" svg:height="0.022cm" svg:x="14.269cm" svg:y="9.951cm" svg:viewBox="0 0 5004 23" draw:points="5004,11 4997,23 11,23 0,11 11,0 4997,0">
          <text:p/>
        </draw:polygon>
        <draw:polygon draw:style-name="gr1" draw:text-style-name="P1" draw:layer="layout" svg:width="12.675cm" svg:height="0.021cm" svg:x="1.605cm" svg:y="12.315cm" svg:viewBox="0 0 12676 22" draw:points="12665,12 12676,22 0,22 7,12 17,0 12658,0">
          <text:p/>
        </draw:polygon>
        <draw:polygon draw:style-name="gr1" draw:text-style-name="P1" draw:layer="layout" svg:width="5.02cm" svg:height="0.021cm" svg:x="14.262cm" svg:y="12.315cm" svg:viewBox="0 0 5021 22" draw:points="5011,12 5021,22 0,22 7,12 18,0 5004,0">
          <text:p/>
        </draw:polygon>
        <draw:polygon draw:style-name="gr1" draw:text-style-name="P1" draw:layer="layout" svg:width="0.017cm" svg:height="1.059cm" svg:x="1.605cm" svg:y="4.878cm" svg:viewBox="0 0 18 1060" draw:points="8,11 18,22 18,1039 8,1049 0,1060 0,0">
          <text:p/>
        </draw:polygon>
        <draw:polygon draw:style-name="gr1" draw:text-style-name="P1" draw:layer="layout" svg:width="0.017cm" svg:height="1.559cm" svg:x="1.605cm" svg:y="5.916cm" svg:viewBox="0 0 18 1560" draw:points="8,10 18,21 18,1539 8,1549 0,1560 0,0">
          <text:p/>
        </draw:polygon>
        <draw:polygon draw:style-name="gr1" draw:text-style-name="P1" draw:layer="layout" svg:width="0.017cm" svg:height="2.519cm" svg:x="1.605cm" svg:y="7.454cm" svg:viewBox="0 0 18 2520" draw:points="8,10 18,21 18,2498 8,2509 0,2520 0,0">
          <text:p/>
        </draw:polygon>
        <draw:polygon draw:style-name="gr1" draw:text-style-name="P1" draw:layer="layout" svg:width="0.017cm" svg:height="2.385cm" svg:x="1.605cm" svg:y="9.951cm" svg:viewBox="0 0 18 2386" draw:points="8,11 18,22 18,2365 8,2376 0,2386 0,0">
          <text:p/>
        </draw:polygon>
        <draw:polygon draw:style-name="gr1" draw:text-style-name="P1" draw:layer="layout" svg:width="0.018cm" svg:height="2.498cm" svg:x="14.262cm" svg:y="7.464cm" svg:viewBox="0 0 19 2499" draw:points="7,0 19,11 19,2488 7,2499 0,2488 0,11">
          <text:p/>
        </draw:polygon>
        <draw:polygon draw:style-name="gr1" draw:text-style-name="P1" draw:layer="layout" svg:width="0.018cm" svg:height="2.364cm" svg:x="14.262cm" svg:y="9.962cm" svg:viewBox="0 0 19 2365" draw:points="7,0 19,11 19,2354 7,2365 0,2354 0,11">
          <text:p/>
        </draw:polygon>
        <draw:polygon draw:style-name="gr1" draw:text-style-name="P1" draw:layer="layout" svg:width="0.017cm" svg:height="1.037cm" svg:x="14.767cm" svg:y="4.889cm" svg:viewBox="0 0 18 1038" draw:points="7,0 18,11 18,1028 7,1038 0,1028 0,11">
          <text:p/>
        </draw:polygon>
        <draw:polygon draw:style-name="gr1" draw:text-style-name="P1" draw:layer="layout" svg:width="0.017cm" svg:height="1.538cm" svg:x="14.767cm" svg:y="5.926cm" svg:viewBox="0 0 18 1539" draw:points="7,0 18,11 18,1529 7,1539 0,1529 0,11">
          <text:p/>
        </draw:polygon>
        <draw:polygon draw:style-name="gr1" draw:text-style-name="P1" draw:layer="layout" svg:width="0.017cm" svg:height="2.509cm" svg:x="19.265cm" svg:y="7.464cm" svg:viewBox="0 0 18 2510" draw:points="8,0 18,11 18,2510 8,2499 0,2488 0,11">
          <text:p/>
        </draw:polygon>
        <draw:polygon draw:style-name="gr1" draw:text-style-name="P1" draw:layer="layout" svg:width="0.017cm" svg:height="2.385cm" svg:x="19.265cm" svg:y="9.951cm" svg:viewBox="0 0 18 2386" draw:points="8,11 18,0 18,2386 8,2376 0,2365 0,22">
          <text:p/>
        </draw:polygon>
        <draw:polygon draw:style-name="gr1" draw:text-style-name="P1" draw:layer="layout" svg:width="0.017cm" svg:height="1.059cm" svg:x="19.385cm" svg:y="4.878cm" svg:viewBox="0 0 18 1060" draw:points="8,11 18,0 18,1060 8,1049 0,1039 0,22">
          <text:p/>
        </draw:polygon>
        <draw:polygon draw:style-name="gr1" draw:text-style-name="P1" draw:layer="layout" svg:width="0.017cm" svg:height="1.559cm" svg:x="19.385cm" svg:y="5.916cm" svg:viewBox="0 0 18 1560" draw:points="8,10 18,0 18,1560 8,1549 0,1539 0,21">
          <text:p/>
        </draw:polygon>
        <draw:frame draw:style-name="gr202" draw:text-style-name="P7" draw:layer="layout" svg:width="6.869cm" svg:height="0.357cm" svg:x="1.806cm" svg:y="3.946cm">
          <draw:text-box>
            <text:p text:style-name="P2"><text:span text:style-name="T13">andrews.ac.uk/utrec/guidelines/riskassessment/</text:span><text:span text:style-name="T6"> </text:span></text:p>
          </draw:text-box>
        </draw:frame>
        <draw:frame draw:style-name="gr203" draw:text-style-name="P4" draw:layer="layout" svg:width="10.56cm" svg:height="0.395cm" svg:x="1.774cm" svg:y="4.934cm">
          <draw:text-box>
            <text:p text:style-name="P2"><text:span text:style-name="T3">24. <text:s text:c="2"/>Are any of the participants in a dependant relationship with the </text:span></text:p>
          </draw:text-box>
        </draw:frame>
        <draw:polygon draw:style-name="gr1" draw:text-style-name="P1" draw:layer="layout" svg:width="0.829cm" svg:height="0.021cm" svg:x="14.926cm" svg:y="5.168cm" svg:viewBox="0 0 830 22" draw:points="819,11 812,22 17,22 7,11 0,0 830,0">
          <text:p/>
        </draw:polygon>
        <draw:polygon draw:style-name="gr1" draw:text-style-name="P1" draw:layer="layout" svg:width="0.991cm" svg:height="0.021cm" svg:x="15.737cm" svg:y="5.168cm" svg:viewBox="0 0 992 22" draw:points="982,11 975,22 18,22 7,11 0,0 992,0">
          <text:p/>
        </draw:polygon>
        <draw:polygon draw:style-name="gr1" draw:text-style-name="P1" draw:layer="layout" svg:width="0.829cm" svg:height="0.021cm" svg:x="16.711cm" svg:y="5.168cm" svg:viewBox="0 0 830 22" draw:points="819,11 812,22 17,22 7,11 0,0 830,0">
          <text:p/>
        </draw:polygon>
        <draw:polygon draw:style-name="gr1" draw:text-style-name="P1" draw:layer="layout" svg:width="0.928cm" svg:height="0.021cm" svg:x="17.522cm" svg:y="5.168cm" svg:viewBox="0 0 929 22" draw:points="918,11 911,22 18,22 7,11 0,0 929,0">
          <text:p/>
        </draw:polygon>
        <draw:polygon draw:style-name="gr1" draw:text-style-name="P1" draw:layer="layout" svg:width="0.917cm" svg:height="0.021cm" svg:x="18.432cm" svg:y="5.168cm" svg:viewBox="0 0 918 22" draw:points="908,11 901,22 18,22 7,11 0,0 918,0">
          <text:p/>
        </draw:polygon>
        <draw:polygon draw:style-name="gr1" draw:text-style-name="P1" draw:layer="layout" svg:width="0.829cm" svg:height="0.021cm" svg:x="14.926cm" svg:y="5.626cm" svg:viewBox="0 0 830 22" draw:points="819,11 830,22 0,22 7,11 17,0 812,0">
          <text:p/>
        </draw:polygon>
        <draw:polygon draw:style-name="gr1" draw:text-style-name="P1" draw:layer="layout" svg:width="0.991cm" svg:height="0.021cm" svg:x="15.737cm" svg:y="5.626cm" svg:viewBox="0 0 992 22" draw:points="982,11 992,22 0,22 7,11 18,0 975,0">
          <text:p/>
        </draw:polygon>
        <draw:polygon draw:style-name="gr1" draw:text-style-name="P1" draw:layer="layout" svg:width="0.829cm" svg:height="0.021cm" svg:x="16.711cm" svg:y="5.626cm" svg:viewBox="0 0 830 22" draw:points="819,11 830,22 0,22 7,11 17,0 812,0">
          <text:p/>
        </draw:polygon>
        <draw:polygon draw:style-name="gr1" draw:text-style-name="P1" draw:layer="layout" svg:width="0.928cm" svg:height="0.021cm" svg:x="17.522cm" svg:y="5.626cm" svg:viewBox="0 0 929 22" draw:points="918,11 929,22 0,22 7,11 18,0 911,0">
          <text:p/>
        </draw:polygon>
        <draw:polygon draw:style-name="gr1" draw:text-style-name="P1" draw:layer="layout" svg:width="0.917cm" svg:height="0.021cm" svg:x="18.432cm" svg:y="5.626cm" svg:viewBox="0 0 918 22" draw:points="908,11 918,22 0,22 7,11 18,0 901,0">
          <text:p/>
        </draw:polygon>
        <draw:polygon draw:style-name="gr1" draw:text-style-name="P1" draw:layer="layout" svg:width="0.017cm" svg:height="0.479cm" svg:x="14.926cm" svg:y="5.168cm" svg:viewBox="0 0 18 480" draw:points="7,10 18,21 18,459 7,470 0,480 0,0">
          <text:p/>
        </draw:polygon>
        <draw:polygon draw:style-name="gr1" draw:text-style-name="P1" draw:layer="layout" svg:width="0.018cm" svg:height="0.459cm" svg:x="15.737cm" svg:y="5.178cm" svg:viewBox="0 0 19 460" draw:points="7,0 19,11 19,449 7,460 0,449 0,11">
          <text:p/>
        </draw:polygon>
        <draw:polygon draw:style-name="gr1" draw:text-style-name="P1" draw:layer="layout" svg:width="0.017cm" svg:height="0.459cm" svg:x="16.711cm" svg:y="5.178cm" svg:viewBox="0 0 18 460" draw:points="7,0 18,11 18,449 7,460 0,449 0,11">
          <text:p/>
        </draw:polygon>
        <draw:polygon draw:style-name="gr1" draw:text-style-name="P1" draw:layer="layout" svg:width="0.018cm" svg:height="0.459cm" svg:x="17.522cm" svg:y="5.178cm" svg:viewBox="0 0 19 460" draw:points="7,0 19,11 19,449 7,460 0,449 0,11">
          <text:p/>
        </draw:polygon>
        <draw:polygon draw:style-name="gr1" draw:text-style-name="P1" draw:layer="layout" svg:width="0.018cm" svg:height="0.459cm" svg:x="18.432cm" svg:y="5.178cm" svg:viewBox="0 0 19 460" draw:points="8,0 19,11 19,449 8,460 0,449 0,11">
          <text:p/>
        </draw:polygon>
        <draw:polygon draw:style-name="gr1" draw:text-style-name="P1" draw:layer="layout" svg:width="0.017cm" svg:height="0.479cm" svg:x="19.332cm" svg:y="5.168cm" svg:viewBox="0 0 18 480" draw:points="8,10 18,0 18,480 8,470 0,459 0,21">
          <text:p/>
        </draw:polygon>
        <draw:frame draw:style-name="gr204" draw:text-style-name="P4" draw:layer="layout" svg:width="11.11cm" svg:height="0.395cm" svg:x="1.774cm" svg:y="5.339cm">
          <draw:text-box>
            <text:p text:style-name="P2"><text:span text:style-name="T3"><text:s text:c="8"/></text:span><text:span text:style-name="T3">investigator e.g. lecturer/student? If YES, give explanation in Q.28.</text:span></text:p>
          </draw:text-box>
        </draw:frame>
        <draw:polygon draw:style-name="gr5" draw:text-style-name="P5" draw:layer="layout" svg:width="0.293cm" svg:height="0.293cm" svg:x="16.979cm" svg:y="5.238cm" svg:viewBox="0 0 294 294" draw:points="0,294 294,294 294,0 0,0">
          <text:p/>
        </draw:polygon>
        <draw:frame draw:style-name="gr84" draw:text-style-name="P4" draw:layer="layout" svg:width="0.701cm" svg:height="0.395cm" svg:x="15.896cm" svg:y="5.198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2cm" svg:height="0.293cm" svg:x="18.743cm" svg:y="5.238cm" svg:viewBox="0 0 293 294" draw:points="0,294 293,294 293,0 0,0">
          <text:p/>
        </draw:polygon>
        <draw:line draw:style-name="gr5" draw:text-style-name="P5" draw:layer="layout" svg:x1="18.743cm" svg:y1="5.238cm" svg:x2="19.036cm" svg:y2="5.529cm">
          <text:p/>
        </draw:line>
        <draw:line draw:style-name="gr5" draw:text-style-name="P5" draw:layer="layout" svg:x1="19.036cm" svg:y1="5.238cm" svg:x2="18.743cm" svg:y2="5.529cm">
          <text:p/>
        </draw:line>
        <draw:frame draw:style-name="gr85" draw:text-style-name="P4" draw:layer="layout" svg:width="0.531cm" svg:height="0.395cm" svg:x="17.724cm" svg:y="5.198cm">
          <draw:text-box>
            <text:p text:style-name="P2"><text:span text:style-name="T2">NO</text:span></text:p>
          </draw:text-box>
        </draw:frame>
        <draw:frame draw:style-name="gr205" draw:text-style-name="P4" draw:layer="layout" svg:width="12.16cm" svg:height="0.395cm" svg:x="1.774cm" svg:y="5.971cm">
          <draw:text-box>
            <text:p text:style-name="P2"><text:span text:style-name="T3">25. <text:s text:c="2"/>Will your project involve deliberately misleading participants in any way? <text:s/></text:span></text:p>
          </draw:text-box>
        </draw:frame>
        <draw:frame draw:style-name="gr206" draw:text-style-name="P4" draw:layer="layout" svg:width="12.363cm" svg:height="0.395cm" svg:x="1.774cm" svg:y="6.376cm">
          <draw:text-box>
            <text:p text:style-name="P2"><text:span text:style-name="T3"><text:s text:c="9"/></text:span><text:span text:style-name="T3">If YES, give details in Q.28 and state why it is necessary and explain how </text:span></text:p>
          </draw:text-box>
        </draw:frame>
        <draw:polygon draw:style-name="gr1" draw:text-style-name="P1" draw:layer="layout" svg:width="0.857cm" svg:height="0.021cm" svg:x="14.926cm" svg:y="6.364cm" svg:viewBox="0 0 858 22" draw:points="847,11 840,22 17,22 7,11 0,0 858,0">
          <text:p/>
        </draw:polygon>
        <draw:polygon draw:style-name="gr1" draw:text-style-name="P1" draw:layer="layout" svg:width="1.016cm" svg:height="0.021cm" svg:x="15.765cm" svg:y="6.364cm" svg:viewBox="0 0 1017 22" draw:points="1007,11 1000,22 18,22 7,11 0,0 1017,0">
          <text:p/>
        </draw:polygon>
        <draw:polygon draw:style-name="gr1" draw:text-style-name="P1" draw:layer="layout" svg:width="0.769cm" svg:height="0.021cm" svg:x="16.764cm" svg:y="6.364cm" svg:viewBox="0 0 770 22" draw:points="759,11 752,22 17,22 7,11 0,0 770,0">
          <text:p/>
        </draw:polygon>
        <draw:polygon draw:style-name="gr1" draw:text-style-name="P1" draw:layer="layout" svg:width="1.016cm" svg:height="0.021cm" svg:x="17.515cm" svg:y="6.364cm" svg:viewBox="0 0 1017 22" draw:points="1006,11 999,22 18,22 7,11 0,0 1017,0">
          <text:p/>
        </draw:polygon>
        <draw:polygon draw:style-name="gr1" draw:text-style-name="P1" draw:layer="layout" svg:width="0.769cm" svg:height="0.021cm" svg:x="18.513cm" svg:y="6.364cm" svg:viewBox="0 0 770 22" draw:points="760,11 753,22 18,22 7,11 0,0 770,0">
          <text:p/>
        </draw:polygon>
        <draw:polygon draw:style-name="gr1" draw:text-style-name="P1" draw:layer="layout" svg:width="0.857cm" svg:height="0.021cm" svg:x="14.926cm" svg:y="6.822cm" svg:viewBox="0 0 858 22" draw:points="847,11 858,22 0,22 7,11 17,0 840,0">
          <text:p/>
        </draw:polygon>
        <draw:polygon draw:style-name="gr1" draw:text-style-name="P1" draw:layer="layout" svg:width="1.016cm" svg:height="0.021cm" svg:x="15.765cm" svg:y="6.822cm" svg:viewBox="0 0 1017 22" draw:points="1007,11 1017,22 0,22 7,11 18,0 1000,0">
          <text:p/>
        </draw:polygon>
        <draw:polygon draw:style-name="gr1" draw:text-style-name="P1" draw:layer="layout" svg:width="0.769cm" svg:height="0.021cm" svg:x="16.764cm" svg:y="6.822cm" svg:viewBox="0 0 770 22" draw:points="759,11 770,22 0,22 7,11 17,0 752,0">
          <text:p/>
        </draw:polygon>
        <draw:polygon draw:style-name="gr1" draw:text-style-name="P1" draw:layer="layout" svg:width="1.016cm" svg:height="0.021cm" svg:x="17.515cm" svg:y="6.822cm" svg:viewBox="0 0 1017 22" draw:points="1006,11 1017,22 0,22 7,11 18,0 999,0">
          <text:p/>
        </draw:polygon>
        <draw:polygon draw:style-name="gr1" draw:text-style-name="P1" draw:layer="layout" svg:width="0.769cm" svg:height="0.021cm" svg:x="18.513cm" svg:y="6.822cm" svg:viewBox="0 0 770 22" draw:points="760,11 770,22 0,22 7,11 18,0 753,0">
          <text:p/>
        </draw:polygon>
        <draw:polygon draw:style-name="gr1" draw:text-style-name="P1" draw:layer="layout" svg:width="0.017cm" svg:height="0.479cm" svg:x="14.926cm" svg:y="6.364cm" svg:viewBox="0 0 18 480" draw:points="7,10 18,21 18,459 7,470 0,480 0,0">
          <text:p/>
        </draw:polygon>
        <draw:polygon draw:style-name="gr1" draw:text-style-name="P1" draw:layer="layout" svg:width="0.018cm" svg:height="0.459cm" svg:x="15.765cm" svg:y="6.374cm" svg:viewBox="0 0 19 460" draw:points="8,0 19,11 19,449 8,460 0,449 0,11">
          <text:p/>
        </draw:polygon>
        <draw:polygon draw:style-name="gr1" draw:text-style-name="P1" draw:layer="layout" svg:width="0.017cm" svg:height="0.459cm" svg:x="16.764cm" svg:y="6.374cm" svg:viewBox="0 0 18 460" draw:points="8,0 18,11 18,449 8,460 0,449 0,11">
          <text:p/>
        </draw:polygon>
        <draw:polygon draw:style-name="gr1" draw:text-style-name="P1" draw:layer="layout" svg:width="0.018cm" svg:height="0.459cm" svg:x="17.515cm" svg:y="6.374cm" svg:viewBox="0 0 19 460" draw:points="8,0 19,11 19,449 8,460 0,449 0,11">
          <text:p/>
        </draw:polygon>
        <draw:polygon draw:style-name="gr1" draw:text-style-name="P1" draw:layer="layout" svg:width="0.018cm" svg:height="0.459cm" svg:x="18.513cm" svg:y="6.374cm" svg:viewBox="0 0 19 460" draw:points="7,0 19,11 19,449 7,460 0,449 0,11">
          <text:p/>
        </draw:polygon>
        <draw:polygon draw:style-name="gr1" draw:text-style-name="P1" draw:layer="layout" svg:width="0.017cm" svg:height="0.479cm" svg:x="19.265cm" svg:y="6.364cm" svg:viewBox="0 0 18 480" draw:points="8,10 18,0 18,480 8,470 0,459 0,21">
          <text:p/>
        </draw:polygon>
        <draw:frame draw:style-name="gr207" draw:text-style-name="P4" draw:layer="layout" svg:width="3.859cm" svg:height="0.395cm" svg:x="1.774cm" svg:y="6.782cm">
          <draw:text-box>
            <text:p text:style-name="P2"><text:span text:style-name="T3"><text:s text:c="8"/></text:span><text:span text:style-name="T3">debriefing will occur</text:span></text:p>
          </draw:text-box>
        </draw:frame>
        <draw:polygon draw:style-name="gr5" draw:text-style-name="P5" draw:layer="layout" svg:width="0.293cm" svg:height="0.293cm" svg:x="17cm" svg:y="6.434cm" svg:viewBox="0 0 294 294" draw:points="0,294 294,294 294,0 0,0">
          <text:p/>
        </draw:polygon>
        <draw:frame draw:style-name="gr84" draw:text-style-name="P4" draw:layer="layout" svg:width="0.701cm" svg:height="0.395cm" svg:x="15.939cm" svg:y="6.394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2cm" svg:height="0.293cm" svg:x="18.75cm" svg:y="6.434cm" svg:viewBox="0 0 293 294" draw:points="0,294 293,294 293,0 0,0">
          <text:p/>
        </draw:polygon>
        <draw:line draw:style-name="gr5" draw:text-style-name="P5" draw:layer="layout" svg:x1="18.75cm" svg:y1="6.434cm" svg:x2="19.043cm" svg:y2="6.728cm">
          <text:p/>
        </draw:line>
        <draw:line draw:style-name="gr5" draw:text-style-name="P5" draw:layer="layout" svg:x1="19.043cm" svg:y1="6.434cm" svg:x2="18.75cm" svg:y2="6.728cm">
          <text:p/>
        </draw:line>
        <draw:frame draw:style-name="gr85" draw:text-style-name="P4" draw:layer="layout" svg:width="0.531cm" svg:height="0.395cm" svg:x="17.762cm" svg:y="6.394cm">
          <draw:text-box>
            <text:p text:style-name="P2"><text:span text:style-name="T2">NO</text:span></text:p>
          </draw:text-box>
        </draw:frame>
        <draw:frame draw:style-name="gr208" draw:text-style-name="P4" draw:layer="layout" svg:width="11.352cm" svg:height="0.395cm" svg:x="1.774cm" svg:y="7.509cm">
          <draw:text-box>
            <text:p text:style-name="P2"><text:span text:style-name="T3">26. <text:s text:c="2"/>Is there any significant risk to any paid or unpaid participant(s), field </text:span></text:p>
          </draw:text-box>
        </draw:frame>
        <draw:frame draw:style-name="gr209" draw:text-style-name="P4" draw:layer="layout" svg:width="10.022cm" svg:height="0.395cm" svg:x="1.774cm" svg:y="7.915cm">
          <draw:text-box>
            <text:p text:style-name="P2"><text:span text:style-name="T3"><text:s text:c="8"/></text:span><text:span text:style-name="T3">assistant(s), helper(s) or student(s), involved in the project, </text:span></text:p>
          </draw:text-box>
        </draw:frame>
        <draw:frame draw:style-name="gr210" draw:text-style-name="P4" draw:layer="layout" svg:width="11.559cm" svg:height="0.395cm" svg:x="1.774cm" svg:y="8.32cm">
          <draw:text-box>
            <text:p text:style-name="P2"><text:span text:style-name="T3"><text:s text:c="8"/></text:span><text:span text:style-name="T3">experiencing either physical or psychological distress or discomfort? <text:s/></text:span></text:p>
          </draw:text-box>
        </draw:frame>
        <draw:frame draw:style-name="gr211" draw:text-style-name="P4" draw:layer="layout" svg:width="11.225cm" svg:height="0.395cm" svg:x="1.774cm" svg:y="8.726cm">
          <draw:text-box>
            <text:p text:style-name="P2"><text:span text:style-name="T3"><text:s text:c="8"/></text:span><text:span text:style-name="T3">If Yes, give details in Q.28 and state what you will do if they should </text:span></text:p>
          </draw:text-box>
        </draw:frame>
        <draw:polygon draw:style-name="gr1" draw:text-style-name="P1" draw:layer="layout" svg:width="1.358cm" svg:height="0.021cm" svg:x="14.425cm" svg:y="8.473cm" svg:viewBox="0 0 1359 22" draw:points="1348,12 1341,22 17,22 7,12 0,0 1359,0">
          <text:p/>
        </draw:polygon>
        <draw:polygon draw:style-name="gr1" draw:text-style-name="P1" draw:layer="layout" svg:width="1.016cm" svg:height="0.021cm" svg:x="15.765cm" svg:y="8.473cm" svg:viewBox="0 0 1017 22" draw:points="1007,12 1000,22 18,22 7,12 0,0 1017,0">
          <text:p/>
        </draw:polygon>
        <draw:polygon draw:style-name="gr1" draw:text-style-name="P1" draw:layer="layout" svg:width="0.769cm" svg:height="0.021cm" svg:x="16.764cm" svg:y="8.473cm" svg:viewBox="0 0 770 22" draw:points="759,12 752,22 17,22 7,12 0,0 770,0">
          <text:p/>
        </draw:polygon>
        <draw:polygon draw:style-name="gr1" draw:text-style-name="P1" draw:layer="layout" svg:width="1.016cm" svg:height="0.021cm" svg:x="17.515cm" svg:y="8.473cm" svg:viewBox="0 0 1017 22" draw:points="1006,12 999,22 18,22 7,12 0,0 1017,0">
          <text:p/>
        </draw:polygon>
        <draw:polygon draw:style-name="gr1" draw:text-style-name="P1" draw:layer="layout" svg:width="0.769cm" svg:height="0.021cm" svg:x="18.513cm" svg:y="8.473cm" svg:viewBox="0 0 770 22" draw:points="760,12 753,22 18,22 7,12 0,0 770,0">
          <text:p/>
        </draw:polygon>
        <draw:polygon draw:style-name="gr1" draw:text-style-name="P1" draw:layer="layout" svg:width="1.358cm" svg:height="0.021cm" svg:x="14.425cm" svg:y="8.932cm" svg:viewBox="0 0 1359 22" draw:points="1348,11 1359,22 0,22 7,11 17,0 1341,0">
          <text:p/>
        </draw:polygon>
        <draw:polygon draw:style-name="gr1" draw:text-style-name="P1" draw:layer="layout" svg:width="1.016cm" svg:height="0.021cm" svg:x="15.765cm" svg:y="8.932cm" svg:viewBox="0 0 1017 22" draw:points="1007,11 1017,22 0,22 7,11 18,0 1000,0">
          <text:p/>
        </draw:polygon>
        <draw:polygon draw:style-name="gr1" draw:text-style-name="P1" draw:layer="layout" svg:width="0.769cm" svg:height="0.021cm" svg:x="16.764cm" svg:y="8.932cm" svg:viewBox="0 0 770 22" draw:points="759,11 770,22 0,22 7,11 17,0 752,0">
          <text:p/>
        </draw:polygon>
        <draw:polygon draw:style-name="gr1" draw:text-style-name="P1" draw:layer="layout" svg:width="1.016cm" svg:height="0.021cm" svg:x="17.515cm" svg:y="8.932cm" svg:viewBox="0 0 1017 22" draw:points="1006,11 1017,22 0,22 7,11 18,0 999,0">
          <text:p/>
        </draw:polygon>
        <draw:polygon draw:style-name="gr1" draw:text-style-name="P1" draw:layer="layout" svg:width="0.769cm" svg:height="0.021cm" svg:x="18.513cm" svg:y="8.932cm" svg:viewBox="0 0 770 22" draw:points="760,11 770,22 0,22 7,11 18,0 753,0">
          <text:p/>
        </draw:polygon>
        <draw:polygon draw:style-name="gr1" draw:text-style-name="P1" draw:layer="layout" svg:width="0.017cm" svg:height="0.48cm" svg:x="14.425cm" svg:y="8.473cm" svg:viewBox="0 0 18 481" draw:points="7,11 18,21 18,460 7,470 0,481 0,0">
          <text:p/>
        </draw:polygon>
        <draw:polygon draw:style-name="gr1" draw:text-style-name="P1" draw:layer="layout" svg:width="0.018cm" svg:height="0.458cm" svg:x="15.765cm" svg:y="8.484cm" svg:viewBox="0 0 19 459" draw:points="8,0 19,10 19,449 8,459 0,449 0,10">
          <text:p/>
        </draw:polygon>
        <draw:polygon draw:style-name="gr1" draw:text-style-name="P1" draw:layer="layout" svg:width="0.017cm" svg:height="0.458cm" svg:x="16.764cm" svg:y="8.484cm" svg:viewBox="0 0 18 459" draw:points="8,0 18,10 18,449 8,459 0,449 0,10">
          <text:p/>
        </draw:polygon>
        <draw:polygon draw:style-name="gr1" draw:text-style-name="P1" draw:layer="layout" svg:width="0.018cm" svg:height="0.458cm" svg:x="17.515cm" svg:y="8.484cm" svg:viewBox="0 0 19 459" draw:points="8,0 19,10 19,449 8,459 0,449 0,10">
          <text:p/>
        </draw:polygon>
        <draw:polygon draw:style-name="gr1" draw:text-style-name="P1" draw:layer="layout" svg:width="0.018cm" svg:height="0.458cm" svg:x="18.513cm" svg:y="8.484cm" svg:viewBox="0 0 19 459" draw:points="7,0 19,10 19,449 7,459 0,449 0,10">
          <text:p/>
        </draw:polygon>
        <draw:polygon draw:style-name="gr1" draw:text-style-name="P1" draw:layer="layout" svg:width="0.017cm" svg:height="0.48cm" svg:x="19.265cm" svg:y="8.473cm" svg:viewBox="0 0 18 481" draw:points="8,11 18,0 18,481 8,470 0,460 0,21">
          <text:p/>
        </draw:polygon>
        <draw:frame draw:style-name="gr212" draw:text-style-name="P4" draw:layer="layout" svg:width="9.112cm" svg:height="0.395cm" svg:x="1.774cm" svg:y="9.132cm">
          <draw:text-box>
            <text:p text:style-name="P2"><text:span text:style-name="T3"><text:s text:c="8"/></text:span><text:span text:style-name="T3">experience any problems e.g. who to contact for help.</text:span></text:p>
          </draw:text-box>
        </draw:frame>
        <draw:polygon draw:style-name="gr5" draw:text-style-name="P5" draw:layer="layout" svg:width="0.293cm" svg:height="0.293cm" svg:x="17cm" svg:y="8.544cm" svg:viewBox="0 0 294 294" draw:points="0,294 294,294 294,0 0,0">
          <text:p/>
        </draw:polygon>
        <draw:frame draw:style-name="gr84" draw:text-style-name="P4" draw:layer="layout" svg:width="0.701cm" svg:height="0.395cm" svg:x="15.935cm" svg:y="8.504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2cm" svg:height="0.293cm" svg:x="18.75cm" svg:y="8.544cm" svg:viewBox="0 0 293 294" draw:points="0,294 293,294 293,0 0,0">
          <text:p/>
        </draw:polygon>
        <draw:line draw:style-name="gr5" draw:text-style-name="P5" draw:layer="layout" svg:x1="18.75cm" svg:y1="8.544cm" svg:x2="19.04cm" svg:y2="8.834cm">
          <text:p/>
        </draw:line>
        <draw:line draw:style-name="gr5" draw:text-style-name="P5" draw:layer="layout" svg:x1="19.04cm" svg:y1="8.544cm" svg:x2="18.75cm" svg:y2="8.834cm">
          <text:p/>
        </draw:line>
        <draw:frame draw:style-name="gr85" draw:text-style-name="P4" draw:layer="layout" svg:width="0.531cm" svg:height="0.395cm" svg:x="17.759cm" svg:y="8.504cm">
          <draw:text-box>
            <text:p text:style-name="P2"><text:span text:style-name="T2">NO</text:span></text:p>
          </draw:text-box>
        </draw:frame>
        <draw:frame draw:style-name="gr213" draw:text-style-name="P4" draw:layer="layout" svg:width="11.233cm" svg:height="0.395cm" svg:x="1.774cm" svg:y="10.141cm">
          <draw:text-box>
            <text:p text:style-name="P2"><text:span text:style-name="T3">27. <text:s text:c="2"/>Do you think the processes, including any results, of your research </text:span></text:p>
          </draw:text-box>
        </draw:frame>
        <draw:frame draw:style-name="gr214" draw:text-style-name="P4" draw:layer="layout" svg:width="11.449cm" svg:height="0.395cm" svg:x="1.774cm" svg:y="10.546cm">
          <draw:text-box>
            <text:p text:style-name="P2"><text:span text:style-name="T3"><text:s text:c="8"/></text:span><text:span text:style-name="T3">have the potential to cause any damage, harm or other problems for </text:span></text:p>
          </draw:text-box>
        </draw:frame>
        <draw:frame draw:style-name="gr215" draw:text-style-name="P4" draw:layer="layout" svg:width="10.835cm" svg:height="0.395cm" svg:x="1.774cm" svg:y="10.952cm">
          <draw:text-box>
            <text:p text:style-name="P2"><text:span text:style-name="T3"><text:s text:c="8"/></text:span><text:span text:style-name="T3">people in your study area? <text:s text:c="2"/>If YES, please explain in Q.28 and <text:s text:c="2"/></text:span></text:p>
          </draw:text-box>
        </draw:frame>
        <draw:polygon draw:style-name="gr1" draw:text-style-name="P1" draw:layer="layout" svg:width="0.43cm" svg:height="0.021cm" svg:x="14.425cm" svg:y="10.904cm" svg:viewBox="0 0 431 22" draw:points="420,11 413,22 17,22 7,11 0,0 431,0">
          <text:p/>
        </draw:polygon>
        <draw:polygon draw:style-name="gr1" draw:text-style-name="P1" draw:layer="layout" svg:width="0.692cm" svg:height="0.021cm" svg:x="14.837cm" svg:y="10.904cm" svg:viewBox="0 0 693 22" draw:points="682,11 675,22 18,22 7,11 0,0 693,0">
          <text:p/>
        </draw:polygon>
        <draw:polygon draw:style-name="gr1" draw:text-style-name="P1" draw:layer="layout" svg:width="1.27cm" svg:height="0.021cm" svg:x="15.511cm" svg:y="10.904cm" svg:viewBox="0 0 1271 22" draw:points="1261,11 1254,22 18,22 7,11 0,0 1271,0">
          <text:p/>
        </draw:polygon>
        <draw:polygon draw:style-name="gr1" draw:text-style-name="P1" draw:layer="layout" svg:width="0.769cm" svg:height="0.021cm" svg:x="16.764cm" svg:y="10.904cm" svg:viewBox="0 0 770 22" draw:points="759,11 752,22 17,22 7,11 0,0 770,0">
          <text:p/>
        </draw:polygon>
        <draw:polygon draw:style-name="gr1" draw:text-style-name="P1" draw:layer="layout" svg:width="1.016cm" svg:height="0.021cm" svg:x="17.515cm" svg:y="10.904cm" svg:viewBox="0 0 1017 22" draw:points="1006,11 999,22 18,22 7,11 0,0 1017,0">
          <text:p/>
        </draw:polygon>
        <draw:polygon draw:style-name="gr1" draw:text-style-name="P1" draw:layer="layout" svg:width="1.147cm" svg:height="0.021cm" svg:x="18.513cm" svg:y="10.904cm" svg:viewBox="0 0 1148 22" draw:points="1137,11 1130,22 18,22 7,11 0,0 1148,0">
          <text:p/>
        </draw:polygon>
        <draw:polygon draw:style-name="gr1" draw:text-style-name="P1" draw:layer="layout" svg:width="0.43cm" svg:height="0.022cm" svg:x="14.425cm" svg:y="11.362cm" svg:viewBox="0 0 431 23" draw:points="420,12 431,23 0,23 7,12 17,0 413,0">
          <text:p/>
        </draw:polygon>
        <draw:polygon draw:style-name="gr1" draw:text-style-name="P1" draw:layer="layout" svg:width="0.692cm" svg:height="0.022cm" svg:x="14.837cm" svg:y="11.362cm" svg:viewBox="0 0 693 23" draw:points="682,12 693,23 0,23 7,12 18,0 675,0">
          <text:p/>
        </draw:polygon>
        <draw:polygon draw:style-name="gr1" draw:text-style-name="P1" draw:layer="layout" svg:width="1.27cm" svg:height="0.022cm" svg:x="15.511cm" svg:y="11.362cm" svg:viewBox="0 0 1271 23" draw:points="1261,12 1271,23 0,23 7,12 18,0 1254,0">
          <text:p/>
        </draw:polygon>
        <draw:polygon draw:style-name="gr1" draw:text-style-name="P1" draw:layer="layout" svg:width="0.769cm" svg:height="0.022cm" svg:x="16.764cm" svg:y="11.362cm" svg:viewBox="0 0 770 23" draw:points="759,12 770,23 0,23 7,12 17,0 752,0">
          <text:p/>
        </draw:polygon>
        <draw:polygon draw:style-name="gr1" draw:text-style-name="P1" draw:layer="layout" svg:width="1.016cm" svg:height="0.022cm" svg:x="17.515cm" svg:y="11.362cm" svg:viewBox="0 0 1017 23" draw:points="1006,12 1017,23 0,23 7,12 18,0 999,0">
          <text:p/>
        </draw:polygon>
        <draw:polygon draw:style-name="gr1" draw:text-style-name="P1" draw:layer="layout" svg:width="1.147cm" svg:height="0.022cm" svg:x="18.513cm" svg:y="11.362cm" svg:viewBox="0 0 1148 23" draw:points="1137,12 1148,23 0,23 7,12 18,0 1130,0">
          <text:p/>
        </draw:polygon>
        <draw:polygon draw:style-name="gr1" draw:text-style-name="P1" draw:layer="layout" svg:width="0.017cm" svg:height="0.48cm" svg:x="14.425cm" svg:y="10.904cm" svg:viewBox="0 0 18 481" draw:points="7,10 18,21 18,459 7,470 0,481 0,0">
          <text:p/>
        </draw:polygon>
        <draw:polygon draw:style-name="gr1" draw:text-style-name="P1" draw:layer="layout" svg:width="0.018cm" svg:height="0.459cm" svg:x="14.837cm" svg:y="10.914cm" svg:viewBox="0 0 19 460" draw:points="7,0 19,11 19,449 7,460 0,449 0,11">
          <text:p/>
        </draw:polygon>
        <draw:polygon draw:style-name="gr1" draw:text-style-name="P1" draw:layer="layout" svg:width="0.018cm" svg:height="0.459cm" svg:x="15.511cm" svg:y="10.914cm" svg:viewBox="0 0 19 460" draw:points="8,0 19,11 19,449 8,460 0,449 0,11">
          <text:p/>
        </draw:polygon>
        <draw:polygon draw:style-name="gr1" draw:text-style-name="P1" draw:layer="layout" svg:width="0.017cm" svg:height="0.459cm" svg:x="16.764cm" svg:y="10.914cm" svg:viewBox="0 0 18 460" draw:points="8,0 18,11 18,449 8,460 0,449 0,11">
          <text:p/>
        </draw:polygon>
        <draw:polygon draw:style-name="gr1" draw:text-style-name="P1" draw:layer="layout" svg:width="0.018cm" svg:height="0.459cm" svg:x="17.515cm" svg:y="10.914cm" svg:viewBox="0 0 19 460" draw:points="8,0 19,11 19,449 8,460 0,449 0,11">
          <text:p/>
        </draw:polygon>
        <draw:polygon draw:style-name="gr1" draw:text-style-name="P1" draw:layer="layout" svg:width="0.018cm" svg:height="0.459cm" svg:x="18.513cm" svg:y="10.914cm" svg:viewBox="0 0 19 460" draw:points="7,0 19,11 19,449 7,460 0,449 0,11">
          <text:p/>
        </draw:polygon>
        <draw:frame draw:style-name="gr216" draw:text-style-name="P4" draw:layer="layout" svg:width="8.249cm" svg:height="0.395cm" svg:x="1.774cm" svg:y="11.358cm">
          <draw:text-box>
            <text:p text:style-name="P2"><text:span text:style-name="T3"><text:s text:c="8"/></text:span><text:span text:style-name="T3">indicate how you will seek to obviate the effects.</text:span></text:p>
          </draw:text-box>
        </draw:frame>
        <draw:polygon draw:style-name="gr5" draw:text-style-name="P5" draw:layer="layout" svg:width="0.293cm" svg:height="0.293cm" svg:x="17cm" svg:y="10.974cm" svg:viewBox="0 0 294 294" draw:points="0,294 294,294 294,0 0,0">
          <text:p/>
        </draw:polygon>
        <draw:frame draw:style-name="gr84" draw:text-style-name="P4" draw:layer="layout" svg:width="0.701cm" svg:height="0.395cm" svg:x="15.797cm" svg:y="10.97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728cm" svg:y="10.974cm" svg:viewBox="0 0 294 294" draw:points="0,294 294,294 294,0 0,0">
          <text:p/>
        </draw:polygon>
        <draw:line draw:style-name="gr5" draw:text-style-name="P5" draw:layer="layout" svg:x1="18.728cm" svg:y1="10.974cm" svg:x2="19.022cm" svg:y2="11.265cm">
          <text:p/>
        </draw:line>
        <draw:line draw:style-name="gr5" draw:text-style-name="P5" draw:layer="layout" svg:x1="19.022cm" svg:y1="10.974cm" svg:x2="18.728cm" svg:y2="11.265cm">
          <text:p/>
        </draw:line>
        <draw:frame draw:style-name="gr85" draw:text-style-name="P4" draw:layer="layout" svg:width="0.531cm" svg:height="0.395cm" svg:x="17.762cm" svg:y="10.934cm">
          <draw:text-box>
            <text:p text:style-name="P2"><text:span text:style-name="T2">NO</text:span></text:p>
          </draw:text-box>
        </draw:frame>
        <draw:polygon draw:style-name="gr76" draw:text-style-name="P17" draw:layer="layout" svg:width="17.833cm" svg:height="0.056cm" svg:x="1.587cm" svg:y="14.767cm" svg:viewBox="0 0 17834 57" draw:points="17806,28 17781,57 53,57 25,28 0,0 17834,0">
          <text:p/>
        </draw:polygon>
        <draw:polygon draw:style-name="gr76" draw:text-style-name="P17" draw:layer="layout" svg:width="17.833cm" svg:height="0.056cm" svg:x="1.587cm" svg:y="17.427cm" svg:viewBox="0 0 17834 57" draw:points="17806,29 17834,57 0,57 25,29 53,0 17781,0">
          <text:p/>
        </draw:polygon>
        <draw:polygon draw:style-name="gr76" draw:text-style-name="P17" draw:layer="layout" svg:width="0.053cm" svg:height="2.716cm" svg:x="1.587cm" svg:y="14.767cm" svg:viewBox="0 0 54 2717" draw:points="25,28 54,56 54,2661 25,2689 0,2717 0,0">
          <text:p/>
        </draw:polygon>
        <draw:polygon draw:style-name="gr76" draw:text-style-name="P17" draw:layer="layout" svg:width="0.053cm" svg:height="2.716cm" svg:x="19.367cm" svg:y="14.767cm" svg:viewBox="0 0 54 2717" draw:points="26,28 54,0 54,2717 26,2689 0,2661 0,56">
          <text:p/>
        </draw:polygon>
        <draw:frame draw:style-name="gr217" draw:text-style-name="P4" draw:layer="layout" svg:width="0.375cm" svg:height="0.395cm" svg:x="1.274cm" svg:y="13.563cm">
          <draw:text-box>
            <text:p text:style-name="P2"><text:span text:style-name="T5">Gf</text:span></text:p>
          </draw:text-box>
        </draw:frame>
        <draw:frame draw:style-name="gr218" draw:text-style-name="P4" draw:layer="layout" svg:width="3.77cm" svg:height="0.395cm" svg:x="1.767cm" svg:y="14.857cm">
          <draw:text-box>
            <text:p text:style-name="P2"><text:span text:style-name="T2">ETHICAL STATEMENT</text:span></text:p>
          </draw:text-box>
        </draw:frame>
        <draw:frame draw:style-name="gr219" draw:text-style-name="P4" draw:layer="layout" svg:width="17.105cm" svg:height="0.395cm" svg:x="1.767cm" svg:y="15.669cm">
          <draw:text-box>
            <text:p text:style-name="P2"><text:span text:style-name="T3">28. <text:s/>Write a clear but concise statement of the ethical considerations raised by the project and how you intend </text:span></text:p>
          </draw:text-box>
        </draw:frame>
        <draw:frame draw:style-name="gr220" draw:text-style-name="P4" draw:layer="layout" svg:width="16.584cm" svg:height="0.395cm" svg:x="1.767cm" svg:y="16.074cm">
          <draw:text-box>
            <text:p text:style-name="P2"><text:span text:style-name="T3"><text:s text:c="7"/></text:span><text:span text:style-name="T3">to deal with them. <text:s text:c="2"/>It may be that in order to do this you need to expand on the Ethical Considerations </text:span></text:p>
          </draw:text-box>
        </draw:frame>
        <draw:frame draw:style-name="gr221" draw:text-style-name="P4" draw:layer="layout" svg:width="10.416cm" svg:height="0.395cm" svg:x="1.767cm" svg:y="16.48cm">
          <draw:text-box>
            <text:p text:style-name="P2"><text:span text:style-name="T3"><text:s text:c="7"/></text:span><text:span text:style-name="T3">section on page 1. <text:s/>(continue on additional pages if necessary)</text:span></text:p>
          </draw:text-box>
        </draw:frame>
        <draw:frame draw:style-name="gr222" draw:text-style-name="P4" draw:layer="layout" svg:width="16.554cm" svg:height="0.395cm" svg:x="1.767cm" svg:y="17.517cm">
          <draw:text-box>
            <text:p text:style-name="P2"><text:span text:style-name="T2">It is expected that students produce a software and/or hardware artifact as part of their CS project. </text:span></text:p>
          </draw:text-box>
        </draw:frame>
        <draw:frame draw:style-name="gr223" draw:text-style-name="P4" draw:layer="layout" svg:width="16.491cm" svg:height="0.395cm" svg:x="1.767cm" svg:y="17.923cm">
          <draw:text-box>
            <text:p text:style-name="P2"><text:span text:style-name="T2">Examples of such artifacts are devices, computer applications, games, and web site development. </text:span></text:p>
          </draw:text-box>
        </draw:frame>
        <draw:frame draw:style-name="gr224" draw:text-style-name="P4" draw:layer="layout" svg:width="16.677cm" svg:height="0.395cm" svg:x="1.767cm" svg:y="18.329cm">
          <draw:text-box>
            <text:p text:style-name="P2"><text:span text:style-name="T2">Students may wish to collect opinions concerning the quality of their artifact as part of their critical </text:span></text:p>
          </draw:text-box>
        </draw:frame>
        <draw:frame draw:style-name="gr225" draw:text-style-name="P4" draw:layer="layout" svg:width="17.371cm" svg:height="0.395cm" svg:x="1.767cm" svg:y="18.734cm">
          <draw:text-box>
            <text:p text:style-name="P2"><text:span text:style-name="T2">evaluation. This collection of opinions would be in the form of a questionnaire which comprises only of </text:span></text:p>
          </draw:text-box>
        </draw:frame>
        <draw:frame draw:style-name="gr226" draw:text-style-name="P4" draw:layer="layout" svg:width="12.952cm" svg:height="0.395cm" svg:x="1.767cm" svg:y="19.14cm">
          <draw:text-box>
            <text:p text:style-name="P2"><text:span text:style-name="T2">questions relating to the artifact, and has no questions about the participant. </text:span></text:p>
          </draw:text-box>
        </draw:frame>
        <draw:frame draw:style-name="gr227" draw:text-style-name="P4" draw:layer="layout" svg:width="16.995cm" svg:height="0.395cm" svg:x="1.767cm" svg:y="19.951cm">
          <draw:text-box>
            <text:p text:style-name="P2"><text:span text:style-name="T2">We do not believe it to be proportionate to require written consent nor participant debriefing for such </text:span></text:p>
          </draw:text-box>
        </draw:frame>
        <draw:frame draw:style-name="gr228" draw:text-style-name="P4" draw:layer="layout" svg:width="17.185cm" svg:height="0.395cm" svg:x="1.767cm" svg:y="20.357cm">
          <draw:text-box>
            <text:p text:style-name="P2"><text:span text:style-name="T2">short and non-personal questionnaires. Data gathered will only be presented in the project report – no </text:span></text:p>
          </draw:text-box>
        </draw:frame>
        <draw:frame draw:style-name="gr229" draw:text-style-name="P4" draw:layer="layout" svg:width="11.237cm" svg:height="0.395cm" svg:x="1.767cm" svg:y="20.763cm">
          <draw:text-box>
            <text:p text:style-name="P2"><text:span text:style-name="T2">personal participant data will be collected, stored or disseminated. </text:span></text:p>
          </draw:text-box>
        </draw:frame>
        <draw:frame draw:style-name="gr222" draw:text-style-name="P4" draw:layer="layout" svg:width="16.554cm" svg:height="0.395cm" svg:x="1.767cm" svg:y="21.574cm">
          <draw:text-box>
            <text:p text:style-name="P2"><text:span text:style-name="T2">The participation or non-participation in the questionnaire will not affect the potential participating </text:span></text:p>
          </draw:text-box>
        </draw:frame>
        <draw:frame draw:style-name="gr230" draw:text-style-name="P4" draw:layer="layout" svg:width="7.334cm" svg:height="0.395cm" svg:x="1.767cm" svg:y="21.98cm">
          <draw:text-box>
            <text:p text:style-name="P2"><text:span text:style-name="T2">student's academic assessment in any way.</text:span></text:p>
          </draw:text-box>
        </draw:frame>
        <draw:frame draw:style-name="gr231" draw:text-style-name="P4" draw:layer="layout" svg:width="16.897cm" svg:height="0.395cm" svg:x="1.767cm" svg:y="22.791cm">
          <draw:text-box>
            <text:p text:style-name="P2"><text:span text:style-name="T2">This application is not intended to cover any project that involves any interaction with humans other </text:span></text:p>
          </draw:text-box>
        </draw:frame>
        <draw:polygon draw:style-name="gr40" draw:text-style-name="P10" draw:layer="layout" svg:width="0.018cm" svg:height="28.007cm" svg:x="0.846cm" svg:y="0.846cm" svg:viewBox="0 0 19 28008" draw:points="7,27998 0,28008 0,0 7,7 19,18 19,27991">
          <text:p/>
        </draw:polygon>
        <draw:polygon draw:style-name="gr40" draw:text-style-name="P10" draw:layer="layout" svg:width="0.019cm" svg:height="28.007cm" svg:x="20.136cm" svg:y="0.846cm" svg:viewBox="0 0 20 28008" draw:points="8,27998 0,27991 0,18 8,7 20,0 20,28008">
          <text:p/>
        </draw:polygon>
        <draw:polygon draw:style-name="gr40" draw:text-style-name="P10" draw:layer="layout" svg:width="19.308cm" svg:height="0.018cm" svg:x="0.846cm" svg:y="0.846cm" svg:viewBox="0 0 19309 19" draw:points="19298,7 19291,19 18,19 7,7 0,0 19309,0">
          <text:p/>
        </draw:polygon>
        <draw:polygon draw:style-name="gr40" draw:text-style-name="P10" draw:layer="layout" svg:width="19.308cm" svg:height="0.017cm" svg:x="0.846cm" svg:y="28.836cm" svg:viewBox="0 0 19309 18" draw:points="19298,8 19309,18 0,18 7,8 18,0 19291,0">
          <text:p/>
        </draw:polygon>
        <draw:polygon draw:style-name="gr44" draw:text-style-name="P1" draw:layer="layout" svg:width="17.78cm" svg:height="1.482cm" svg:x="1.499cm" svg:y="12.71cm" svg:viewBox="0 0 17781 1483" draw:points="8891,1483 0,1483 0,0 17781,0 17781,1483">
          <text:p/>
        </draw:polygon>
        <draw:frame draw:style-name="gr232" draw:text-style-name="P4" draw:layer="layout" svg:width="15.86cm" svg:height="0.395cm" svg:x="1.767cm" svg:y="23.197cm">
          <draw:text-box>
            <text:p text:style-name="P2"><text:span text:style-name="T2">than a simple set of questions about an artifact that does not require personal participant data.</text:span></text:p>
          </draw:text-box>
        </draw:frame>
        <draw:frame draw:style-name="gr233" draw:text-style-name="P4" draw:layer="layout" svg:width="16.199cm" svg:height="0.395cm" svg:x="2.251cm" svg:y="12.723cm">
          <draw:text-box>
            <text:p text:style-name="P2"><text:span text:style-name="T15">There is an obligation on the Lead Researcher &amp; Supervisor to bring to the attention of the School Ethics</text:span></text:p>
          </draw:text-box>
        </draw:frame>
        <draw:frame draw:style-name="gr234" draw:text-style-name="P4" draw:layer="layout" svg:width="13.422cm" svg:height="0.395cm" svg:x="3.651cm" svg:y="13.129cm">
          <draw:text-box>
            <text:p text:style-name="P2"><text:span text:style-name="T15">Committee (SEC) any issues with ethical implications not clearly covered by the above</text:span></text:p>
          </draw:text-box>
        </draw:frame>
      </draw:page>
      <draw:page draw:name="page6" draw:style-name="dp1" draw:master-page-name="master-page3">
        <draw:polygon draw:style-name="gr235" draw:text-style-name="P21" draw:layer="layout" svg:width="17.78cm" svg:height="7.254cm" svg:x="1.612cm" svg:y="1.329cm" svg:viewBox="0 0 17781 7255" draw:points="0,7255 17781,7255 17781,0 0,0">
          <text:p/>
        </draw:polygon>
        <draw:polygon draw:style-name="gr40" draw:text-style-name="P10" draw:layer="layout" svg:width="17.78cm" svg:height="1.228cm" svg:x="1.612cm" svg:y="1.329cm" svg:viewBox="0 0 17781 1229" draw:points="0,1229 17781,1229 17781,0 0,0">
          <text:p/>
        </draw:polygon>
        <draw:polygon draw:style-name="gr40" draw:text-style-name="P10" draw:layer="layout" svg:width="17.47cm" svg:height="0.405cm" svg:x="1.77cm" svg:y="1.813cm" svg:viewBox="0 0 17471 406" draw:points="0,0 17471,0 17471,406 0,406">
          <text:p/>
        </draw:polygon>
        <draw:polygon draw:style-name="gr235" draw:text-style-name="P21" draw:layer="layout" svg:width="12.065cm" svg:height="0.681cm" svg:x="1.612cm" svg:y="2.557cm" svg:viewBox="0 0 12066 682" draw:points="0,682 12066,682 12066,0 0,0">
          <text:p/>
        </draw:polygon>
        <draw:polygon draw:style-name="gr235" draw:text-style-name="P21" draw:layer="layout" svg:width="5.715cm" svg:height="0.681cm" svg:x="13.677cm" svg:y="2.557cm" svg:viewBox="0 0 5716 682" draw:points="0,682 5716,682 5716,0 0,0">
          <text:p/>
        </draw:polygon>
        <draw:polygon draw:style-name="gr235" draw:text-style-name="P21" draw:layer="layout" svg:width="12.065cm" svg:height="0.681cm" svg:x="1.612cm" svg:y="3.238cm" svg:viewBox="0 0 12066 682" draw:points="0,682 12066,682 12066,0 0,0">
          <text:p/>
        </draw:polygon>
        <draw:polygon draw:style-name="gr235" draw:text-style-name="P21" draw:layer="layout" svg:width="5.715cm" svg:height="0.681cm" svg:x="13.677cm" svg:y="3.238cm" svg:viewBox="0 0 5716 682" draw:points="0,682 5716,682 5716,0 0,0">
          <text:p/>
        </draw:polygon>
        <draw:polygon draw:style-name="gr235" draw:text-style-name="P21" draw:layer="layout" svg:width="12.065cm" svg:height="0.681cm" svg:x="1.612cm" svg:y="3.919cm" svg:viewBox="0 0 12066 682" draw:points="0,682 12066,682 12066,0 0,0">
          <text:p/>
        </draw:polygon>
        <draw:polygon draw:style-name="gr235" draw:text-style-name="P21" draw:layer="layout" svg:width="5.715cm" svg:height="0.681cm" svg:x="13.677cm" svg:y="3.919cm" svg:viewBox="0 0 5716 682" draw:points="0,682 5716,682 5716,0 0,0">
          <text:p/>
        </draw:polygon>
        <draw:polygon draw:style-name="gr235" draw:text-style-name="P21" draw:layer="layout" svg:width="12.065cm" svg:height="0.681cm" svg:x="1.612cm" svg:y="4.6cm" svg:viewBox="0 0 12066 682" draw:points="0,682 12066,682 12066,0 0,0">
          <text:p/>
        </draw:polygon>
        <draw:polygon draw:style-name="gr235" draw:text-style-name="P21" draw:layer="layout" svg:width="5.715cm" svg:height="0.681cm" svg:x="13.677cm" svg:y="4.6cm" svg:viewBox="0 0 5716 682" draw:points="0,682 5716,682 5716,0 0,0">
          <text:p/>
        </draw:polygon>
        <draw:polygon draw:style-name="gr235" draw:text-style-name="P21" draw:layer="layout" svg:width="12.065cm" svg:height="0.68cm" svg:x="1.612cm" svg:y="5.281cm" svg:viewBox="0 0 12066 681" draw:points="0,681 12066,681 12066,0 0,0">
          <text:p/>
        </draw:polygon>
        <draw:polygon draw:style-name="gr235" draw:text-style-name="P21" draw:layer="layout" svg:width="5.715cm" svg:height="0.68cm" svg:x="13.677cm" svg:y="5.281cm" svg:viewBox="0 0 5716 681" draw:points="0,681 5716,681 5716,0 0,0">
          <text:p/>
        </draw:polygon>
        <draw:polygon draw:style-name="gr235" draw:text-style-name="P21" draw:layer="layout" svg:width="12.065cm" svg:height="0.681cm" svg:x="1.612cm" svg:y="5.961cm" svg:viewBox="0 0 12066 682" draw:points="0,682 12066,682 12066,0 0,0">
          <text:p/>
        </draw:polygon>
        <draw:polygon draw:style-name="gr235" draw:text-style-name="P21" draw:layer="layout" svg:width="5.715cm" svg:height="0.681cm" svg:x="13.677cm" svg:y="5.961cm" svg:viewBox="0 0 5716 682" draw:points="0,682 5716,682 5716,0 0,0">
          <text:p/>
        </draw:polygon>
        <draw:polygon draw:style-name="gr235" draw:text-style-name="P21" draw:layer="layout" svg:width="12.065cm" svg:height="0.681cm" svg:x="1.612cm" svg:y="6.642cm" svg:viewBox="0 0 12066 682" draw:points="0,682 12066,682 12066,0 0,0">
          <text:p/>
        </draw:polygon>
        <draw:polygon draw:style-name="gr235" draw:text-style-name="P21" draw:layer="layout" svg:width="5.715cm" svg:height="0.681cm" svg:x="13.677cm" svg:y="6.642cm" svg:viewBox="0 0 5716 682" draw:points="0,682 5716,682 5716,0 0,0">
          <text:p/>
        </draw:polygon>
        <draw:polygon draw:style-name="gr235" draw:text-style-name="P21" draw:layer="layout" svg:width="12.065cm" svg:height="0.681cm" svg:x="1.612cm" svg:y="7.323cm" svg:viewBox="0 0 12066 682" draw:points="0,682 12066,682 12066,0 0,0">
          <text:p/>
        </draw:polygon>
        <draw:polygon draw:style-name="gr235" draw:text-style-name="P21" draw:layer="layout" svg:width="5.715cm" svg:height="0.681cm" svg:x="13.677cm" svg:y="7.323cm" svg:viewBox="0 0 5716 682" draw:points="0,682 5716,682 5716,0 0,0">
          <text:p/>
        </draw:polygon>
        <draw:polygon draw:style-name="gr235" draw:text-style-name="P21" draw:layer="layout" svg:width="3.658cm" svg:height="0.579cm" svg:x="1.612cm" svg:y="8.004cm" svg:viewBox="0 0 3659 580" draw:points="0,580 3659,580 3659,0 0,0">
          <text:p/>
        </draw:polygon>
        <draw:polygon draw:style-name="gr235" draw:text-style-name="P21" draw:layer="layout" svg:width="14.122cm" svg:height="0.579cm" svg:x="5.27cm" svg:y="8.004cm" svg:viewBox="0 0 14123 580" draw:points="0,580 14123,580 14123,0 0,0">
          <text:p/>
        </draw:polygon>
        <draw:polygon draw:style-name="gr70" draw:text-style-name="P16" draw:layer="layout" svg:width="17.78cm" svg:height="2.512cm" svg:x="1.612cm" svg:y="9.006cm" svg:viewBox="0 0 17781 2513" draw:points="0,2513 17781,2513 17781,0 0,0">
          <text:p/>
        </draw:polygon>
        <draw:polygon draw:style-name="gr40" draw:text-style-name="P10" draw:layer="layout" svg:width="17.78cm" svg:height="1.228cm" svg:x="1.612cm" svg:y="9.006cm" svg:viewBox="0 0 17781 1229" draw:points="0,1229 17781,1229 17781,0 0,0">
          <text:p/>
        </draw:polygon>
        <draw:polygon draw:style-name="gr1" draw:text-style-name="P1" draw:layer="layout" svg:width="17.78cm" svg:height="1.284cm" svg:x="1.612cm" svg:y="10.234cm" svg:viewBox="0 0 17781 1285" draw:points="0,1285 17781,1285 17781,0 0,0">
          <text:p/>
        </draw:polygon>
        <draw:polygon draw:style-name="gr1" draw:text-style-name="P1" draw:layer="layout" svg:width="17.78cm" svg:height="2.73cm" svg:x="1.612cm" svg:y="15.208cm" svg:viewBox="0 0 17781 2731" draw:points="0,2731 17781,2731 17781,0 0,0">
          <text:p/>
        </draw:polygon>
        <draw:polygon draw:style-name="gr1" draw:text-style-name="P1" draw:layer="layout" svg:width="17.78cm" svg:height="2.526cm" svg:x="1.612cm" svg:y="17.938cm" svg:viewBox="0 0 17781 2527" draw:points="0,2527 17781,2527 17781,0 0,0">
          <text:p/>
        </draw:polygon>
        <draw:polygon draw:style-name="gr235" draw:text-style-name="P21" draw:layer="layout" svg:width="17.78cm" svg:height="7.254cm" svg:x="1.612cm" svg:y="1.329cm" svg:viewBox="0 0 17781 7255" draw:points="0,7255 17781,7255 17781,0 0,0">
          <text:p/>
        </draw:polygon>
        <draw:polygon draw:style-name="gr40" draw:text-style-name="P10" draw:layer="layout" svg:width="17.78cm" svg:height="1.228cm" svg:x="1.612cm" svg:y="1.329cm" svg:viewBox="0 0 17781 1229" draw:points="0,1229 17781,1229 17781,0 0,0">
          <text:p/>
        </draw:polygon>
        <draw:polygon draw:style-name="gr40" draw:text-style-name="P10" draw:layer="layout" svg:width="17.47cm" svg:height="0.405cm" svg:x="1.77cm" svg:y="1.813cm" svg:viewBox="0 0 17471 406" draw:points="0,0 17471,0 17471,406 0,406">
          <text:p/>
        </draw:polygon>
        <draw:polygon draw:style-name="gr235" draw:text-style-name="P21" draw:layer="layout" svg:width="12.065cm" svg:height="0.681cm" svg:x="1.612cm" svg:y="2.557cm" svg:viewBox="0 0 12066 682" draw:points="0,682 12066,682 12066,0 0,0">
          <text:p/>
        </draw:polygon>
        <draw:polygon draw:style-name="gr235" draw:text-style-name="P21" draw:layer="layout" svg:width="5.715cm" svg:height="0.681cm" svg:x="13.677cm" svg:y="2.557cm" svg:viewBox="0 0 5716 682" draw:points="0,682 5716,682 5716,0 0,0">
          <text:p/>
        </draw:polygon>
        <draw:polygon draw:style-name="gr235" draw:text-style-name="P21" draw:layer="layout" svg:width="12.065cm" svg:height="0.681cm" svg:x="1.612cm" svg:y="3.238cm" svg:viewBox="0 0 12066 682" draw:points="0,682 12066,682 12066,0 0,0">
          <text:p/>
        </draw:polygon>
        <draw:polygon draw:style-name="gr235" draw:text-style-name="P21" draw:layer="layout" svg:width="5.715cm" svg:height="0.681cm" svg:x="13.677cm" svg:y="3.238cm" svg:viewBox="0 0 5716 682" draw:points="0,682 5716,682 5716,0 0,0">
          <text:p/>
        </draw:polygon>
        <draw:polygon draw:style-name="gr235" draw:text-style-name="P21" draw:layer="layout" svg:width="12.065cm" svg:height="0.681cm" svg:x="1.612cm" svg:y="3.919cm" svg:viewBox="0 0 12066 682" draw:points="0,682 12066,682 12066,0 0,0">
          <text:p/>
        </draw:polygon>
        <draw:polygon draw:style-name="gr235" draw:text-style-name="P21" draw:layer="layout" svg:width="5.715cm" svg:height="0.681cm" svg:x="13.677cm" svg:y="3.919cm" svg:viewBox="0 0 5716 682" draw:points="0,682 5716,682 5716,0 0,0">
          <text:p/>
        </draw:polygon>
        <draw:polygon draw:style-name="gr235" draw:text-style-name="P21" draw:layer="layout" svg:width="12.065cm" svg:height="0.681cm" svg:x="1.612cm" svg:y="4.6cm" svg:viewBox="0 0 12066 682" draw:points="0,682 12066,682 12066,0 0,0">
          <text:p/>
        </draw:polygon>
        <draw:polygon draw:style-name="gr235" draw:text-style-name="P21" draw:layer="layout" svg:width="5.715cm" svg:height="0.681cm" svg:x="13.677cm" svg:y="4.6cm" svg:viewBox="0 0 5716 682" draw:points="0,682 5716,682 5716,0 0,0">
          <text:p/>
        </draw:polygon>
        <draw:polygon draw:style-name="gr235" draw:text-style-name="P21" draw:layer="layout" svg:width="12.065cm" svg:height="0.68cm" svg:x="1.612cm" svg:y="5.281cm" svg:viewBox="0 0 12066 681" draw:points="0,681 12066,681 12066,0 0,0">
          <text:p/>
        </draw:polygon>
        <draw:polygon draw:style-name="gr235" draw:text-style-name="P21" draw:layer="layout" svg:width="5.715cm" svg:height="0.68cm" svg:x="13.677cm" svg:y="5.281cm" svg:viewBox="0 0 5716 681" draw:points="0,681 5716,681 5716,0 0,0">
          <text:p/>
        </draw:polygon>
        <draw:polygon draw:style-name="gr235" draw:text-style-name="P21" draw:layer="layout" svg:width="12.065cm" svg:height="0.681cm" svg:x="1.612cm" svg:y="5.961cm" svg:viewBox="0 0 12066 682" draw:points="0,682 12066,682 12066,0 0,0">
          <text:p/>
        </draw:polygon>
        <draw:polygon draw:style-name="gr235" draw:text-style-name="P21" draw:layer="layout" svg:width="5.715cm" svg:height="0.681cm" svg:x="13.677cm" svg:y="5.961cm" svg:viewBox="0 0 5716 682" draw:points="0,682 5716,682 5716,0 0,0">
          <text:p/>
        </draw:polygon>
        <draw:polygon draw:style-name="gr235" draw:text-style-name="P21" draw:layer="layout" svg:width="12.065cm" svg:height="0.681cm" svg:x="1.612cm" svg:y="6.642cm" svg:viewBox="0 0 12066 682" draw:points="0,682 12066,682 12066,0 0,0">
          <text:p/>
        </draw:polygon>
        <draw:polygon draw:style-name="gr235" draw:text-style-name="P21" draw:layer="layout" svg:width="5.715cm" svg:height="0.681cm" svg:x="13.677cm" svg:y="6.642cm" svg:viewBox="0 0 5716 682" draw:points="0,682 5716,682 5716,0 0,0">
          <text:p/>
        </draw:polygon>
        <draw:polygon draw:style-name="gr235" draw:text-style-name="P21" draw:layer="layout" svg:width="12.065cm" svg:height="0.681cm" svg:x="1.612cm" svg:y="7.323cm" svg:viewBox="0 0 12066 682" draw:points="0,682 12066,682 12066,0 0,0">
          <text:p/>
        </draw:polygon>
        <draw:polygon draw:style-name="gr235" draw:text-style-name="P21" draw:layer="layout" svg:width="5.715cm" svg:height="0.681cm" svg:x="13.677cm" svg:y="7.323cm" svg:viewBox="0 0 5716 682" draw:points="0,682 5716,682 5716,0 0,0">
          <text:p/>
        </draw:polygon>
        <draw:polygon draw:style-name="gr235" draw:text-style-name="P21" draw:layer="layout" svg:width="3.658cm" svg:height="0.579cm" svg:x="1.612cm" svg:y="8.004cm" svg:viewBox="0 0 3659 580" draw:points="0,580 3659,580 3659,0 0,0">
          <text:p/>
        </draw:polygon>
        <draw:polygon draw:style-name="gr235" draw:text-style-name="P21" draw:layer="layout" svg:width="14.122cm" svg:height="0.579cm" svg:x="5.27cm" svg:y="8.004cm" svg:viewBox="0 0 14123 580" draw:points="0,580 14123,580 14123,0 0,0">
          <text:p/>
        </draw:polygon>
        <draw:polygon draw:style-name="gr70" draw:text-style-name="P16" draw:layer="layout" svg:width="17.78cm" svg:height="2.512cm" svg:x="1.612cm" svg:y="9.006cm" svg:viewBox="0 0 17781 2513" draw:points="0,2513 17781,2513 17781,0 0,0">
          <text:p/>
        </draw:polygon>
        <draw:polygon draw:style-name="gr40" draw:text-style-name="P10" draw:layer="layout" svg:width="17.78cm" svg:height="1.228cm" svg:x="1.612cm" svg:y="9.006cm" svg:viewBox="0 0 17781 1229" draw:points="0,1229 17781,1229 17781,0 0,0">
          <text:p/>
        </draw:polygon>
        <draw:polygon draw:style-name="gr1" draw:text-style-name="P1" draw:layer="layout" svg:width="17.78cm" svg:height="1.284cm" svg:x="1.612cm" svg:y="10.234cm" svg:viewBox="0 0 17781 1285" draw:points="0,1285 17781,1285 17781,0 0,0">
          <text:p/>
        </draw:polygon>
        <draw:polygon draw:style-name="gr1" draw:text-style-name="P1" draw:layer="layout" svg:width="17.78cm" svg:height="2.73cm" svg:x="1.612cm" svg:y="15.208cm" svg:viewBox="0 0 17781 2731" draw:points="0,2731 17781,2731 17781,0 0,0">
          <text:p/>
        </draw:polygon>
        <draw:polygon draw:style-name="gr1" draw:text-style-name="P1" draw:layer="layout" svg:width="17.78cm" svg:height="2.526cm" svg:x="1.612cm" svg:y="17.938cm" svg:viewBox="0 0 17781 2527" draw:points="0,2527 17781,2527 17781,0 0,0">
          <text:p/>
        </draw:polygon>
        <draw:polygon draw:style-name="gr76" draw:text-style-name="P17" draw:layer="layout" svg:width="17.833cm" svg:height="0.057cm" svg:x="1.587cm" svg:y="1.329cm" svg:viewBox="0 0 17834 58" draw:points="17806,29 17781,58 53,58 25,29 0,0 17834,0">
          <text:p/>
        </draw:polygon>
        <draw:polygon draw:style-name="gr76" draw:text-style-name="P17" draw:layer="layout" svg:width="12.075cm" svg:height="0.057cm" svg:x="1.612cm" svg:y="2.557cm" svg:viewBox="0 0 12076 58" draw:points="12066,28 12059,58 10,58 0,28 28,0 12076,0">
          <text:p/>
        </draw:polygon>
        <draw:polygon draw:style-name="gr76" draw:text-style-name="P17" draw:layer="layout" svg:width="5.722cm" svg:height="0.057cm" svg:x="13.67cm" svg:y="2.557cm" svg:viewBox="0 0 5723 58" draw:points="5723,28 5716,58 17,58 7,28 0,0 5698,0">
          <text:p/>
        </draw:polygon>
        <draw:polygon draw:style-name="gr26" draw:text-style-name="P9" draw:layer="layout" svg:width="12.065cm" svg:height="0.021cm" svg:x="1.612cm" svg:y="3.238cm" svg:viewBox="0 0 12066 22" draw:points="12066,12 12059,22 10,22 0,12 10,0 12059,0">
          <text:p/>
        </draw:polygon>
        <draw:polygon draw:style-name="gr26" draw:text-style-name="P9" draw:layer="layout" svg:width="5.715cm" svg:height="0.021cm" svg:x="13.677cm" svg:y="3.238cm" svg:viewBox="0 0 5716 22" draw:points="5716,12 5709,22 10,22 0,12 10,0 5709,0">
          <text:p/>
        </draw:polygon>
        <draw:polygon draw:style-name="gr26" draw:text-style-name="P9" draw:layer="layout" svg:width="12.065cm" svg:height="0.021cm" svg:x="1.612cm" svg:y="3.919cm" svg:viewBox="0 0 12066 22" draw:points="12066,10 12059,22 10,22 0,10 10,0 12059,0">
          <text:p/>
        </draw:polygon>
        <draw:polygon draw:style-name="gr26" draw:text-style-name="P9" draw:layer="layout" svg:width="5.715cm" svg:height="0.021cm" svg:x="13.677cm" svg:y="3.919cm" svg:viewBox="0 0 5716 22" draw:points="5716,10 5709,22 10,22 0,10 10,0 5709,0">
          <text:p/>
        </draw:polygon>
        <draw:polygon draw:style-name="gr26" draw:text-style-name="P9" draw:layer="layout" svg:width="12.065cm" svg:height="0.021cm" svg:x="1.612cm" svg:y="4.6cm" svg:viewBox="0 0 12066 22" draw:points="12066,11 12059,22 10,22 0,11 10,0 12059,0">
          <text:p/>
        </draw:polygon>
        <draw:polygon draw:style-name="gr26" draw:text-style-name="P9" draw:layer="layout" svg:width="5.715cm" svg:height="0.021cm" svg:x="13.677cm" svg:y="4.6cm" svg:viewBox="0 0 5716 22" draw:points="5716,11 5709,22 10,22 0,11 10,0 5709,0">
          <text:p/>
        </draw:polygon>
        <draw:polygon draw:style-name="gr26" draw:text-style-name="P9" draw:layer="layout" svg:width="12.065cm" svg:height="0.021cm" svg:x="1.612cm" svg:y="5.281cm" svg:viewBox="0 0 12066 22" draw:points="12066,11 12059,22 10,22 0,11 10,0 12059,0">
          <text:p/>
        </draw:polygon>
        <draw:polygon draw:style-name="gr26" draw:text-style-name="P9" draw:layer="layout" svg:width="5.715cm" svg:height="0.021cm" svg:x="13.677cm" svg:y="5.281cm" svg:viewBox="0 0 5716 22" draw:points="5716,11 5709,22 10,22 0,11 10,0 5709,0">
          <text:p/>
        </draw:polygon>
        <draw:polygon draw:style-name="gr26" draw:text-style-name="P9" draw:layer="layout" svg:width="12.065cm" svg:height="0.022cm" svg:x="1.612cm" svg:y="5.961cm" svg:viewBox="0 0 12066 23" draw:points="12066,11 12059,23 10,23 0,11 10,0 12059,0">
          <text:p/>
        </draw:polygon>
        <draw:polygon draw:style-name="gr26" draw:text-style-name="P9" draw:layer="layout" svg:width="5.715cm" svg:height="0.022cm" svg:x="13.677cm" svg:y="5.961cm" svg:viewBox="0 0 5716 23" draw:points="5716,11 5709,23 10,23 0,11 10,0 5709,0">
          <text:p/>
        </draw:polygon>
        <draw:polygon draw:style-name="gr26" draw:text-style-name="P9" draw:layer="layout" svg:width="12.065cm" svg:height="0.021cm" svg:x="1.612cm" svg:y="6.642cm" svg:viewBox="0 0 12066 22" draw:points="12066,12 12059,22 10,22 0,12 10,0 12059,0">
          <text:p/>
        </draw:polygon>
        <draw:polygon draw:style-name="gr26" draw:text-style-name="P9" draw:layer="layout" svg:width="5.715cm" svg:height="0.021cm" svg:x="13.677cm" svg:y="6.642cm" svg:viewBox="0 0 5716 22" draw:points="5716,12 5709,22 10,22 0,12 10,0 5709,0">
          <text:p/>
        </draw:polygon>
        <draw:polygon draw:style-name="gr26" draw:text-style-name="P9" draw:layer="layout" svg:width="12.065cm" svg:height="0.021cm" svg:x="1.612cm" svg:y="7.323cm" svg:viewBox="0 0 12066 22" draw:points="12066,11 12059,22 10,22 0,11 10,0 12059,0">
          <text:p/>
        </draw:polygon>
        <draw:polygon draw:style-name="gr26" draw:text-style-name="P9" draw:layer="layout" svg:width="5.715cm" svg:height="0.021cm" svg:x="13.677cm" svg:y="7.323cm" svg:viewBox="0 0 5716 22" draw:points="5716,11 5709,22 10,22 0,11 10,0 5709,0">
          <text:p/>
        </draw:polygon>
        <draw:polygon draw:style-name="gr1" draw:text-style-name="P1" draw:layer="layout" svg:width="3.669cm" svg:height="0.021cm" svg:x="1.612cm" svg:y="8.004cm" svg:viewBox="0 0 3670 22" draw:points="3659,12 3652,22 10,22 0,12 10,0 3670,0">
          <text:p/>
        </draw:polygon>
        <draw:polygon draw:style-name="gr1" draw:text-style-name="P1" draw:layer="layout" svg:width="8.424cm" svg:height="0.021cm" svg:x="5.263cm" svg:y="8.004cm" svg:viewBox="0 0 8425 22" draw:points="8415,12 8425,22 18,22 7,12 0,0 8408,0">
          <text:p/>
        </draw:polygon>
        <draw:polygon draw:style-name="gr1" draw:text-style-name="P1" draw:layer="layout" svg:width="5.722cm" svg:height="0.021cm" svg:x="13.67cm" svg:y="8.004cm" svg:viewBox="0 0 5723 22" draw:points="5723,12 5716,22 0,22 7,12 17,0 5716,0">
          <text:p/>
        </draw:polygon>
        <draw:polygon draw:style-name="gr26" draw:text-style-name="P9" draw:layer="layout" svg:width="3.676cm" svg:height="0.021cm" svg:x="1.605cm" svg:y="8.583cm" svg:viewBox="0 0 3677 22" draw:points="3666,10 3677,22 0,22 7,10 17,0 3659,0">
          <text:p/>
        </draw:polygon>
        <draw:polygon draw:style-name="gr26" draw:text-style-name="P9" draw:layer="layout" svg:width="14.139cm" svg:height="0.021cm" svg:x="5.263cm" svg:y="8.583cm" svg:viewBox="0 0 14140 22" draw:points="14130,10 14140,22 0,22 7,10 18,0 14123,0">
          <text:p/>
        </draw:polygon>
        <draw:polygon draw:style-name="gr76" draw:text-style-name="P17" draw:layer="layout" svg:width="0.053cm" svg:height="1.285cm" svg:x="1.587cm" svg:y="1.329cm" svg:viewBox="0 0 54 1286" draw:points="25,29 54,57 54,1229 25,1257 0,1286 0,0">
          <text:p/>
        </draw:polygon>
        <draw:polygon draw:style-name="gr26" draw:text-style-name="P9" draw:layer="layout" svg:width="0.017cm" svg:height="0.691cm" svg:x="1.605cm" svg:y="2.568cm" svg:viewBox="0 0 18 692" draw:points="8,17 18,46 18,671 8,682 0,692 0,0 4,0">
          <text:p/>
        </draw:polygon>
        <draw:polygon draw:style-name="gr26" draw:text-style-name="P9" draw:layer="layout" svg:width="0.017cm" svg:height="0.702cm" svg:x="1.605cm" svg:y="3.238cm" svg:viewBox="0 0 18 703" draw:points="8,11 18,21 18,682 8,692 0,703 0,0">
          <text:p/>
        </draw:polygon>
        <draw:polygon draw:style-name="gr26" draw:text-style-name="P9" draw:layer="layout" svg:width="0.017cm" svg:height="0.702cm" svg:x="1.605cm" svg:y="3.919cm" svg:viewBox="0 0 18 703" draw:points="8,10 18,21 18,682 8,692 0,703 0,0">
          <text:p/>
        </draw:polygon>
        <draw:polygon draw:style-name="gr26" draw:text-style-name="P9" draw:layer="layout" svg:width="0.017cm" svg:height="0.702cm" svg:x="1.605cm" svg:y="4.6cm" svg:viewBox="0 0 18 703" draw:points="8,10 18,21 18,682 8,692 0,703 0,0">
          <text:p/>
        </draw:polygon>
        <draw:polygon draw:style-name="gr26" draw:text-style-name="P9" draw:layer="layout" svg:width="0.017cm" svg:height="0.702cm" svg:x="1.605cm" svg:y="5.281cm" svg:viewBox="0 0 18 703" draw:points="8,10 18,21 18,680 8,692 0,703 0,0">
          <text:p/>
        </draw:polygon>
        <draw:polygon draw:style-name="gr26" draw:text-style-name="P9" draw:layer="layout" svg:width="0.017cm" svg:height="0.702cm" svg:x="1.605cm" svg:y="5.961cm" svg:viewBox="0 0 18 703" draw:points="8,12 18,23 18,682 8,693 0,703 0,0">
          <text:p/>
        </draw:polygon>
        <draw:polygon draw:style-name="gr26" draw:text-style-name="P9" draw:layer="layout" svg:width="0.017cm" svg:height="0.702cm" svg:x="1.605cm" svg:y="6.642cm" svg:viewBox="0 0 18 703" draw:points="8,11 18,21 18,682 8,693 0,703 0,0">
          <text:p/>
        </draw:polygon>
        <draw:polygon draw:style-name="gr1" draw:text-style-name="P1" draw:layer="layout" svg:width="0.017cm" svg:height="0.702cm" svg:x="1.605cm" svg:y="7.323cm" svg:viewBox="0 0 18 703" draw:points="8,11 18,21 18,682 8,693 0,703 0,0">
          <text:p/>
        </draw:polygon>
        <draw:polygon draw:style-name="gr26" draw:text-style-name="P9" draw:layer="layout" svg:width="0.017cm" svg:height="0.6cm" svg:x="1.605cm" svg:y="8.004cm" svg:viewBox="0 0 18 601" draw:points="8,11 18,21 18,580 8,590 0,601 0,0">
          <text:p/>
        </draw:polygon>
        <draw:polygon draw:style-name="gr26" draw:text-style-name="P9" draw:layer="layout" svg:width="0.018cm" svg:height="0.578cm" svg:x="5.263cm" svg:y="8.015cm" svg:viewBox="0 0 19 579" draw:points="7,0 19,10 19,569 7,579 0,569 0,10">
          <text:p/>
        </draw:polygon>
        <draw:polygon draw:style-name="gr26" draw:text-style-name="P9" draw:layer="layout" svg:width="0.017cm" svg:height="0.664cm" svg:x="13.67cm" svg:y="2.585cm" svg:viewBox="0 0 18 665" draw:points="8,0 18,29 18,654 8,665 0,654 0,29">
          <text:p/>
        </draw:polygon>
        <draw:polygon draw:style-name="gr26" draw:text-style-name="P9" draw:layer="layout" svg:width="0.017cm" svg:height="0.68cm" svg:x="13.67cm" svg:y="3.249cm" svg:viewBox="0 0 18 681" draw:points="8,0 18,10 18,671 8,681 0,671 0,10">
          <text:p/>
        </draw:polygon>
        <draw:polygon draw:style-name="gr26" draw:text-style-name="P9" draw:layer="layout" svg:width="0.017cm" svg:height="0.681cm" svg:x="13.67cm" svg:y="3.929cm" svg:viewBox="0 0 18 682" draw:points="8,0 18,11 18,672 8,682 0,672 0,11">
          <text:p/>
        </draw:polygon>
        <draw:polygon draw:style-name="gr26" draw:text-style-name="P9" draw:layer="layout" svg:width="0.017cm" svg:height="0.681cm" svg:x="13.67cm" svg:y="4.61cm" svg:viewBox="0 0 18 682" draw:points="8,0 18,11 18,672 8,682 0,672 0,11">
          <text:p/>
        </draw:polygon>
        <draw:polygon draw:style-name="gr26" draw:text-style-name="P9" draw:layer="layout" svg:width="0.017cm" svg:height="0.681cm" svg:x="13.67cm" svg:y="5.291cm" svg:viewBox="0 0 18 682" draw:points="8,0 18,11 18,671 8,682 0,671 0,11">
          <text:p/>
        </draw:polygon>
        <draw:polygon draw:style-name="gr26" draw:text-style-name="P9" draw:layer="layout" svg:width="0.017cm" svg:height="0.681cm" svg:x="13.67cm" svg:y="5.972cm" svg:viewBox="0 0 18 682" draw:points="8,0 18,11 18,671 8,682 0,671 0,11">
          <text:p/>
        </draw:polygon>
        <draw:polygon draw:style-name="gr26" draw:text-style-name="P9" draw:layer="layout" svg:width="0.017cm" svg:height="0.681cm" svg:x="13.67cm" svg:y="6.653cm" svg:viewBox="0 0 18 682" draw:points="8,0 18,10 18,671 8,682 0,671 0,10">
          <text:p/>
        </draw:polygon>
        <draw:polygon draw:style-name="gr1" draw:text-style-name="P1" draw:layer="layout" svg:width="0.017cm" svg:height="0.681cm" svg:x="13.67cm" svg:y="7.334cm" svg:viewBox="0 0 18 682" draw:points="8,0 18,10 18,671 8,682 0,671 0,10">
          <text:p/>
        </draw:polygon>
        <draw:polygon draw:style-name="gr76" draw:text-style-name="P17" draw:layer="layout" svg:width="0.053cm" svg:height="1.285cm" svg:x="19.367cm" svg:y="1.329cm" svg:viewBox="0 0 54 1286" draw:points="26,29 54,0 54,1286 26,1257 0,1229 0,57">
          <text:p/>
        </draw:polygon>
        <draw:polygon draw:style-name="gr26" draw:text-style-name="P9" draw:layer="layout" svg:width="0.017cm" svg:height="0.691cm" svg:x="19.385cm" svg:y="2.568cm" svg:viewBox="0 0 18 692" draw:points="8,17 15,0 18,0 18,692 8,682 0,671 0,46">
          <text:p/>
        </draw:polygon>
        <draw:polygon draw:style-name="gr26" draw:text-style-name="P9" draw:layer="layout" svg:width="0.017cm" svg:height="0.702cm" svg:x="19.385cm" svg:y="3.238cm" svg:viewBox="0 0 18 703" draw:points="8,11 18,0 18,703 8,692 0,682 0,21">
          <text:p/>
        </draw:polygon>
        <draw:polygon draw:style-name="gr26" draw:text-style-name="P9" draw:layer="layout" svg:width="0.017cm" svg:height="0.702cm" svg:x="19.385cm" svg:y="3.919cm" svg:viewBox="0 0 18 703" draw:points="8,10 18,0 18,703 8,692 0,682 0,21">
          <text:p/>
        </draw:polygon>
        <draw:polygon draw:style-name="gr26" draw:text-style-name="P9" draw:layer="layout" svg:width="0.017cm" svg:height="0.702cm" svg:x="19.385cm" svg:y="4.6cm" svg:viewBox="0 0 18 703" draw:points="8,10 18,0 18,703 8,692 0,682 0,21">
          <text:p/>
        </draw:polygon>
        <draw:polygon draw:style-name="gr26" draw:text-style-name="P9" draw:layer="layout" svg:width="0.017cm" svg:height="0.702cm" svg:x="19.385cm" svg:y="5.281cm" svg:viewBox="0 0 18 703" draw:points="8,10 18,0 18,703 8,692 0,680 0,21">
          <text:p/>
        </draw:polygon>
        <draw:polygon draw:style-name="gr26" draw:text-style-name="P9" draw:layer="layout" svg:width="0.017cm" svg:height="0.702cm" svg:x="19.385cm" svg:y="5.961cm" svg:viewBox="0 0 18 703" draw:points="8,12 18,0 18,703 8,693 0,682 0,23">
          <text:p/>
        </draw:polygon>
        <draw:polygon draw:style-name="gr26" draw:text-style-name="P9" draw:layer="layout" svg:width="0.017cm" svg:height="0.702cm" svg:x="19.385cm" svg:y="6.642cm" svg:viewBox="0 0 18 703" draw:points="8,11 18,0 18,703 8,693 0,682 0,21">
          <text:p/>
        </draw:polygon>
        <draw:polygon draw:style-name="gr1" draw:text-style-name="P1" draw:layer="layout" svg:width="0.017cm" svg:height="0.702cm" svg:x="19.385cm" svg:y="7.323cm" svg:viewBox="0 0 18 703" draw:points="8,11 18,0 18,703 8,693 0,682 0,21">
          <text:p/>
        </draw:polygon>
        <draw:polygon draw:style-name="gr26" draw:text-style-name="P9" draw:layer="layout" svg:width="0.017cm" svg:height="0.6cm" svg:x="19.385cm" svg:y="8.004cm" svg:viewBox="0 0 18 601" draw:points="8,11 18,0 18,601 8,590 0,580 0,21">
          <text:p/>
        </draw:polygon>
        <draw:frame draw:style-name="gr2" draw:text-style-name="P3" draw:layer="layout" svg:width="5.92cm" svg:height="0.331cm" svg:x="1.274cm" svg:y="1.001cm">
          <draw:text-box>
            <text:p text:style-name="P2"><text:span text:style-name="T1">UTREC Ethical Application Form (Human) </text:span></text:p>
          </draw:text-box>
        </draw:frame>
        <draw:frame draw:style-name="gr236" draw:text-style-name="P4" draw:layer="layout" svg:width="5.239cm" svg:height="0.395cm" svg:x="1.774cm" svg:y="1.826cm">
          <draw:text-box>
            <text:p text:style-name="P2"><text:span text:style-name="T2">DOCUMENTATION CHECKLIST</text:span></text:p>
          </draw:text-box>
        </draw:frame>
        <draw:polygon draw:style-name="gr1" draw:text-style-name="P1" draw:layer="layout" svg:width="1.009cm" svg:height="0.021cm" svg:x="13.828cm" svg:y="2.684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2.684cm" svg:viewBox="0 0 830 22" draw:points="819,11 812,22 17,22 7,11 0,0 830,0">
          <text:p/>
        </draw:polygon>
        <draw:polygon draw:style-name="gr1" draw:text-style-name="P1" draw:layer="layout" svg:width="0.991cm" svg:height="0.021cm" svg:x="15.631cm" svg:y="2.684cm" svg:viewBox="0 0 992 22" draw:points="982,11 975,22 18,22 7,11 0,0 992,0">
          <text:p/>
        </draw:polygon>
        <draw:polygon draw:style-name="gr1" draw:text-style-name="P1" draw:layer="layout" svg:width="0.829cm" svg:height="0.021cm" svg:x="16.605cm" svg:y="2.684cm" svg:viewBox="0 0 830 22" draw:points="819,11 812,22 17,22 7,11 0,0 830,0">
          <text:p/>
        </draw:polygon>
        <draw:polygon draw:style-name="gr1" draw:text-style-name="P1" draw:layer="layout" svg:width="0.928cm" svg:height="0.021cm" svg:x="17.416cm" svg:y="2.684cm" svg:viewBox="0 0 929 22" draw:points="918,11 911,22 18,22 7,11 0,0 929,0">
          <text:p/>
        </draw:polygon>
        <draw:polygon draw:style-name="gr1" draw:text-style-name="P1" draw:layer="layout" svg:width="0.918cm" svg:height="0.021cm" svg:x="18.326cm" svg:y="2.684cm" svg:viewBox="0 0 919 22" draw:points="908,11 901,22 18,22 7,11 0,0 919,0">
          <text:p/>
        </draw:polygon>
        <draw:polygon draw:style-name="gr1" draw:text-style-name="P1" draw:layer="layout" svg:width="1.009cm" svg:height="0.021cm" svg:x="13.828cm" svg:y="3.143cm" svg:viewBox="0 0 1010 22" draw:points="1000,10 1010,22 0,22 7,10 18,0 993,0">
          <text:p/>
        </draw:polygon>
        <draw:polygon draw:style-name="gr1" draw:text-style-name="P1" draw:layer="layout" svg:width="0.829cm" svg:height="0.021cm" svg:x="14.82cm" svg:y="3.143cm" svg:viewBox="0 0 830 22" draw:points="819,10 830,22 0,22 7,10 17,0 812,0">
          <text:p/>
        </draw:polygon>
        <draw:polygon draw:style-name="gr1" draw:text-style-name="P1" draw:layer="layout" svg:width="0.991cm" svg:height="0.021cm" svg:x="15.631cm" svg:y="3.143cm" svg:viewBox="0 0 992 22" draw:points="982,10 992,22 0,22 7,10 18,0 975,0">
          <text:p/>
        </draw:polygon>
        <draw:polygon draw:style-name="gr1" draw:text-style-name="P1" draw:layer="layout" svg:width="0.829cm" svg:height="0.021cm" svg:x="16.605cm" svg:y="3.143cm" svg:viewBox="0 0 830 22" draw:points="819,10 830,22 0,22 7,10 17,0 812,0">
          <text:p/>
        </draw:polygon>
        <draw:polygon draw:style-name="gr1" draw:text-style-name="P1" draw:layer="layout" svg:width="0.928cm" svg:height="0.021cm" svg:x="17.416cm" svg:y="3.143cm" svg:viewBox="0 0 929 22" draw:points="918,10 929,22 0,22 7,10 18,0 911,0">
          <text:p/>
        </draw:polygon>
        <draw:polygon draw:style-name="gr1" draw:text-style-name="P1" draw:layer="layout" svg:width="0.918cm" svg:height="0.021cm" svg:x="18.326cm" svg:y="3.143cm" svg:viewBox="0 0 919 22" draw:points="908,10 919,22 0,22 7,10 18,0 901,0">
          <text:p/>
        </draw:polygon>
        <draw:polygon draw:style-name="gr1" draw:text-style-name="P1" draw:layer="layout" svg:width="0.018cm" svg:height="0.48cm" svg:x="13.828cm" svg:y="2.684cm" svg:viewBox="0 0 19 481" draw:points="8,11 19,21 19,460 8,470 0,481 0,0">
          <text:p/>
        </draw:polygon>
        <draw:polygon draw:style-name="gr1" draw:text-style-name="P1" draw:layer="layout" svg:width="0.017cm" svg:height="0.458cm" svg:x="14.82cm" svg:y="2.695cm" svg:viewBox="0 0 18 459" draw:points="7,0 18,10 18,449 7,459 0,449 0,10">
          <text:p/>
        </draw:polygon>
        <draw:polygon draw:style-name="gr1" draw:text-style-name="P1" draw:layer="layout" svg:width="0.019cm" svg:height="0.458cm" svg:x="15.631cm" svg:y="2.695cm" svg:viewBox="0 0 20 459" draw:points="8,0 20,10 20,449 8,459 0,449 0,10">
          <text:p/>
        </draw:polygon>
        <draw:polygon draw:style-name="gr1" draw:text-style-name="P1" draw:layer="layout" svg:width="0.017cm" svg:height="0.458cm" svg:x="16.605cm" svg:y="2.695cm" svg:viewBox="0 0 18 459" draw:points="7,0 18,10 18,449 7,459 0,449 0,10">
          <text:p/>
        </draw:polygon>
        <draw:polygon draw:style-name="gr1" draw:text-style-name="P1" draw:layer="layout" svg:width="0.019cm" svg:height="0.458cm" svg:x="17.416cm" svg:y="2.695cm" svg:viewBox="0 0 20 459" draw:points="8,0 20,10 20,449 8,459 0,449 0,10">
          <text:p/>
        </draw:polygon>
        <draw:polygon draw:style-name="gr1" draw:text-style-name="P1" draw:layer="layout" svg:width="0.018cm" svg:height="0.458cm" svg:x="18.326cm" svg:y="2.695cm" svg:viewBox="0 0 19 459" draw:points="7,0 19,10 19,449 7,459 0,449 0,10">
          <text:p/>
        </draw:polygon>
        <draw:polygon draw:style-name="gr1" draw:text-style-name="P1" draw:layer="layout" svg:width="0.018cm" svg:height="0.48cm" svg:x="19.226cm" svg:y="2.684cm" svg:viewBox="0 0 19 481" draw:points="7,11 19,0 19,481 7,470 0,460 0,21">
          <text:p/>
        </draw:polygon>
        <draw:frame draw:style-name="gr237" draw:text-style-name="P4" draw:layer="layout" svg:width="3.778cm" svg:height="0.395cm" svg:x="1.774cm" svg:y="2.732cm">
          <draw:text-box>
            <text:p text:style-name="P2"><text:span text:style-name="T3">Ethical Application Form</text:span></text:p>
          </draw:text-box>
        </draw:frame>
        <draw:polygon draw:style-name="gr5" draw:text-style-name="P5" draw:layer="layout" svg:width="0.293cm" svg:height="0.293cm" svg:x="16.873cm" svg:y="2.755cm" svg:viewBox="0 0 294 294" draw:points="0,294 294,294 294,0 0,0">
          <text:p/>
        </draw:polygon>
        <draw:frame draw:style-name="gr84" draw:text-style-name="P4" draw:layer="layout" svg:width="0.701cm" svg:height="0.395cm" svg:x="15.79cm" svg:y="2.715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2.755cm" svg:viewBox="0 0 294 294" draw:points="0,294 294,294 294,0 0,0">
          <text:p/>
        </draw:polygon>
        <draw:line draw:style-name="gr5" draw:text-style-name="P5" draw:layer="layout" svg:x1="18.637cm" svg:y1="2.755cm" svg:x2="18.931cm" svg:y2="3.045cm">
          <text:p/>
        </draw:line>
        <draw:line draw:style-name="gr5" draw:text-style-name="P5" draw:layer="layout" svg:x1="18.931cm" svg:y1="2.755cm" svg:x2="18.637cm" svg:y2="3.045cm">
          <text:p/>
        </draw:line>
        <draw:frame draw:style-name="gr85" draw:text-style-name="P4" draw:layer="layout" svg:width="0.531cm" svg:height="0.395cm" svg:x="17.618cm" svg:y="2.715cm">
          <draw:text-box>
            <text:p text:style-name="P2"><text:span text:style-name="T2">NO</text:span></text:p>
          </draw:text-box>
        </draw:frame>
        <draw:polygon draw:style-name="gr1" draw:text-style-name="P1" draw:layer="layout" svg:width="1.009cm" svg:height="0.022cm" svg:x="13.828cm" svg:y="3.347cm" svg:viewBox="0 0 1010 23" draw:points="1000,12 993,23 18,23 7,12 0,0 1010,0">
          <text:p/>
        </draw:polygon>
        <draw:polygon draw:style-name="gr1" draw:text-style-name="P1" draw:layer="layout" svg:width="0.829cm" svg:height="0.022cm" svg:x="14.82cm" svg:y="3.347cm" svg:viewBox="0 0 830 23" draw:points="819,12 812,23 17,23 7,12 0,0 830,0">
          <text:p/>
        </draw:polygon>
        <draw:polygon draw:style-name="gr1" draw:text-style-name="P1" draw:layer="layout" svg:width="0.991cm" svg:height="0.022cm" svg:x="15.631cm" svg:y="3.347cm" svg:viewBox="0 0 992 23" draw:points="982,12 975,23 18,23 7,12 0,0 992,0">
          <text:p/>
        </draw:polygon>
        <draw:polygon draw:style-name="gr1" draw:text-style-name="P1" draw:layer="layout" svg:width="0.829cm" svg:height="0.022cm" svg:x="16.605cm" svg:y="3.347cm" svg:viewBox="0 0 830 23" draw:points="819,12 812,23 17,23 7,12 0,0 830,0">
          <text:p/>
        </draw:polygon>
        <draw:polygon draw:style-name="gr1" draw:text-style-name="P1" draw:layer="layout" svg:width="0.928cm" svg:height="0.022cm" svg:x="17.416cm" svg:y="3.347cm" svg:viewBox="0 0 929 23" draw:points="918,12 911,23 18,23 7,12 0,0 929,0">
          <text:p/>
        </draw:polygon>
        <draw:polygon draw:style-name="gr1" draw:text-style-name="P1" draw:layer="layout" svg:width="0.918cm" svg:height="0.022cm" svg:x="18.326cm" svg:y="3.347cm" svg:viewBox="0 0 919 23" draw:points="908,12 901,23 18,23 7,12 0,0 919,0">
          <text:p/>
        </draw:polygon>
        <draw:polygon draw:style-name="gr1" draw:text-style-name="P1" draw:layer="layout" svg:width="1.009cm" svg:height="0.021cm" svg:x="13.828cm" svg:y="3.806cm" svg:viewBox="0 0 1010 22" draw:points="1000,12 1010,22 0,22 7,12 18,0 993,0">
          <text:p/>
        </draw:polygon>
        <draw:polygon draw:style-name="gr1" draw:text-style-name="P1" draw:layer="layout" svg:width="0.829cm" svg:height="0.021cm" svg:x="14.82cm" svg:y="3.806cm" svg:viewBox="0 0 830 22" draw:points="819,12 830,22 0,22 7,12 17,0 812,0">
          <text:p/>
        </draw:polygon>
        <draw:polygon draw:style-name="gr1" draw:text-style-name="P1" draw:layer="layout" svg:width="0.991cm" svg:height="0.021cm" svg:x="15.631cm" svg:y="3.806cm" svg:viewBox="0 0 992 22" draw:points="982,12 992,22 0,22 7,12 18,0 975,0">
          <text:p/>
        </draw:polygon>
        <draw:polygon draw:style-name="gr1" draw:text-style-name="P1" draw:layer="layout" svg:width="0.829cm" svg:height="0.021cm" svg:x="16.605cm" svg:y="3.806cm" svg:viewBox="0 0 830 22" draw:points="819,12 830,22 0,22 7,12 17,0 812,0">
          <text:p/>
        </draw:polygon>
        <draw:polygon draw:style-name="gr1" draw:text-style-name="P1" draw:layer="layout" svg:width="0.928cm" svg:height="0.021cm" svg:x="17.416cm" svg:y="3.806cm" svg:viewBox="0 0 929 22" draw:points="918,12 929,22 0,22 7,12 18,0 911,0">
          <text:p/>
        </draw:polygon>
        <draw:polygon draw:style-name="gr1" draw:text-style-name="P1" draw:layer="layout" svg:width="0.918cm" svg:height="0.021cm" svg:x="18.326cm" svg:y="3.806cm" svg:viewBox="0 0 919 22" draw:points="908,12 919,22 0,22 7,12 18,0 901,0">
          <text:p/>
        </draw:polygon>
        <draw:polygon draw:style-name="gr1" draw:text-style-name="P1" draw:layer="layout" svg:width="0.018cm" svg:height="0.48cm" svg:x="13.828cm" svg:y="3.347cm" svg:viewBox="0 0 19 481" draw:points="8,11 19,22 19,460 8,471 0,481 0,0">
          <text:p/>
        </draw:polygon>
        <draw:polygon draw:style-name="gr1" draw:text-style-name="P1" draw:layer="layout" svg:width="0.017cm" svg:height="0.459cm" svg:x="14.82cm" svg:y="3.358cm" svg:viewBox="0 0 18 460" draw:points="7,0 18,11 18,449 7,460 0,449 0,11">
          <text:p/>
        </draw:polygon>
        <draw:polygon draw:style-name="gr1" draw:text-style-name="P1" draw:layer="layout" svg:width="0.019cm" svg:height="0.459cm" svg:x="15.631cm" svg:y="3.358cm" svg:viewBox="0 0 20 460" draw:points="8,0 20,11 20,449 8,460 0,449 0,11">
          <text:p/>
        </draw:polygon>
        <draw:polygon draw:style-name="gr1" draw:text-style-name="P1" draw:layer="layout" svg:width="0.017cm" svg:height="0.459cm" svg:x="16.605cm" svg:y="3.358cm" svg:viewBox="0 0 18 460" draw:points="7,0 18,11 18,449 7,460 0,449 0,11">
          <text:p/>
        </draw:polygon>
        <draw:polygon draw:style-name="gr1" draw:text-style-name="P1" draw:layer="layout" svg:width="0.019cm" svg:height="0.459cm" svg:x="17.416cm" svg:y="3.358cm" svg:viewBox="0 0 20 460" draw:points="8,0 20,11 20,449 8,460 0,449 0,11">
          <text:p/>
        </draw:polygon>
        <draw:polygon draw:style-name="gr1" draw:text-style-name="P1" draw:layer="layout" svg:width="0.018cm" svg:height="0.459cm" svg:x="18.326cm" svg:y="3.358cm" svg:viewBox="0 0 19 460" draw:points="7,0 19,11 19,449 7,460 0,449 0,11">
          <text:p/>
        </draw:polygon>
        <draw:polygon draw:style-name="gr1" draw:text-style-name="P1" draw:layer="layout" svg:width="0.018cm" svg:height="0.48cm" svg:x="19.226cm" svg:y="3.347cm" svg:viewBox="0 0 19 481" draw:points="7,11 19,0 19,481 7,471 0,460 0,22">
          <text:p/>
        </draw:polygon>
        <draw:frame draw:style-name="gr238" draw:text-style-name="P4" draw:layer="layout" svg:width="4.519cm" svg:height="0.395cm" svg:x="1.774cm" svg:y="3.395cm">
          <draw:text-box>
            <text:p text:style-name="P2"><text:span text:style-name="T3">Participant Information Sheet</text:span></text:p>
          </draw:text-box>
        </draw:frame>
        <draw:polygon draw:style-name="gr5" draw:text-style-name="P5" draw:layer="layout" svg:width="0.293cm" svg:height="0.293cm" svg:x="16.873cm" svg:y="3.418cm" svg:viewBox="0 0 294 294" draw:points="0,294 294,294 294,0 0,0">
          <text:p/>
        </draw:polygon>
        <draw:frame draw:style-name="gr84" draw:text-style-name="P4" draw:layer="layout" svg:width="0.701cm" svg:height="0.395cm" svg:x="15.79cm" svg:y="3.378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3.418cm" svg:viewBox="0 0 294 294" draw:points="0,294 294,294 294,0 0,0">
          <text:p/>
        </draw:polygon>
        <draw:line draw:style-name="gr5" draw:text-style-name="P5" draw:layer="layout" svg:x1="18.637cm" svg:y1="3.418cm" svg:x2="18.931cm" svg:y2="3.708cm">
          <text:p/>
        </draw:line>
        <draw:line draw:style-name="gr5" draw:text-style-name="P5" draw:layer="layout" svg:x1="18.931cm" svg:y1="3.418cm" svg:x2="18.637cm" svg:y2="3.708cm">
          <text:p/>
        </draw:line>
        <draw:frame draw:style-name="gr85" draw:text-style-name="P4" draw:layer="layout" svg:width="0.531cm" svg:height="0.395cm" svg:x="17.618cm" svg:y="3.378cm">
          <draw:text-box>
            <text:p text:style-name="P2"><text:span text:style-name="T2">NO</text:span></text:p>
          </draw:text-box>
        </draw:frame>
        <draw:polygon draw:style-name="gr1" draw:text-style-name="P1" draw:layer="layout" svg:width="1.009cm" svg:height="0.021cm" svg:x="13.828cm" svg:y="4.028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4.028cm" svg:viewBox="0 0 830 22" draw:points="819,11 812,22 17,22 7,11 0,0 830,0">
          <text:p/>
        </draw:polygon>
        <draw:polygon draw:style-name="gr1" draw:text-style-name="P1" draw:layer="layout" svg:width="0.991cm" svg:height="0.021cm" svg:x="15.631cm" svg:y="4.028cm" svg:viewBox="0 0 992 22" draw:points="982,11 975,22 18,22 7,11 0,0 992,0">
          <text:p/>
        </draw:polygon>
        <draw:polygon draw:style-name="gr1" draw:text-style-name="P1" draw:layer="layout" svg:width="0.829cm" svg:height="0.021cm" svg:x="16.605cm" svg:y="4.028cm" svg:viewBox="0 0 830 22" draw:points="819,11 812,22 17,22 7,11 0,0 830,0">
          <text:p/>
        </draw:polygon>
        <draw:polygon draw:style-name="gr1" draw:text-style-name="P1" draw:layer="layout" svg:width="0.928cm" svg:height="0.021cm" svg:x="17.416cm" svg:y="4.028cm" svg:viewBox="0 0 929 22" draw:points="918,11 911,22 18,22 7,11 0,0 929,0">
          <text:p/>
        </draw:polygon>
        <draw:polygon draw:style-name="gr1" draw:text-style-name="P1" draw:layer="layout" svg:width="0.918cm" svg:height="0.021cm" svg:x="18.326cm" svg:y="4.028cm" svg:viewBox="0 0 919 22" draw:points="908,11 901,22 18,22 7,11 0,0 919,0">
          <text:p/>
        </draw:polygon>
        <draw:polygon draw:style-name="gr1" draw:text-style-name="P1" draw:layer="layout" svg:width="1.009cm" svg:height="0.021cm" svg:x="13.828cm" svg:y="4.487cm" svg:viewBox="0 0 1010 22" draw:points="1000,10 1010,22 0,22 7,10 18,0 993,0">
          <text:p/>
        </draw:polygon>
        <draw:polygon draw:style-name="gr1" draw:text-style-name="P1" draw:layer="layout" svg:width="0.829cm" svg:height="0.021cm" svg:x="14.82cm" svg:y="4.487cm" svg:viewBox="0 0 830 22" draw:points="819,10 830,22 0,22 7,10 17,0 812,0">
          <text:p/>
        </draw:polygon>
        <draw:polygon draw:style-name="gr1" draw:text-style-name="P1" draw:layer="layout" svg:width="0.991cm" svg:height="0.021cm" svg:x="15.631cm" svg:y="4.487cm" svg:viewBox="0 0 992 22" draw:points="982,10 992,22 0,22 7,10 18,0 975,0">
          <text:p/>
        </draw:polygon>
        <draw:polygon draw:style-name="gr1" draw:text-style-name="P1" draw:layer="layout" svg:width="0.829cm" svg:height="0.021cm" svg:x="16.605cm" svg:y="4.487cm" svg:viewBox="0 0 830 22" draw:points="819,10 830,22 0,22 7,10 17,0 812,0">
          <text:p/>
        </draw:polygon>
        <draw:polygon draw:style-name="gr1" draw:text-style-name="P1" draw:layer="layout" svg:width="0.928cm" svg:height="0.021cm" svg:x="17.416cm" svg:y="4.487cm" svg:viewBox="0 0 929 22" draw:points="918,10 929,22 0,22 7,10 18,0 911,0">
          <text:p/>
        </draw:polygon>
        <draw:polygon draw:style-name="gr1" draw:text-style-name="P1" draw:layer="layout" svg:width="0.918cm" svg:height="0.021cm" svg:x="18.326cm" svg:y="4.487cm" svg:viewBox="0 0 919 22" draw:points="908,10 919,22 0,22 7,10 18,0 901,0">
          <text:p/>
        </draw:polygon>
        <draw:polygon draw:style-name="gr1" draw:text-style-name="P1" draw:layer="layout" svg:width="0.018cm" svg:height="0.48cm" svg:x="13.828cm" svg:y="4.028cm" svg:viewBox="0 0 19 481" draw:points="8,11 19,21 19,460 8,470 0,481 0,0">
          <text:p/>
        </draw:polygon>
        <draw:polygon draw:style-name="gr1" draw:text-style-name="P1" draw:layer="layout" svg:width="0.017cm" svg:height="0.458cm" svg:x="14.82cm" svg:y="4.039cm" svg:viewBox="0 0 18 459" draw:points="7,0 18,10 18,449 7,459 0,449 0,10">
          <text:p/>
        </draw:polygon>
        <draw:polygon draw:style-name="gr1" draw:text-style-name="P1" draw:layer="layout" svg:width="0.019cm" svg:height="0.458cm" svg:x="15.631cm" svg:y="4.039cm" svg:viewBox="0 0 20 459" draw:points="8,0 20,10 20,449 8,459 0,449 0,10">
          <text:p/>
        </draw:polygon>
        <draw:polygon draw:style-name="gr1" draw:text-style-name="P1" draw:layer="layout" svg:width="0.017cm" svg:height="0.458cm" svg:x="16.605cm" svg:y="4.039cm" svg:viewBox="0 0 18 459" draw:points="7,0 18,10 18,449 7,459 0,449 0,10">
          <text:p/>
        </draw:polygon>
        <draw:polygon draw:style-name="gr1" draw:text-style-name="P1" draw:layer="layout" svg:width="0.019cm" svg:height="0.458cm" svg:x="17.416cm" svg:y="4.039cm" svg:viewBox="0 0 20 459" draw:points="8,0 20,10 20,449 8,459 0,449 0,10">
          <text:p/>
        </draw:polygon>
        <draw:polygon draw:style-name="gr1" draw:text-style-name="P1" draw:layer="layout" svg:width="0.018cm" svg:height="0.458cm" svg:x="18.326cm" svg:y="4.039cm" svg:viewBox="0 0 19 459" draw:points="7,0 19,10 19,449 7,459 0,449 0,10">
          <text:p/>
        </draw:polygon>
        <draw:polygon draw:style-name="gr1" draw:text-style-name="P1" draw:layer="layout" svg:width="0.018cm" svg:height="0.48cm" svg:x="19.226cm" svg:y="4.028cm" svg:viewBox="0 0 19 481" draw:points="7,11 19,0 19,481 7,470 0,460 0,21">
          <text:p/>
        </draw:polygon>
        <draw:frame draw:style-name="gr239" draw:text-style-name="P4" draw:layer="layout" svg:width="2.229cm" svg:height="0.395cm" svg:x="1.774cm" svg:y="4.076cm">
          <draw:text-box>
            <text:p text:style-name="P2"><text:span text:style-name="T3">Consent Form</text:span></text:p>
          </draw:text-box>
        </draw:frame>
        <draw:polygon draw:style-name="gr5" draw:text-style-name="P5" draw:layer="layout" svg:width="0.293cm" svg:height="0.293cm" svg:x="16.873cm" svg:y="4.099cm" svg:viewBox="0 0 294 294" draw:points="0,294 294,294 294,0 0,0">
          <text:p/>
        </draw:polygon>
        <draw:frame draw:style-name="gr84" draw:text-style-name="P4" draw:layer="layout" svg:width="0.701cm" svg:height="0.395cm" svg:x="15.79cm" svg:y="4.059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4.099cm" svg:viewBox="0 0 294 294" draw:points="0,294 294,294 294,0 0,0">
          <text:p/>
        </draw:polygon>
        <draw:line draw:style-name="gr5" draw:text-style-name="P5" draw:layer="layout" svg:x1="18.637cm" svg:y1="4.099cm" svg:x2="18.931cm" svg:y2="4.389cm">
          <text:p/>
        </draw:line>
        <draw:line draw:style-name="gr5" draw:text-style-name="P5" draw:layer="layout" svg:x1="18.931cm" svg:y1="4.099cm" svg:x2="18.637cm" svg:y2="4.389cm">
          <text:p/>
        </draw:line>
        <draw:frame draw:style-name="gr85" draw:text-style-name="P4" draw:layer="layout" svg:width="0.531cm" svg:height="0.395cm" svg:x="17.618cm" svg:y="4.059cm">
          <draw:text-box>
            <text:p text:style-name="P2"><text:span text:style-name="T2">NO</text:span></text:p>
          </draw:text-box>
        </draw:frame>
        <draw:polygon draw:style-name="gr1" draw:text-style-name="P1" draw:layer="layout" svg:width="1.009cm" svg:height="0.021cm" svg:x="13.828cm" svg:y="4.709cm" svg:viewBox="0 0 1010 22" draw:points="1000,12 993,22 18,22 7,12 0,0 1010,0">
          <text:p/>
        </draw:polygon>
        <draw:polygon draw:style-name="gr1" draw:text-style-name="P1" draw:layer="layout" svg:width="0.829cm" svg:height="0.021cm" svg:x="14.82cm" svg:y="4.709cm" svg:viewBox="0 0 830 22" draw:points="819,12 812,22 17,22 7,12 0,0 830,0">
          <text:p/>
        </draw:polygon>
        <draw:polygon draw:style-name="gr1" draw:text-style-name="P1" draw:layer="layout" svg:width="0.991cm" svg:height="0.021cm" svg:x="15.631cm" svg:y="4.709cm" svg:viewBox="0 0 992 22" draw:points="982,12 975,22 18,22 7,12 0,0 992,0">
          <text:p/>
        </draw:polygon>
        <draw:polygon draw:style-name="gr1" draw:text-style-name="P1" draw:layer="layout" svg:width="0.829cm" svg:height="0.021cm" svg:x="16.605cm" svg:y="4.709cm" svg:viewBox="0 0 830 22" draw:points="819,12 812,22 17,22 7,12 0,0 830,0">
          <text:p/>
        </draw:polygon>
        <draw:polygon draw:style-name="gr1" draw:text-style-name="P1" draw:layer="layout" svg:width="0.928cm" svg:height="0.021cm" svg:x="17.416cm" svg:y="4.709cm" svg:viewBox="0 0 929 22" draw:points="918,12 911,22 18,22 7,12 0,0 929,0">
          <text:p/>
        </draw:polygon>
        <draw:polygon draw:style-name="gr1" draw:text-style-name="P1" draw:layer="layout" svg:width="0.918cm" svg:height="0.021cm" svg:x="18.326cm" svg:y="4.709cm" svg:viewBox="0 0 919 22" draw:points="908,12 901,22 18,22 7,12 0,0 919,0">
          <text:p/>
        </draw:polygon>
        <draw:polygon draw:style-name="gr1" draw:text-style-name="P1" draw:layer="layout" svg:width="1.009cm" svg:height="0.021cm" svg:x="13.828cm" svg:y="5.168cm" svg:viewBox="0 0 1010 22" draw:points="1000,11 1010,22 0,22 7,11 18,0 993,0">
          <text:p/>
        </draw:polygon>
        <draw:polygon draw:style-name="gr1" draw:text-style-name="P1" draw:layer="layout" svg:width="0.829cm" svg:height="0.021cm" svg:x="14.82cm" svg:y="5.168cm" svg:viewBox="0 0 830 22" draw:points="819,11 830,22 0,22 7,11 17,0 812,0">
          <text:p/>
        </draw:polygon>
        <draw:polygon draw:style-name="gr1" draw:text-style-name="P1" draw:layer="layout" svg:width="0.991cm" svg:height="0.021cm" svg:x="15.631cm" svg:y="5.168cm" svg:viewBox="0 0 992 22" draw:points="982,11 992,22 0,22 7,11 18,0 975,0">
          <text:p/>
        </draw:polygon>
        <draw:polygon draw:style-name="gr1" draw:text-style-name="P1" draw:layer="layout" svg:width="0.829cm" svg:height="0.021cm" svg:x="16.605cm" svg:y="5.168cm" svg:viewBox="0 0 830 22" draw:points="819,11 830,22 0,22 7,11 17,0 812,0">
          <text:p/>
        </draw:polygon>
        <draw:polygon draw:style-name="gr1" draw:text-style-name="P1" draw:layer="layout" svg:width="0.928cm" svg:height="0.021cm" svg:x="17.416cm" svg:y="5.168cm" svg:viewBox="0 0 929 22" draw:points="918,11 929,22 0,22 7,11 18,0 911,0">
          <text:p/>
        </draw:polygon>
        <draw:polygon draw:style-name="gr1" draw:text-style-name="P1" draw:layer="layout" svg:width="0.918cm" svg:height="0.021cm" svg:x="18.326cm" svg:y="5.168cm" svg:viewBox="0 0 919 22" draw:points="908,11 919,22 0,22 7,11 18,0 901,0">
          <text:p/>
        </draw:polygon>
        <draw:polygon draw:style-name="gr1" draw:text-style-name="P1" draw:layer="layout" svg:width="0.018cm" svg:height="0.48cm" svg:x="13.828cm" svg:y="4.709cm" svg:viewBox="0 0 19 481" draw:points="8,11 19,21 19,460 8,470 0,481 0,0">
          <text:p/>
        </draw:polygon>
        <draw:polygon draw:style-name="gr1" draw:text-style-name="P1" draw:layer="layout" svg:width="0.017cm" svg:height="0.458cm" svg:x="14.82cm" svg:y="4.72cm" svg:viewBox="0 0 18 459" draw:points="7,0 18,10 18,449 7,459 0,449 0,10">
          <text:p/>
        </draw:polygon>
        <draw:polygon draw:style-name="gr1" draw:text-style-name="P1" draw:layer="layout" svg:width="0.019cm" svg:height="0.458cm" svg:x="15.631cm" svg:y="4.72cm" svg:viewBox="0 0 20 459" draw:points="8,0 20,10 20,449 8,459 0,449 0,10">
          <text:p/>
        </draw:polygon>
        <draw:polygon draw:style-name="gr1" draw:text-style-name="P1" draw:layer="layout" svg:width="0.017cm" svg:height="0.458cm" svg:x="16.605cm" svg:y="4.72cm" svg:viewBox="0 0 18 459" draw:points="7,0 18,10 18,449 7,459 0,449 0,10">
          <text:p/>
        </draw:polygon>
        <draw:polygon draw:style-name="gr1" draw:text-style-name="P1" draw:layer="layout" svg:width="0.019cm" svg:height="0.458cm" svg:x="17.416cm" svg:y="4.72cm" svg:viewBox="0 0 20 459" draw:points="8,0 20,10 20,449 8,459 0,449 0,10">
          <text:p/>
        </draw:polygon>
        <draw:polygon draw:style-name="gr1" draw:text-style-name="P1" draw:layer="layout" svg:width="0.018cm" svg:height="0.458cm" svg:x="18.326cm" svg:y="4.72cm" svg:viewBox="0 0 19 459" draw:points="7,0 19,10 19,449 7,459 0,449 0,10">
          <text:p/>
        </draw:polygon>
        <draw:polygon draw:style-name="gr1" draw:text-style-name="P1" draw:layer="layout" svg:width="0.018cm" svg:height="0.48cm" svg:x="19.226cm" svg:y="4.709cm" svg:viewBox="0 0 19 481" draw:points="7,11 19,0 19,481 7,470 0,460 0,21">
          <text:p/>
        </draw:polygon>
        <draw:frame draw:style-name="gr240" draw:text-style-name="P4" draw:layer="layout" svg:width="2.517cm" svg:height="0.395cm" svg:x="1.774cm" svg:y="4.757cm">
          <draw:text-box>
            <text:p text:style-name="P2"><text:span text:style-name="T3">Debriefing Form</text:span></text:p>
          </draw:text-box>
        </draw:frame>
        <draw:polygon draw:style-name="gr5" draw:text-style-name="P5" draw:layer="layout" svg:width="0.293cm" svg:height="0.292cm" svg:x="16.873cm" svg:y="4.78cm" svg:viewBox="0 0 294 293" draw:points="0,293 294,293 294,0 0,0">
          <text:p/>
        </draw:polygon>
        <draw:frame draw:style-name="gr84" draw:text-style-name="P4" draw:layer="layout" svg:width="0.701cm" svg:height="0.395cm" svg:x="15.79cm" svg:y="4.74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2cm" svg:x="18.637cm" svg:y="4.78cm" svg:viewBox="0 0 294 293" draw:points="0,293 294,293 294,0 0,0">
          <text:p/>
        </draw:polygon>
        <draw:line draw:style-name="gr5" draw:text-style-name="P5" draw:layer="layout" svg:x1="18.637cm" svg:y1="4.78cm" svg:x2="18.931cm" svg:y2="5.07cm">
          <text:p/>
        </draw:line>
        <draw:line draw:style-name="gr5" draw:text-style-name="P5" draw:layer="layout" svg:x1="18.931cm" svg:y1="4.78cm" svg:x2="18.637cm" svg:y2="5.07cm">
          <text:p/>
        </draw:line>
        <draw:frame draw:style-name="gr85" draw:text-style-name="P4" draw:layer="layout" svg:width="0.531cm" svg:height="0.395cm" svg:x="17.618cm" svg:y="4.74cm">
          <draw:text-box>
            <text:p text:style-name="P2"><text:span text:style-name="T2">NO</text:span></text:p>
          </draw:text-box>
        </draw:frame>
        <draw:polygon draw:style-name="gr1" draw:text-style-name="P1" draw:layer="layout" svg:width="1.009cm" svg:height="0.021cm" svg:x="13.828cm" svg:y="5.39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5.39cm" svg:viewBox="0 0 830 22" draw:points="819,11 812,22 17,22 7,11 0,0 830,0">
          <text:p/>
        </draw:polygon>
        <draw:polygon draw:style-name="gr1" draw:text-style-name="P1" draw:layer="layout" svg:width="0.991cm" svg:height="0.021cm" svg:x="15.631cm" svg:y="5.39cm" svg:viewBox="0 0 992 22" draw:points="982,11 975,22 18,22 7,11 0,0 992,0">
          <text:p/>
        </draw:polygon>
        <draw:polygon draw:style-name="gr1" draw:text-style-name="P1" draw:layer="layout" svg:width="0.829cm" svg:height="0.021cm" svg:x="16.605cm" svg:y="5.39cm" svg:viewBox="0 0 830 22" draw:points="819,11 812,22 17,22 7,11 0,0 830,0">
          <text:p/>
        </draw:polygon>
        <draw:polygon draw:style-name="gr1" draw:text-style-name="P1" draw:layer="layout" svg:width="0.928cm" svg:height="0.021cm" svg:x="17.416cm" svg:y="5.39cm" svg:viewBox="0 0 929 22" draw:points="918,11 911,22 18,22 7,11 0,0 929,0">
          <text:p/>
        </draw:polygon>
        <draw:polygon draw:style-name="gr1" draw:text-style-name="P1" draw:layer="layout" svg:width="0.918cm" svg:height="0.021cm" svg:x="18.326cm" svg:y="5.39cm" svg:viewBox="0 0 919 22" draw:points="908,11 901,22 18,22 7,11 0,0 919,0">
          <text:p/>
        </draw:polygon>
        <draw:polygon draw:style-name="gr1" draw:text-style-name="P1" draw:layer="layout" svg:width="1.009cm" svg:height="0.021cm" svg:x="13.828cm" svg:y="5.849cm" svg:viewBox="0 0 1010 22" draw:points="1000,10 1010,22 0,22 7,10 18,0 993,0">
          <text:p/>
        </draw:polygon>
        <draw:polygon draw:style-name="gr1" draw:text-style-name="P1" draw:layer="layout" svg:width="0.829cm" svg:height="0.021cm" svg:x="14.82cm" svg:y="5.849cm" svg:viewBox="0 0 830 22" draw:points="819,10 830,22 0,22 7,10 17,0 812,0">
          <text:p/>
        </draw:polygon>
        <draw:polygon draw:style-name="gr1" draw:text-style-name="P1" draw:layer="layout" svg:width="0.991cm" svg:height="0.021cm" svg:x="15.631cm" svg:y="5.849cm" svg:viewBox="0 0 992 22" draw:points="982,10 992,22 0,22 7,10 18,0 975,0">
          <text:p/>
        </draw:polygon>
        <draw:polygon draw:style-name="gr1" draw:text-style-name="P1" draw:layer="layout" svg:width="0.829cm" svg:height="0.021cm" svg:x="16.605cm" svg:y="5.849cm" svg:viewBox="0 0 830 22" draw:points="819,10 830,22 0,22 7,10 17,0 812,0">
          <text:p/>
        </draw:polygon>
        <draw:polygon draw:style-name="gr1" draw:text-style-name="P1" draw:layer="layout" svg:width="0.928cm" svg:height="0.021cm" svg:x="17.416cm" svg:y="5.849cm" svg:viewBox="0 0 929 22" draw:points="918,10 929,22 0,22 7,10 18,0 911,0">
          <text:p/>
        </draw:polygon>
        <draw:polygon draw:style-name="gr1" draw:text-style-name="P1" draw:layer="layout" svg:width="0.918cm" svg:height="0.021cm" svg:x="18.326cm" svg:y="5.849cm" svg:viewBox="0 0 919 22" draw:points="908,10 919,22 0,22 7,10 18,0 901,0">
          <text:p/>
        </draw:polygon>
        <draw:polygon draw:style-name="gr1" draw:text-style-name="P1" draw:layer="layout" svg:width="0.018cm" svg:height="0.48cm" svg:x="13.828cm" svg:y="5.39cm" svg:viewBox="0 0 19 481" draw:points="8,11 19,21 19,460 8,470 0,481 0,0">
          <text:p/>
        </draw:polygon>
        <draw:polygon draw:style-name="gr1" draw:text-style-name="P1" draw:layer="layout" svg:width="0.017cm" svg:height="0.458cm" svg:x="14.82cm" svg:y="5.401cm" svg:viewBox="0 0 18 459" draw:points="7,0 18,10 18,449 7,459 0,449 0,10">
          <text:p/>
        </draw:polygon>
        <draw:polygon draw:style-name="gr1" draw:text-style-name="P1" draw:layer="layout" svg:width="0.019cm" svg:height="0.458cm" svg:x="15.631cm" svg:y="5.401cm" svg:viewBox="0 0 20 459" draw:points="8,0 20,10 20,449 8,459 0,449 0,10">
          <text:p/>
        </draw:polygon>
        <draw:polygon draw:style-name="gr1" draw:text-style-name="P1" draw:layer="layout" svg:width="0.017cm" svg:height="0.458cm" svg:x="16.605cm" svg:y="5.401cm" svg:viewBox="0 0 18 459" draw:points="7,0 18,10 18,449 7,459 0,449 0,10">
          <text:p/>
        </draw:polygon>
        <draw:polygon draw:style-name="gr1" draw:text-style-name="P1" draw:layer="layout" svg:width="0.019cm" svg:height="0.458cm" svg:x="17.416cm" svg:y="5.401cm" svg:viewBox="0 0 20 459" draw:points="8,0 20,10 20,449 8,459 0,449 0,10">
          <text:p/>
        </draw:polygon>
        <draw:polygon draw:style-name="gr1" draw:text-style-name="P1" draw:layer="layout" svg:width="0.018cm" svg:height="0.458cm" svg:x="18.326cm" svg:y="5.401cm" svg:viewBox="0 0 19 459" draw:points="7,0 19,10 19,449 7,459 0,449 0,10">
          <text:p/>
        </draw:polygon>
        <draw:polygon draw:style-name="gr1" draw:text-style-name="P1" draw:layer="layout" svg:width="0.018cm" svg:height="0.48cm" svg:x="19.226cm" svg:y="5.39cm" svg:viewBox="0 0 19 481" draw:points="7,11 19,0 19,481 7,470 0,460 0,21">
          <text:p/>
        </draw:polygon>
        <draw:frame draw:style-name="gr241" draw:text-style-name="P4" draw:layer="layout" svg:width="3.3cm" svg:height="0.395cm" svg:x="1.774cm" svg:y="5.438cm">
          <draw:text-box>
            <text:p text:style-name="P2"><text:span text:style-name="T3">External Permissions</text:span></text:p>
          </draw:text-box>
        </draw:frame>
        <draw:polygon draw:style-name="gr5" draw:text-style-name="P5" draw:layer="layout" svg:width="0.293cm" svg:height="0.292cm" svg:x="16.873cm" svg:y="5.461cm" svg:viewBox="0 0 294 293" draw:points="0,293 294,293 294,0 0,0">
          <text:p/>
        </draw:polygon>
        <draw:frame draw:style-name="gr84" draw:text-style-name="P4" draw:layer="layout" svg:width="0.701cm" svg:height="0.395cm" svg:x="15.79cm" svg:y="5.42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2cm" svg:x="18.637cm" svg:y="5.461cm" svg:viewBox="0 0 294 293" draw:points="0,293 294,293 294,0 0,0">
          <text:p/>
        </draw:polygon>
        <draw:line draw:style-name="gr5" draw:text-style-name="P5" draw:layer="layout" svg:x1="18.637cm" svg:y1="5.461cm" svg:x2="18.931cm" svg:y2="5.751cm">
          <text:p/>
        </draw:line>
        <draw:line draw:style-name="gr5" draw:text-style-name="P5" draw:layer="layout" svg:x1="18.931cm" svg:y1="5.461cm" svg:x2="18.637cm" svg:y2="5.751cm">
          <text:p/>
        </draw:line>
        <draw:frame draw:style-name="gr85" draw:text-style-name="P4" draw:layer="layout" svg:width="0.531cm" svg:height="0.395cm" svg:x="17.618cm" svg:y="5.42cm">
          <draw:text-box>
            <text:p text:style-name="P2"><text:span text:style-name="T2">NO</text:span></text:p>
          </draw:text-box>
        </draw:frame>
        <draw:polygon draw:style-name="gr1" draw:text-style-name="P1" draw:layer="layout" svg:width="1.009cm" svg:height="0.021cm" svg:x="13.828cm" svg:y="6.071cm" svg:viewBox="0 0 1010 22" draw:points="1000,11 993,22 18,22 7,11 0,0 1010,0">
          <text:p/>
        </draw:polygon>
        <draw:polygon draw:style-name="gr1" draw:text-style-name="P1" draw:layer="layout" svg:width="0.829cm" svg:height="0.021cm" svg:x="14.82cm" svg:y="6.071cm" svg:viewBox="0 0 830 22" draw:points="819,11 812,22 17,22 7,11 0,0 830,0">
          <text:p/>
        </draw:polygon>
        <draw:polygon draw:style-name="gr1" draw:text-style-name="P1" draw:layer="layout" svg:width="0.991cm" svg:height="0.021cm" svg:x="15.631cm" svg:y="6.071cm" svg:viewBox="0 0 992 22" draw:points="982,11 975,22 18,22 7,11 0,0 992,0">
          <text:p/>
        </draw:polygon>
        <draw:polygon draw:style-name="gr1" draw:text-style-name="P1" draw:layer="layout" svg:width="0.829cm" svg:height="0.021cm" svg:x="16.605cm" svg:y="6.071cm" svg:viewBox="0 0 830 22" draw:points="819,11 812,22 17,22 7,11 0,0 830,0">
          <text:p/>
        </draw:polygon>
        <draw:polygon draw:style-name="gr1" draw:text-style-name="P1" draw:layer="layout" svg:width="0.928cm" svg:height="0.021cm" svg:x="17.416cm" svg:y="6.071cm" svg:viewBox="0 0 929 22" draw:points="918,11 911,22 18,22 7,11 0,0 929,0">
          <text:p/>
        </draw:polygon>
        <draw:polygon draw:style-name="gr1" draw:text-style-name="P1" draw:layer="layout" svg:width="0.918cm" svg:height="0.021cm" svg:x="18.326cm" svg:y="6.071cm" svg:viewBox="0 0 919 22" draw:points="908,11 901,22 18,22 7,11 0,0 919,0">
          <text:p/>
        </draw:polygon>
        <draw:polygon draw:style-name="gr1" draw:text-style-name="P1" draw:layer="layout" svg:width="1.009cm" svg:height="0.022cm" svg:x="13.828cm" svg:y="6.529cm" svg:viewBox="0 0 1010 23" draw:points="1000,11 1010,23 0,23 7,11 18,0 993,0">
          <text:p/>
        </draw:polygon>
        <draw:polygon draw:style-name="gr1" draw:text-style-name="P1" draw:layer="layout" svg:width="0.829cm" svg:height="0.022cm" svg:x="14.82cm" svg:y="6.529cm" svg:viewBox="0 0 830 23" draw:points="819,11 830,23 0,23 7,11 17,0 812,0">
          <text:p/>
        </draw:polygon>
        <draw:polygon draw:style-name="gr1" draw:text-style-name="P1" draw:layer="layout" svg:width="0.991cm" svg:height="0.022cm" svg:x="15.631cm" svg:y="6.529cm" svg:viewBox="0 0 992 23" draw:points="982,11 992,23 0,23 7,11 18,0 975,0">
          <text:p/>
        </draw:polygon>
        <draw:polygon draw:style-name="gr1" draw:text-style-name="P1" draw:layer="layout" svg:width="0.829cm" svg:height="0.022cm" svg:x="16.605cm" svg:y="6.529cm" svg:viewBox="0 0 830 23" draw:points="819,11 830,23 0,23 7,11 17,0 812,0">
          <text:p/>
        </draw:polygon>
        <draw:polygon draw:style-name="gr1" draw:text-style-name="P1" draw:layer="layout" svg:width="0.928cm" svg:height="0.022cm" svg:x="17.416cm" svg:y="6.529cm" svg:viewBox="0 0 929 23" draw:points="918,11 929,23 0,23 7,11 18,0 911,0">
          <text:p/>
        </draw:polygon>
        <draw:polygon draw:style-name="gr1" draw:text-style-name="P1" draw:layer="layout" svg:width="0.918cm" svg:height="0.022cm" svg:x="18.326cm" svg:y="6.529cm" svg:viewBox="0 0 919 23" draw:points="908,11 919,23 0,23 7,11 18,0 901,0">
          <text:p/>
        </draw:polygon>
        <draw:polygon draw:style-name="gr1" draw:text-style-name="P1" draw:layer="layout" svg:width="0.018cm" svg:height="0.48cm" svg:x="13.828cm" svg:y="6.071cm" svg:viewBox="0 0 19 481" draw:points="8,10 19,21 19,459 8,470 0,481 0,0">
          <text:p/>
        </draw:polygon>
        <draw:polygon draw:style-name="gr1" draw:text-style-name="P1" draw:layer="layout" svg:width="0.017cm" svg:height="0.459cm" svg:x="14.82cm" svg:y="6.081cm" svg:viewBox="0 0 18 460" draw:points="7,0 18,11 18,449 7,460 0,449 0,11">
          <text:p/>
        </draw:polygon>
        <draw:polygon draw:style-name="gr1" draw:text-style-name="P1" draw:layer="layout" svg:width="0.019cm" svg:height="0.459cm" svg:x="15.631cm" svg:y="6.081cm" svg:viewBox="0 0 20 460" draw:points="8,0 20,11 20,449 8,460 0,449 0,11">
          <text:p/>
        </draw:polygon>
        <draw:polygon draw:style-name="gr1" draw:text-style-name="P1" draw:layer="layout" svg:width="0.017cm" svg:height="0.459cm" svg:x="16.605cm" svg:y="6.081cm" svg:viewBox="0 0 18 460" draw:points="7,0 18,11 18,449 7,460 0,449 0,11">
          <text:p/>
        </draw:polygon>
        <draw:polygon draw:style-name="gr1" draw:text-style-name="P1" draw:layer="layout" svg:width="0.019cm" svg:height="0.459cm" svg:x="17.416cm" svg:y="6.081cm" svg:viewBox="0 0 20 460" draw:points="8,0 20,11 20,449 8,460 0,449 0,11">
          <text:p/>
        </draw:polygon>
        <draw:polygon draw:style-name="gr1" draw:text-style-name="P1" draw:layer="layout" svg:width="0.018cm" svg:height="0.459cm" svg:x="18.326cm" svg:y="6.081cm" svg:viewBox="0 0 19 460" draw:points="7,0 19,11 19,449 7,460 0,449 0,11">
          <text:p/>
        </draw:polygon>
        <draw:polygon draw:style-name="gr1" draw:text-style-name="P1" draw:layer="layout" svg:width="0.018cm" svg:height="0.48cm" svg:x="19.226cm" svg:y="6.071cm" svg:viewBox="0 0 19 481" draw:points="7,10 19,0 19,481 7,470 0,459 0,21">
          <text:p/>
        </draw:polygon>
        <draw:frame draw:style-name="gr242" draw:text-style-name="P4" draw:layer="layout" svg:width="8.181cm" svg:height="0.395cm" svg:x="1.774cm" svg:y="6.119cm">
          <draw:text-box>
            <text:p text:style-name="P2"><text:span text:style-name="T3">Letters to Parents / Children / Head Teachers etc…..</text:span></text:p>
          </draw:text-box>
        </draw:frame>
        <draw:polygon draw:style-name="gr5" draw:text-style-name="P5" draw:layer="layout" svg:width="0.293cm" svg:height="0.293cm" svg:x="16.873cm" svg:y="6.141cm" svg:viewBox="0 0 294 294" draw:points="0,294 294,294 294,0 0,0">
          <text:p/>
        </draw:polygon>
        <draw:frame draw:style-name="gr84" draw:text-style-name="P4" draw:layer="layout" svg:width="0.701cm" svg:height="0.395cm" svg:x="15.79cm" svg:y="6.101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6.141cm" svg:viewBox="0 0 294 294" draw:points="0,294 294,294 294,0 0,0">
          <text:p/>
        </draw:polygon>
        <draw:line draw:style-name="gr5" draw:text-style-name="P5" draw:layer="layout" svg:x1="18.637cm" svg:y1="6.141cm" svg:x2="18.931cm" svg:y2="6.432cm">
          <text:p/>
        </draw:line>
        <draw:line draw:style-name="gr5" draw:text-style-name="P5" draw:layer="layout" svg:x1="18.931cm" svg:y1="6.141cm" svg:x2="18.637cm" svg:y2="6.432cm">
          <text:p/>
        </draw:line>
        <draw:frame draw:style-name="gr85" draw:text-style-name="P4" draw:layer="layout" svg:width="0.531cm" svg:height="0.395cm" svg:x="17.618cm" svg:y="6.101cm">
          <draw:text-box>
            <text:p text:style-name="P2"><text:span text:style-name="T2">NO</text:span></text:p>
          </draw:text-box>
        </draw:frame>
        <draw:polygon draw:style-name="gr1" draw:text-style-name="P1" draw:layer="layout" svg:width="1.009cm" svg:height="0.021cm" svg:x="13.828cm" svg:y="6.752cm" svg:viewBox="0 0 1010 22" draw:points="1000,10 993,22 18,22 7,10 0,0 1010,0">
          <text:p/>
        </draw:polygon>
        <draw:polygon draw:style-name="gr1" draw:text-style-name="P1" draw:layer="layout" svg:width="0.829cm" svg:height="0.021cm" svg:x="14.82cm" svg:y="6.752cm" svg:viewBox="0 0 830 22" draw:points="819,10 812,22 17,22 7,10 0,0 830,0">
          <text:p/>
        </draw:polygon>
        <draw:polygon draw:style-name="gr1" draw:text-style-name="P1" draw:layer="layout" svg:width="0.991cm" svg:height="0.021cm" svg:x="15.631cm" svg:y="6.752cm" svg:viewBox="0 0 992 22" draw:points="982,10 975,22 18,22 7,10 0,0 992,0">
          <text:p/>
        </draw:polygon>
        <draw:polygon draw:style-name="gr1" draw:text-style-name="P1" draw:layer="layout" svg:width="0.829cm" svg:height="0.021cm" svg:x="16.605cm" svg:y="6.752cm" svg:viewBox="0 0 830 22" draw:points="819,10 812,22 17,22 7,10 0,0 830,0">
          <text:p/>
        </draw:polygon>
        <draw:polygon draw:style-name="gr1" draw:text-style-name="P1" draw:layer="layout" svg:width="0.928cm" svg:height="0.021cm" svg:x="17.416cm" svg:y="6.752cm" svg:viewBox="0 0 929 22" draw:points="918,10 911,22 18,22 7,10 0,0 929,0">
          <text:p/>
        </draw:polygon>
        <draw:polygon draw:style-name="gr1" draw:text-style-name="P1" draw:layer="layout" svg:width="0.918cm" svg:height="0.021cm" svg:x="18.326cm" svg:y="6.752cm" svg:viewBox="0 0 919 22" draw:points="908,10 901,22 18,22 7,10 0,0 919,0">
          <text:p/>
        </draw:polygon>
        <draw:polygon draw:style-name="gr1" draw:text-style-name="P1" draw:layer="layout" svg:width="1.009cm" svg:height="0.021cm" svg:x="13.828cm" svg:y="7.21cm" svg:viewBox="0 0 1010 22" draw:points="1000,12 1010,22 0,22 7,12 18,0 993,0">
          <text:p/>
        </draw:polygon>
        <draw:polygon draw:style-name="gr1" draw:text-style-name="P1" draw:layer="layout" svg:width="0.829cm" svg:height="0.021cm" svg:x="14.82cm" svg:y="7.21cm" svg:viewBox="0 0 830 22" draw:points="819,12 830,22 0,22 7,12 17,0 812,0">
          <text:p/>
        </draw:polygon>
        <draw:polygon draw:style-name="gr1" draw:text-style-name="P1" draw:layer="layout" svg:width="0.991cm" svg:height="0.021cm" svg:x="15.631cm" svg:y="7.21cm" svg:viewBox="0 0 992 22" draw:points="982,12 992,22 0,22 7,12 18,0 975,0">
          <text:p/>
        </draw:polygon>
        <draw:polygon draw:style-name="gr1" draw:text-style-name="P1" draw:layer="layout" svg:width="0.829cm" svg:height="0.021cm" svg:x="16.605cm" svg:y="7.21cm" svg:viewBox="0 0 830 22" draw:points="819,12 830,22 0,22 7,12 17,0 812,0">
          <text:p/>
        </draw:polygon>
        <draw:polygon draw:style-name="gr1" draw:text-style-name="P1" draw:layer="layout" svg:width="0.928cm" svg:height="0.021cm" svg:x="17.416cm" svg:y="7.21cm" svg:viewBox="0 0 929 22" draw:points="918,12 929,22 0,22 7,12 18,0 911,0">
          <text:p/>
        </draw:polygon>
        <draw:polygon draw:style-name="gr1" draw:text-style-name="P1" draw:layer="layout" svg:width="0.918cm" svg:height="0.021cm" svg:x="18.326cm" svg:y="7.21cm" svg:viewBox="0 0 919 22" draw:points="908,12 919,22 0,22 7,12 18,0 901,0">
          <text:p/>
        </draw:polygon>
        <draw:polygon draw:style-name="gr1" draw:text-style-name="P1" draw:layer="layout" svg:width="0.018cm" svg:height="0.479cm" svg:x="13.828cm" svg:y="6.752cm" svg:viewBox="0 0 19 480" draw:points="8,10 19,21 19,459 8,470 0,480 0,0">
          <text:p/>
        </draw:polygon>
        <draw:polygon draw:style-name="gr1" draw:text-style-name="P1" draw:layer="layout" svg:width="0.017cm" svg:height="0.459cm" svg:x="14.82cm" svg:y="6.762cm" svg:viewBox="0 0 18 460" draw:points="7,0 18,11 18,449 7,460 0,449 0,11">
          <text:p/>
        </draw:polygon>
        <draw:polygon draw:style-name="gr1" draw:text-style-name="P1" draw:layer="layout" svg:width="0.019cm" svg:height="0.459cm" svg:x="15.631cm" svg:y="6.762cm" svg:viewBox="0 0 20 460" draw:points="8,0 20,11 20,449 8,460 0,449 0,11">
          <text:p/>
        </draw:polygon>
        <draw:polygon draw:style-name="gr1" draw:text-style-name="P1" draw:layer="layout" svg:width="0.017cm" svg:height="0.459cm" svg:x="16.605cm" svg:y="6.762cm" svg:viewBox="0 0 18 460" draw:points="7,0 18,11 18,449 7,460 0,449 0,11">
          <text:p/>
        </draw:polygon>
        <draw:polygon draw:style-name="gr1" draw:text-style-name="P1" draw:layer="layout" svg:width="0.019cm" svg:height="0.459cm" svg:x="17.416cm" svg:y="6.762cm" svg:viewBox="0 0 20 460" draw:points="8,0 20,11 20,449 8,460 0,449 0,11">
          <text:p/>
        </draw:polygon>
        <draw:polygon draw:style-name="gr1" draw:text-style-name="P1" draw:layer="layout" svg:width="0.018cm" svg:height="0.459cm" svg:x="18.326cm" svg:y="6.762cm" svg:viewBox="0 0 19 460" draw:points="7,0 19,11 19,449 7,460 0,449 0,11">
          <text:p/>
        </draw:polygon>
        <draw:polygon draw:style-name="gr1" draw:text-style-name="P1" draw:layer="layout" svg:width="0.018cm" svg:height="0.479cm" svg:x="19.226cm" svg:y="6.752cm" svg:viewBox="0 0 19 480" draw:points="7,10 19,0 19,480 7,470 0,459 0,21">
          <text:p/>
        </draw:polygon>
        <draw:frame draw:style-name="gr243" draw:text-style-name="P4" draw:layer="layout" svg:width="9.366cm" svg:height="0.395cm" svg:x="1.774cm" svg:y="6.8cm">
          <draw:text-box>
            <text:p text:style-name="P2"><text:span text:style-name="T3">PVG Approval (Scotland) or Police Check (England/Other) <text:s text:c="2"/></text:span></text:p>
          </draw:text-box>
        </draw:frame>
        <draw:polygon draw:style-name="gr5" draw:text-style-name="P5" draw:layer="layout" svg:width="0.293cm" svg:height="0.293cm" svg:x="16.873cm" svg:y="6.822cm" svg:viewBox="0 0 294 294" draw:points="0,294 294,294 294,0 0,0">
          <text:p/>
        </draw:polygon>
        <draw:frame draw:style-name="gr84" draw:text-style-name="P4" draw:layer="layout" svg:width="0.701cm" svg:height="0.395cm" svg:x="15.79cm" svg:y="6.782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6.822cm" svg:viewBox="0 0 294 294" draw:points="0,294 294,294 294,0 0,0">
          <text:p/>
        </draw:polygon>
        <draw:line draw:style-name="gr5" draw:text-style-name="P5" draw:layer="layout" svg:x1="18.637cm" svg:y1="6.822cm" svg:x2="18.931cm" svg:y2="7.113cm">
          <text:p/>
        </draw:line>
        <draw:line draw:style-name="gr5" draw:text-style-name="P5" draw:layer="layout" svg:x1="18.931cm" svg:y1="6.822cm" svg:x2="18.637cm" svg:y2="7.113cm">
          <text:p/>
        </draw:line>
        <draw:frame draw:style-name="gr85" draw:text-style-name="P4" draw:layer="layout" svg:width="0.531cm" svg:height="0.395cm" svg:x="17.618cm" svg:y="6.782cm">
          <draw:text-box>
            <text:p text:style-name="P2"><text:span text:style-name="T2">NO</text:span></text:p>
          </draw:text-box>
        </draw:frame>
        <draw:polygon draw:style-name="gr1" draw:text-style-name="P1" draw:layer="layout" svg:width="1.009cm" svg:height="0.021cm" svg:x="13.828cm" svg:y="7.433cm" svg:viewBox="0 0 1010 22" draw:points="1000,10 993,22 18,22 7,10 0,0 1010,0">
          <text:p/>
        </draw:polygon>
        <draw:polygon draw:style-name="gr1" draw:text-style-name="P1" draw:layer="layout" svg:width="0.829cm" svg:height="0.021cm" svg:x="14.82cm" svg:y="7.433cm" svg:viewBox="0 0 830 22" draw:points="819,10 812,22 17,22 7,10 0,0 830,0">
          <text:p/>
        </draw:polygon>
        <draw:polygon draw:style-name="gr1" draw:text-style-name="P1" draw:layer="layout" svg:width="0.991cm" svg:height="0.021cm" svg:x="15.631cm" svg:y="7.433cm" svg:viewBox="0 0 992 22" draw:points="982,10 975,22 18,22 7,10 0,0 992,0">
          <text:p/>
        </draw:polygon>
        <draw:polygon draw:style-name="gr1" draw:text-style-name="P1" draw:layer="layout" svg:width="0.829cm" svg:height="0.021cm" svg:x="16.605cm" svg:y="7.433cm" svg:viewBox="0 0 830 22" draw:points="819,10 812,22 17,22 7,10 0,0 830,0">
          <text:p/>
        </draw:polygon>
        <draw:polygon draw:style-name="gr1" draw:text-style-name="P1" draw:layer="layout" svg:width="0.928cm" svg:height="0.021cm" svg:x="17.416cm" svg:y="7.433cm" svg:viewBox="0 0 929 22" draw:points="918,10 911,22 18,22 7,10 0,0 929,0">
          <text:p/>
        </draw:polygon>
        <draw:polygon draw:style-name="gr1" draw:text-style-name="P1" draw:layer="layout" svg:width="0.918cm" svg:height="0.021cm" svg:x="18.326cm" svg:y="7.433cm" svg:viewBox="0 0 919 22" draw:points="908,10 901,22 18,22 7,10 0,0 919,0">
          <text:p/>
        </draw:polygon>
        <draw:polygon draw:style-name="gr1" draw:text-style-name="P1" draw:layer="layout" svg:width="1.009cm" svg:height="0.021cm" svg:x="13.828cm" svg:y="7.891cm" svg:viewBox="0 0 1010 22" draw:points="1000,11 1010,22 0,22 7,11 18,0 993,0">
          <text:p/>
        </draw:polygon>
        <draw:polygon draw:style-name="gr1" draw:text-style-name="P1" draw:layer="layout" svg:width="0.829cm" svg:height="0.021cm" svg:x="14.82cm" svg:y="7.891cm" svg:viewBox="0 0 830 22" draw:points="819,11 830,22 0,22 7,11 17,0 812,0">
          <text:p/>
        </draw:polygon>
        <draw:polygon draw:style-name="gr1" draw:text-style-name="P1" draw:layer="layout" svg:width="0.991cm" svg:height="0.021cm" svg:x="15.631cm" svg:y="7.891cm" svg:viewBox="0 0 992 22" draw:points="982,11 992,22 0,22 7,11 18,0 975,0">
          <text:p/>
        </draw:polygon>
        <draw:polygon draw:style-name="gr1" draw:text-style-name="P1" draw:layer="layout" svg:width="0.829cm" svg:height="0.021cm" svg:x="16.605cm" svg:y="7.891cm" svg:viewBox="0 0 830 22" draw:points="819,11 830,22 0,22 7,11 17,0 812,0">
          <text:p/>
        </draw:polygon>
        <draw:polygon draw:style-name="gr1" draw:text-style-name="P1" draw:layer="layout" svg:width="0.928cm" svg:height="0.021cm" svg:x="17.416cm" svg:y="7.891cm" svg:viewBox="0 0 929 22" draw:points="918,11 929,22 0,22 7,11 18,0 911,0">
          <text:p/>
        </draw:polygon>
        <draw:polygon draw:style-name="gr1" draw:text-style-name="P1" draw:layer="layout" svg:width="0.918cm" svg:height="0.021cm" svg:x="18.326cm" svg:y="7.891cm" svg:viewBox="0 0 919 22" draw:points="908,11 919,22 0,22 7,11 18,0 901,0">
          <text:p/>
        </draw:polygon>
        <draw:polygon draw:style-name="gr1" draw:text-style-name="P1" draw:layer="layout" svg:width="0.018cm" svg:height="0.479cm" svg:x="13.828cm" svg:y="7.433cm" svg:viewBox="0 0 19 480" draw:points="8,10 19,21 19,458 8,469 0,480 0,0">
          <text:p/>
        </draw:polygon>
        <draw:polygon draw:style-name="gr1" draw:text-style-name="P1" draw:layer="layout" svg:width="0.017cm" svg:height="0.459cm" svg:x="14.82cm" svg:y="7.443cm" svg:viewBox="0 0 18 460" draw:points="7,0 18,11 18,449 7,460 0,449 0,11">
          <text:p/>
        </draw:polygon>
        <draw:polygon draw:style-name="gr1" draw:text-style-name="P1" draw:layer="layout" svg:width="0.019cm" svg:height="0.459cm" svg:x="15.631cm" svg:y="7.443cm" svg:viewBox="0 0 20 460" draw:points="8,0 20,11 20,449 8,460 0,449 0,11">
          <text:p/>
        </draw:polygon>
        <draw:polygon draw:style-name="gr1" draw:text-style-name="P1" draw:layer="layout" svg:width="0.017cm" svg:height="0.459cm" svg:x="16.605cm" svg:y="7.443cm" svg:viewBox="0 0 18 460" draw:points="7,0 18,11 18,449 7,460 0,449 0,11">
          <text:p/>
        </draw:polygon>
        <draw:polygon draw:style-name="gr1" draw:text-style-name="P1" draw:layer="layout" svg:width="0.019cm" svg:height="0.459cm" svg:x="17.416cm" svg:y="7.443cm" svg:viewBox="0 0 20 460" draw:points="8,0 20,11 20,449 8,460 0,449 0,11">
          <text:p/>
        </draw:polygon>
        <draw:polygon draw:style-name="gr1" draw:text-style-name="P1" draw:layer="layout" svg:width="0.018cm" svg:height="0.459cm" svg:x="18.326cm" svg:y="7.443cm" svg:viewBox="0 0 19 460" draw:points="7,0 19,11 19,449 7,460 0,449 0,11">
          <text:p/>
        </draw:polygon>
        <draw:polygon draw:style-name="gr1" draw:text-style-name="P1" draw:layer="layout" svg:width="0.018cm" svg:height="0.479cm" svg:x="19.226cm" svg:y="7.433cm" svg:viewBox="0 0 19 480" draw:points="7,10 19,0 19,480 7,469 0,458 0,21">
          <text:p/>
        </draw:polygon>
        <draw:frame draw:style-name="gr244" draw:text-style-name="P4" draw:layer="layout" svg:width="2.246cm" svg:height="0.395cm" svg:x="1.774cm" svg:y="7.481cm">
          <draw:text-box>
            <text:p text:style-name="P2"><text:span text:style-name="T3">Advertisement</text:span></text:p>
          </draw:text-box>
        </draw:frame>
        <draw:polygon draw:style-name="gr5" draw:text-style-name="P5" draw:layer="layout" svg:width="0.293cm" svg:height="0.293cm" svg:x="16.873cm" svg:y="7.503cm" svg:viewBox="0 0 294 294" draw:points="0,294 294,294 294,0 0,0">
          <text:p/>
        </draw:polygon>
        <draw:frame draw:style-name="gr84" draw:text-style-name="P4" draw:layer="layout" svg:width="0.701cm" svg:height="0.395cm" svg:x="15.79cm" svg:y="7.463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637cm" svg:y="7.503cm" svg:viewBox="0 0 294 294" draw:points="0,294 294,294 294,0 0,0">
          <text:p/>
        </draw:polygon>
        <draw:line draw:style-name="gr5" draw:text-style-name="P5" draw:layer="layout" svg:x1="18.637cm" svg:y1="7.503cm" svg:x2="18.931cm" svg:y2="7.793cm">
          <text:p/>
        </draw:line>
        <draw:line draw:style-name="gr5" draw:text-style-name="P5" draw:layer="layout" svg:x1="18.931cm" svg:y1="7.503cm" svg:x2="18.637cm" svg:y2="7.793cm">
          <text:p/>
        </draw:line>
        <draw:frame draw:style-name="gr85" draw:text-style-name="P4" draw:layer="layout" svg:width="0.531cm" svg:height="0.395cm" svg:x="17.618cm" svg:y="7.463cm">
          <draw:text-box>
            <text:p text:style-name="P2"><text:span text:style-name="T2">NO</text:span></text:p>
          </draw:text-box>
        </draw:frame>
        <draw:polygon draw:style-name="gr76" draw:text-style-name="P17" draw:layer="layout" svg:width="17.833cm" svg:height="0.056cm" svg:x="1.587cm" svg:y="9.006cm" svg:viewBox="0 0 17834 57" draw:points="17806,28 17781,57 53,57 25,28 0,0 17834,0">
          <text:p/>
        </draw:polygon>
        <draw:polygon draw:style-name="gr76" draw:text-style-name="P17" draw:layer="layout" svg:width="17.833cm" svg:height="0.056cm" svg:x="1.587cm" svg:y="10.234cm" svg:viewBox="0 0 17834 57" draw:points="17806,28 17834,57 0,57 25,28 53,0 17781,0">
          <text:p/>
        </draw:polygon>
        <draw:polygon draw:style-name="gr76" draw:text-style-name="P17" draw:layer="layout" svg:width="0.053cm" svg:height="1.284cm" svg:x="1.587cm" svg:y="9.006cm" svg:viewBox="0 0 54 1285" draw:points="25,28 54,56 54,1229 25,1257 0,1285 0,0">
          <text:p/>
        </draw:polygon>
        <draw:polygon draw:style-name="gr76" draw:text-style-name="P17" draw:layer="layout" svg:width="0.053cm" svg:height="1.284cm" svg:x="19.367cm" svg:y="9.006cm" svg:viewBox="0 0 54 1285" draw:points="26,28 54,0 54,1285 26,1257 0,1229 0,56">
          <text:p/>
        </draw:polygon>
        <draw:frame draw:style-name="gr245" draw:text-style-name="P4" draw:layer="layout" svg:width="2.872cm" svg:height="0.395cm" svg:x="1.774cm" svg:y="8.112cm">
          <draw:text-box>
            <text:p text:style-name="P2"><text:span text:style-name="T3">Other (please list):</text:span></text:p>
          </draw:text-box>
        </draw:frame>
        <draw:frame draw:style-name="gr246" draw:text-style-name="P4" draw:layer="layout" svg:width="2.563cm" svg:height="0.395cm" svg:x="1.767cm" svg:y="9.502cm">
          <draw:text-box>
            <text:p text:style-name="P2"><text:span text:style-name="T2">DECLARATION</text:span></text:p>
          </draw:text-box>
        </draw:frame>
        <draw:frame draw:style-name="gr247" draw:text-style-name="P4" draw:layer="layout" svg:width="17.359cm" svg:height="0.395cm" svg:x="1.767cm" svg:y="10.324cm">
          <draw:text-box>
            <text:p text:style-name="P2"><text:span text:style-name="T3">I am familiar with the UTREC Guidelines for Ethical Research http://www.st-andrews.ac.uk/utrec/guidelines/ and</text:span></text:p>
          </draw:text-box>
        </draw:frame>
        <draw:frame draw:style-name="gr248" draw:text-style-name="P4" draw:layer="layout" svg:width="17.215cm" svg:height="0.395cm" svg:x="1.767cm" svg:y="10.73cm">
          <draw:text-box>
            <text:p text:style-name="P2"><text:span text:style-name="T3">*BPS, *ESRC, *MRC and *ASA (*please delete the guidelines not appropriate to your discipline) Guidelines for </text:span></text:p>
          </draw:text-box>
        </draw:frame>
        <draw:polygon draw:style-name="gr1" draw:text-style-name="P1" draw:layer="layout" svg:width="13.031cm" svg:height="0.021cm" svg:x="1.605cm" svg:y="11.994cm" svg:viewBox="0 0 13032 22" draw:points="13022,12 13015,22 17,22 7,12 0,0 13032,0">
          <text:p/>
        </draw:polygon>
        <draw:polygon draw:style-name="gr1" draw:text-style-name="P1" draw:layer="layout" svg:width="4.783cm" svg:height="0.021cm" svg:x="14.619cm" svg:y="11.994cm" svg:viewBox="0 0 4784 22" draw:points="4774,12 4767,22 17,22 7,12 0,0 4784,0">
          <text:p/>
        </draw:polygon>
        <draw:polygon draw:style-name="gr1" draw:text-style-name="P1" draw:layer="layout" svg:width="2.864cm" svg:height="0.021cm" svg:x="1.612cm" svg:y="13.215cm" svg:viewBox="0 0 2865 22" draw:points="2855,11 2848,22 10,22 0,11 10,0 2865,0">
          <text:p/>
        </draw:polygon>
        <draw:polygon draw:style-name="gr1" draw:text-style-name="P1" draw:layer="layout" svg:width="10.177cm" svg:height="0.021cm" svg:x="4.459cm" svg:y="13.215cm" svg:viewBox="0 0 10178 22" draw:points="10168,11 10178,22 17,22 7,11 0,0 10161,0">
          <text:p/>
        </draw:polygon>
        <draw:polygon draw:style-name="gr1" draw:text-style-name="P1" draw:layer="layout" svg:width="4.773cm" svg:height="0.021cm" svg:x="14.619cm" svg:y="13.215cm" svg:viewBox="0 0 4774 22" draw:points="4774,11 4767,22 0,22 7,11 17,0 4767,0">
          <text:p/>
        </draw:polygon>
        <draw:polygon draw:style-name="gr1" draw:text-style-name="P1" draw:layer="layout" svg:width="2.854cm" svg:height="0.021cm" svg:x="1.612cm" svg:y="13.885cm" svg:viewBox="0 0 2855 22" draw:points="2855,11 2848,22 10,22 0,11 10,0 2848,0">
          <text:p/>
        </draw:polygon>
        <draw:polygon draw:style-name="gr26" draw:text-style-name="P9" draw:layer="layout" svg:width="14.926cm" svg:height="0.021cm" svg:x="4.466cm" svg:y="13.885cm" svg:viewBox="0 0 14927 22" draw:points="14927,11 14920,22 10,22 0,11 10,0 14920,0">
          <text:p/>
        </draw:polygon>
        <draw:polygon draw:style-name="gr1" draw:text-style-name="P1" draw:layer="layout" svg:width="2.854cm" svg:height="0.021cm" svg:x="1.612cm" svg:y="14.661cm" svg:viewBox="0 0 2855 22" draw:points="2855,12 2848,22 10,22 0,12 10,0 2848,0">
          <text:p/>
        </draw:polygon>
        <draw:polygon draw:style-name="gr26" draw:text-style-name="P9" draw:layer="layout" svg:width="7.313cm" svg:height="0.021cm" svg:x="4.466cm" svg:y="14.661cm" svg:viewBox="0 0 7314 22" draw:points="7303,12 7296,22 10,22 0,12 10,0 7314,0">
          <text:p/>
        </draw:polygon>
        <draw:polygon draw:style-name="gr26" draw:text-style-name="P9" draw:layer="layout" svg:width="3.196cm" svg:height="0.021cm" svg:x="11.761cm" svg:y="14.661cm" svg:viewBox="0 0 3197 22" draw:points="3187,12 3180,22 18,22 7,12 0,0 3197,0">
          <text:p/>
        </draw:polygon>
        <draw:polygon draw:style-name="gr26" draw:text-style-name="P9" draw:layer="layout" svg:width="4.452cm" svg:height="0.021cm" svg:x="14.94cm" svg:y="14.661cm" svg:viewBox="0 0 4453 22" draw:points="4453,12 4446,22 17,22 7,12 0,0 4446,0">
          <text:p/>
        </draw:polygon>
        <draw:polygon draw:style-name="gr1" draw:text-style-name="P1" draw:layer="layout" svg:width="2.864cm" svg:height="0.021cm" svg:x="1.612cm" svg:y="15.208cm" svg:viewBox="0 0 2865 22" draw:points="2855,11 2865,22 10,22 0,11 10,0 2848,0">
          <text:p/>
        </draw:polygon>
        <draw:polygon draw:style-name="gr26" draw:text-style-name="P9" draw:layer="layout" svg:width="7.32cm" svg:height="0.021cm" svg:x="4.459cm" svg:y="15.208cm" svg:viewBox="0 0 7321 22" draw:points="7310,11 7321,22 0,22 7,11 17,0 7303,0">
          <text:p/>
        </draw:polygon>
        <draw:polygon draw:style-name="gr1" draw:text-style-name="P1" draw:layer="layout" svg:width="3.196cm" svg:height="0.021cm" svg:x="11.761cm" svg:y="15.208cm" svg:viewBox="0 0 3197 22" draw:points="3187,11 3197,22 0,22 7,11 18,0 3180,0">
          <text:p/>
        </draw:polygon>
        <draw:polygon draw:style-name="gr1" draw:text-style-name="P1" draw:layer="layout" svg:width="4.452cm" svg:height="0.021cm" svg:x="14.94cm" svg:y="15.208cm" svg:viewBox="0 0 4453 22" draw:points="4453,11 4446,22 0,22 7,11 17,0 4446,0">
          <text:p/>
        </draw:polygon>
        <draw:polygon draw:style-name="gr26" draw:text-style-name="P9" draw:layer="layout" svg:width="17.78cm" svg:height="0.021cm" svg:x="1.612cm" svg:y="17.938cm" svg:viewBox="0 0 17781 22" draw:points="17781,12 17774,22 10,22 0,12 10,0 17774,0">
          <text:p/>
        </draw:polygon>
        <draw:polygon draw:style-name="gr26" draw:text-style-name="P9" draw:layer="layout" svg:width="17.797cm" svg:height="0.021cm" svg:x="1.605cm" svg:y="20.464cm" svg:viewBox="0 0 17798 22" draw:points="17788,12 17798,22 0,22 7,12 17,0 17781,0">
          <text:p/>
        </draw:polygon>
        <draw:polygon draw:style-name="gr1" draw:text-style-name="P1" draw:layer="layout" svg:width="0.017cm" svg:height="1.242cm" svg:x="1.605cm" svg:y="11.994cm" svg:viewBox="0 0 18 1243" draw:points="8,11 18,21 18,1222 8,1232 0,1243 0,0">
          <text:p/>
        </draw:polygon>
        <draw:polygon draw:style-name="gr1" draw:text-style-name="P1" draw:layer="layout" svg:width="0.017cm" svg:height="0.691cm" svg:x="1.605cm" svg:y="13.215cm" svg:viewBox="0 0 18 692" draw:points="8,10 18,21 18,671 8,681 0,692 0,0">
          <text:p/>
        </draw:polygon>
        <draw:polygon draw:style-name="gr1" draw:text-style-name="P1" draw:layer="layout" svg:width="0.017cm" svg:height="0.797cm" svg:x="1.605cm" svg:y="13.885cm" svg:viewBox="0 0 18 798" draw:points="8,10 18,21 18,777 8,788 0,798 0,0">
          <text:p/>
        </draw:polygon>
        <draw:polygon draw:style-name="gr1" draw:text-style-name="P1" draw:layer="layout" svg:width="0.017cm" svg:height="0.568cm" svg:x="1.605cm" svg:y="14.661cm" svg:viewBox="0 0 18 569" draw:points="8,11 18,21 18,548 8,558 0,569 0,0">
          <text:p/>
        </draw:polygon>
        <draw:polygon draw:style-name="gr1" draw:text-style-name="P1" draw:layer="layout" svg:width="0.017cm" svg:height="2.751cm" svg:x="1.605cm" svg:y="15.208cm" svg:viewBox="0 0 18 2752" draw:points="8,10 18,21 18,2731 8,2742 0,2752 0,0">
          <text:p/>
        </draw:polygon>
        <draw:polygon draw:style-name="gr26" draw:text-style-name="P9" draw:layer="layout" svg:width="0.017cm" svg:height="2.547cm" svg:x="1.605cm" svg:y="17.938cm" svg:viewBox="0 0 18 2548" draw:points="8,11 18,21 18,2527 8,2538 0,2548 0,0">
          <text:p/>
        </draw:polygon>
        <draw:polygon draw:style-name="gr26" draw:text-style-name="P9" draw:layer="layout" svg:width="0.017cm" svg:height="0.67cm" svg:x="4.459cm" svg:y="13.225cm" svg:viewBox="0 0 18 671" draw:points="8,0 18,11 18,661 8,671 0,661 0,11">
          <text:p/>
        </draw:polygon>
        <draw:polygon draw:style-name="gr26" draw:text-style-name="P9" draw:layer="layout" svg:width="0.017cm" svg:height="0.777cm" svg:x="4.459cm" svg:y="13.895cm" svg:viewBox="0 0 18 778" draw:points="8,0 18,11 18,767 8,778 0,767 0,11">
          <text:p/>
        </draw:polygon>
        <draw:polygon draw:style-name="gr26" draw:text-style-name="P9" draw:layer="layout" svg:width="0.017cm" svg:height="0.546cm" svg:x="4.459cm" svg:y="14.672cm" svg:viewBox="0 0 18 547" draw:points="8,0 18,10 18,537 8,547 0,537 0,10">
          <text:p/>
        </draw:polygon>
        <draw:polygon draw:style-name="gr26" draw:text-style-name="P9" draw:layer="layout" svg:width="0.018cm" svg:height="0.546cm" svg:x="11.761cm" svg:y="14.672cm" svg:viewBox="0 0 19 547" draw:points="7,0 19,10 19,537 7,547 0,537 0,10">
          <text:p/>
        </draw:polygon>
        <draw:polygon draw:style-name="gr1" draw:text-style-name="P1" draw:layer="layout" svg:width="0.017cm" svg:height="1.22cm" svg:x="14.619cm" svg:y="12.005cm" svg:viewBox="0 0 18 1221" draw:points="7,0 18,10 18,1211 7,1221 0,1211 0,10">
          <text:p/>
        </draw:polygon>
        <draw:polygon draw:style-name="gr1" draw:text-style-name="P1" draw:layer="layout" svg:width="0.017cm" svg:height="0.546cm" svg:x="14.94cm" svg:y="14.672cm" svg:viewBox="0 0 18 547" draw:points="7,0 18,10 18,537 7,547 0,537 0,10">
          <text:p/>
        </draw:polygon>
        <draw:polygon draw:style-name="gr1" draw:text-style-name="P1" draw:layer="layout" svg:width="0.017cm" svg:height="1.242cm" svg:x="19.385cm" svg:y="11.994cm" svg:viewBox="0 0 18 1243" draw:points="8,11 18,0 18,1243 8,1232 0,1222 0,21">
          <text:p/>
        </draw:polygon>
        <draw:polygon draw:style-name="gr26" draw:text-style-name="P9" draw:layer="layout" svg:width="0.017cm" svg:height="0.691cm" svg:x="19.385cm" svg:y="13.215cm" svg:viewBox="0 0 18 692" draw:points="8,10 18,0 18,692 8,681 0,671 0,21">
          <text:p/>
        </draw:polygon>
        <draw:polygon draw:style-name="gr26" draw:text-style-name="P9" draw:layer="layout" svg:width="0.017cm" svg:height="0.797cm" svg:x="19.385cm" svg:y="13.885cm" svg:viewBox="0 0 18 798" draw:points="8,10 18,0 18,798 8,788 0,777 0,21">
          <text:p/>
        </draw:polygon>
        <draw:polygon draw:style-name="gr1" draw:text-style-name="P1" draw:layer="layout" svg:width="0.017cm" svg:height="0.568cm" svg:x="19.385cm" svg:y="14.661cm" svg:viewBox="0 0 18 569" draw:points="8,11 18,0 18,569 8,558 0,548 0,21">
          <text:p/>
        </draw:polygon>
        <draw:polygon draw:style-name="gr1" draw:text-style-name="P1" draw:layer="layout" svg:width="0.017cm" svg:height="2.751cm" svg:x="19.385cm" svg:y="15.208cm" svg:viewBox="0 0 18 2752" draw:points="8,10 18,0 18,2752 8,2742 0,2731 0,21">
          <text:p/>
        </draw:polygon>
        <draw:polygon draw:style-name="gr26" draw:text-style-name="P9" draw:layer="layout" svg:width="0.017cm" svg:height="2.547cm" svg:x="19.385cm" svg:y="17.938cm" svg:viewBox="0 0 18 2548" draw:points="8,11 18,0 18,2548 8,2538 0,2527 0,21">
          <text:p/>
        </draw:polygon>
        <draw:frame draw:style-name="gr249" draw:text-style-name="P4" draw:layer="layout" svg:width="14.357cm" svg:height="0.395cm" svg:x="1.767cm" svg:y="11.135cm">
          <draw:text-box>
            <text:p text:style-name="P2"><text:span text:style-name="T3">Research practices, and have discussed them with other researchers involved in the project.</text:span></text:p>
          </draw:text-box>
        </draw:frame>
        <draw:frame draw:style-name="gr250" draw:text-style-name="P4" draw:layer="layout" svg:width="2.97cm" svg:height="0.395cm" svg:x="1.774cm" svg:y="12.049cm">
          <draw:text-box>
            <text:p text:style-name="P2"><text:span text:style-name="T2">STUDENTS ONLY</text:span></text:p>
          </draw:text-box>
        </draw:frame>
        <draw:polygon draw:style-name="gr1" draw:text-style-name="P1" draw:layer="layout" svg:width="0.992cm" svg:height="0.021cm" svg:x="15.472cm" svg:y="12.389cm" svg:viewBox="0 0 993 22" draw:points="982,11 975,22 18,22 7,11 0,0 993,0">
          <text:p/>
        </draw:polygon>
        <draw:polygon draw:style-name="gr1" draw:text-style-name="P1" draw:layer="layout" svg:width="0.829cm" svg:height="0.021cm" svg:x="16.446cm" svg:y="12.389cm" svg:viewBox="0 0 830 22" draw:points="819,11 812,22 18,22 7,11 0,0 830,0">
          <text:p/>
        </draw:polygon>
        <draw:polygon draw:style-name="gr1" draw:text-style-name="P1" draw:layer="layout" svg:width="0.928cm" svg:height="0.021cm" svg:x="17.257cm" svg:y="12.389cm" svg:viewBox="0 0 929 22" draw:points="919,11 912,22 18,22 7,11 0,0 929,0">
          <text:p/>
        </draw:polygon>
        <draw:polygon draw:style-name="gr1" draw:text-style-name="P1" draw:layer="layout" svg:width="0.917cm" svg:height="0.021cm" svg:x="18.168cm" svg:y="12.389cm" svg:viewBox="0 0 918 22" draw:points="907,11 900,22 17,22 7,11 0,0 918,0">
          <text:p/>
        </draw:polygon>
        <draw:polygon draw:style-name="gr1" draw:text-style-name="P1" draw:layer="layout" svg:width="0.992cm" svg:height="0.022cm" svg:x="15.472cm" svg:y="12.812cm" svg:viewBox="0 0 993 23" draw:points="982,12 993,23 0,23 7,12 18,0 975,0">
          <text:p/>
        </draw:polygon>
        <draw:polygon draw:style-name="gr1" draw:text-style-name="P1" draw:layer="layout" svg:width="0.829cm" svg:height="0.022cm" svg:x="16.446cm" svg:y="12.812cm" svg:viewBox="0 0 830 23" draw:points="819,12 830,23 0,23 7,12 18,0 812,0">
          <text:p/>
        </draw:polygon>
        <draw:polygon draw:style-name="gr1" draw:text-style-name="P1" draw:layer="layout" svg:width="0.928cm" svg:height="0.022cm" svg:x="17.257cm" svg:y="12.812cm" svg:viewBox="0 0 929 23" draw:points="919,12 929,23 0,23 7,12 18,0 912,0">
          <text:p/>
        </draw:polygon>
        <draw:polygon draw:style-name="gr1" draw:text-style-name="P1" draw:layer="layout" svg:width="0.917cm" svg:height="0.022cm" svg:x="18.168cm" svg:y="12.812cm" svg:viewBox="0 0 918 23" draw:points="907,12 918,23 0,23 7,12 17,0 900,0">
          <text:p/>
        </draw:polygon>
        <draw:polygon draw:style-name="gr1" draw:text-style-name="P1" draw:layer="layout" svg:width="0.018cm" svg:height="0.445cm" svg:x="15.472cm" svg:y="12.389cm" svg:viewBox="0 0 19 446" draw:points="8,11 19,21 19,424 8,435 0,446 0,0">
          <text:p/>
        </draw:polygon>
        <draw:polygon draw:style-name="gr1" draw:text-style-name="P1" draw:layer="layout" svg:width="0.018cm" svg:height="0.423cm" svg:x="16.446cm" svg:y="12.4cm" svg:viewBox="0 0 19 424" draw:points="8,0 19,10 19,413 8,424 0,413 0,10">
          <text:p/>
        </draw:polygon>
        <draw:polygon draw:style-name="gr1" draw:text-style-name="P1" draw:layer="layout" svg:width="0.018cm" svg:height="0.423cm" svg:x="17.257cm" svg:y="12.4cm" svg:viewBox="0 0 19 424" draw:points="8,0 19,10 19,413 8,424 0,413 0,10">
          <text:p/>
        </draw:polygon>
        <draw:polygon draw:style-name="gr1" draw:text-style-name="P1" draw:layer="layout" svg:width="0.017cm" svg:height="0.423cm" svg:x="18.168cm" svg:y="12.4cm" svg:viewBox="0 0 18 424" draw:points="7,0 18,10 18,413 7,424 0,413 0,10">
          <text:p/>
        </draw:polygon>
        <draw:polygon draw:style-name="gr1" draw:text-style-name="P1" draw:layer="layout" svg:width="0.018cm" svg:height="0.445cm" svg:x="19.067cm" svg:y="12.389cm" svg:viewBox="0 0 19 446" draw:points="7,11 19,0 19,446 7,435 0,424 0,21">
          <text:p/>
        </draw:polygon>
        <draw:frame draw:style-name="gr251" draw:text-style-name="P4" draw:layer="layout" svg:width="12.372cm" svg:height="0.395cm" svg:x="1.774cm" svg:y="12.455cm">
          <draw:text-box>
            <text:p text:style-name="P2"><text:span text:style-name="T3">My Supervisor has seen and agreed all relevant paperwork linked to this project</text:span></text:p>
          </draw:text-box>
        </draw:frame>
        <draw:polygon draw:style-name="gr5" draw:text-style-name="P5" draw:layer="layout" svg:width="0.292cm" svg:height="0.292cm" svg:x="16.711cm" svg:y="12.46cm" svg:viewBox="0 0 293 293" draw:points="0,293 293,293 293,0 0,0">
          <text:p/>
        </draw:polygon>
        <draw:frame draw:style-name="gr84" draw:text-style-name="P4" draw:layer="layout" svg:width="0.701cm" svg:height="0.395cm" svg:x="15.632cm" svg:y="12.42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2cm" svg:x="18.478cm" svg:y="12.46cm" svg:viewBox="0 0 294 293" draw:points="0,293 294,293 294,0 0,0">
          <text:p/>
        </draw:polygon>
        <draw:frame draw:style-name="gr85" draw:text-style-name="P4" draw:layer="layout" svg:width="0.531cm" svg:height="0.395cm" svg:x="17.459cm" svg:y="12.42cm">
          <draw:text-box>
            <text:p text:style-name="P2"><text:span text:style-name="T2">NO</text:span></text:p>
          </draw:text-box>
        </draw:frame>
        <draw:frame draw:style-name="gr252" draw:text-style-name="P4" draw:layer="layout" svg:width="1.852cm" svg:height="0.395cm" svg:x="1.774cm" svg:y="13.369cm">
          <draw:text-box>
            <text:p text:style-name="P2"><text:span text:style-name="T3">Print Name:</text:span></text:p>
          </draw:text-box>
        </draw:frame>
        <draw:frame draw:style-name="gr253" draw:text-style-name="P4" draw:layer="layout" svg:width="1.501cm" svg:height="0.395cm" svg:x="1.774cm" svg:y="14.092cm">
          <draw:text-box>
            <text:p text:style-name="P2"><text:span text:style-name="T3">Signature</text:span></text:p>
          </draw:text-box>
        </draw:frame>
        <draw:frame draw:style-name="gr23" draw:text-style-name="P4" draw:layer="layout" svg:width="0.84cm" svg:height="0.395cm" svg:x="1.774cm" svg:y="14.751cm">
          <draw:text-box>
            <text:p text:style-name="P2"><text:span text:style-name="T3">Date:</text:span></text:p>
          </draw:text-box>
        </draw:frame>
        <draw:frame draw:style-name="gr254" draw:text-style-name="P4" draw:layer="layout" svg:width="2.771cm" svg:height="0.395cm" svg:x="1.774cm" svg:y="15.58cm">
          <draw:text-box>
            <text:p text:style-name="P2"><text:span text:style-name="T2">SUPERVISOR(S)</text:span></text:p>
          </draw:text-box>
        </draw:frame>
        <draw:frame draw:style-name="gr255" draw:text-style-name="P4" draw:layer="layout" svg:width="17.338cm" svg:height="0.395cm" svg:x="1.774cm" svg:y="15.986cm">
          <draw:text-box>
            <text:p text:style-name="P2"><text:span text:style-name="T3">The Supervisor must ensure they have read both the application and the guidelines, and also has approved the </text:span></text:p>
          </draw:text-box>
        </draw:frame>
        <draw:frame draw:style-name="gr256" draw:text-style-name="P4" draw:layer="layout" svg:width="17.367cm" svg:height="0.395cm" svg:x="1.774cm" svg:y="16.392cm">
          <draw:text-box>
            <text:p text:style-name="P2"><text:span text:style-name="T3">project and application, before signing below, with clear regard for the balance between risk and the value of the</text:span></text:p>
          </draw:text-box>
        </draw:frame>
        <draw:frame draw:style-name="gr257" draw:text-style-name="P4" draw:layer="layout" svg:width="17.155cm" svg:height="0.395cm" svg:x="1.774cm" svg:y="16.798cm">
          <draw:text-box>
            <text:p text:style-name="P2"><text:span text:style-name="T3">research to the School/Student. <text:s/>(Supervisors should provide this on a separate sheet or supply to the student </text:span></text:p>
          </draw:text-box>
        </draw:frame>
        <draw:polygon draw:style-name="gr1" draw:text-style-name="P1" draw:layer="layout" svg:width="2.871cm" svg:height="0.021cm" svg:x="1.605cm" svg:y="20.958cm" svg:viewBox="0 0 2872 22" draw:points="2862,12 2855,22 17,22 7,12 0,0 2872,0">
          <text:p/>
        </draw:polygon>
        <draw:polygon draw:style-name="gr26" draw:text-style-name="P9" draw:layer="layout" svg:width="14.943cm" svg:height="0.021cm" svg:x="4.459cm" svg:y="20.958cm" svg:viewBox="0 0 14944 22" draw:points="14934,12 14927,22 17,22 7,12 0,0 14944,0">
          <text:p/>
        </draw:polygon>
        <draw:polygon draw:style-name="gr1" draw:text-style-name="P1" draw:layer="layout" svg:width="2.854cm" svg:height="0.021cm" svg:x="1.612cm" svg:y="21.628cm" svg:viewBox="0 0 2855 22" draw:points="2855,11 2848,22 10,22 0,11 10,0 2848,0">
          <text:p/>
        </draw:polygon>
        <draw:polygon draw:style-name="gr26" draw:text-style-name="P9" draw:layer="layout" svg:width="14.926cm" svg:height="0.021cm" svg:x="4.466cm" svg:y="21.628cm" svg:viewBox="0 0 14927 22" draw:points="14927,11 14920,22 10,22 0,11 10,0 14920,0">
          <text:p/>
        </draw:polygon>
        <draw:polygon draw:style-name="gr1" draw:text-style-name="P1" draw:layer="layout" svg:width="2.854cm" svg:height="0.021cm" svg:x="1.612cm" svg:y="22.348cm" svg:viewBox="0 0 2855 22" draw:points="2855,12 2848,22 10,22 0,12 10,0 2848,0">
          <text:p/>
        </draw:polygon>
        <draw:polygon draw:style-name="gr26" draw:text-style-name="P9" draw:layer="layout" svg:width="7.313cm" svg:height="0.021cm" svg:x="4.466cm" svg:y="22.348cm" svg:viewBox="0 0 7314 22" draw:points="7303,12 7296,22 10,22 0,12 10,0 7314,0">
          <text:p/>
        </draw:polygon>
        <draw:polygon draw:style-name="gr26" draw:text-style-name="P9" draw:layer="layout" svg:width="7.641cm" svg:height="0.021cm" svg:x="11.761cm" svg:y="22.348cm" svg:viewBox="0 0 7642 22" draw:points="7632,12 7642,22 18,22 7,12 0,0 7625,0">
          <text:p/>
        </draw:polygon>
        <draw:polygon draw:style-name="gr1" draw:text-style-name="P1" draw:layer="layout" svg:width="2.871cm" svg:height="0.022cm" svg:x="1.605cm" svg:y="22.972cm" svg:viewBox="0 0 2872 23" draw:points="2862,11 2872,23 0,23 7,11 17,0 2855,0">
          <text:p/>
        </draw:polygon>
        <draw:polygon draw:style-name="gr26" draw:text-style-name="P9" draw:layer="layout" svg:width="7.32cm" svg:height="0.022cm" svg:x="4.459cm" svg:y="22.972cm" svg:viewBox="0 0 7321 23" draw:points="7310,11 7321,23 0,23 7,11 17,0 7303,0">
          <text:p/>
        </draw:polygon>
        <draw:polygon draw:style-name="gr1" draw:text-style-name="P1" draw:layer="layout" svg:width="0.017cm" svg:height="0.691cm" svg:x="1.605cm" svg:y="20.958cm" svg:viewBox="0 0 18 692" draw:points="8,11 18,21 18,671 8,682 0,692 0,0">
          <text:p/>
        </draw:polygon>
        <draw:polygon draw:style-name="gr1" draw:text-style-name="P1" draw:layer="layout" svg:width="0.017cm" svg:height="0.741cm" svg:x="1.605cm" svg:y="21.628cm" svg:viewBox="0 0 18 742" draw:points="8,11 18,21 18,721 8,732 0,742 0,0">
          <text:p/>
        </draw:polygon>
        <draw:polygon draw:style-name="gr1" draw:text-style-name="P1" draw:layer="layout" svg:width="0.017cm" svg:height="0.646cm" svg:x="1.605cm" svg:y="22.348cm" svg:viewBox="0 0 18 647" draw:points="8,11 18,21 18,625 8,636 0,647 0,0">
          <text:p/>
        </draw:polygon>
        <draw:polygon draw:style-name="gr26" draw:text-style-name="P9" draw:layer="layout" svg:width="0.017cm" svg:height="0.67cm" svg:x="4.459cm" svg:y="20.969cm" svg:viewBox="0 0 18 671" draw:points="8,0 18,10 18,660 8,671 0,660 0,10">
          <text:p/>
        </draw:polygon>
        <draw:polygon draw:style-name="gr26" draw:text-style-name="P9" draw:layer="layout" svg:width="0.017cm" svg:height="0.72cm" svg:x="4.459cm" svg:y="21.639cm" svg:viewBox="0 0 18 721" draw:points="8,0 18,10 18,710 8,721 0,710 0,10">
          <text:p/>
        </draw:polygon>
        <draw:polygon draw:style-name="gr26" draw:text-style-name="P9" draw:layer="layout" svg:width="0.017cm" svg:height="0.624cm" svg:x="4.459cm" svg:y="22.359cm" svg:viewBox="0 0 18 625" draw:points="8,0 18,10 18,614 8,625 0,614 0,10">
          <text:p/>
        </draw:polygon>
        <draw:polygon draw:style-name="gr26" draw:text-style-name="P9" draw:layer="layout" svg:width="0.018cm" svg:height="0.635cm" svg:x="11.761cm" svg:y="22.359cm" svg:viewBox="0 0 19 636" draw:points="7,0 19,10 19,636 7,625 0,614 0,10">
          <text:p/>
        </draw:polygon>
        <draw:polygon draw:style-name="gr26" draw:text-style-name="P9" draw:layer="layout" svg:width="0.017cm" svg:height="0.691cm" svg:x="19.385cm" svg:y="20.958cm" svg:viewBox="0 0 18 692" draw:points="8,11 18,0 18,692 8,682 0,671 0,21">
          <text:p/>
        </draw:polygon>
        <draw:polygon draw:style-name="gr26" draw:text-style-name="P9" draw:layer="layout" svg:width="0.017cm" svg:height="0.741cm" svg:x="19.385cm" svg:y="21.628cm" svg:viewBox="0 0 18 742" draw:points="8,11 18,0 18,742 8,732 0,721 0,21">
          <text:p/>
        </draw:polygon>
        <draw:frame draw:style-name="gr258" draw:text-style-name="P4" draw:layer="layout" svg:width="12.325cm" svg:height="0.395cm" svg:x="1.774cm" svg:y="17.203cm">
          <draw:text-box>
            <text:p text:style-name="P2"><text:span text:style-name="T3">to insert below) <text:s/>Please, if you wish, add comments in no more than 200 words:</text:span></text:p>
          </draw:text-box>
        </draw:frame>
        <draw:frame draw:style-name="gr252" draw:text-style-name="P4" draw:layer="layout" svg:width="1.852cm" svg:height="0.395cm" svg:x="1.774cm" svg:y="21.112cm">
          <draw:text-box>
            <text:p text:style-name="P2"><text:span text:style-name="T3">Print Name:</text:span></text:p>
          </draw:text-box>
        </draw:frame>
        <draw:frame draw:style-name="gr253" draw:text-style-name="P4" draw:layer="layout" svg:width="1.501cm" svg:height="0.395cm" svg:x="1.774cm" svg:y="21.807cm">
          <draw:text-box>
            <text:p text:style-name="P2"><text:span text:style-name="T3">Signature</text:span></text:p>
          </draw:text-box>
        </draw:frame>
        <draw:polygon draw:style-name="gr1" draw:text-style-name="P1" draw:layer="layout" svg:width="13.031cm" svg:height="0.021cm" svg:x="1.605cm" svg:y="23.466cm" svg:viewBox="0 0 13032 22" draw:points="13022,12 13015,22 17,22 7,12 0,0 13032,0">
          <text:p/>
        </draw:polygon>
        <draw:polygon draw:style-name="gr1" draw:text-style-name="P1" draw:layer="layout" svg:width="4.783cm" svg:height="0.021cm" svg:x="14.619cm" svg:y="23.466cm" svg:viewBox="0 0 4784 22" draw:points="4774,12 4767,22 17,22 7,12 0,0 4784,0">
          <text:p/>
        </draw:polygon>
        <draw:polygon draw:style-name="gr1" draw:text-style-name="P1" draw:layer="layout" svg:width="2.864cm" svg:height="0.021cm" svg:x="1.612cm" svg:y="24.687cm" svg:viewBox="0 0 2865 22" draw:points="2855,10 2848,22 10,22 0,10 10,0 2865,0">
          <text:p/>
        </draw:polygon>
        <draw:polygon draw:style-name="gr1" draw:text-style-name="P1" draw:layer="layout" svg:width="10.177cm" svg:height="0.021cm" svg:x="4.459cm" svg:y="24.687cm" svg:viewBox="0 0 10178 22" draw:points="10168,10 10178,22 17,22 7,10 0,0 10161,0">
          <text:p/>
        </draw:polygon>
        <draw:polygon draw:style-name="gr1" draw:text-style-name="P1" draw:layer="layout" svg:width="4.773cm" svg:height="0.021cm" svg:x="14.619cm" svg:y="24.687cm" svg:viewBox="0 0 4774 22" draw:points="4774,10 4767,22 0,22 7,10 17,0 4767,0">
          <text:p/>
        </draw:polygon>
        <draw:polygon draw:style-name="gr1" draw:text-style-name="P1" draw:layer="layout" svg:width="2.854cm" svg:height="0.021cm" svg:x="1.612cm" svg:y="25.357cm" svg:viewBox="0 0 2855 22" draw:points="2855,12 2848,22 10,22 0,12 10,0 2848,0">
          <text:p/>
        </draw:polygon>
        <draw:polygon draw:style-name="gr26" draw:text-style-name="P9" draw:layer="layout" svg:width="14.926cm" svg:height="0.021cm" svg:x="4.466cm" svg:y="25.357cm" svg:viewBox="0 0 14927 22" draw:points="14927,12 14920,22 10,22 0,12 10,0 14920,0">
          <text:p/>
        </draw:polygon>
        <draw:polygon draw:style-name="gr1" draw:text-style-name="P1" draw:layer="layout" svg:width="2.854cm" svg:height="0.021cm" svg:x="1.612cm" svg:y="26.035cm" svg:viewBox="0 0 2855 22" draw:points="2855,10 2848,22 10,22 0,10 10,0 2848,0">
          <text:p/>
        </draw:polygon>
        <draw:polygon draw:style-name="gr26" draw:text-style-name="P9" draw:layer="layout" svg:width="7.313cm" svg:height="0.021cm" svg:x="4.466cm" svg:y="26.035cm" svg:viewBox="0 0 7314 22" draw:points="7303,10 7296,22 10,22 0,10 10,0 7314,0">
          <text:p/>
        </draw:polygon>
        <draw:polygon draw:style-name="gr26" draw:text-style-name="P9" draw:layer="layout" svg:width="3.196cm" svg:height="0.021cm" svg:x="11.761cm" svg:y="26.035cm" svg:viewBox="0 0 3197 22" draw:points="3187,10 3180,22 18,22 7,10 0,0 3197,0">
          <text:p/>
        </draw:polygon>
        <draw:polygon draw:style-name="gr26" draw:text-style-name="P9" draw:layer="layout" svg:width="4.452cm" svg:height="0.021cm" svg:x="14.94cm" svg:y="26.035cm" svg:viewBox="0 0 4453 22" draw:points="4453,10 4446,22 17,22 7,10 0,0 4446,0">
          <text:p/>
        </draw:polygon>
        <draw:polygon draw:style-name="gr1" draw:text-style-name="P1" draw:layer="layout" svg:width="2.871cm" svg:height="0.021cm" svg:x="1.605cm" svg:y="26.677cm" svg:viewBox="0 0 2872 22" draw:points="2862,11 2872,22 0,22 7,11 17,0 2855,0">
          <text:p/>
        </draw:polygon>
        <draw:polygon draw:style-name="gr26" draw:text-style-name="P9" draw:layer="layout" svg:width="7.32cm" svg:height="0.021cm" svg:x="4.459cm" svg:y="26.677cm" svg:viewBox="0 0 7321 22" draw:points="7310,11 7321,22 0,22 7,11 17,0 7303,0">
          <text:p/>
        </draw:polygon>
        <draw:polygon draw:style-name="gr1" draw:text-style-name="P1" draw:layer="layout" svg:width="3.196cm" svg:height="0.021cm" svg:x="11.761cm" svg:y="26.677cm" svg:viewBox="0 0 3197 22" draw:points="3187,11 3197,22 0,22 7,11 18,0 3180,0">
          <text:p/>
        </draw:polygon>
        <draw:polygon draw:style-name="gr1" draw:text-style-name="P1" draw:layer="layout" svg:width="4.462cm" svg:height="0.021cm" svg:x="14.94cm" svg:y="26.677cm" svg:viewBox="0 0 4463 22" draw:points="4453,11 4463,22 0,22 7,11 17,0 4446,0">
          <text:p/>
        </draw:polygon>
        <draw:polygon draw:style-name="gr1" draw:text-style-name="P1" draw:layer="layout" svg:width="0.017cm" svg:height="1.242cm" svg:x="1.605cm" svg:y="23.466cm" svg:viewBox="0 0 18 1243" draw:points="8,11 18,21 18,1222 8,1232 0,1243 0,0">
          <text:p/>
        </draw:polygon>
        <draw:polygon draw:style-name="gr1" draw:text-style-name="P1" draw:layer="layout" svg:width="0.017cm" svg:height="0.691cm" svg:x="1.605cm" svg:y="24.687cm" svg:viewBox="0 0 18 692" draw:points="8,10 18,21 18,671 8,682 0,692 0,0">
          <text:p/>
        </draw:polygon>
        <draw:polygon draw:style-name="gr1" draw:text-style-name="P1" draw:layer="layout" svg:width="0.017cm" svg:height="0.699cm" svg:x="1.605cm" svg:y="25.357cm" svg:viewBox="0 0 18 700" draw:points="8,11 18,21 18,679 8,689 0,700 0,0">
          <text:p/>
        </draw:polygon>
        <draw:polygon draw:style-name="gr1" draw:text-style-name="P1" draw:layer="layout" svg:width="0.017cm" svg:height="0.663cm" svg:x="1.605cm" svg:y="26.035cm" svg:viewBox="0 0 18 664" draw:points="8,10 18,21 18,643 8,653 0,664 0,0">
          <text:p/>
        </draw:polygon>
        <draw:polygon draw:style-name="gr26" draw:text-style-name="P9" draw:layer="layout" svg:width="0.017cm" svg:height="0.671cm" svg:x="4.459cm" svg:y="24.697cm" svg:viewBox="0 0 18 672" draw:points="8,0 18,11 18,661 8,672 0,661 0,11">
          <text:p/>
        </draw:polygon>
        <draw:polygon draw:style-name="gr26" draw:text-style-name="P9" draw:layer="layout" svg:width="0.017cm" svg:height="0.677cm" svg:x="4.459cm" svg:y="25.368cm" svg:viewBox="0 0 18 678" draw:points="8,0 18,10 18,668 8,678 0,668 0,10">
          <text:p/>
        </draw:polygon>
        <draw:polygon draw:style-name="gr26" draw:text-style-name="P9" draw:layer="layout" svg:width="0.017cm" svg:height="0.642cm" svg:x="4.459cm" svg:y="26.045cm" svg:viewBox="0 0 18 643" draw:points="8,0 18,11 18,633 8,643 0,633 0,11">
          <text:p/>
        </draw:polygon>
        <draw:polygon draw:style-name="gr26" draw:text-style-name="P9" draw:layer="layout" svg:width="0.018cm" svg:height="0.642cm" svg:x="11.761cm" svg:y="26.045cm" svg:viewBox="0 0 19 643" draw:points="7,0 19,11 19,633 7,643 0,633 0,11">
          <text:p/>
        </draw:polygon>
        <draw:polygon draw:style-name="gr1" draw:text-style-name="P1" draw:layer="layout" svg:width="0.017cm" svg:height="1.22cm" svg:x="14.619cm" svg:y="23.477cm" svg:viewBox="0 0 18 1221" draw:points="7,0 18,10 18,1211 7,1221 0,1211 0,10">
          <text:p/>
        </draw:polygon>
        <draw:polygon draw:style-name="gr1" draw:text-style-name="P1" draw:layer="layout" svg:width="0.017cm" svg:height="0.642cm" svg:x="14.94cm" svg:y="26.045cm" svg:viewBox="0 0 18 643" draw:points="7,0 18,11 18,633 7,643 0,633 0,11">
          <text:p/>
        </draw:polygon>
        <draw:polygon draw:style-name="gr1" draw:text-style-name="P1" draw:layer="layout" svg:width="0.017cm" svg:height="1.242cm" svg:x="19.385cm" svg:y="23.466cm" svg:viewBox="0 0 18 1243" draw:points="8,11 18,0 18,1243 8,1232 0,1222 0,21">
          <text:p/>
        </draw:polygon>
        <draw:polygon draw:style-name="gr26" draw:text-style-name="P9" draw:layer="layout" svg:width="0.017cm" svg:height="0.691cm" svg:x="19.385cm" svg:y="24.687cm" svg:viewBox="0 0 18 692" draw:points="8,10 18,0 18,692 8,682 0,671 0,21">
          <text:p/>
        </draw:polygon>
        <draw:polygon draw:style-name="gr26" draw:text-style-name="P9" draw:layer="layout" svg:width="0.017cm" svg:height="0.699cm" svg:x="19.385cm" svg:y="25.357cm" svg:viewBox="0 0 18 700" draw:points="8,11 18,0 18,700 8,689 0,679 0,21">
          <text:p/>
        </draw:polygon>
        <draw:polygon draw:style-name="gr1" draw:text-style-name="P1" draw:layer="layout" svg:width="0.017cm" svg:height="0.663cm" svg:x="19.385cm" svg:y="26.035cm" svg:viewBox="0 0 18 664" draw:points="8,10 18,0 18,664 8,653 0,643 0,21">
          <text:p/>
        </draw:polygon>
        <draw:frame draw:style-name="gr23" draw:text-style-name="P4" draw:layer="layout" svg:width="0.84cm" svg:height="0.395cm" svg:x="1.774cm" svg:y="22.477cm">
          <draw:text-box>
            <text:p text:style-name="P2"><text:span text:style-name="T3">Date:</text:span></text:p>
          </draw:text-box>
        </draw:frame>
        <draw:polygon draw:style-name="gr1" draw:text-style-name="P1" draw:layer="layout" svg:width="0.992cm" svg:height="0.022cm" svg:x="15.472cm" svg:y="23.861cm" svg:viewBox="0 0 993 23" draw:points="982,12 975,23 18,23 7,12 0,0 993,0">
          <text:p/>
        </draw:polygon>
        <draw:polygon draw:style-name="gr1" draw:text-style-name="P1" draw:layer="layout" svg:width="0.829cm" svg:height="0.022cm" svg:x="16.446cm" svg:y="23.861cm" svg:viewBox="0 0 830 23" draw:points="819,12 812,23 18,23 7,12 0,0 830,0">
          <text:p/>
        </draw:polygon>
        <draw:polygon draw:style-name="gr1" draw:text-style-name="P1" draw:layer="layout" svg:width="0.928cm" svg:height="0.022cm" svg:x="17.257cm" svg:y="23.861cm" svg:viewBox="0 0 929 23" draw:points="919,12 912,23 18,23 7,12 0,0 929,0">
          <text:p/>
        </draw:polygon>
        <draw:polygon draw:style-name="gr1" draw:text-style-name="P1" draw:layer="layout" svg:width="0.917cm" svg:height="0.022cm" svg:x="18.168cm" svg:y="23.861cm" svg:viewBox="0 0 918 23" draw:points="907,12 900,23 17,23 7,12 0,0 918,0">
          <text:p/>
        </draw:polygon>
        <draw:polygon draw:style-name="gr1" draw:text-style-name="P1" draw:layer="layout" svg:width="0.992cm" svg:height="0.021cm" svg:x="15.472cm" svg:y="24.285cm" svg:viewBox="0 0 993 22" draw:points="982,11 993,22 0,22 7,11 18,0 975,0">
          <text:p/>
        </draw:polygon>
        <draw:polygon draw:style-name="gr1" draw:text-style-name="P1" draw:layer="layout" svg:width="0.829cm" svg:height="0.021cm" svg:x="16.446cm" svg:y="24.285cm" svg:viewBox="0 0 830 22" draw:points="819,11 830,22 0,22 7,11 18,0 812,0">
          <text:p/>
        </draw:polygon>
        <draw:polygon draw:style-name="gr1" draw:text-style-name="P1" draw:layer="layout" svg:width="0.928cm" svg:height="0.021cm" svg:x="17.257cm" svg:y="24.285cm" svg:viewBox="0 0 929 22" draw:points="919,11 929,22 0,22 7,11 18,0 912,0">
          <text:p/>
        </draw:polygon>
        <draw:polygon draw:style-name="gr1" draw:text-style-name="P1" draw:layer="layout" svg:width="0.917cm" svg:height="0.021cm" svg:x="18.168cm" svg:y="24.285cm" svg:viewBox="0 0 918 22" draw:points="907,11 918,22 0,22 7,11 17,0 900,0">
          <text:p/>
        </draw:polygon>
        <draw:polygon draw:style-name="gr1" draw:text-style-name="P1" draw:layer="layout" svg:width="0.018cm" svg:height="0.445cm" svg:x="15.472cm" svg:y="23.861cm" svg:viewBox="0 0 19 446" draw:points="8,11 19,22 19,425 8,435 0,446 0,0">
          <text:p/>
        </draw:polygon>
        <draw:polygon draw:style-name="gr1" draw:text-style-name="P1" draw:layer="layout" svg:width="0.018cm" svg:height="0.423cm" svg:x="16.446cm" svg:y="23.872cm" svg:viewBox="0 0 19 424" draw:points="8,0 19,11 19,414 8,424 0,414 0,11">
          <text:p/>
        </draw:polygon>
        <draw:polygon draw:style-name="gr1" draw:text-style-name="P1" draw:layer="layout" svg:width="0.018cm" svg:height="0.423cm" svg:x="17.257cm" svg:y="23.872cm" svg:viewBox="0 0 19 424" draw:points="8,0 19,11 19,414 8,424 0,414 0,11">
          <text:p/>
        </draw:polygon>
        <draw:polygon draw:style-name="gr1" draw:text-style-name="P1" draw:layer="layout" svg:width="0.017cm" svg:height="0.423cm" svg:x="18.168cm" svg:y="23.872cm" svg:viewBox="0 0 18 424" draw:points="7,0 18,11 18,414 7,424 0,414 0,11">
          <text:p/>
        </draw:polygon>
        <draw:polygon draw:style-name="gr1" draw:text-style-name="P1" draw:layer="layout" svg:width="0.018cm" svg:height="0.445cm" svg:x="19.067cm" svg:y="23.861cm" svg:viewBox="0 0 19 446" draw:points="7,11 19,0 19,446 7,435 0,425 0,22">
          <text:p/>
        </draw:polygon>
        <draw:frame draw:style-name="gr259" draw:text-style-name="P4" draw:layer="layout" svg:width="4.862cm" svg:height="0.395cm" svg:x="1.774cm" svg:y="23.691cm">
          <draw:text-box>
            <text:p text:style-name="P2"><text:span text:style-name="T2">STAFF RESEARCHER ONLY </text:span></text:p>
          </draw:text-box>
        </draw:frame>
        <draw:polygon draw:style-name="gr5" draw:text-style-name="P5" draw:layer="layout" svg:width="0.292cm" svg:height="0.293cm" svg:x="16.711cm" svg:y="23.932cm" svg:viewBox="0 0 293 294" draw:points="0,294 293,294 293,0 0,0">
          <text:p/>
        </draw:polygon>
        <draw:frame draw:style-name="gr84" draw:text-style-name="P4" draw:layer="layout" svg:width="0.701cm" svg:height="0.395cm" svg:x="15.632cm" svg:y="23.892cm">
          <draw:text-box>
            <text:p text:style-name="P2"><text:span text:style-name="T2">YES</text:span></text:p>
          </draw:text-box>
        </draw:frame>
        <draw:polygon draw:style-name="gr5" draw:text-style-name="P5" draw:layer="layout" svg:width="0.293cm" svg:height="0.293cm" svg:x="18.478cm" svg:y="23.932cm" svg:viewBox="0 0 294 294" draw:points="0,294 294,294 294,0 0,0">
          <text:p/>
        </draw:polygon>
        <draw:frame draw:style-name="gr85" draw:text-style-name="P4" draw:layer="layout" svg:width="0.531cm" svg:height="0.395cm" svg:x="17.459cm" svg:y="23.892cm">
          <draw:text-box>
            <text:p text:style-name="P2"><text:span text:style-name="T2">NO</text:span></text:p>
          </draw:text-box>
        </draw:frame>
        <draw:frame draw:style-name="gr252" draw:text-style-name="P4" draw:layer="layout" svg:width="1.852cm" svg:height="0.395cm" svg:x="1.774cm" svg:y="24.841cm">
          <draw:text-box>
            <text:p text:style-name="P2"><text:span text:style-name="T3">Print Name:</text:span></text:p>
          </draw:text-box>
        </draw:frame>
        <draw:frame draw:style-name="gr253" draw:text-style-name="P4" draw:layer="layout" svg:width="1.501cm" svg:height="0.395cm" svg:x="1.774cm" svg:y="25.515cm">
          <draw:text-box>
            <text:p text:style-name="P2"><text:span text:style-name="T3">Signature</text:span></text:p>
          </draw:text-box>
        </draw:frame>
        <draw:polygon draw:style-name="gr1" draw:text-style-name="P1" draw:layer="layout" svg:width="0.017cm" svg:height="0.512cm" svg:x="1.612cm" svg:y="8.046cm" svg:viewBox="0 0 18 513" draw:points="7,502 0,513 0,0 7,7 18,18 18,495">
          <text:p/>
        </draw:polygon>
        <draw:polygon draw:style-name="gr1" draw:text-style-name="P1" draw:layer="layout" svg:width="0.018cm" svg:height="0.512cm" svg:x="5.259cm" svg:y="8.046cm" svg:viewBox="0 0 19 513" draw:points="8,502 0,495 0,18 8,7 19,0 19,513">
          <text:p/>
        </draw:polygon>
        <draw:polygon draw:style-name="gr1" draw:text-style-name="P1" draw:layer="layout" svg:width="3.665cm" svg:height="0.018cm" svg:x="1.612cm" svg:y="8.046cm" svg:viewBox="0 0 3666 19" draw:points="3655,8 3648,19 17,19 7,8 0,0 3666,0">
          <text:p/>
        </draw:polygon>
        <draw:polygon draw:style-name="gr1" draw:text-style-name="P1" draw:layer="layout" svg:width="3.665cm" svg:height="0.018cm" svg:x="1.612cm" svg:y="8.54cm" svg:viewBox="0 0 3666 19" draw:points="3655,8 3666,19 0,19 7,8 17,0 3648,0">
          <text:p/>
        </draw:polygon>
        <draw:polygon draw:style-name="gr1" draw:text-style-name="P1" draw:layer="layout" svg:width="0.018cm" svg:height="0.512cm" svg:x="5.27cm" svg:y="8.046cm" svg:viewBox="0 0 19 513" draw:points="7,502 0,513 0,0 7,7 19,18 19,495">
          <text:p/>
        </draw:polygon>
        <draw:polygon draw:style-name="gr1" draw:text-style-name="P1" draw:layer="layout" svg:width="0.018cm" svg:height="0.512cm" svg:x="19.381cm" svg:y="8.046cm" svg:viewBox="0 0 19 513" draw:points="7,502 0,495 0,18 7,7 19,0 19,513">
          <text:p/>
        </draw:polygon>
        <draw:polygon draw:style-name="gr1" draw:text-style-name="P1" draw:layer="layout" svg:width="14.129cm" svg:height="0.018cm" svg:x="5.27cm" svg:y="8.046cm" svg:viewBox="0 0 14130 19" draw:points="14119,8 14112,19 18,19 7,8 0,0 14130,0">
          <text:p/>
        </draw:polygon>
        <draw:polygon draw:style-name="gr1" draw:text-style-name="P1" draw:layer="layout" svg:width="14.129cm" svg:height="0.018cm" svg:x="5.27cm" svg:y="8.54cm" svg:viewBox="0 0 14130 19" draw:points="14119,8 14130,19 0,19 7,8 18,0 14112,0">
          <text:p/>
        </draw:polygon>
        <draw:polygon draw:style-name="gr1" draw:text-style-name="P1" draw:layer="layout" svg:width="0.017cm" svg:height="0.476cm" svg:x="1.111cm" svg:y="11.518cm" svg:viewBox="0 0 18 477" draw:points="8,466 0,477 0,0 8,7 18,17 18,459">
          <text:p/>
        </draw:polygon>
        <draw:polygon draw:style-name="gr1" draw:text-style-name="P1" draw:layer="layout" svg:width="0.018cm" svg:height="0.476cm" svg:x="19.871cm" svg:y="11.518cm" svg:viewBox="0 0 19 477" draw:points="8,466 0,459 0,17 8,7 19,0 19,477">
          <text:p/>
        </draw:polygon>
        <draw:polygon draw:style-name="gr1" draw:text-style-name="P1" draw:layer="layout" svg:width="18.778cm" svg:height="0.017cm" svg:x="1.111cm" svg:y="11.518cm" svg:viewBox="0 0 18779 18" draw:points="18769,7 18761,18 17,18 7,7 0,0 18779,0">
          <text:p/>
        </draw:polygon>
        <draw:polygon draw:style-name="gr1" draw:text-style-name="P1" draw:layer="layout" svg:width="18.778cm" svg:height="0.019cm" svg:x="1.111cm" svg:y="11.976cm" svg:viewBox="0 0 18779 20" draw:points="18769,8 18779,20 0,20 7,8 17,0 18761,0">
          <text:p/>
        </draw:polygon>
        <draw:polygon draw:style-name="gr1" draw:text-style-name="P1" draw:layer="layout" svg:width="0.017cm" svg:height="0.476cm" svg:x="1.111cm" svg:y="20.482cm" svg:viewBox="0 0 18 477" draw:points="8,466 0,477 0,0 8,7 18,17 18,459">
          <text:p/>
        </draw:polygon>
        <draw:polygon draw:style-name="gr1" draw:text-style-name="P1" draw:layer="layout" svg:width="0.018cm" svg:height="0.476cm" svg:x="19.871cm" svg:y="20.482cm" svg:viewBox="0 0 19 477" draw:points="8,466 0,459 0,17 8,7 19,0 19,477">
          <text:p/>
        </draw:polygon>
        <draw:polygon draw:style-name="gr1" draw:text-style-name="P1" draw:layer="layout" svg:width="18.778cm" svg:height="0.017cm" svg:x="1.111cm" svg:y="20.482cm" svg:viewBox="0 0 18779 18" draw:points="18769,7 18761,18 17,18 7,7 0,0 18779,0">
          <text:p/>
        </draw:polygon>
        <draw:polygon draw:style-name="gr1" draw:text-style-name="P1" draw:layer="layout" svg:width="18.778cm" svg:height="0.018cm" svg:x="1.111cm" svg:y="20.94cm" svg:viewBox="0 0 18779 19" draw:points="18769,7 18779,19 0,19 7,7 17,0 18761,0">
          <text:p/>
        </draw:polygon>
        <draw:polygon draw:style-name="gr1" draw:text-style-name="P1" draw:layer="layout" svg:width="0.017cm" svg:height="0.476cm" svg:x="1.111cm" svg:y="22.99cm" svg:viewBox="0 0 18 477" draw:points="8,467 0,477 0,0 8,7 18,18 18,460">
          <text:p/>
        </draw:polygon>
        <draw:polygon draw:style-name="gr1" draw:text-style-name="P1" draw:layer="layout" svg:width="0.018cm" svg:height="0.476cm" svg:x="19.871cm" svg:y="22.99cm" svg:viewBox="0 0 19 477" draw:points="8,467 0,460 0,18 8,7 19,0 19,477">
          <text:p/>
        </draw:polygon>
        <draw:polygon draw:style-name="gr1" draw:text-style-name="P1" draw:layer="layout" svg:width="18.778cm" svg:height="0.018cm" svg:x="1.111cm" svg:y="22.99cm" svg:viewBox="0 0 18779 19" draw:points="18769,8 18761,19 17,19 7,8 0,0 18779,0">
          <text:p/>
        </draw:polygon>
        <draw:polygon draw:style-name="gr1" draw:text-style-name="P1" draw:layer="layout" svg:width="18.778cm" svg:height="0.017cm" svg:x="1.111cm" svg:y="23.449cm" svg:viewBox="0 0 18779 18" draw:points="18769,8 18779,18 0,18 7,8 17,0 18761,0">
          <text:p/>
        </draw:polygon>
        <draw:polygon draw:style-name="gr1" draw:text-style-name="P1" draw:layer="layout" svg:width="0.017cm" svg:height="0.882cm" svg:x="1.111cm" svg:y="26.694cm" svg:viewBox="0 0 18 883" draw:points="8,873 0,883 0,0 8,7 18,18 18,866">
          <text:p/>
        </draw:polygon>
        <draw:polygon draw:style-name="gr1" draw:text-style-name="P1" draw:layer="layout" svg:width="0.018cm" svg:height="0.882cm" svg:x="19.871cm" svg:y="26.694cm" svg:viewBox="0 0 19 883" draw:points="8,873 0,866 0,18 8,7 19,0 19,883">
          <text:p/>
        </draw:polygon>
        <draw:polygon draw:style-name="gr1" draw:text-style-name="P1" draw:layer="layout" svg:width="18.778cm" svg:height="0.018cm" svg:x="1.111cm" svg:y="26.694cm" svg:viewBox="0 0 18779 19" draw:points="18769,8 18761,19 17,19 7,8 0,0 18779,0">
          <text:p/>
        </draw:polygon>
        <draw:polygon draw:style-name="gr1" draw:text-style-name="P1" draw:layer="layout" svg:width="18.778cm" svg:height="0.017cm" svg:x="1.111cm" svg:y="27.559cm" svg:viewBox="0 0 18779 18" draw:points="18769,8 18779,18 0,18 7,8 17,0 18761,0">
          <text:p/>
        </draw:polygon>
        <draw:polygon draw:style-name="gr40" draw:text-style-name="P10" draw:layer="layout" svg:width="0.018cm" svg:height="28.007cm" svg:x="0.846cm" svg:y="0.846cm" svg:viewBox="0 0 19 28008" draw:points="7,27998 0,28008 0,0 7,7 19,18 19,27991">
          <text:p/>
        </draw:polygon>
        <draw:polygon draw:style-name="gr40" draw:text-style-name="P10" draw:layer="layout" svg:width="0.019cm" svg:height="28.007cm" svg:x="20.136cm" svg:y="0.846cm" svg:viewBox="0 0 20 28008" draw:points="8,27998 0,27991 0,18 8,7 20,0 20,28008">
          <text:p/>
        </draw:polygon>
        <draw:polygon draw:style-name="gr40" draw:text-style-name="P10" draw:layer="layout" svg:width="19.308cm" svg:height="0.018cm" svg:x="0.846cm" svg:y="0.846cm" svg:viewBox="0 0 19309 19" draw:points="19298,7 19291,19 18,19 7,7 0,0 19309,0">
          <text:p/>
        </draw:polygon>
        <draw:polygon draw:style-name="gr40" draw:text-style-name="P10" draw:layer="layout" svg:width="19.308cm" svg:height="0.017cm" svg:x="0.846cm" svg:y="28.836cm" svg:viewBox="0 0 19309 18" draw:points="19298,8 19309,18 0,18 7,8 18,0 19291,0">
          <text:p/>
        </draw:polygon>
        <draw:polygon draw:style-name="gr1" draw:text-style-name="P1" draw:layer="layout" svg:width="0.017cm" svg:height="0.512cm" svg:x="1.612cm" svg:y="8.046cm" svg:viewBox="0 0 18 513" draw:points="7,502 0,513 0,0 7,7 18,18 18,495">
          <text:p/>
        </draw:polygon>
        <draw:polygon draw:style-name="gr1" draw:text-style-name="P1" draw:layer="layout" svg:width="0.018cm" svg:height="0.512cm" svg:x="5.259cm" svg:y="8.046cm" svg:viewBox="0 0 19 513" draw:points="8,502 0,495 0,18 8,7 19,0 19,513">
          <text:p/>
        </draw:polygon>
        <draw:polygon draw:style-name="gr1" draw:text-style-name="P1" draw:layer="layout" svg:width="3.665cm" svg:height="0.018cm" svg:x="1.612cm" svg:y="8.046cm" svg:viewBox="0 0 3666 19" draw:points="3655,8 3648,19 17,19 7,8 0,0 3666,0">
          <text:p/>
        </draw:polygon>
        <draw:polygon draw:style-name="gr1" draw:text-style-name="P1" draw:layer="layout" svg:width="3.665cm" svg:height="0.018cm" svg:x="1.612cm" svg:y="8.54cm" svg:viewBox="0 0 3666 19" draw:points="3655,8 3666,19 0,19 7,8 17,0 3648,0">
          <text:p/>
        </draw:polygon>
        <draw:polygon draw:style-name="gr1" draw:text-style-name="P1" draw:layer="layout" svg:width="0.018cm" svg:height="0.512cm" svg:x="5.27cm" svg:y="8.046cm" svg:viewBox="0 0 19 513" draw:points="7,502 0,513 0,0 7,7 19,18 19,495">
          <text:p/>
        </draw:polygon>
        <draw:polygon draw:style-name="gr1" draw:text-style-name="P1" draw:layer="layout" svg:width="0.018cm" svg:height="0.512cm" svg:x="19.381cm" svg:y="8.046cm" svg:viewBox="0 0 19 513" draw:points="7,502 0,495 0,18 7,7 19,0 19,513">
          <text:p/>
        </draw:polygon>
        <draw:polygon draw:style-name="gr1" draw:text-style-name="P1" draw:layer="layout" svg:width="14.129cm" svg:height="0.018cm" svg:x="5.27cm" svg:y="8.046cm" svg:viewBox="0 0 14130 19" draw:points="14119,8 14112,19 18,19 7,8 0,0 14130,0">
          <text:p/>
        </draw:polygon>
        <draw:polygon draw:style-name="gr1" draw:text-style-name="P1" draw:layer="layout" svg:width="14.129cm" svg:height="0.018cm" svg:x="5.27cm" svg:y="8.54cm" svg:viewBox="0 0 14130 19" draw:points="14119,8 14130,19 0,19 7,8 18,0 14112,0">
          <text:p/>
        </draw:polygon>
        <draw:polygon draw:style-name="gr1" draw:text-style-name="P1" draw:layer="layout" svg:width="0.017cm" svg:height="0.476cm" svg:x="1.111cm" svg:y="11.518cm" svg:viewBox="0 0 18 477" draw:points="8,466 0,477 0,0 8,7 18,17 18,459">
          <text:p/>
        </draw:polygon>
        <draw:polygon draw:style-name="gr1" draw:text-style-name="P1" draw:layer="layout" svg:width="0.018cm" svg:height="0.476cm" svg:x="19.871cm" svg:y="11.518cm" svg:viewBox="0 0 19 477" draw:points="8,466 0,459 0,17 8,7 19,0 19,477">
          <text:p/>
        </draw:polygon>
        <draw:polygon draw:style-name="gr1" draw:text-style-name="P1" draw:layer="layout" svg:width="18.778cm" svg:height="0.017cm" svg:x="1.111cm" svg:y="11.518cm" svg:viewBox="0 0 18779 18" draw:points="18769,7 18761,18 17,18 7,7 0,0 18779,0">
          <text:p/>
        </draw:polygon>
        <draw:polygon draw:style-name="gr1" draw:text-style-name="P1" draw:layer="layout" svg:width="18.778cm" svg:height="0.019cm" svg:x="1.111cm" svg:y="11.976cm" svg:viewBox="0 0 18779 20" draw:points="18769,8 18779,20 0,20 7,8 17,0 18761,0">
          <text:p/>
        </draw:polygon>
        <draw:polygon draw:style-name="gr1" draw:text-style-name="P1" draw:layer="layout" svg:width="0.017cm" svg:height="0.476cm" svg:x="1.111cm" svg:y="20.482cm" svg:viewBox="0 0 18 477" draw:points="8,466 0,477 0,0 8,7 18,17 18,459">
          <text:p/>
        </draw:polygon>
        <draw:polygon draw:style-name="gr1" draw:text-style-name="P1" draw:layer="layout" svg:width="0.018cm" svg:height="0.476cm" svg:x="19.871cm" svg:y="20.482cm" svg:viewBox="0 0 19 477" draw:points="8,466 0,459 0,17 8,7 19,0 19,477">
          <text:p/>
        </draw:polygon>
        <draw:polygon draw:style-name="gr1" draw:text-style-name="P1" draw:layer="layout" svg:width="18.778cm" svg:height="0.017cm" svg:x="1.111cm" svg:y="20.482cm" svg:viewBox="0 0 18779 18" draw:points="18769,7 18761,18 17,18 7,7 0,0 18779,0">
          <text:p/>
        </draw:polygon>
        <draw:polygon draw:style-name="gr1" draw:text-style-name="P1" draw:layer="layout" svg:width="18.778cm" svg:height="0.018cm" svg:x="1.111cm" svg:y="20.94cm" svg:viewBox="0 0 18779 19" draw:points="18769,7 18779,19 0,19 7,7 17,0 18761,0">
          <text:p/>
        </draw:polygon>
        <draw:polygon draw:style-name="gr1" draw:text-style-name="P1" draw:layer="layout" svg:width="0.017cm" svg:height="0.476cm" svg:x="1.111cm" svg:y="22.99cm" svg:viewBox="0 0 18 477" draw:points="8,467 0,477 0,0 8,7 18,18 18,460">
          <text:p/>
        </draw:polygon>
        <draw:polygon draw:style-name="gr1" draw:text-style-name="P1" draw:layer="layout" svg:width="0.018cm" svg:height="0.476cm" svg:x="19.871cm" svg:y="22.99cm" svg:viewBox="0 0 19 477" draw:points="8,467 0,460 0,18 8,7 19,0 19,477">
          <text:p/>
        </draw:polygon>
        <draw:polygon draw:style-name="gr1" draw:text-style-name="P1" draw:layer="layout" svg:width="18.778cm" svg:height="0.018cm" svg:x="1.111cm" svg:y="22.99cm" svg:viewBox="0 0 18779 19" draw:points="18769,8 18761,19 17,19 7,8 0,0 18779,0">
          <text:p/>
        </draw:polygon>
        <draw:polygon draw:style-name="gr1" draw:text-style-name="P1" draw:layer="layout" svg:width="18.778cm" svg:height="0.017cm" svg:x="1.111cm" svg:y="23.449cm" svg:viewBox="0 0 18779 18" draw:points="18769,8 18779,18 0,18 7,8 17,0 18761,0">
          <text:p/>
        </draw:polygon>
        <draw:polygon draw:style-name="gr1" draw:text-style-name="P1" draw:layer="layout" svg:width="0.017cm" svg:height="0.882cm" svg:x="1.111cm" svg:y="26.694cm" svg:viewBox="0 0 18 883" draw:points="8,873 0,883 0,0 8,7 18,18 18,866">
          <text:p/>
        </draw:polygon>
        <draw:polygon draw:style-name="gr1" draw:text-style-name="P1" draw:layer="layout" svg:width="0.018cm" svg:height="0.882cm" svg:x="19.871cm" svg:y="26.694cm" svg:viewBox="0 0 19 883" draw:points="8,873 0,866 0,18 8,7 19,0 19,883">
          <text:p/>
        </draw:polygon>
        <draw:polygon draw:style-name="gr1" draw:text-style-name="P1" draw:layer="layout" svg:width="18.778cm" svg:height="0.018cm" svg:x="1.111cm" svg:y="26.694cm" svg:viewBox="0 0 18779 19" draw:points="18769,8 18761,19 17,19 7,8 0,0 18779,0">
          <text:p/>
        </draw:polygon>
        <draw:polygon draw:style-name="gr1" draw:text-style-name="P1" draw:layer="layout" svg:width="18.778cm" svg:height="0.017cm" svg:x="1.111cm" svg:y="27.559cm" svg:viewBox="0 0 18779 18" draw:points="18769,8 18779,18 0,18 7,8 17,0 18761,0">
          <text:p/>
        </draw:polygon>
        <draw:frame draw:style-name="gr23" draw:text-style-name="P4" draw:layer="layout" svg:width="0.84cm" svg:height="0.395cm" svg:x="1.774cm" svg:y="26.174cm">
          <draw:text-box>
            <text:p text:style-name="P2"><text:span text:style-name="T3">Date:</text:span></text:p>
          </draw:text-box>
        </draw:frame>
        <draw:frame draw:style-name="gr260" draw:text-style-name="P22" draw:layer="layout" svg:width="3.444cm" svg:height="0.471cm" svg:x="4.7cm" svg:y="13.2cm">
          <draw:text-box>
            <text:p><text:span text:style-name="T31">JORDAN MACKIE</text:span></text:p>
          </draw:text-box>
        </draw:frame>
      </draw:page>
      <draw:page draw:name="page7" draw:style-name="dp1" draw:master-page-name="master-page3">
        <draw:polygon draw:style-name="gr70" draw:text-style-name="P16" draw:layer="layout" svg:width="17.78cm" svg:height="13.117cm" svg:x="1.612cm" svg:y="1.329cm" svg:viewBox="0 0 17781 13118" draw:points="0,13118 17781,13118 17781,0 0,0">
          <text:p/>
        </draw:polygon>
        <draw:polygon draw:style-name="gr261" draw:text-style-name="P23" draw:layer="layout" svg:width="17.78cm" svg:height="1.228cm" svg:x="1.612cm" svg:y="1.329cm" svg:viewBox="0 0 17781 1229" draw:points="0,1229 17781,1229 17781,0 0,0">
          <text:p/>
        </draw:polygon>
        <draw:polygon draw:style-name="gr1" draw:text-style-name="P1" draw:layer="layout" svg:width="17.78cm" svg:height="11.889cm" svg:x="1.612cm" svg:y="2.557cm" svg:viewBox="0 0 17781 11890" draw:points="0,11890 17781,11890 17781,0 0,0">
          <text:p/>
        </draw:polygon>
        <draw:polygon draw:style-name="gr1" draw:text-style-name="P1" draw:layer="layout" svg:width="17.78cm" svg:height="3.126cm" svg:x="1.612cm" svg:y="16.333cm" svg:viewBox="0 0 17781 3127" draw:points="0,3127 17781,3127 17781,0 0,0">
          <text:p/>
        </draw:polygon>
        <draw:polygon draw:style-name="gr70" draw:text-style-name="P16" draw:layer="layout" svg:width="17.78cm" svg:height="13.117cm" svg:x="1.612cm" svg:y="1.329cm" svg:viewBox="0 0 17781 13118" draw:points="0,13118 17781,13118 17781,0 0,0">
          <text:p/>
        </draw:polygon>
        <draw:polygon draw:style-name="gr261" draw:text-style-name="P23" draw:layer="layout" svg:width="17.78cm" svg:height="1.228cm" svg:x="1.612cm" svg:y="1.329cm" svg:viewBox="0 0 17781 1229" draw:points="0,1229 17781,1229 17781,0 0,0">
          <text:p/>
        </draw:polygon>
        <draw:polygon draw:style-name="gr1" draw:text-style-name="P1" draw:layer="layout" svg:width="17.78cm" svg:height="11.889cm" svg:x="1.612cm" svg:y="2.557cm" svg:viewBox="0 0 17781 11890" draw:points="0,11890 17781,11890 17781,0 0,0">
          <text:p/>
        </draw:polygon>
        <draw:polygon draw:style-name="gr1" draw:text-style-name="P1" draw:layer="layout" svg:width="17.78cm" svg:height="3.126cm" svg:x="1.612cm" svg:y="16.333cm" svg:viewBox="0 0 17781 3127" draw:points="0,3127 17781,3127 17781,0 0,0">
          <text:p/>
        </draw:polygon>
        <draw:polygon draw:style-name="gr262" draw:text-style-name="P24" draw:layer="layout" svg:width="17.833cm" svg:height="0.057cm" svg:x="1.587cm" svg:y="1.329cm" svg:viewBox="0 0 17834 58" draw:points="17806,29 17781,58 53,58 25,29 0,0 17834,0">
          <text:p/>
        </draw:polygon>
        <draw:polygon draw:style-name="gr262" draw:text-style-name="P24" draw:layer="layout" svg:width="17.833cm" svg:height="0.057cm" svg:x="1.587cm" svg:y="2.557cm" svg:viewBox="0 0 17834 58" draw:points="17806,28 17834,58 0,58 25,28 53,0 17781,0">
          <text:p/>
        </draw:polygon>
        <draw:polygon draw:style-name="gr262" draw:text-style-name="P24" draw:layer="layout" svg:width="0.053cm" svg:height="1.285cm" svg:x="1.587cm" svg:y="1.329cm" svg:viewBox="0 0 54 1286" draw:points="25,29 54,57 54,1229 25,1257 0,1286 0,0">
          <text:p/>
        </draw:polygon>
        <draw:polygon draw:style-name="gr262" draw:text-style-name="P24" draw:layer="layout" svg:width="0.053cm" svg:height="1.285cm" svg:x="19.367cm" svg:y="1.329cm" svg:viewBox="0 0 54 1286" draw:points="26,29 54,0 54,1286 26,1257 0,1229 0,57">
          <text:p/>
        </draw:polygon>
        <draw:frame draw:style-name="gr2" draw:text-style-name="P3" draw:layer="layout" svg:width="5.92cm" svg:height="0.331cm" svg:x="1.274cm" svg:y="1.001cm">
          <draw:text-box>
            <text:p text:style-name="P2"><text:span text:style-name="T1">UTREC Ethical Application Form (Human) </text:span></text:p>
          </draw:text-box>
        </draw:frame>
        <draw:frame draw:style-name="gr263" draw:text-style-name="P19" draw:layer="layout" svg:width="10.501cm" svg:height="0.475cm" svg:x="5.288cm" svg:y="1.906cm">
          <draw:text-box>
            <text:p text:style-name="P2"><text:span text:style-name="T32">SCHOOL ETHICS COMMITTEE OFFICIAL USE ONLY</text:span></text:p>
          </draw:text-box>
        </draw:frame>
        <draw:frame draw:style-name="gr264" draw:text-style-name="P4" draw:layer="layout" svg:width="6.407cm" svg:height="0.395cm" svg:x="1.767cm" svg:y="3.053cm">
          <draw:text-box>
            <text:p text:style-name="P2"><text:span text:style-name="T2">STATEMENT OF ETHICAL APPROVAL</text:span></text:p>
          </draw:text-box>
        </draw:frame>
        <draw:polygon draw:style-name="gr5" draw:text-style-name="P5" draw:layer="layout" svg:width="0.293cm" svg:height="0.293cm" svg:x="2.416cm" svg:y="4.748cm" svg:viewBox="0 0 294 294" draw:points="0,294 294,294 294,0 0,0">
          <text:p/>
        </draw:polygon>
        <draw:frame draw:style-name="gr265" draw:text-style-name="P4" draw:layer="layout" svg:width="13.354cm" svg:height="0.395cm" svg:x="1.767cm" svg:y="3.865cm">
          <draw:text-box>
            <text:p text:style-name="P2"><text:span text:style-name="T3">This project has been considered using agreed University Procedures and has been: <text:s/></text:span></text:p>
          </draw:text-box>
        </draw:frame>
        <draw:polygon draw:style-name="gr5" draw:text-style-name="P5" draw:layer="layout" svg:width="0.371cm" svg:height="0.37cm" svg:x="9.129cm" svg:y="4.681cm" svg:viewBox="0 0 372 371" draw:points="0,371 372,371 372,0 0,0">
          <text:p/>
        </draw:polygon>
        <draw:frame draw:style-name="gr266" draw:text-style-name="P4" draw:layer="layout" svg:width="6.373cm" svg:height="0.395cm" svg:x="2.731cm" svg:y="4.676cm">
          <draw:text-box>
            <text:p text:style-name="P2"><text:span text:style-name="T3"><text:s/></text:span><text:span text:style-name="T3">Approved <text:s text:c="48"/></text:span></text:p>
          </draw:text-box>
        </draw:frame>
        <draw:frame draw:style-name="gr267" draw:text-style-name="P4" draw:layer="layout" svg:width="3.685cm" svg:height="0.395cm" svg:x="9.521cm" svg:y="4.676cm">
          <draw:text-box>
            <text:p text:style-name="P2"><text:span text:style-name="T3"><text:s/></text:span><text:span text:style-name="T3">Not Approved pending:</text:span></text:p>
          </draw:text-box>
        </draw:frame>
        <draw:polygon draw:style-name="gr5" draw:text-style-name="P5" draw:layer="layout" svg:width="0.371cm" svg:height="0.371cm" svg:x="10.05cm" svg:y="5.492cm" svg:viewBox="0 0 372 372" draw:points="0,372 372,372 372,0 0,0">
          <text:p/>
        </draw:polygon>
        <draw:frame draw:style-name="gr268" draw:text-style-name="P4" draw:layer="layout" svg:width="7.597cm" svg:height="0.395cm" svg:x="2.402cm" svg:y="5.487cm">
          <draw:text-box>
            <text:p text:style-name="P2"><text:span text:style-name="T3"><text:s text:c="78"/></text:span></text:p>
          </draw:text-box>
        </draw:frame>
        <draw:frame draw:style-name="gr269" draw:text-style-name="P4" draw:layer="layout" svg:width="4.345cm" svg:height="0.395cm" svg:x="10.442cm" svg:y="5.487cm">
          <draw:text-box>
            <text:p text:style-name="P2"><text:span text:style-name="T3"><text:s/></text:span><text:span text:style-name="T3">More Clarification Required</text:span></text:p>
          </draw:text-box>
        </draw:frame>
        <draw:polygon draw:style-name="gr5" draw:text-style-name="P5" draw:layer="layout" svg:width="0.371cm" svg:height="0.37cm" svg:x="10.05cm" svg:y="6.304cm" svg:viewBox="0 0 372 371" draw:points="0,371 372,371 372,0 0,0">
          <text:p/>
        </draw:polygon>
        <draw:frame draw:style-name="gr268" draw:text-style-name="P4" draw:layer="layout" svg:width="7.597cm" svg:height="0.395cm" svg:x="2.402cm" svg:y="6.299cm">
          <draw:text-box>
            <text:p text:style-name="P2"><text:span text:style-name="T3"><text:s text:c="78"/></text:span></text:p>
          </draw:text-box>
        </draw:frame>
        <draw:polygon draw:style-name="gr1" draw:text-style-name="P1" draw:layer="layout" svg:width="8.322cm" svg:height="0.406cm" svg:x="1.763cm" svg:y="7.097cm" svg:viewBox="0 0 8323 407" draw:points="0,407 8323,407 8323,0 0,0">
          <text:p/>
        </draw:polygon>
        <draw:frame draw:style-name="gr270" draw:text-style-name="P4" draw:layer="layout" svg:width="5.187cm" svg:height="0.395cm" svg:x="10.442cm" svg:y="6.299cm">
          <draw:text-box>
            <text:p text:style-name="P2"><text:span text:style-name="T3"><text:s/></text:span><text:span text:style-name="T3">New Submission Recommended</text:span></text:p>
          </draw:text-box>
        </draw:frame>
        <draw:polygon draw:style-name="gr5" draw:text-style-name="P5" draw:layer="layout" svg:width="0.37cm" svg:height="0.37cm" svg:x="10.103cm" svg:y="7.115cm" svg:viewBox="0 0 371 371" draw:points="0,371 371,371 371,0 0,0">
          <text:p/>
        </draw:polygon>
        <draw:frame draw:style-name="gr271" draw:text-style-name="P4" draw:layer="layout" svg:width="8.278cm" svg:height="0.395cm" svg:x="1.767cm" svg:y="7.11cm">
          <draw:text-box>
            <text:p text:style-name="P2"><text:span text:style-name="T3"><text:s text:c="85"/></text:span></text:p>
          </draw:text-box>
        </draw:frame>
        <draw:polygon draw:style-name="gr1" draw:text-style-name="P1" draw:layer="layout" svg:width="1.175cm" svg:height="0.328cm" svg:x="1.763cm" svg:y="7.503cm" svg:viewBox="0 0 1176 329" draw:points="0,329 1176,329 1176,0 0,0">
          <text:p/>
        </draw:polygon>
        <draw:frame draw:style-name="gr272" draw:text-style-name="P4" draw:layer="layout" svg:width="4.417cm" svg:height="0.395cm" svg:x="10.495cm" svg:y="7.11cm">
          <draw:text-box>
            <text:p text:style-name="P2"><text:span text:style-name="T3"><text:s/></text:span><text:span text:style-name="T3">Discussed with Supervisor <text:s/></text:span></text:p>
          </draw:text-box>
        </draw:frame>
        <draw:polygon draw:style-name="gr1" draw:text-style-name="P1" draw:layer="layout" svg:width="8.322cm" svg:height="0.406cm" svg:x="1.763cm" svg:y="7.831cm" svg:viewBox="0 0 8323 407" draw:points="0,407 8323,407 8323,0 0,0">
          <text:p/>
        </draw:polygon>
        <draw:frame draw:style-name="gr273" draw:text-style-name="P4" draw:layer="layout" svg:width="1.17cm" svg:height="0.395cm" svg:x="1.767cm" svg:y="7.445cm">
          <draw:text-box>
            <text:p text:style-name="P2"><text:span text:style-name="T3"><text:s text:c="12"/></text:span></text:p>
          </draw:text-box>
        </draw:frame>
        <draw:polygon draw:style-name="gr5" draw:text-style-name="P5" draw:layer="layout" svg:width="0.37cm" svg:height="0.37cm" svg:x="10.103cm" svg:y="7.849cm" svg:viewBox="0 0 371 371" draw:points="0,371 371,371 371,0 0,0">
          <text:p/>
        </draw:polygon>
        <draw:frame draw:style-name="gr271" draw:text-style-name="P4" draw:layer="layout" svg:width="8.278cm" svg:height="0.395cm" svg:x="1.767cm" svg:y="7.844cm">
          <draw:text-box>
            <text:p text:style-name="P2"><text:span text:style-name="T3"><text:s text:c="85"/></text:span></text:p>
          </draw:text-box>
        </draw:frame>
        <draw:frame draw:style-name="gr274" draw:text-style-name="P4" draw:layer="layout" svg:width="3.164cm" svg:height="0.395cm" svg:x="10.495cm" svg:y="7.844cm">
          <draw:text-box>
            <text:p text:style-name="P2"><text:span text:style-name="T3"><text:s/></text:span><text:span text:style-name="T3">Referred to UTREC</text:span></text:p>
          </draw:text-box>
        </draw:frame>
        <draw:polygon draw:style-name="gr5" draw:text-style-name="P5" draw:layer="layout" svg:width="0.37cm" svg:height="0.371cm" svg:x="10.103cm" svg:y="8.66cm" svg:viewBox="0 0 371 372" draw:points="0,372 371,372 371,0 0,0">
          <text:p/>
        </draw:polygon>
        <draw:frame draw:style-name="gr271" draw:text-style-name="P4" draw:layer="layout" svg:width="8.278cm" svg:height="0.395cm" svg:x="1.767cm" svg:y="8.655cm">
          <draw:text-box>
            <text:p text:style-name="P2"><text:span text:style-name="T3"><text:s text:c="85"/></text:span></text:p>
          </draw:text-box>
        </draw:frame>
        <draw:frame draw:style-name="gr275" draw:text-style-name="P4" draw:layer="layout" svg:width="5.89cm" svg:height="0.395cm" svg:x="10.495cm" svg:y="8.655cm">
          <draw:text-box>
            <text:p text:style-name="P2"><text:span text:style-name="T3"><text:s/></text:span><text:span text:style-name="T3">Referred to Fieldwork Subcommittee </text:span></text:p>
          </draw:text-box>
        </draw:frame>
        <draw:polygon draw:style-name="gr1" draw:text-style-name="P1" draw:layer="layout" svg:width="2.872cm" svg:height="0.022cm" svg:x="2.081cm" svg:y="10.265cm" svg:viewBox="0 0 2873 23" draw:points="2862,11 2855,23 18,23 7,11 0,0 2873,0">
          <text:p/>
        </draw:polygon>
        <draw:polygon draw:style-name="gr26" draw:text-style-name="P9" draw:layer="layout" svg:width="13.991cm" svg:height="0.022cm" svg:x="4.935cm" svg:y="10.265cm" svg:viewBox="0 0 13992 23" draw:points="13981,11 13974,23 18,23 7,11 0,0 13992,0">
          <text:p/>
        </draw:polygon>
        <draw:polygon draw:style-name="gr1" draw:text-style-name="P1" draw:layer="layout" svg:width="2.854cm" svg:height="0.022cm" svg:x="2.088cm" svg:y="11.295cm" svg:viewBox="0 0 2855 23" draw:points="2855,11 2848,23 11,23 0,11 11,0 2848,0">
          <text:p/>
        </draw:polygon>
        <draw:polygon draw:style-name="gr26" draw:text-style-name="P9" draw:layer="layout" svg:width="13.973cm" svg:height="0.022cm" svg:x="4.942cm" svg:y="11.295cm" svg:viewBox="0 0 13974 23" draw:points="13974,11 13967,23 11,23 0,11 11,0 13967,0">
          <text:p/>
        </draw:polygon>
        <draw:polygon draw:style-name="gr1" draw:text-style-name="P1" draw:layer="layout" svg:width="2.854cm" svg:height="0.021cm" svg:x="2.088cm" svg:y="12.248cm" svg:viewBox="0 0 2855 22" draw:points="2855,12 2848,22 11,22 0,12 11,0 2848,0">
          <text:p/>
        </draw:polygon>
        <draw:polygon draw:style-name="gr26" draw:text-style-name="P9" draw:layer="layout" svg:width="7.317cm" svg:height="0.021cm" svg:x="4.942cm" svg:y="12.248cm" svg:viewBox="0 0 7318 22" draw:points="7307,12 7300,22 11,22 0,12 11,0 7318,0">
          <text:p/>
        </draw:polygon>
        <draw:polygon draw:style-name="gr26" draw:text-style-name="P9" draw:layer="layout" svg:width="6.685cm" svg:height="0.021cm" svg:x="12.241cm" svg:y="12.248cm" svg:viewBox="0 0 6686 22" draw:points="6675,12 6686,22 18,22 7,12 0,0 6668,0">
          <text:p/>
        </draw:polygon>
        <draw:polygon draw:style-name="gr1" draw:text-style-name="P1" draw:layer="layout" svg:width="2.872cm" svg:height="0.021cm" svg:x="2.081cm" svg:y="13.137cm" svg:viewBox="0 0 2873 22" draw:points="2862,11 2873,22 0,22 7,11 18,0 2855,0">
          <text:p/>
        </draw:polygon>
        <draw:polygon draw:style-name="gr26" draw:text-style-name="P9" draw:layer="layout" svg:width="7.324cm" svg:height="0.021cm" svg:x="4.935cm" svg:y="13.137cm" svg:viewBox="0 0 7325 22" draw:points="7314,11 7325,22 0,22 7,11 18,0 7307,0">
          <text:p/>
        </draw:polygon>
        <draw:polygon draw:style-name="gr1" draw:text-style-name="P1" draw:layer="layout" svg:width="0.018cm" svg:height="1.052cm" svg:x="2.081cm" svg:y="10.265cm" svg:viewBox="0 0 19 1053" draw:points="8,11 19,22 19,1031 8,1042 0,1053 0,0">
          <text:p/>
        </draw:polygon>
        <draw:polygon draw:style-name="gr1" draw:text-style-name="P1" draw:layer="layout" svg:width="0.018cm" svg:height="0.974cm" svg:x="2.081cm" svg:y="11.295cm" svg:viewBox="0 0 19 975" draw:points="8,11 19,22 19,954 8,965 0,975 0,0">
          <text:p/>
        </draw:polygon>
        <draw:polygon draw:style-name="gr1" draw:text-style-name="P1" draw:layer="layout" svg:width="0.018cm" svg:height="0.91cm" svg:x="2.081cm" svg:y="12.248cm" svg:viewBox="0 0 19 911" draw:points="8,11 19,21 19,890 8,901 0,911 0,0">
          <text:p/>
        </draw:polygon>
        <draw:polygon draw:style-name="gr26" draw:text-style-name="P9" draw:layer="layout" svg:width="0.018cm" svg:height="1.03cm" svg:x="4.935cm" svg:y="10.276cm" svg:viewBox="0 0 19 1031" draw:points="8,0 19,11 19,1020 8,1031 0,1020 0,11">
          <text:p/>
        </draw:polygon>
        <draw:polygon draw:style-name="gr26" draw:text-style-name="P9" draw:layer="layout" svg:width="0.018cm" svg:height="0.953cm" svg:x="4.935cm" svg:y="11.306cm" svg:viewBox="0 0 19 954" draw:points="8,0 19,11 19,943 8,954 0,943 0,11">
          <text:p/>
        </draw:polygon>
        <draw:polygon draw:style-name="gr26" draw:text-style-name="P9" draw:layer="layout" svg:width="0.018cm" svg:height="0.889cm" svg:x="4.935cm" svg:y="12.259cm" svg:viewBox="0 0 19 890" draw:points="8,0 19,10 19,879 8,890 0,879 0,10">
          <text:p/>
        </draw:polygon>
        <draw:polygon draw:style-name="gr26" draw:text-style-name="P9" draw:layer="layout" svg:width="0.018cm" svg:height="0.899cm" svg:x="12.241cm" svg:y="12.259cm" svg:viewBox="0 0 19 900" draw:points="7,0 19,10 19,900 7,890 0,879 0,10">
          <text:p/>
        </draw:polygon>
        <draw:polygon draw:style-name="gr26" draw:text-style-name="P9" draw:layer="layout" svg:width="0.018cm" svg:height="1.052cm" svg:x="18.908cm" svg:y="10.265cm" svg:viewBox="0 0 19 1053" draw:points="8,11 19,0 19,1053 8,1042 0,1031 0,22">
          <text:p/>
        </draw:polygon>
        <draw:polygon draw:style-name="gr26" draw:text-style-name="P9" draw:layer="layout" svg:width="0.018cm" svg:height="0.974cm" svg:x="18.908cm" svg:y="11.295cm" svg:viewBox="0 0 19 975" draw:points="8,11 19,0 19,975 8,965 0,954 0,22">
          <text:p/>
        </draw:polygon>
        <draw:frame draw:style-name="gr276" draw:text-style-name="P4" draw:layer="layout" svg:width="14.484cm" svg:height="0.395cm" svg:x="1.767cm" svg:y="9.061cm">
          <draw:text-box>
            <text:p text:style-name="P2"><text:span text:style-name="T5"><text:s text:c="90"/></text:span><text:span text:style-name="T5">(Angus Clark &lt;ajc30&gt;) regarding risk</text:span></text:p>
          </draw:text-box>
        </draw:frame>
        <draw:frame draw:style-name="gr277" draw:text-style-name="P4" draw:layer="layout" svg:width="1.877cm" svg:height="0.395cm" svg:x="2.244cm" svg:y="10.395cm">
          <draw:text-box>
            <text:p text:style-name="P2"><text:span text:style-name="T3">Convenor’s </text:span></text:p>
          </draw:text-box>
        </draw:frame>
        <draw:frame draw:style-name="gr278" draw:text-style-name="P4" draw:layer="layout" svg:width="0.938cm" svg:height="0.395cm" svg:x="2.244cm" svg:y="10.8cm">
          <draw:text-box>
            <text:p text:style-name="P2"><text:span text:style-name="T3">Name</text:span></text:p>
          </draw:text-box>
        </draw:frame>
        <draw:frame draw:style-name="gr253" draw:text-style-name="P4" draw:layer="layout" svg:width="1.501cm" svg:height="0.395cm" svg:x="2.244cm" svg:y="11.591cm">
          <draw:text-box>
            <text:p text:style-name="P2"><text:span text:style-name="T3">Signature</text:span></text:p>
          </draw:text-box>
        </draw:frame>
        <draw:polygon draw:style-name="gr26" draw:text-style-name="P9" draw:layer="layout" svg:width="17.797cm" svg:height="0.021cm" svg:x="1.605cm" svg:y="16.333cm" svg:viewBox="0 0 17798 22" draw:points="17788,11 17781,22 17,22 7,11 0,0 17798,0">
          <text:p/>
        </draw:polygon>
        <draw:polygon draw:style-name="gr26" draw:text-style-name="P9" draw:layer="layout" svg:width="17.797cm" svg:height="0.021cm" svg:x="1.605cm" svg:y="19.459cm" svg:viewBox="0 0 17798 22" draw:points="17788,10 17798,22 0,22 7,10 17,0 17781,0">
          <text:p/>
        </draw:polygon>
        <draw:polygon draw:style-name="gr26" draw:text-style-name="P9" draw:layer="layout" svg:width="0.017cm" svg:height="3.147cm" svg:x="1.605cm" svg:y="16.333cm" svg:viewBox="0 0 18 3148" draw:points="8,11 18,21 18,3127 8,3137 0,3148 0,0">
          <text:p/>
        </draw:polygon>
        <draw:polygon draw:style-name="gr26" draw:text-style-name="P9" draw:layer="layout" svg:width="0.017cm" svg:height="3.147cm" svg:x="19.385cm" svg:y="16.333cm" svg:viewBox="0 0 18 3148" draw:points="8,11 18,0 18,3148 8,3137 0,3127 0,21">
          <text:p/>
        </draw:polygon>
        <draw:frame draw:style-name="gr23" draw:text-style-name="P4" draw:layer="layout" svg:width="0.84cm" svg:height="0.395cm" svg:x="2.244cm" svg:y="12.511cm">
          <draw:text-box>
            <text:p text:style-name="P2"><text:span text:style-name="T3">Date:</text:span></text:p>
          </draw:text-box>
        </draw:frame>
        <draw:frame draw:style-name="gr279" draw:text-style-name="P25" draw:layer="layout" svg:width="16.343cm" svg:height="0.556cm" svg:x="2.36cm" svg:y="16.409cm">
          <draw:text-box>
            <text:p text:style-name="P2"><text:span text:style-name="T33">Please use the space below and additional pages to attach any supporting</text:span></text:p>
          </draw:text-box>
        </draw:frame>
        <draw:frame draw:style-name="gr280" draw:text-style-name="P25" draw:layer="layout" svg:width="16.224cm" svg:height="0.556cm" svg:x="2.417cm" svg:y="16.977cm">
          <draw:text-box>
            <text:p text:style-name="P2"><text:span text:style-name="T33">documents i.e. Participant Information Sheets, Consent Forms, Debriefing</text:span></text:p>
          </draw:text-box>
        </draw:frame>
        <draw:frame draw:style-name="gr281" draw:text-style-name="P25" draw:layer="layout" svg:width="9.916cm" svg:height="0.556cm" svg:x="5.56cm" svg:y="17.545cm">
          <draw:text-box>
            <text:p text:style-name="P2"><text:span text:style-name="T33">Forms, Questionnaires, Letter to Parents etc.</text:span></text:p>
          </draw:text-box>
        </draw:frame>
        <draw:frame draw:style-name="gr282" draw:text-style-name="P25" draw:layer="layout" svg:width="13.875cm" svg:height="0.556cm" svg:x="3.588cm" svg:y="18.113cm">
          <draw:text-box>
            <text:p text:style-name="P2"><text:span text:style-name="T33">We recommend you refer to the sample documents provided at</text:span></text:p>
          </draw:text-box>
        </draw:frame>
        <draw:polygon draw:style-name="gr1" draw:text-style-name="P1" draw:layer="layout" svg:width="0.017cm" svg:height="1.266cm" svg:x="1.605cm" svg:y="13.155cm" svg:viewBox="0 0 18 1267" draw:points="8,1256 0,1267 0,0 8,7 18,17 18,1249">
          <text:p/>
        </draw:polygon>
        <draw:polygon draw:style-name="gr1" draw:text-style-name="P1" draw:layer="layout" svg:width="0.018cm" svg:height="1.266cm" svg:x="19.381cm" svg:y="13.155cm" svg:viewBox="0 0 19 1267" draw:points="7,1256 0,1249 0,17 7,7 19,0 19,1267">
          <text:p/>
        </draw:polygon>
        <draw:polygon draw:style-name="gr1" draw:text-style-name="P1" draw:layer="layout" svg:width="17.794cm" svg:height="0.017cm" svg:x="1.605cm" svg:y="13.155cm" svg:viewBox="0 0 17795 18" draw:points="17784,7 17777,18 17,18 7,7 0,0 17795,0">
          <text:p/>
        </draw:polygon>
        <draw:polygon draw:style-name="gr1" draw:text-style-name="P1" draw:layer="layout" svg:width="17.794cm" svg:height="0.018cm" svg:x="1.605cm" svg:y="14.403cm" svg:viewBox="0 0 17795 19" draw:points="17784,8 17795,19 0,19 7,8 17,0 17777,0">
          <text:p/>
        </draw:polygon>
        <draw:polygon draw:style-name="gr1" draw:text-style-name="P1" draw:layer="layout" svg:width="0.017cm" svg:height="1.481cm" svg:x="1.111cm" svg:y="14.446cm" svg:viewBox="0 0 18 1482" draw:points="8,1472 0,1482 0,0 8,7 18,17 18,1465">
          <text:p/>
        </draw:polygon>
        <draw:polygon draw:style-name="gr1" draw:text-style-name="P1" draw:layer="layout" svg:width="0.018cm" svg:height="1.481cm" svg:x="19.871cm" svg:y="14.446cm" svg:viewBox="0 0 19 1482" draw:points="8,1472 0,1465 0,17 8,7 19,0 19,1482">
          <text:p/>
        </draw:polygon>
        <draw:polygon draw:style-name="gr1" draw:text-style-name="P1" draw:layer="layout" svg:width="18.778cm" svg:height="0.017cm" svg:x="1.111cm" svg:y="14.446cm" svg:viewBox="0 0 18779 18" draw:points="18769,7 18761,18 17,18 7,7 0,0 18779,0">
          <text:p/>
        </draw:polygon>
        <draw:polygon draw:style-name="gr1" draw:text-style-name="P1" draw:layer="layout" svg:width="18.778cm" svg:height="0.017cm" svg:x="1.111cm" svg:y="15.91cm" svg:viewBox="0 0 18779 18" draw:points="18769,7 18779,18 0,18 7,7 17,0 18761,0">
          <text:p/>
        </draw:polygon>
        <draw:polygon draw:style-name="gr1" draw:text-style-name="P1" draw:layer="layout" svg:width="0.017cm" svg:height="2.343cm" svg:x="1.612cm" svg:y="16.375cm" svg:viewBox="0 0 18 2344" draw:points="7,2333 0,2344 0,0 7,8 18,18 18,2326">
          <text:p/>
        </draw:polygon>
        <draw:polygon draw:style-name="gr1" draw:text-style-name="P1" draw:layer="layout" svg:width="0.018cm" svg:height="2.343cm" svg:x="19.381cm" svg:y="16.375cm" svg:viewBox="0 0 19 2344" draw:points="7,2333 0,2326 0,18 7,8 19,0 19,2344">
          <text:p/>
        </draw:polygon>
        <draw:polygon draw:style-name="gr1" draw:text-style-name="P1" draw:layer="layout" svg:width="17.787cm" svg:height="0.018cm" svg:x="1.612cm" svg:y="16.375cm" svg:viewBox="0 0 17788 19" draw:points="17777,9 17770,19 17,19 7,9 0,0 17788,0">
          <text:p/>
        </draw:polygon>
        <draw:polygon draw:style-name="gr1" draw:text-style-name="P1" draw:layer="layout" svg:width="17.787cm" svg:height="0.018cm" svg:x="1.612cm" svg:y="18.7cm" svg:viewBox="0 0 17788 19" draw:points="17777,7 17788,19 0,19 7,7 17,0 17770,0">
          <text:p/>
        </draw:polygon>
        <draw:polygon draw:style-name="gr1" draw:text-style-name="P1" draw:layer="layout" svg:width="0.017cm" svg:height="0.399cm" svg:x="1.111cm" svg:y="19.476cm" svg:viewBox="0 0 18 400" draw:points="8,389 0,400 0,0 8,7 18,18 18,382">
          <text:p/>
        </draw:polygon>
        <draw:polygon draw:style-name="gr1" draw:text-style-name="P1" draw:layer="layout" svg:width="0.018cm" svg:height="0.399cm" svg:x="19.871cm" svg:y="19.476cm" svg:viewBox="0 0 19 400" draw:points="8,389 0,382 0,18 8,7 19,0 19,400">
          <text:p/>
        </draw:polygon>
        <draw:polygon draw:style-name="gr1" draw:text-style-name="P1" draw:layer="layout" svg:width="18.778cm" svg:height="0.018cm" svg:x="1.111cm" svg:y="19.476cm" svg:viewBox="0 0 18779 19" draw:points="18769,7 18761,19 17,19 7,7 0,0 18779,0">
          <text:p/>
        </draw:polygon>
        <draw:polygon draw:style-name="gr1" draw:text-style-name="P1" draw:layer="layout" svg:width="18.778cm" svg:height="0.018cm" svg:x="1.111cm" svg:y="19.857cm" svg:viewBox="0 0 18779 19" draw:points="18769,7 18779,19 0,19 7,7 17,0 18761,0">
          <text:p/>
        </draw:polygon>
        <draw:polygon draw:style-name="gr40" draw:text-style-name="P10" draw:layer="layout" svg:width="0.018cm" svg:height="28.007cm" svg:x="0.846cm" svg:y="0.846cm" svg:viewBox="0 0 19 28008" draw:points="7,27998 0,28008 0,0 7,7 19,18 19,27991">
          <text:p/>
        </draw:polygon>
        <draw:polygon draw:style-name="gr40" draw:text-style-name="P10" draw:layer="layout" svg:width="0.019cm" svg:height="28.007cm" svg:x="20.136cm" svg:y="0.846cm" svg:viewBox="0 0 20 28008" draw:points="8,27998 0,27991 0,18 8,7 20,0 20,28008">
          <text:p/>
        </draw:polygon>
        <draw:polygon draw:style-name="gr40" draw:text-style-name="P10" draw:layer="layout" svg:width="19.308cm" svg:height="0.018cm" svg:x="0.846cm" svg:y="0.846cm" svg:viewBox="0 0 19309 19" draw:points="19298,7 19291,19 18,19 7,7 0,0 19309,0">
          <text:p/>
        </draw:polygon>
        <draw:polygon draw:style-name="gr40" draw:text-style-name="P10" draw:layer="layout" svg:width="19.308cm" svg:height="0.017cm" svg:x="0.846cm" svg:y="28.836cm" svg:viewBox="0 0 19309 18" draw:points="19298,8 19309,18 0,18 7,8 18,0 19291,0">
          <text:p/>
        </draw:polygon>
        <draw:polygon draw:style-name="gr1" draw:text-style-name="P1" draw:layer="layout" svg:width="0.017cm" svg:height="1.266cm" svg:x="1.605cm" svg:y="13.155cm" svg:viewBox="0 0 18 1267" draw:points="8,1256 0,1267 0,0 8,7 18,17 18,1249">
          <text:p/>
        </draw:polygon>
        <draw:polygon draw:style-name="gr1" draw:text-style-name="P1" draw:layer="layout" svg:width="0.018cm" svg:height="1.266cm" svg:x="19.381cm" svg:y="13.155cm" svg:viewBox="0 0 19 1267" draw:points="7,1256 0,1249 0,17 7,7 19,0 19,1267">
          <text:p/>
        </draw:polygon>
        <draw:polygon draw:style-name="gr1" draw:text-style-name="P1" draw:layer="layout" svg:width="17.794cm" svg:height="0.017cm" svg:x="1.605cm" svg:y="13.155cm" svg:viewBox="0 0 17795 18" draw:points="17784,7 17777,18 17,18 7,7 0,0 17795,0">
          <text:p/>
        </draw:polygon>
        <draw:polygon draw:style-name="gr1" draw:text-style-name="P1" draw:layer="layout" svg:width="17.794cm" svg:height="0.018cm" svg:x="1.605cm" svg:y="14.403cm" svg:viewBox="0 0 17795 19" draw:points="17784,8 17795,19 0,19 7,8 17,0 17777,0">
          <text:p/>
        </draw:polygon>
        <draw:polygon draw:style-name="gr1" draw:text-style-name="P1" draw:layer="layout" svg:width="0.017cm" svg:height="1.481cm" svg:x="1.111cm" svg:y="14.446cm" svg:viewBox="0 0 18 1482" draw:points="8,1472 0,1482 0,0 8,7 18,17 18,1465">
          <text:p/>
        </draw:polygon>
        <draw:polygon draw:style-name="gr1" draw:text-style-name="P1" draw:layer="layout" svg:width="0.018cm" svg:height="1.481cm" svg:x="19.871cm" svg:y="14.446cm" svg:viewBox="0 0 19 1482" draw:points="8,1472 0,1465 0,17 8,7 19,0 19,1482">
          <text:p/>
        </draw:polygon>
        <draw:polygon draw:style-name="gr1" draw:text-style-name="P1" draw:layer="layout" svg:width="18.778cm" svg:height="0.017cm" svg:x="1.111cm" svg:y="14.446cm" svg:viewBox="0 0 18779 18" draw:points="18769,7 18761,18 17,18 7,7 0,0 18779,0">
          <text:p/>
        </draw:polygon>
        <draw:polygon draw:style-name="gr1" draw:text-style-name="P1" draw:layer="layout" svg:width="18.778cm" svg:height="0.017cm" svg:x="1.111cm" svg:y="15.91cm" svg:viewBox="0 0 18779 18" draw:points="18769,7 18779,18 0,18 7,7 17,0 18761,0">
          <text:p/>
        </draw:polygon>
        <draw:polygon draw:style-name="gr1" draw:text-style-name="P1" draw:layer="layout" svg:width="0.017cm" svg:height="2.343cm" svg:x="1.612cm" svg:y="16.375cm" svg:viewBox="0 0 18 2344" draw:points="7,2333 0,2344 0,0 7,8 18,18 18,2326">
          <text:p/>
        </draw:polygon>
        <draw:polygon draw:style-name="gr1" draw:text-style-name="P1" draw:layer="layout" svg:width="0.018cm" svg:height="2.343cm" svg:x="19.381cm" svg:y="16.375cm" svg:viewBox="0 0 19 2344" draw:points="7,2333 0,2326 0,18 7,8 19,0 19,2344">
          <text:p/>
        </draw:polygon>
        <draw:polygon draw:style-name="gr1" draw:text-style-name="P1" draw:layer="layout" svg:width="17.787cm" svg:height="0.018cm" svg:x="1.612cm" svg:y="16.375cm" svg:viewBox="0 0 17788 19" draw:points="17777,9 17770,19 17,19 7,9 0,0 17788,0">
          <text:p/>
        </draw:polygon>
        <draw:polygon draw:style-name="gr1" draw:text-style-name="P1" draw:layer="layout" svg:width="17.787cm" svg:height="0.018cm" svg:x="1.612cm" svg:y="18.7cm" svg:viewBox="0 0 17788 19" draw:points="17777,7 17788,19 0,19 7,7 17,0 17770,0">
          <text:p/>
        </draw:polygon>
        <draw:polygon draw:style-name="gr1" draw:text-style-name="P1" draw:layer="layout" svg:width="0.017cm" svg:height="0.399cm" svg:x="1.111cm" svg:y="19.476cm" svg:viewBox="0 0 18 400" draw:points="8,389 0,400 0,0 8,7 18,18 18,382">
          <text:p/>
        </draw:polygon>
        <draw:polygon draw:style-name="gr1" draw:text-style-name="P1" draw:layer="layout" svg:width="0.018cm" svg:height="0.399cm" svg:x="19.871cm" svg:y="19.476cm" svg:viewBox="0 0 19 400" draw:points="8,389 0,382 0,18 8,7 19,0 19,400">
          <text:p/>
        </draw:polygon>
        <draw:polygon draw:style-name="gr1" draw:text-style-name="P1" draw:layer="layout" svg:width="18.778cm" svg:height="0.018cm" svg:x="1.111cm" svg:y="19.476cm" svg:viewBox="0 0 18779 19" draw:points="18769,7 18761,19 17,19 7,7 0,0 18779,0">
          <text:p/>
        </draw:polygon>
        <draw:polygon draw:style-name="gr1" draw:text-style-name="P1" draw:layer="layout" svg:width="18.778cm" svg:height="0.018cm" svg:x="1.111cm" svg:y="19.857cm" svg:viewBox="0 0 18779 19" draw:points="18769,7 18779,19 0,19 7,7 17,0 18761,0">
          <text:p/>
        </draw:polygon>
        <draw:frame draw:style-name="gr280" draw:text-style-name="P25" draw:layer="layout" svg:width="16.224cm" svg:height="0.556cm" svg:x="2.431cm" svg:y="18.734cm">
          <draw:text-box>
            <text:p text:style-name="P2"><text:span text:style-name="T34">https://www.st-andrews.ac.uk/utrec/EthicalApplication/SampleDocuments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1" svg:font-family="'Liberation Sans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8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9T15:57:39.939925369</dc:date>
    <meta:editing-duration>PT14S</meta:editing-duration>
    <meta:editing-cycles>1</meta:editing-cycles>
    <meta:generator>LibreOffice/6.0.7.3$Linux_X86_64 LibreOffice_project/00m0$Build-3</meta:generator>
    <meta:document-statistic meta:object-count="2025"/>
  </office:meta>
</office:document-meta>
</file>